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385/settings.xml" manifest:media-type="text/xml"/>
  <manifest:file-entry manifest:full-path="Object 385/content.xml" manifest:media-type="text/xml"/>
  <manifest:file-entry manifest:full-path="Object 385/"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styles.xml" manifest:media-type="text/xml"/>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386/settings.xml" manifest:media-type="text/xml"/>
  <manifest:file-entry manifest:full-path="Object 386/content.xml" manifest:media-type="text/xml"/>
  <manifest:file-entry manifest:full-path="Object 386/"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settings.xml" manifest:media-type="text/xml"/>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269/settings.xml" manifest:media-type="text/xml"/>
  <manifest:file-entry manifest:full-path="Object 269/content.xml" manifest:media-type="text/xml"/>
  <manifest:file-entry manifest:full-path="Object 26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368/settings.xml" manifest:media-type="text/xml"/>
  <manifest:file-entry manifest:full-path="Object 368/content.xml" manifest:media-type="text/xml"/>
  <manifest:file-entry manifest:full-path="Object 368/"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367/settings.xml" manifest:media-type="text/xml"/>
  <manifest:file-entry manifest:full-path="Object 367/content.xml" manifest:media-type="text/xml"/>
  <manifest:file-entry manifest:full-path="Object 367/"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80/settings.xml" manifest:media-type="text/xml"/>
  <manifest:file-entry manifest:full-path="Object 280/content.xml" manifest:media-type="text/xml"/>
  <manifest:file-entry manifest:full-path="Object 280/"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404/settings.xml" manifest:media-type="text/xml"/>
  <manifest:file-entry manifest:full-path="Object 404/content.xml" manifest:media-type="text/xml"/>
  <manifest:file-entry manifest:full-path="Object 404/"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379/content.xml" manifest:media-type="text/xml"/>
  <manifest:file-entry manifest:full-path="Object 379/settings.xml" manifest:media-type="text/xml"/>
  <manifest:file-entry manifest:full-path="Object 379/"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Configurations2/" manifest:media-type="application/vnd.sun.xml.ui.configuration"/>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content.xml" manifest:media-type="text/xml"/>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325/content.xml" manifest:media-type="text/xml"/>
  <manifest:file-entry manifest:full-path="Object 325/settings.xml" manifest:media-type="text/xml"/>
  <manifest:file-entry manifest:full-path="Object 325/" manifest:version="1.3" manifest:media-type="application/vnd.oasis.opendocument.formula"/>
  <manifest:file-entry manifest:full-path="Object 389/content.xml" manifest:media-type="text/xml"/>
  <manifest:file-entry manifest:full-path="Object 389/settings.xml" manifest:media-type="text/xml"/>
  <manifest:file-entry manifest:full-path="Object 389/"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409/content.xml" manifest:media-type="text/xml"/>
  <manifest:file-entry manifest:full-path="Object 409/settings.xml" manifest:media-type="text/xml"/>
  <manifest:file-entry manifest:full-path="Object 409/" manifest:version="1.3" manifest:media-type="application/vnd.oasis.opendocument.formula"/>
  <manifest:file-entry manifest:full-path="Object 215/content.xml" manifest:media-type="text/xml"/>
  <manifest:file-entry manifest:full-path="Object 215/Configurations2/" manifest:media-type="application/vnd.sun.xml.ui.configuration"/>
  <manifest:file-entry manifest:full-path="Object 215/settings.xml" manifest:media-type="text/xml"/>
  <manifest:file-entry manifest:full-path="Object 215/"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326/settings.xml" manifest:media-type="text/xml"/>
  <manifest:file-entry manifest:full-path="Object 326/content.xml" manifest:media-type="text/xml"/>
  <manifest:file-entry manifest:full-path="Object 326/" manifest:version="1.3" manifest:media-type="application/vnd.oasis.opendocument.formula"/>
  <manifest:file-entry manifest:full-path="Object 313/content.xml" manifest:media-type="text/xml"/>
  <manifest:file-entry manifest:full-path="Object 313/settings.xml" manifest:media-type="text/xml"/>
  <manifest:file-entry manifest:full-path="Object 313/"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332/settings.xml" manifest:media-type="text/xml"/>
  <manifest:file-entry manifest:full-path="Object 332/content.xml" manifest:media-type="text/xml"/>
  <manifest:file-entry manifest:full-path="Object 332/" manifest:version="1.3" manifest:media-type="application/vnd.oasis.opendocument.formula"/>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341/settings.xml" manifest:media-type="text/xml"/>
  <manifest:file-entry manifest:full-path="Object 341/content.xml" manifest:media-type="text/xml"/>
  <manifest:file-entry manifest:full-path="Object 341/"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333/settings.xml" manifest:media-type="text/xml"/>
  <manifest:file-entry manifest:full-path="Object 333/content.xml" manifest:media-type="text/xml"/>
  <manifest:file-entry manifest:full-path="Object 333/"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320/content.xml" manifest:media-type="text/xml"/>
  <manifest:file-entry manifest:full-path="Object 320/settings.xml" manifest:media-type="text/xml"/>
  <manifest:file-entry manifest:full-path="Object 320/" manifest:version="1.3" manifest:media-type="application/vnd.oasis.opendocument.formula"/>
  <manifest:file-entry manifest:full-path="Object 403/settings.xml" manifest:media-type="text/xml"/>
  <manifest:file-entry manifest:full-path="Object 403/content.xml" manifest:media-type="text/xml"/>
  <manifest:file-entry manifest:full-path="Object 403/"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414/content.xml" manifest:media-type="text/xml"/>
  <manifest:file-entry manifest:full-path="Object 414/settings.xml" manifest:media-type="text/xml"/>
  <manifest:file-entry manifest:full-path="Object 414/" manifest:version="1.3" manifest:media-type="application/vnd.oasis.opendocument.formula"/>
  <manifest:file-entry manifest:full-path="Object 343/content.xml" manifest:media-type="text/xml"/>
  <manifest:file-entry manifest:full-path="Object 343/settings.xml" manifest:media-type="text/xml"/>
  <manifest:file-entry manifest:full-path="Object 343/" manifest:version="1.3" manifest:media-type="application/vnd.oasis.opendocument.formula"/>
  <manifest:file-entry manifest:full-path="Object 412/content.xml" manifest:media-type="text/xml"/>
  <manifest:file-entry manifest:full-path="Object 412/settings.xml" manifest:media-type="text/xml"/>
  <manifest:file-entry manifest:full-path="Object 412/" manifest:version="1.3" manifest:media-type="application/vnd.oasis.opendocument.formula"/>
  <manifest:file-entry manifest:full-path="Object 376/settings.xml" manifest:media-type="text/xml"/>
  <manifest:file-entry manifest:full-path="Object 376/content.xml" manifest:media-type="text/xml"/>
  <manifest:file-entry manifest:full-path="Object 376/"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manifest.rdf" manifest:media-type="application/rdf+xml"/>
  <manifest:file-entry manifest:full-path="Object 426/content.xml" manifest:media-type="text/xml"/>
  <manifest:file-entry manifest:full-path="Object 426/settings.xml" manifest:media-type="text/xml"/>
  <manifest:file-entry manifest:full-path="Object 426/"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354/settings.xml" manifest:media-type="text/xml"/>
  <manifest:file-entry manifest:full-path="Object 354/content.xml" manifest:media-type="text/xml"/>
  <manifest:file-entry manifest:full-path="Object 354/"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355/content.xml" manifest:media-type="text/xml"/>
  <manifest:file-entry manifest:full-path="Object 355/settings.xml" manifest:media-type="text/xml"/>
  <manifest:file-entry manifest:full-path="Object 355/"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357/settings.xml" manifest:media-type="text/xml"/>
  <manifest:file-entry manifest:full-path="Object 357/content.xml" manifest:media-type="text/xml"/>
  <manifest:file-entry manifest:full-path="Object 357/"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347/settings.xml" manifest:media-type="text/xml"/>
  <manifest:file-entry manifest:full-path="Object 347/content.xml" manifest:media-type="text/xml"/>
  <manifest:file-entry manifest:full-path="Object 347/"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345/settings.xml" manifest:media-type="text/xml"/>
  <manifest:file-entry manifest:full-path="Object 345/content.xml" manifest:media-type="text/xml"/>
  <manifest:file-entry manifest:full-path="Object 345/"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299/content.xml" manifest:media-type="text/xml"/>
  <manifest:file-entry manifest:full-path="Object 299/settings.xml" manifest:media-type="text/xml"/>
  <manifest:file-entry manifest:full-path="Object 299/" manifest:version="1.3" manifest:media-type="application/vnd.oasis.opendocument.formula"/>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382/settings.xml" manifest:media-type="text/xml"/>
  <manifest:file-entry manifest:full-path="Object 382/content.xml" manifest:media-type="text/xml"/>
  <manifest:file-entry manifest:full-path="Object 382/"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372/content.xml" manifest:media-type="text/xml"/>
  <manifest:file-entry manifest:full-path="Object 372/settings.xml" manifest:media-type="text/xml"/>
  <manifest:file-entry manifest:full-path="Object 372/"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315/content.xml" manifest:media-type="text/xml"/>
  <manifest:file-entry manifest:full-path="Object 315/settings.xml" manifest:media-type="text/xml"/>
  <manifest:file-entry manifest:full-path="Object 315/"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29/content.xml" manifest:media-type="text/xml"/>
  <manifest:file-entry manifest:full-path="Object 329/settings.xml" manifest:media-type="text/xml"/>
  <manifest:file-entry manifest:full-path="Object 329/" manifest:version="1.3" manifest:media-type="application/vnd.oasis.opendocument.formula"/>
  <manifest:file-entry manifest:full-path="Object 397/settings.xml" manifest:media-type="text/xml"/>
  <manifest:file-entry manifest:full-path="Object 397/content.xml" manifest:media-type="text/xml"/>
  <manifest:file-entry manifest:full-path="Object 397/"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358/settings.xml" manifest:media-type="text/xml"/>
  <manifest:file-entry manifest:full-path="Object 358/content.xml" manifest:media-type="text/xml"/>
  <manifest:file-entry manifest:full-path="Object 358/" manifest:version="1.3" manifest:media-type="application/vnd.oasis.opendocument.formula"/>
  <manifest:file-entry manifest:full-path="Thumbnails/thumbnail.png" manifest:media-type="image/png"/>
  <manifest:file-entry manifest:full-path="Object 336/content.xml" manifest:media-type="text/xml"/>
  <manifest:file-entry manifest:full-path="Object 336/settings.xml" manifest:media-type="text/xml"/>
  <manifest:file-entry manifest:full-path="Object 336/"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meta.xml" manifest:media-type="text/xml"/>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305/content.xml" manifest:media-type="text/xml"/>
  <manifest:file-entry manifest:full-path="Object 305/settings.xml" manifest:media-type="text/xml"/>
  <manifest:file-entry manifest:full-path="Object 305/" manifest:version="1.3" manifest:media-type="application/vnd.oasis.opendocument.formula"/>
  <manifest:file-entry manifest:full-path="Object 390/content.xml" manifest:media-type="text/xml"/>
  <manifest:file-entry manifest:full-path="Object 390/settings.xml" manifest:media-type="text/xml"/>
  <manifest:file-entry manifest:full-path="Object 390/"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12/content.xml" manifest:media-type="text/xml"/>
  <manifest:file-entry manifest:full-path="Object 312/settings.xml" manifest:media-type="text/xml"/>
  <manifest:file-entry manifest:full-path="Object 312/"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393/content.xml" manifest:media-type="text/xml"/>
  <manifest:file-entry manifest:full-path="Object 393/settings.xml" manifest:media-type="text/xml"/>
  <manifest:file-entry manifest:full-path="Object 393/"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97/content.xml" manifest:media-type="text/xml"/>
  <manifest:file-entry manifest:full-path="Object 297/settings.xml" manifest:media-type="text/xml"/>
  <manifest:file-entry manifest:full-path="Object 297/"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392/content.xml" manifest:media-type="text/xml"/>
  <manifest:file-entry manifest:full-path="Object 392/settings.xml" manifest:media-type="text/xml"/>
  <manifest:file-entry manifest:full-path="Object 392/"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294/settings.xml" manifest:media-type="text/xml"/>
  <manifest:file-entry manifest:full-path="Object 294/content.xml" manifest:media-type="text/xml"/>
  <manifest:file-entry manifest:full-path="Object 294/"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334/settings.xml" manifest:media-type="text/xml"/>
  <manifest:file-entry manifest:full-path="Object 334/content.xml" manifest:media-type="text/xml"/>
  <manifest:file-entry manifest:full-path="Object 334/"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364/settings.xml" manifest:media-type="text/xml"/>
  <manifest:file-entry manifest:full-path="Object 364/content.xml" manifest:media-type="text/xml"/>
  <manifest:file-entry manifest:full-path="Object 364/"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424/content.xml" manifest:media-type="text/xml"/>
  <manifest:file-entry manifest:full-path="Object 424/settings.xml" manifest:media-type="text/xml"/>
  <manifest:file-entry manifest:full-path="Object 424/"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425/content.xml" manifest:media-type="text/xml"/>
  <manifest:file-entry manifest:full-path="Object 425/settings.xml" manifest:media-type="text/xml"/>
  <manifest:file-entry manifest:full-path="Object 425/"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387/content.xml" manifest:media-type="text/xml"/>
  <manifest:file-entry manifest:full-path="Object 387/settings.xml" manifest:media-type="text/xml"/>
  <manifest:file-entry manifest:full-path="Object 38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339/settings.xml" manifest:media-type="text/xml"/>
  <manifest:file-entry manifest:full-path="Object 339/content.xml" manifest:media-type="text/xml"/>
  <manifest:file-entry manifest:full-path="Object 33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395/settings.xml" manifest:media-type="text/xml"/>
  <manifest:file-entry manifest:full-path="Object 395/content.xml" manifest:media-type="text/xml"/>
  <manifest:file-entry manifest:full-path="Object 39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276/content.xml" manifest:media-type="text/xml"/>
  <manifest:file-entry manifest:full-path="Object 276/settings.xml" manifest:media-type="text/xml"/>
  <manifest:file-entry manifest:full-path="Object 276/"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351/content.xml" manifest:media-type="text/xml"/>
  <manifest:file-entry manifest:full-path="Object 351/settings.xml" manifest:media-type="text/xml"/>
  <manifest:file-entry manifest:full-path="Object 351/"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361/settings.xml" manifest:media-type="text/xml"/>
  <manifest:file-entry manifest:full-path="Object 361/content.xml" manifest:media-type="text/xml"/>
  <manifest:file-entry manifest:full-path="Object 361/"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00/settings.xml" manifest:media-type="text/xml"/>
  <manifest:file-entry manifest:full-path="Object 400/content.xml" manifest:media-type="text/xml"/>
  <manifest:file-entry manifest:full-path="Object 400/" manifest:version="1.3" manifest:media-type="application/vnd.oasis.opendocument.formula"/>
  <manifest:file-entry manifest:full-path="Object 362/settings.xml" manifest:media-type="text/xml"/>
  <manifest:file-entry manifest:full-path="Object 362/content.xml" manifest:media-type="text/xml"/>
  <manifest:file-entry manifest:full-path="Object 362/" manifest:version="1.3" manifest:media-type="application/vnd.oasis.opendocument.formula"/>
  <manifest:file-entry manifest:full-path="Object 399/settings.xml" manifest:media-type="text/xml"/>
  <manifest:file-entry manifest:full-path="Object 399/content.xml" manifest:media-type="text/xml"/>
  <manifest:file-entry manifest:full-path="Object 399/" manifest:version="1.3" manifest:media-type="application/vnd.oasis.opendocument.formula"/>
  <manifest:file-entry manifest:full-path="Object 401/content.xml" manifest:media-type="text/xml"/>
  <manifest:file-entry manifest:full-path="Object 401/settings.xml" manifest:media-type="text/xml"/>
  <manifest:file-entry manifest:full-path="Object 401/"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Configurations2/" manifest:media-type="application/vnd.sun.xml.ui.configuration"/>
  <manifest:file-entry manifest:full-path="Object 237/"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422/content.xml" manifest:media-type="text/xml"/>
  <manifest:file-entry manifest:full-path="Object 422/settings.xml" manifest:media-type="text/xml"/>
  <manifest:file-entry manifest:full-path="Object 422/" manifest:version="1.3" manifest:media-type="application/vnd.oasis.opendocument.formula"/>
  <manifest:file-entry manifest:full-path="Object 353/content.xml" manifest:media-type="text/xml"/>
  <manifest:file-entry manifest:full-path="Object 353/settings.xml" manifest:media-type="text/xml"/>
  <manifest:file-entry manifest:full-path="Object 353/" manifest:version="1.3" manifest:media-type="application/vnd.oasis.opendocument.formula"/>
  <manifest:file-entry manifest:full-path="Object 410/content.xml" manifest:media-type="text/xml"/>
  <manifest:file-entry manifest:full-path="Object 410/settings.xml" manifest:media-type="text/xml"/>
  <manifest:file-entry manifest:full-path="Object 410/"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340/settings.xml" manifest:media-type="text/xml"/>
  <manifest:file-entry manifest:full-path="Object 340/content.xml" manifest:media-type="text/xml"/>
  <manifest:file-entry manifest:full-path="Object 340/"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363/settings.xml" manifest:media-type="text/xml"/>
  <manifest:file-entry manifest:full-path="Object 363/content.xml" manifest:media-type="text/xml"/>
  <manifest:file-entry manifest:full-path="Object 363/" manifest:version="1.3"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420/content.xml" manifest:media-type="text/xml"/>
  <manifest:file-entry manifest:full-path="Object 420/settings.xml" manifest:media-type="text/xml"/>
  <manifest:file-entry manifest:full-path="Object 420/"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Replacements/Object 315" manifest:media-type="application/x-openoffice-gdimetafile;windows_formatname=&quot;GDIMetaFile&quot;"/>
  <manifest:file-entry manifest:full-path="ObjectReplacements/Object 121" manifest:media-type=""/>
  <manifest:file-entry manifest:full-path="ObjectReplacements/Object 267" manifest:media-type="application/x-openoffice-gdimetafile;windows_formatname=&quot;GDIMetaFile&quot;"/>
  <manifest:file-entry manifest:full-path="ObjectReplacements/Object 29" manifest:media-type=""/>
  <manifest:file-entry manifest:full-path="ObjectReplacements/Object 26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
  <manifest:file-entry manifest:full-path="ObjectReplacements/Object 147" manifest:media-type="application/x-openoffice-gdimetafile;windows_formatname=&quot;GDIMetaFile&quot;"/>
  <manifest:file-entry manifest:full-path="ObjectReplacements/Object 371" manifest:media-type=""/>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17" manifest:media-type=""/>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70" manifest:media-type=""/>
  <manifest:file-entry manifest:full-path="ObjectReplacements/Object 205" manifest:media-type="application/x-openoffice-gdimetafile;windows_formatname=&quot;GDIMetaFile&quot;"/>
  <manifest:file-entry manifest:full-path="ObjectReplacements/Object 98" manifest:media-type=""/>
  <manifest:file-entry manifest:full-path="ObjectReplacements/Object 122" manifest:media-type=""/>
  <manifest:file-entry manifest:full-path="ObjectReplacements/Object 316" manifest:media-type=""/>
  <manifest:file-entry manifest:full-path="ObjectReplacements/Object 2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9" manifest:media-type=""/>
  <manifest:file-entry manifest:full-path="ObjectReplacements/Object 175" manifest:media-type="application/x-openoffice-gdimetafile;windows_formatname=&quot;GDIMetaFile&quot;"/>
  <manifest:file-entry manifest:full-path="ObjectReplacements/Object 369" manifest:media-type=""/>
  <manifest:file-entry manifest:full-path="ObjectReplacements/Object 107"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368" manifest:media-type=""/>
  <manifest:file-entry manifest:full-path="ObjectReplacements/Object 106"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3" manifest:media-type=""/>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7" manifest:media-type=""/>
  <manifest:file-entry manifest:full-path="ObjectReplacements/Object 19" manifest:media-type="application/x-openoffice-gdimetafile;windows_formatname=&quot;GDIMetaFile&quot;"/>
  <manifest:file-entry manifest:full-path="ObjectReplacements/Object 367" manifest:media-type=""/>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6" manifest:media-type=""/>
  <manifest:file-entry manifest:full-path="ObjectReplacements/Object 16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6" manifest:media-type=""/>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48" manifest:media-type=""/>
  <manifest:file-entry manifest:full-path="ObjectReplacements/Object 7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3" manifest:media-type=""/>
  <manifest:file-entry manifest:full-path="ObjectReplacements/Object 41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82" manifest:media-type=""/>
  <manifest:file-entry manifest:full-path="ObjectReplacements/Object 4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15" manifest:media-type=""/>
  <manifest:file-entry manifest:full-path="ObjectReplacements/Object 280"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0" manifest:media-type=""/>
  <manifest:file-entry manifest:full-path="ObjectReplacements/Object 404" manifest:media-type=""/>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3" manifest:media-type=""/>
  <manifest:file-entry manifest:full-path="ObjectReplacements/Object 16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3" manifest:media-type=""/>
  <manifest:file-entry manifest:full-path="ObjectReplacements/Object 284" manifest:media-type=""/>
  <manifest:file-entry manifest:full-path="ObjectReplacements/Object 1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44" manifest:media-type=""/>
  <manifest:file-entry manifest:full-path="ObjectReplacements/Object 117" manifest:media-type=""/>
  <manifest:file-entry manifest:full-path="ObjectReplacements/Object 28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264" manifest:media-type=""/>
  <manifest:file-entry manifest:full-path="ObjectReplacements/Object 26" manifest:media-type="application/x-openoffice-gdimetafile;windows_formatname=&quot;GDIMetaFile&quot;"/>
  <manifest:file-entry manifest:full-path="ObjectReplacements/Object 89" manifest:media-type=""/>
  <manifest:file-entry manifest:full-path="ObjectReplacements/Object 375" manifest:media-type=""/>
  <manifest:file-entry manifest:full-path="ObjectReplacements/Object 181" manifest:media-type="application/x-openoffice-gdimetafile;windows_formatname=&quot;GDIMetaFile&quot;"/>
  <manifest:file-entry manifest:full-path="ObjectReplacements/Object 88" manifest:media-type=""/>
  <manifest:file-entry manifest:full-path="ObjectReplacements/Object 221" manifest:media-type=""/>
  <manifest:file-entry manifest:full-path="ObjectReplacements/Object 41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45" manifest:media-type=""/>
  <manifest:file-entry manifest:full-path="ObjectReplacements/Object 24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31" manifest:media-type=""/>
  <manifest:file-entry manifest:full-path="ObjectReplacements/Object 325"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32" manifest:media-type=""/>
  <manifest:file-entry manifest:full-path="ObjectReplacements/Object 326"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0" manifest:media-type=""/>
  <manifest:file-entry manifest:full-path="ObjectReplacements/Object 324" manifest:media-type=""/>
  <manifest:file-entry manifest:full-path="ObjectReplacements/Object 6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34" manifest:media-type=""/>
  <manifest:file-entry manifest:full-path="ObjectReplacements/Object 332" manifest:media-type=""/>
  <manifest:file-entry manifest:full-path="ObjectReplacements/Object 331" manifest:media-type=""/>
  <manifest:file-entry manifest:full-path="ObjectReplacements/Object 341" manifest:media-type=""/>
  <manifest:file-entry manifest:full-path="ObjectReplacements/Object 244" manifest:media-type=""/>
  <manifest:file-entry manifest:full-path="ObjectReplacements/Object 69" manifest:media-type=""/>
  <manifest:file-entry manifest:full-path="ObjectReplacements/Object 333"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285" manifest:media-type=""/>
  <manifest:file-entry manifest:full-path="ObjectReplacements/Object 47"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220" manifest:media-type=""/>
  <manifest:file-entry manifest:full-path="ObjectReplacements/Object 41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
  <manifest:file-entry manifest:full-path="ObjectReplacements/Object 101" manifest:media-type="application/x-openoffice-gdimetafile;windows_formatname=&quot;GDIMetaFile&quot;"/>
  <manifest:file-entry manifest:full-path="ObjectReplacements/Object 77" manifest:media-type=""/>
  <manifest:file-entry manifest:full-path="ObjectReplacements/Object 79"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171" manifest:media-type="application/x-openoffice-gdimetafile;windows_formatname=&quot;GDIMetaFile&quot;"/>
  <manifest:file-entry manifest:full-path="ObjectReplacements/Object 365" manifest:media-type=""/>
  <manifest:file-entry manifest:full-path="ObjectReplacements/Object 426" manifest:media-type=""/>
  <manifest:file-entry manifest:full-path="ObjectReplacements/Object 23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112" manifest:media-type=""/>
  <manifest:file-entry manifest:full-path="ObjectReplacements/Object 76" manifest:media-type="application/x-openoffice-gdimetafile;windows_formatname=&quot;GDIMetaFile&quot;"/>
  <manifest:file-entry manifest:full-path="ObjectReplacements/Object 149" manifest:media-type=""/>
  <manifest:file-entry manifest:full-path="ObjectReplacements/Object 35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0" manifest:media-type=""/>
  <manifest:file-entry manifest:full-path="ObjectReplacements/Object 22"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90" manifest:media-type=""/>
  <manifest:file-entry manifest:full-path="ObjectReplacements/Object 163"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3" manifest:media-type=""/>
  <manifest:file-entry manifest:full-path="ObjectReplacements/Object 30" manifest:media-type=""/>
  <manifest:file-entry manifest:full-path="ObjectReplacements/Object 81" manifest:media-type=""/>
  <manifest:file-entry manifest:full-path="ObjectReplacements/Object 154" manifest:media-type=""/>
  <manifest:file-entry manifest:full-path="ObjectReplacements/Object 34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8" manifest:media-type=""/>
  <manifest:file-entry manifest:full-path="ObjectReplacements/Object 296"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59" manifest:media-type=""/>
  <manifest:file-entry manifest:full-path="ObjectReplacements/Object 34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217" manifest:media-type=""/>
  <manifest:file-entry manifest:full-path="ObjectReplacements/Object 382" manifest:media-type="application/x-openoffice-gdimetafile;windows_formatname=&quot;GDIMetaFile&quot;"/>
  <manifest:file-entry manifest:full-path="ObjectReplacements/Object 374" manifest:media-type=""/>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88" manifest:media-type=""/>
  <manifest:file-entry manifest:full-path="ObjectReplacements/Object 92" manifest:media-type=""/>
  <manifest:file-entry manifest:full-path="ObjectReplacements/Object 165" manifest:media-type=""/>
  <manifest:file-entry manifest:full-path="ObjectReplacements/Object 359" manifest:media-type="application/x-openoffice-gdimetafile;windows_formatname=&quot;GDIMetaFile&quot;"/>
  <manifest:file-entry manifest:full-path="ObjectReplacements/Object 312" manifest:media-type=""/>
  <manifest:file-entry manifest:full-path="ObjectReplacements/Object 70" manifest:media-type=""/>
  <manifest:file-entry manifest:full-path="ObjectReplacements/Object 337" manifest:media-type=""/>
  <manifest:file-entry manifest:full-path="ObjectReplacements/Object 143" manifest:media-type=""/>
  <manifest:file-entry manifest:full-path="ObjectReplacements/Object 323"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91" manifest:media-type=""/>
  <manifest:file-entry manifest:full-path="ObjectReplacements/Object 164" manifest:media-type=""/>
  <manifest:file-entry manifest:full-path="ObjectReplacements/Object 358"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 manifest:media-type=""/>
  <manifest:file-entry manifest:full-path="ObjectReplacements/Object 113"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25" manifest:media-type=""/>
  <manifest:file-entry manifest:full-path="ObjectReplacements/Object 419" manifest:media-type=""/>
  <manifest:file-entry manifest:full-path="ObjectReplacements/Object 390"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289" manifest:media-type=""/>
  <manifest:file-entry manifest:full-path="ObjectReplacements/Object 208"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11" manifest:media-type=""/>
  <manifest:file-entry manifest:full-path="ObjectReplacements/Object 41" manifest:media-type=""/>
  <manifest:file-entry manifest:full-path="ObjectReplacements/Object 114" manifest:media-type=""/>
  <manifest:file-entry manifest:full-path="ObjectReplacements/Object 308" manifest:media-type="application/x-openoffice-gdimetafile;windows_formatname=&quot;GDIMetaFile&quot;"/>
  <manifest:file-entry manifest:full-path="ObjectReplacements/Object 182" manifest:media-type=""/>
  <manifest:file-entry manifest:full-path="ObjectReplacements/Object 376" manifest:media-type=""/>
  <manifest:file-entry manifest:full-path="ObjectReplacements/Object 218" manifest:media-type=""/>
  <manifest:file-entry manifest:full-path="ObjectReplacements/Object 383" manifest:media-type=""/>
  <manifest:file-entry manifest:full-path="ObjectReplacements/Object 62" manifest:media-type="application/x-openoffice-gdimetafile;windows_formatname=&quot;GDIMetaFile&quot;"/>
  <manifest:file-entry manifest:full-path="ObjectReplacements/Object 135" manifest:media-type=""/>
  <manifest:file-entry manifest:full-path="ObjectReplacements/Object 329"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19" manifest:media-type=""/>
  <manifest:file-entry manifest:full-path="ObjectReplacements/Object 286" manifest:media-type=""/>
  <manifest:file-entry manifest:full-path="ObjectReplacements/Object 48" manifest:media-type=""/>
  <manifest:file-entry manifest:full-path="ObjectReplacements/Object 381" manifest:media-type="application/x-openoffice-gdimetafile;windows_formatname=&quot;GDIMetaFile&quot;"/>
  <manifest:file-entry manifest:full-path="ObjectReplacements/Object 216" manifest:media-type=""/>
  <manifest:file-entry manifest:full-path="ObjectReplacements/Object 57" manifest:media-type=""/>
  <manifest:file-entry manifest:full-path="ObjectReplacements/Object 295" manifest:media-type="application/x-openoffice-gdimetafile;windows_formatname=&quot;GDIMetaFile&quot;"/>
  <manifest:file-entry manifest:full-path="ObjectReplacements/Object 338" manifest:media-type=""/>
  <manifest:file-entry manifest:full-path="ObjectReplacements/Object 71" manifest:media-type="application/x-openoffice-gdimetafile;windows_formatname=&quot;GDIMetaFile&quot;"/>
  <manifest:file-entry manifest:full-path="ObjectReplacements/Object 144" manifest:media-type=""/>
  <manifest:file-entry manifest:full-path="ObjectReplacements/Object 227"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226" manifest:media-type=""/>
  <manifest:file-entry manifest:full-path="ObjectReplacements/Object 129" manifest:media-type=""/>
  <manifest:file-entry manifest:full-path="ObjectReplacements/Object 294" manifest:media-type=""/>
  <manifest:file-entry manifest:full-path="ObjectReplacements/Object 56" manifest:media-type="application/x-openoffice-gdimetafile;windows_formatname=&quot;GDIMetaFile&quot;"/>
  <manifest:file-entry manifest:full-path="ObjectReplacements/Object 128" manifest:media-type=""/>
  <manifest:file-entry manifest:full-path="ObjectReplacements/Object 293" manifest:media-type=""/>
  <manifest:file-entry manifest:full-path="ObjectReplacements/Object 55" manifest:media-type="application/x-openoffice-gdimetafile;windows_formatname=&quot;GDIMetaFile&quot;"/>
  <manifest:file-entry manifest:full-path="ObjectReplacements/Object 334" manifest:media-type=""/>
  <manifest:file-entry manifest:full-path="ObjectReplacements/Object 140" manifest:media-type="application/x-openoffice-gdimetafile;windows_formatname=&quot;GDIMetaFile&quot;"/>
  <manifest:file-entry manifest:full-path="ObjectReplacements/Object 287" manifest:media-type=""/>
  <manifest:file-entry manifest:full-path="ObjectReplacements/Object 49" manifest:media-type="application/x-openoffice-gdimetafile;windows_formatname=&quot;GDIMetaFile&quot;"/>
  <manifest:file-entry manifest:full-path="ObjectReplacements/Object 418" manifest:media-type=""/>
  <manifest:file-entry manifest:full-path="ObjectReplacements/Object 224" manifest:media-type=""/>
  <manifest:file-entry manifest:full-path="ObjectReplacements/Object 78" manifest:media-type=""/>
  <manifest:file-entry manifest:full-path="ObjectReplacements/Object 10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46" manifest:media-type=""/>
  <manifest:file-entry manifest:full-path="ObjectReplacements/Object 73" manifest:media-type=""/>
  <manifest:file-entry manifest:full-path="ObjectReplacements/Object 230" manifest:media-type="application/x-openoffice-gdimetafile;windows_formatname=&quot;GDIMetaFile&quot;"/>
  <manifest:file-entry manifest:full-path="ObjectReplacements/Object 424" manifest:media-type=""/>
  <manifest:file-entry manifest:full-path="ObjectReplacements/Object 231" manifest:media-type="application/x-openoffice-gdimetafile;windows_formatname=&quot;GDIMetaFile&quot;"/>
  <manifest:file-entry manifest:full-path="ObjectReplacements/Object 425" manifest:media-type=""/>
  <manifest:file-entry manifest:full-path="ObjectReplacements/Object 157" manifest:media-type="application/x-openoffice-gdimetafile;windows_formatname=&quot;GDIMetaFile&quot;"/>
  <manifest:file-entry manifest:full-path="ObjectReplacements/Object 84" manifest:media-type=""/>
  <manifest:file-entry manifest:full-path="ObjectReplacements/Object 20"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22" manifest:media-type=""/>
  <manifest:file-entry manifest:full-path="ObjectReplacements/Object 5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90" manifest:media-type=""/>
  <manifest:file-entry manifest:full-path="ObjectReplacements/Object 3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85" manifest:media-type=""/>
  <manifest:file-entry manifest:full-path="ObjectReplacements/Object 158" manifest:media-type="application/x-openoffice-gdimetafile;windows_formatname=&quot;GDIMetaFile&quot;"/>
  <manifest:file-entry manifest:full-path="ObjectReplacements/Object 291" manifest:media-type=""/>
  <manifest:file-entry manifest:full-path="ObjectReplacements/Object 53" manifest:media-type=""/>
  <manifest:file-entry manifest:full-path="ObjectReplacements/Object 126" manifest:media-type=""/>
  <manifest:file-entry manifest:full-path="ObjectReplacements/Object 21" manifest:media-type="application/x-openoffice-gdimetafile;windows_formatname=&quot;GDIMetaFile&quot;"/>
  <manifest:file-entry manifest:full-path="ObjectReplacements/Object 127" manifest:media-type=""/>
  <manifest:file-entry manifest:full-path="ObjectReplacements/Object 292" manifest:media-type=""/>
  <manifest:file-entry manifest:full-path="ObjectReplacements/Object 54" manifest:media-type=""/>
  <manifest:file-entry manifest:full-path="ObjectReplacements/Object 159" manifest:media-type=""/>
  <manifest:file-entry manifest:full-path="ObjectReplacements/Object 86" manifest:media-type="application/x-openoffice-gdimetafile;windows_formatname=&quot;GDIMetaFile&quot;"/>
  <manifest:file-entry manifest:full-path="ObjectReplacements/Object 23" manifest:media-type=""/>
  <manifest:file-entry manifest:full-path="ObjectReplacements/Object 261" manifest:media-type=""/>
  <manifest:file-entry manifest:full-path="ObjectReplacements/Object 366" manifest:media-type=""/>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6" manifest:media-type=""/>
  <manifest:file-entry manifest:full-path="ObjectReplacements/Object 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45" manifest:media-type=""/>
  <manifest:file-entry manifest:full-path="ObjectReplacements/Object 72" manifest:media-type="application/x-openoffice-gdimetafile;windows_formatname=&quot;GDIMetaFile&quot;"/>
  <manifest:file-entry manifest:full-path="ObjectReplacements/Object 339" manifest:media-type=""/>
  <manifest:file-entry manifest:full-path="ObjectReplacements/Object 7" manifest:media-type=""/>
  <manifest:file-entry manifest:full-path="ObjectReplacements/Object 405" manifest:media-type=""/>
  <manifest:file-entry manifest:full-path="ObjectReplacements/Object 211" manifest:media-type=""/>
  <manifest:file-entry manifest:full-path="ObjectReplacements/Object 10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2" manifest:media-type=""/>
  <manifest:file-entry manifest:full-path="ObjectReplacements/Object 87" manifest:media-type=""/>
  <manifest:file-entry manifest:full-path="ObjectReplacements/Object 60" manifest:media-type=""/>
  <manifest:file-entry manifest:full-path="ObjectReplacements/Object 327" manifest:media-type="application/x-openoffice-gdimetafile;windows_formatname=&quot;GDIMetaFile&quot;"/>
  <manifest:file-entry manifest:full-path="ObjectReplacements/Object 133" manifest:media-type=""/>
  <manifest:file-entry manifest:full-path="ObjectReplacements/Object 167" manifest:media-type="application/x-openoffice-gdimetafile;windows_formatname=&quot;GDIMetaFile&quot;"/>
  <manifest:file-entry manifest:full-path="ObjectReplacements/Object 94" manifest:media-type=""/>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36" manifest:media-type=""/>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95" manifest:media-type=""/>
  <manifest:file-entry manifest:full-path="ObjectReplacements/Object 202"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13" manifest:media-type=""/>
  <manifest:file-entry manifest:full-path="ObjectReplacements/Object 27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212" manifest:media-type=""/>
  <manifest:file-entry manifest:full-path="ObjectReplacements/Object 27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14" manifest:media-type=""/>
  <manifest:file-entry manifest:full-path="ObjectReplacements/Object 351" manifest:media-type=""/>
  <manifest:file-entry manifest:full-path="ObjectReplacements/Object 352" manifest:media-type=""/>
  <manifest:file-entry manifest:full-path="ObjectReplacements/Object 36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66" manifest:media-type=""/>
  <manifest:file-entry manifest:full-path="ObjectReplacements/Object 139" manifest:media-type="application/x-openoffice-gdimetafile;windows_formatname=&quot;GDIMetaFile&quot;"/>
  <manifest:file-entry manifest:full-path="ObjectReplacements/Object 423" manifest:media-type=""/>
  <manifest:file-entry manifest:full-path="ObjectReplacements/Object 411" manifest:media-type="application/x-openoffice-gdimetafile;windows_formatname=&quot;GDIMetaFile&quot;"/>
  <manifest:file-entry manifest:full-path="ObjectReplacements/Object 65" manifest:media-type=""/>
  <manifest:file-entry manifest:full-path="ObjectReplacements/Object 138" manifest:media-type=""/>
  <manifest:file-entry manifest:full-path="ObjectReplacements/Object 422" manifest:media-type=""/>
  <manifest:file-entry manifest:full-path="ObjectReplacements/Object 353"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68" manifest:media-type=""/>
  <manifest:file-entry manifest:full-path="ObjectReplacements/Object 243" manifest:media-type=""/>
  <manifest:file-entry manifest:full-path="ObjectReplacements/Object 340" manifest:media-type=""/>
  <manifest:file-entry manifest:full-path="ObjectReplacements/Object 239" manifest:media-type="application/x-openoffice-gdimetafile;windows_formatname=&quot;GDIMetaFile&quot;"/>
  <manifest:file-entry manifest:full-path="ObjectReplacements/Object 363" manifest:media-type=""/>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420" manifest:media-type=""/>
  <manifest:file-entry manifest:full-path="ObjectReplacements/Object 35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64" manifest:media-type=""/>
  <manifest:file-entry manifest:full-path="ObjectReplacements/Object 137" manifest:media-type=""/>
  <manifest:file-entry manifest:full-path="ObjectReplacements/Object 421" manifest:media-type=""/>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6.007cm" fo:margin-left="0.54cm" table:align="left"/>
    </style:style>
    <style:style style:name="Table2.A" style:family="table-column">
      <style:table-column-properties style:column-width="14.579cm"/>
    </style:style>
    <style:style style:name="Table2.B" style:family="table-column">
      <style:table-column-properties style:column-width="1.429cm"/>
    </style:style>
    <style:style style:name="Table2.A1" style:family="table-cell">
      <style:table-cell-properties style:vertical-align="middle" fo:background-color="#eeeeee" fo:padding="0.097cm" fo:border="none">
        <style:background-image/>
      </style:table-cell-properties>
    </style:style>
    <style:style style:name="Table6" style:family="table">
      <style:table-properties style:width="15.901cm" fo:margin-left="0.646cm" table:align="left"/>
    </style:style>
    <style:style style:name="Table6.A" style:family="table-column">
      <style:table-column-properties style:column-width="14.473cm"/>
    </style:style>
    <style:style style:name="Table6.B" style:family="table-column">
      <style:table-column-properties style:column-width="1.429cm"/>
    </style:style>
    <style:style style:name="Table6.A1" style:family="table-cell">
      <style:table-cell-properties style:vertical-align="middle" fo:background-color="#eeeeee" fo:padding="0.097cm" fo:border="none">
        <style:background-image/>
      </style:table-cell-properties>
    </style:style>
    <style:style style:name="Table13" style:family="table">
      <style:table-properties style:width="15.901cm" fo:margin-left="0.646cm" table:align="left"/>
    </style:style>
    <style:style style:name="Table13.A" style:family="table-column">
      <style:table-column-properties style:column-width="14.473cm"/>
    </style:style>
    <style:style style:name="Table13.B" style:family="table-column">
      <style:table-column-properties style:column-width="1.429cm"/>
    </style:style>
    <style:style style:name="Table13.A1" style:family="table-cell">
      <style:table-cell-properties style:vertical-align="middle" fo:background-color="#eeeeee" fo:padding="0.097cm" fo:border="none">
        <style:background-image/>
      </style:table-cell-properties>
    </style:style>
    <style:style style:name="Table16" style:family="table">
      <style:table-properties style:width="15.901cm" fo:margin-left="0.646cm" table:align="left"/>
    </style:style>
    <style:style style:name="Table16.A" style:family="table-column">
      <style:table-column-properties style:column-width="14.473cm"/>
    </style:style>
    <style:style style:name="Table16.B" style:family="table-column">
      <style:table-column-properties style:column-width="1.429cm"/>
    </style:style>
    <style:style style:name="Table16.A1" style:family="table-cell">
      <style:table-cell-properties style:vertical-align="middle" fo:background-color="#eeeeee" fo:padding="0.097cm" fo:border="none">
        <style:background-image/>
      </style:table-cell-properties>
    </style:style>
    <style:style style:name="Table5" style:family="table">
      <style:table-properties style:width="16.007cm" fo:margin-left="0.54cm" table:align="left"/>
    </style:style>
    <style:style style:name="Table5.A" style:family="table-column">
      <style:table-column-properties style:column-width="16.007cm"/>
    </style:style>
    <style:style style:name="Table5.A1" style:family="table-cell">
      <style:table-cell-properties fo:background-color="#eeeeee" fo:padding="0.097cm" fo:border="none" style:writing-mode="page">
        <style:background-image/>
      </style:table-cell-properties>
    </style:style>
    <style:style style:name="Table1" style:family="table">
      <style:table-properties style:width="16.007cm" fo:margin-left="0.54cm" table:align="left"/>
    </style:style>
    <style:style style:name="Table1.A" style:family="table-column">
      <style:table-column-properties style:column-width="16.007cm"/>
    </style:style>
    <style:style style:name="Table1.1" style:family="table-row">
      <style:table-row-properties style:min-row-height="2.09cm"/>
    </style:style>
    <style:style style:name="Table1.A1" style:family="table-cell">
      <style:table-cell-properties fo:background-color="#eeeeee" fo:padding="0.097cm" fo:border="none" style:writing-mode="page">
        <style:background-image/>
      </style:table-cell-properties>
    </style:style>
    <style:style style:name="Table4" style:family="table">
      <style:table-properties style:width="16.007cm" fo:margin-left="0.54cm" table:align="left"/>
    </style:style>
    <style:style style:name="Table4.A" style:family="table-column">
      <style:table-column-properties style:column-width="16.007cm"/>
    </style:style>
    <style:style style:name="Table4.1" style:family="table-row">
      <style:table-row-properties style:min-row-height="0.503cm"/>
    </style:style>
    <style:style style:name="Table4.A1" style:family="table-cell">
      <style:table-cell-properties style:vertical-align="middle" fo:background-color="#eeeeee" fo:padding="0.097cm" fo:border="none">
        <style:background-image/>
      </style:table-cell-properties>
    </style:style>
    <style:style style:name="Table3" style:family="table">
      <style:table-properties style:width="16.007cm" fo:margin-left="0.487cm" table:align="left"/>
    </style:style>
    <style:style style:name="Table3.A" style:family="table-column">
      <style:table-column-properties style:column-width="16.007cm"/>
    </style:style>
    <style:style style:name="Table3.A1" style:family="table-cell">
      <style:table-cell-properties fo:background-color="#eeeeee" fo:padding="0.097cm" fo:border="none" style:writing-mode="page">
        <style:background-image/>
      </style:table-cell-properties>
    </style:style>
    <style:style style:name="Table7" style:family="table">
      <style:table-properties style:width="16.007cm" fo:margin-left="0.54cm" table:align="left"/>
    </style:style>
    <style:style style:name="Table7.A" style:family="table-column">
      <style:table-column-properties style:column-width="16.007cm"/>
    </style:style>
    <style:style style:name="Table7.1" style:family="table-row">
      <style:table-row-properties style:min-row-height="1.588cm"/>
    </style:style>
    <style:style style:name="Table7.A1" style:family="table-cell">
      <style:table-cell-properties fo:background-color="#eeeeee" fo:padding="0.097cm" fo:border="none" style:writing-mode="page">
        <style:background-image/>
      </style:table-cell-properties>
    </style:style>
    <style:style style:name="Table8" style:family="table">
      <style:table-properties style:width="16.007cm" fo:margin-left="0.54cm" table:align="left"/>
    </style:style>
    <style:style style:name="Table8.A" style:family="table-column">
      <style:table-column-properties style:column-width="16.007cm"/>
    </style:style>
    <style:style style:name="Table8.1" style:family="table-row">
      <style:table-row-properties style:min-row-height="1.402cm"/>
    </style:style>
    <style:style style:name="Table8.A1" style:family="table-cell">
      <style:table-cell-properties fo:background-color="#eeeeee" fo:padding="0.097cm" fo:border="none" style:writing-mode="page">
        <style:background-image/>
      </style:table-cell-properties>
    </style:style>
    <style:style style:name="Table9" style:family="table">
      <style:table-properties style:width="16.007cm" fo:margin-left="0.54cm" table:align="left"/>
    </style:style>
    <style:style style:name="Table9.A" style:family="table-column">
      <style:table-column-properties style:column-width="16.007cm"/>
    </style:style>
    <style:style style:name="Table9.1" style:family="table-row">
      <style:table-row-properties style:min-row-height="1.402cm"/>
    </style:style>
    <style:style style:name="Table9.A1" style:family="table-cell">
      <style:table-cell-properties fo:background-color="#eeeeee" fo:padding="0.097cm" fo:border="none" style:writing-mode="page">
        <style:background-image/>
      </style:table-cell-properties>
    </style:style>
    <style:style style:name="Table10" style:family="table">
      <style:table-properties style:width="16.007cm" fo:margin-left="0.54cm" table:align="left"/>
    </style:style>
    <style:style style:name="Table10.A" style:family="table-column">
      <style:table-column-properties style:column-width="16.007cm"/>
    </style:style>
    <style:style style:name="Table10.1" style:family="table-row">
      <style:table-row-properties style:min-row-height="1.588cm"/>
    </style:style>
    <style:style style:name="Table10.A1" style:family="table-cell">
      <style:table-cell-properties fo:background-color="#eeeeee" fo:padding="0.097cm" fo:border="none" style:writing-mode="page">
        <style:background-image/>
      </style:table-cell-properties>
    </style:style>
    <style:style style:name="Table11" style:family="table">
      <style:table-properties style:width="16.007cm" fo:margin-left="0.54cm" table:align="left"/>
    </style:style>
    <style:style style:name="Table11.A" style:family="table-column">
      <style:table-column-properties style:column-width="16.007cm"/>
    </style:style>
    <style:style style:name="Table11.1" style:family="table-row">
      <style:table-row-properties style:min-row-height="1.588cm"/>
    </style:style>
    <style:style style:name="Table11.A1" style:family="table-cell">
      <style:table-cell-properties fo:background-color="#eeeeee" fo:padding="0.097cm" fo:border="none" style:writing-mode="page">
        <style:background-image/>
      </style:table-cell-properties>
    </style:style>
    <style:style style:name="Table15" style:family="table">
      <style:table-properties style:width="16.007cm" fo:margin-left="0.54cm" table:align="left"/>
    </style:style>
    <style:style style:name="Table15.A" style:family="table-column">
      <style:table-column-properties style:column-width="16.007cm"/>
    </style:style>
    <style:style style:name="Table15.1" style:family="table-row">
      <style:table-row-properties style:min-row-height="1.402cm"/>
    </style:style>
    <style:style style:name="Table15.A1" style:family="table-cell">
      <style:table-cell-properties fo:background-color="#eeeeee" fo:padding="0.097cm" fo:border="none" style:writing-mode="page">
        <style:background-image/>
      </style:table-cell-properties>
    </style:style>
    <style:style style:name="Table12" style:family="table">
      <style:table-properties style:width="16.007cm" fo:margin-left="0.54cm" table:align="left"/>
    </style:style>
    <style:style style:name="Table12.A" style:family="table-column">
      <style:table-column-properties style:column-width="16.007cm"/>
    </style:style>
    <style:style style:name="Table12.1" style:family="table-row">
      <style:table-row-properties style:min-row-height="1.588cm"/>
    </style:style>
    <style:style style:name="Table12.A1" style:family="table-cell">
      <style:table-cell-properties fo:background-color="#eeeeee" fo:padding="0.097cm" fo:border="none" style:writing-mode="page">
        <style:background-image/>
      </style:table-cell-properties>
    </style:style>
    <style:style style:name="Table14" style:family="table">
      <style:table-properties style:width="16.007cm" fo:margin-left="0.54cm" table:align="left"/>
    </style:style>
    <style:style style:name="Table14.A" style:family="table-column">
      <style:table-column-properties style:column-width="16.007cm"/>
    </style:style>
    <style:style style:name="Table14.1" style:family="table-row">
      <style:table-row-properties style:min-row-height="1.402cm"/>
    </style:style>
    <style:style style:name="Table14.A1" style:family="table-cell">
      <style:table-cell-properties fo:background-color="#eeeeee" fo:padding="0.097cm" fo:border="none" style:writing-mode="page">
        <style:background-image/>
      </style:table-cell-properties>
    </style:style>
    <style:style style:name="Table17" style:family="table">
      <style:table-properties style:width="16.007cm" fo:margin-left="0.54cm" table:align="left"/>
    </style:style>
    <style:style style:name="Table17.A" style:family="table-column">
      <style:table-column-properties style:column-width="16.007cm"/>
    </style:style>
    <style:style style:name="Table17.1" style:family="table-row">
      <style:table-row-properties style:min-row-height="1.402cm"/>
    </style:style>
    <style:style style:name="Table17.A1" style:family="table-cell">
      <style:table-cell-properties fo:background-color="#eeeeee" fo:padding="0.097cm" fo:border="none" style:writing-mode="page">
        <style:background-image/>
      </style:table-cell-properties>
    </style:style>
    <style:style style:name="Table18" style:family="table">
      <style:table-properties style:width="17.013cm" fo:margin-left="0cm" table:align="left" style:shadow="none" style:may-break-between-rows="true" table:border-model="collapsing"/>
    </style:style>
    <style:style style:name="Table18.A" style:family="table-column">
      <style:table-column-properties style:column-width="3.889cm"/>
    </style:style>
    <style:style style:name="Table18.B" style:family="table-column">
      <style:table-column-properties style:column-width="4.022cm"/>
    </style:style>
    <style:style style:name="Table18.C" style:family="table-column">
      <style:table-column-properties style:column-width="9.102cm"/>
    </style:style>
    <style:style style:name="Table1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8.A2" style:family="table-cell">
      <style:table-cell-properties style:vertical-align="middle" fo:background-color="transparent" fo:padding="0cm" fo:border="none" style:writing-mode="page">
        <style:background-image/>
      </style:table-cell-properties>
    </style:style>
    <style:style style:name="Table18.B2" style:family="table-cell">
      <style:table-cell-properties style:vertical-align="middle" fo:background-color="transparent" fo:padding="0cm" fo:border="none" style:writing-mode="page">
        <style:background-image/>
      </style:table-cell-properties>
    </style:style>
    <style:style style:name="Table18.C2" style:family="table-cell">
      <style:table-cell-properties style:vertical-align="middle" fo:background-color="transparent" fo:padding="0cm" fo:border="none" style:writing-mode="page">
        <style:background-image/>
      </style:table-cell-properties>
    </style:style>
    <style:style style:name="Table18.A3" style:family="table-cell">
      <style:table-cell-properties style:vertical-align="middle" fo:background-color="#eeeeee" fo:padding="0cm" fo:border="none" style:writing-mode="page">
        <style:background-image/>
      </style:table-cell-properties>
    </style:style>
    <style:style style:name="Table18.B3" style:family="table-cell">
      <style:table-cell-properties style:vertical-align="middle" fo:background-color="#eeeeee" fo:padding="0cm" fo:border="none" style:writing-mode="page">
        <style:background-image/>
      </style:table-cell-properties>
    </style:style>
    <style:style style:name="Table18.C3" style:family="table-cell">
      <style:table-cell-properties style:vertical-align="middle" fo:background-color="#eeeeee" fo:padding="0cm" fo:border="none" style:writing-mode="page">
        <style:background-image/>
      </style:table-cell-properties>
    </style:style>
    <style:style style:name="Table18.B4" style:family="table-cell">
      <style:table-cell-properties style:vertical-align="middle" fo:background-color="transparent" fo:padding="0cm" fo:border="none" style:writing-mode="page">
        <style:background-image/>
      </style:table-cell-properties>
    </style:style>
    <style:style style:name="Table18.C4" style:family="table-cell">
      <style:table-cell-properties style:vertical-align="middle" fo:background-color="transparent" fo:padding="0cm" fo:border="none" style:writing-mode="page">
        <style:background-image/>
      </style:table-cell-properties>
    </style:style>
    <style:style style:name="Table18.5" style:family="table-row">
      <style:table-row-properties fo:keep-together="auto"/>
    </style:style>
    <style:style style:name="Table18.B5" style:family="table-cell">
      <style:table-cell-properties style:vertical-align="middle" fo:background-color="#eeeeee" fo:padding="0cm" fo:border="none" style:writing-mode="page">
        <style:background-image/>
      </style:table-cell-properties>
    </style:style>
    <style:style style:name="Table18.C5" style:family="table-cell">
      <style:table-cell-properties style:vertical-align="middle" fo:background-color="#eeeeee" fo:padding="0cm" fo:border="none" style:writing-mode="page">
        <style:background-image/>
      </style:table-cell-properties>
    </style:style>
    <style:style style:name="Table18.B6" style:family="table-cell">
      <style:table-cell-properties style:vertical-align="middle" fo:background-color="transparent" fo:padding="0cm" fo:border="none" style:writing-mode="page">
        <style:background-image/>
      </style:table-cell-properties>
    </style:style>
    <style:style style:name="Table18.C6" style:family="table-cell">
      <style:table-cell-properties style:vertical-align="middle" fo:background-color="transparent" fo:padding="0cm" fo:border="none" style:writing-mode="page">
        <style:background-image/>
      </style:table-cell-properties>
    </style:style>
    <style:style style:name="Table18.B7" style:family="table-cell">
      <style:table-cell-properties style:vertical-align="middle" fo:background-color="#eeeeee" fo:padding="0cm" fo:border="none" style:writing-mode="page">
        <style:background-image/>
      </style:table-cell-properties>
    </style:style>
    <style:style style:name="Table18.C7" style:family="table-cell">
      <style:table-cell-properties style:vertical-align="middle" fo:background-color="#eeeeee" fo:padding="0cm" fo:border="none" style:writing-mode="page">
        <style:background-image/>
      </style:table-cell-properties>
    </style:style>
    <style:style style:name="Table18.B8" style:family="table-cell">
      <style:table-cell-properties style:vertical-align="middle" fo:background-color="transparent" fo:padding="0cm" fo:border="none" style:writing-mode="page">
        <style:background-image/>
      </style:table-cell-properties>
    </style:style>
    <style:style style:name="Table18.C8" style:family="table-cell">
      <style:table-cell-properties style:vertical-align="middle" fo:background-color="transparent" fo:padding="0cm" fo:border="none" style:writing-mode="page">
        <style:background-image/>
      </style:table-cell-properties>
    </style:style>
    <style:style style:name="Table18.B9" style:family="table-cell">
      <style:table-cell-properties style:vertical-align="middle" fo:background-color="#eeeeee" fo:padding="0cm" fo:border="none" style:writing-mode="page">
        <style:background-image/>
      </style:table-cell-properties>
    </style:style>
    <style:style style:name="Table18.C9" style:family="table-cell">
      <style:table-cell-properties style:vertical-align="middle" fo:background-color="#eeeeee" fo:padding="0cm" fo:border="none" style:writing-mode="page">
        <style:background-image/>
      </style:table-cell-properties>
    </style:style>
    <style:style style:name="Table18.B10" style:family="table-cell">
      <style:table-cell-properties style:vertical-align="middle" fo:background-color="transparent" fo:padding="0cm" fo:border="none" style:writing-mode="page">
        <style:background-image/>
      </style:table-cell-properties>
    </style:style>
    <style:style style:name="Table18.C10" style:family="table-cell">
      <style:table-cell-properties style:vertical-align="middle" fo:background-color="transparent" fo:padding="0cm" fo:border="none" style:writing-mode="page">
        <style:background-image/>
      </style:table-cell-properties>
    </style:style>
    <style:style style:name="Table18.B11" style:family="table-cell">
      <style:table-cell-properties style:vertical-align="middle" fo:background-color="#eeeeee" fo:padding="0cm" fo:border="none" style:writing-mode="page">
        <style:background-image/>
      </style:table-cell-properties>
    </style:style>
    <style:style style:name="Table18.C11" style:family="table-cell">
      <style:table-cell-properties style:vertical-align="middle" fo:background-color="#eeeeee" fo:padding="0cm" fo:border="none" style:writing-mode="page">
        <style:background-image/>
      </style:table-cell-properties>
    </style:style>
    <style:style style:name="Table18.B12" style:family="table-cell">
      <style:table-cell-properties style:vertical-align="middle" fo:background-color="transparent" fo:padding="0cm" fo:border="none" style:writing-mode="page">
        <style:background-image/>
      </style:table-cell-properties>
    </style:style>
    <style:style style:name="Table18.C12" style:family="table-cell">
      <style:table-cell-properties style:vertical-align="middle" fo:background-color="transparent" fo:padding="0cm" fo:border="none" style:writing-mode="page">
        <style:background-image/>
      </style:table-cell-properties>
    </style:style>
    <style:style style:name="Table18.B13" style:family="table-cell">
      <style:table-cell-properties style:vertical-align="middle" fo:background-color="#eeeeee" fo:padding="0cm" fo:border="none" style:writing-mode="page">
        <style:background-image/>
      </style:table-cell-properties>
    </style:style>
    <style:style style:name="Table18.C13" style:family="table-cell">
      <style:table-cell-properties style:vertical-align="middle" fo:background-color="#eeeeee" fo:padding="0cm" fo:border="none" style:writing-mode="page">
        <style:background-image/>
      </style:table-cell-properties>
    </style:style>
    <style:style style:name="Table18.B14" style:family="table-cell">
      <style:table-cell-properties style:vertical-align="middle" fo:background-color="transparent" fo:padding="0cm" fo:border="none" style:writing-mode="page">
        <style:background-image/>
      </style:table-cell-properties>
    </style:style>
    <style:style style:name="Table18.C14" style:family="table-cell">
      <style:table-cell-properties style:vertical-align="middle" fo:background-color="transparent" fo:padding="0cm" fo:border="none" style:writing-mode="page">
        <style:background-image/>
      </style:table-cell-properties>
    </style:style>
    <style:style style:name="Table18.B15" style:family="table-cell">
      <style:table-cell-properties style:vertical-align="middle" fo:background-color="transparent" fo:padding="0cm" fo:border="none" style:writing-mode="page">
        <style:background-image/>
      </style:table-cell-properties>
    </style:style>
    <style:style style:name="Table18.C15" style:family="table-cell" style:data-style-name="N20000">
      <style:table-cell-properties style:vertical-align="middle" fo:background-color="transparent" fo:padding="0cm" fo:border="none" style:writing-mode="page">
        <style:background-image/>
      </style:table-cell-properties>
    </style:style>
    <style:style style:name="Table18.A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8.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8.C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text-properties officeooo:rsid="0016d0e5" officeooo:paragraph-rsid="0016d0e5"/>
    </style:style>
    <style:style style:name="P2" style:family="paragraph" style:parent-style-name="Text_20_body">
      <style:text-properties officeooo:rsid="0016d0e5" officeooo:paragraph-rsid="0016d0e5"/>
    </style:style>
    <style:style style:name="P3" style:family="paragraph" style:parent-style-name="Text_20_body">
      <style:paragraph-properties fo:text-align="justify" style:justify-single-word="false"/>
      <style:text-properties officeooo:rsid="00b38814" officeooo:paragraph-rsid="00b38814"/>
    </style:style>
    <style:style style:name="P4" style:family="paragraph" style:parent-style-name="Standard">
      <style:text-properties officeooo:rsid="00a0d5a4" officeooo:paragraph-rsid="00a0d5a4"/>
    </style:style>
    <style:style style:name="P5"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rsid="00a0f5db" officeooo:paragraph-rsid="00a0f5db"/>
    </style:style>
    <style:style style:name="P6" style:family="paragraph" style:parent-style-name="Standard">
      <style:text-properties officeooo:paragraph-rsid="00a1e5fd"/>
    </style:style>
    <style:style style:name="P7" style:family="paragraph" style:parent-style-name="Standard">
      <loext:graphic-properties draw:fill-gradient-name="gradient" draw:fill-hatch-name="hatch"/>
      <style:paragraph-properties fo:margin-top="0cm" fo:margin-bottom="0.25cm" style:contextual-spacing="false" style:line-height-at-least="0.37cm"/>
      <style:text-properties style:font-name="Liberation Mono" fo:font-size="10.5pt" fo:background-color="transparent" style:font-size-asian="10.5pt" style:font-size-complex="10.5pt"/>
    </style:style>
    <style:style style:name="P8" style:family="paragraph" style:parent-style-name="Standard">
      <loext:graphic-properties draw:fill-gradient-name="gradient" draw:fill-hatch-name="hatch"/>
      <style:paragraph-properties fo:margin-top="0cm" fo:margin-bottom="0cm" style:contextual-spacing="false" style:line-height-at-least="0.37cm"/>
      <style:text-properties style:font-name="Liberation Mono" fo:font-size="10.5pt" officeooo:paragraph-rsid="00a9f1d5" fo:background-color="transparent" style:font-size-asian="10.5pt" style:font-size-complex="10.5pt"/>
    </style:style>
    <style:style style:name="P9" style:family="paragraph" style:parent-style-name="Standard">
      <loext:graphic-properties draw:fill-gradient-name="gradient" draw:fill-hatch-name="hatch"/>
      <style:paragraph-properties fo:margin-top="0cm" fo:margin-bottom="0.25cm" style:contextual-spacing="false" style:line-height-at-least="0.37cm"/>
      <style:text-properties style:font-name="Liberation Mono" fo:font-size="10.5pt" officeooo:paragraph-rsid="00d1aece" fo:background-color="transparent" style:font-size-asian="10.5pt" style:font-size-complex="10.5pt"/>
    </style:style>
    <style:style style:name="P10"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a66c1d" fo:background-color="transparent" style:font-size-asian="10.5pt" style:font-size-complex="10.5pt"/>
    </style:style>
    <style:style style:name="P11"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a9f1d5" fo:background-color="transparent" style:font-size-asian="10.5pt" style:font-size-complex="10.5pt"/>
    </style:style>
    <style:style style:name="P12"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d02aa7" fo:background-color="transparent" style:font-size-asian="10.5pt" style:font-size-complex="10.5pt"/>
    </style:style>
    <style:style style:name="P13"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ea0862" fo:background-color="transparent" style:font-size-asian="10.5pt" style:font-size-complex="10.5pt"/>
    </style:style>
    <style:style style:name="P14" style:family="paragraph" style:parent-style-name="Standard">
      <loext:graphic-properties draw:fill-gradient-name="gradient" draw:fill-hatch-name="hatch"/>
      <style:paragraph-properties fo:margin-top="0cm" fo:margin-bottom="0cm" style:contextual-spacing="false" style:line-height-at-least="0.37cm"/>
      <style:text-properties fo:color="#000000" loext:opacity="100%" style:font-name="Liberation Mono" fo:font-size="10.5pt" fo:font-weight="normal" fo:background-color="transparent" style:font-size-asian="10.5pt" style:font-size-complex="10.5pt"/>
    </style:style>
    <style:style style:name="P15" style:family="paragraph" style:parent-style-name="Standard">
      <style:paragraph-properties style:line-height-at-least="0.37cm"/>
      <style:text-properties fo:color="#000000" loext:opacity="100%" style:font-name="Liberation Mono" fo:font-size="10.5pt" fo:font-weight="normal" fo:background-color="transparent" style:font-size-asian="10.5pt" style:font-size-complex="10.5pt"/>
    </style:style>
    <style:style style:name="P16" style:family="paragraph" style:parent-style-name="Standard">
      <style:paragraph-properties style:line-height-at-least="0.37cm"/>
      <style:text-properties fo:color="#000000" loext:opacity="100%" style:font-name="Liberation Mono" fo:font-size="10.5pt" fo:font-weight="normal" officeooo:paragraph-rsid="00ea0862" fo:background-color="transparent" style:font-size-asian="10.5pt" style:font-size-complex="10.5pt"/>
    </style:style>
    <style:style style:name="P17" style:family="paragraph" style:parent-style-name="Standard">
      <style:paragraph-properties style:line-height-at-least="0.37cm"/>
      <style:text-properties fo:color="#000000" loext:opacity="100%" style:font-name="Liberation Mono" fo:font-size="10.5pt" fo:font-weight="normal" officeooo:paragraph-rsid="00ffe525" fo:background-color="transparent" style:font-size-asian="10.5pt" style:font-size-complex="10.5pt"/>
    </style:style>
    <style:style style:name="P18"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a66c1d" fo:background-color="transparent" style:font-size-asian="10.5pt" style:font-size-complex="10.5pt"/>
    </style:style>
    <style:style style:name="P19"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a9f1d5" fo:background-color="transparent" style:font-size-asian="10.5pt" style:font-size-complex="10.5pt"/>
    </style:style>
    <style:style style:name="P20"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d02aa7" fo:background-color="transparent" style:font-size-asian="10.5pt" style:font-size-complex="10.5pt"/>
    </style:style>
    <style:style style:name="P21"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e44624" fo:background-color="transparent" style:font-size-asian="10.5pt" style:font-size-complex="10.5pt"/>
    </style:style>
    <style:style style:name="P22"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ea0862" fo:background-color="transparent" style:font-size-asian="10.5pt" style:font-size-complex="10.5pt"/>
    </style:style>
    <style:style style:name="P23"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f1c3fc" fo:background-color="transparent" style:font-size-asian="10.5pt" style:font-size-complex="10.5pt"/>
    </style:style>
    <style:style style:name="P24"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style="normal" fo:font-weight="normal" officeooo:rsid="00e7e198" officeooo:paragraph-rsid="00e44624" fo:background-color="transparent" style:font-size-asian="10.5pt" style:font-style-asian="normal" style:font-size-complex="10.5pt" style:font-style-complex="normal"/>
    </style:style>
    <style:style style:name="P25"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style="normal" fo:font-weight="normal" officeooo:rsid="00a2d8dd" officeooo:paragraph-rsid="00f1c3fc" fo:background-color="transparent" style:font-size-asian="10.5pt" style:font-style-asian="normal" style:font-size-complex="10.5pt" style:font-style-complex="normal"/>
    </style:style>
    <style:style style:name="P26"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0c1d00f" fo:background-color="transparent" style:font-size-asian="12pt" style:font-style-asian="italic" style:font-size-complex="12pt" style:font-style-complex="italic"/>
    </style:style>
    <style:style style:name="P27"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0d02aa7" fo:background-color="transparent" style:font-size-asian="12pt" style:font-style-asian="italic" style:font-size-complex="12pt" style:font-style-complex="italic"/>
    </style:style>
    <style:style style:name="P28"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0e44624" fo:background-color="transparent" style:font-size-asian="12pt" style:font-style-asian="italic" style:font-size-complex="12pt" style:font-style-complex="italic"/>
    </style:style>
    <style:style style:name="P29"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weight="normal" officeooo:paragraph-rsid="00f1c3fc" fo:background-color="transparent" style:font-size-asian="12pt" style:font-size-complex="12pt"/>
    </style:style>
    <style:style style:name="P30"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weight="normal" officeooo:paragraph-rsid="00ffe525" fo:background-color="transparent" style:font-size-asian="12pt" style:font-size-complex="12pt"/>
    </style:style>
    <style:style style:name="P31"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rsid="00a7eff3" officeooo:paragraph-rsid="00a85320"/>
    </style:style>
    <style:style style:name="P32"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rsid="00a85320" officeooo:paragraph-rsid="00a9f1d5"/>
    </style:style>
    <style:style style:name="P33" style:family="paragraph" style:parent-style-name="Standard">
      <style:text-properties officeooo:paragraph-rsid="00a9f1d5"/>
    </style:style>
    <style:style style:name="P34" style:family="paragraph" style:parent-style-name="Standard">
      <loext:graphic-properties draw:fill-gradient-name="gradient" draw:fill-hatch-name="hatch"/>
      <style:paragraph-properties fo:margin-top="0cm" fo:margin-bottom="0.25cm" style:contextual-spacing="false"/>
      <style:text-properties officeooo:rsid="00aab05e" officeooo:paragraph-rsid="00aab05e"/>
    </style:style>
    <style:style style:name="P35"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paragraph-rsid="006e5c1c"/>
    </style:style>
    <style:style style:name="P36" style:family="paragraph" style:parent-style-name="Table_20_Contents">
      <loext:graphic-properties draw:fill="none" draw:fill-gradient-name="gradient" draw:fill-hatch-name="hatch"/>
      <style:paragraph-properties fo:margin-left="1cm" fo:margin-right="0cm" fo:margin-top="0cm" fo:margin-bottom="0.25cm" style:contextual-spacing="false" fo:text-align="justify" style:justify-single-word="false" fo:orphans="0" fo:widows="0" fo:text-indent="-1cm" style:auto-text-indent="false" fo:background-color="transparent" text:number-lines="false" text:line-number="0"/>
      <style:text-properties officeooo:paragraph-rsid="006e5c1c"/>
    </style:style>
    <style:style style:name="P37" style:family="paragraph" style:parent-style-name="Text_20_body">
      <style:paragraph-properties fo:margin-left="0cm" fo:margin-right="0cm" fo:text-align="justify" style:justify-single-word="false" fo:text-indent="0cm" style:auto-text-indent="false"/>
      <style:text-properties officeooo:paragraph-rsid="006cc968"/>
    </style:style>
    <style:style style:name="P38"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fo:font-style="italic" style:text-underline-style="solid" style:text-underline-width="auto" style:text-underline-color="font-color" officeooo:rsid="00b064cb" officeooo:paragraph-rsid="00b38814" style:font-style-asian="italic" style:font-style-complex="italic"/>
    </style:style>
    <style:style style:name="P39" style:family="paragraph" style:parent-style-name="Table_20_Contents">
      <loext:graphic-properties draw:fill-gradient-name="gradient" draw:fill-hatch-name="hatch"/>
      <style:paragraph-properties fo:margin-left="0cm" fo:margin-right="0cm" fo:margin-top="0cm" fo:margin-bottom="0.25cm" style:contextual-spacing="false" fo:text-align="justify" style:justify-single-word="false" fo:text-indent="0cm" style:auto-text-indent="false"/>
      <style:text-properties officeooo:rsid="006d1bc4" officeooo:paragraph-rsid="006d1bc4"/>
    </style:style>
    <style:style style:name="P40" style:family="paragraph" style:parent-style-name="Table_20_Contents">
      <style:paragraph-properties fo:text-align="justify" style:justify-single-word="false"/>
      <style:text-properties officeooo:rsid="006e8758" officeooo:paragraph-rsid="006e8758"/>
    </style:style>
    <style:style style:name="P41"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6e8758"/>
    </style:style>
    <style:style style:name="P42"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98fdc5"/>
    </style:style>
    <style:style style:name="P43"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9eeb6f"/>
    </style:style>
    <style:style style:name="P44"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b064cb"/>
    </style:style>
    <style:style style:name="P45"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bd0672"/>
    </style:style>
    <style:style style:name="P46"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e9a6c9"/>
    </style:style>
    <style:style style:name="P47" style:family="paragraph" style:parent-style-name="Table_20_Contents">
      <style:paragraph-properties fo:text-align="end" style:justify-single-word="false"/>
      <style:text-properties fo:font-style="normal" officeooo:rsid="008bf9fb" officeooo:paragraph-rsid="008bf9fb" style:font-style-asian="normal" style:font-style-complex="normal"/>
    </style:style>
    <style:style style:name="P48" style:family="paragraph" style:parent-style-name="Table_20_Contents">
      <style:paragraph-properties fo:text-align="justify" style:justify-single-word="false"/>
      <style:text-properties fo:font-style="normal" officeooo:rsid="006e8758" officeooo:paragraph-rsid="006e8758" style:font-style-asian="normal" style:font-style-complex="normal"/>
    </style:style>
    <style:style style:name="P49" style:family="paragraph" style:parent-style-name="Table_20_Contents">
      <loext:graphic-properties draw:fill-gradient-name="gradient" draw:fill-hatch-name="hatch"/>
      <style:paragraph-properties fo:margin-top="0cm" fo:margin-bottom="0.25cm" style:contextual-spacing="false" fo:text-align="center" style:justify-single-word="false"/>
      <style:text-properties fo:font-style="normal" officeooo:rsid="00b064cb" officeooo:paragraph-rsid="00b064cb" style:font-style-asian="normal" style:font-style-complex="normal"/>
    </style:style>
    <style:style style:name="P50" style:family="paragraph" style:parent-style-name="Text_20_body">
      <style:paragraph-properties fo:text-align="justify" style:justify-single-word="false"/>
      <style:text-properties fo:font-style="normal" officeooo:rsid="00665825" officeooo:paragraph-rsid="005fa625" style:font-style-asian="normal" style:font-style-complex="normal"/>
    </style:style>
    <style:style style:name="P51" style:family="paragraph" style:parent-style-name="Standard">
      <loext:graphic-properties draw:fill-hatch-name="hatch"/>
      <style:paragraph-properties fo:margin-top="0.25cm" fo:margin-bottom="0.25cm" style:contextual-spacing="false" fo:text-align="justify" style:justify-single-word="false"/>
      <style:text-properties fo:font-style="normal" style:text-underline-style="none" officeooo:rsid="00b0472e" officeooo:paragraph-rsid="00e9a6c9" style:font-style-asian="normal" style:font-style-complex="normal"/>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paragraph-rsid="00c4218b"/>
    </style:style>
    <style:style style:name="P54" style:family="paragraph" style:parent-style-name="Table_20_Contents">
      <style:paragraph-properties fo:text-align="center" style:justify-single-word="false"/>
      <style:text-properties officeooo:paragraph-rsid="00e95b6c"/>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text-properties officeooo:paragraph-rsid="00c4218b"/>
    </style:style>
    <style:style style:name="P57" style:family="paragraph" style:parent-style-name="Table_20_Contents">
      <style:paragraph-properties fo:text-align="end" style:justify-single-word="false"/>
      <style:text-properties officeooo:paragraph-rsid="00e95b6c"/>
    </style:style>
    <style:style style:name="P58" style:family="paragraph" style:parent-style-name="Table_20_Contents">
      <loext:graphic-properties draw:fill-gradient-name="gradient" draw:fill-hatch-name="hatch"/>
      <style:paragraph-properties fo:margin-top="0cm" fo:margin-bottom="0.25cm" style:contextual-spacing="false" fo:text-align="start" style:justify-single-word="false"/>
      <style:text-properties officeooo:rsid="009eeb6f" officeooo:paragraph-rsid="009eeb6f"/>
    </style:style>
    <style:style style:name="P59" style:family="paragraph" style:parent-style-name="Table_20_Contents">
      <loext:graphic-properties draw:fill-hatch-name="hatch"/>
      <style:paragraph-properties fo:margin-top="0cm" fo:margin-bottom="0cm" style:contextual-spacing="false" fo:text-align="justify" style:justify-single-word="false"/>
      <style:text-properties officeooo:rsid="009eeb6f" officeooo:paragraph-rsid="00e9a6c9"/>
    </style:style>
    <style:style style:name="P60" style:family="paragraph" style:parent-style-name="Text_20_body">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style:text-properties officeooo:rsid="001f8223" officeooo:paragraph-rsid="00737fca"/>
    </style:style>
    <style:style style:name="P61" style:family="paragraph" style:parent-style-name="Text_20_body">
      <style:paragraph-properties fo:text-align="justify" style:justify-single-word="false"/>
      <style:text-properties officeooo:rsid="0018dca4" officeooo:paragraph-rsid="0018dca4"/>
    </style:style>
    <style:style style:name="P62" style:family="paragraph" style:parent-style-name="Text_20_body">
      <style:paragraph-properties fo:text-align="justify" style:justify-single-word="false"/>
      <style:text-properties officeooo:rsid="0019a13e" officeooo:paragraph-rsid="008f8ea2"/>
    </style:style>
    <style:style style:name="P63" style:family="paragraph" style:parent-style-name="Text_20_body">
      <style:paragraph-properties fo:text-align="justify" style:justify-single-word="false"/>
      <style:text-properties officeooo:rsid="001b8240" officeooo:paragraph-rsid="007197a1"/>
    </style:style>
    <style:style style:name="P64" style:family="paragraph" style:parent-style-name="Text_20_body">
      <style:paragraph-properties fo:text-align="justify" style:justify-single-word="false"/>
      <style:text-properties officeooo:rsid="001b8240" officeooo:paragraph-rsid="0072c1d0"/>
    </style:style>
    <style:style style:name="P65"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officeooo:rsid="001b8240" officeooo:paragraph-rsid="00c4218b"/>
    </style:style>
    <style:style style:name="P66" style:family="paragraph" style:parent-style-name="Text_20_body">
      <style:paragraph-properties fo:text-align="justify" style:justify-single-word="false"/>
      <style:text-properties officeooo:rsid="001b8240" officeooo:paragraph-rsid="00e95b6c"/>
    </style:style>
    <style:style style:name="P67" style:family="paragraph" style:parent-style-name="Text_20_body">
      <style:paragraph-properties fo:text-align="center" style:justify-single-word="false"/>
      <style:text-properties officeooo:rsid="001b8240" officeooo:paragraph-rsid="001c55f2"/>
    </style:style>
    <style:style style:name="P68" style:family="paragraph" style:parent-style-name="Text_20_body">
      <style:paragraph-properties fo:text-align="justify" style:justify-single-word="false"/>
      <style:text-properties officeooo:rsid="001c55f2" officeooo:paragraph-rsid="001f8223"/>
    </style:style>
    <style:style style:name="P69" style:family="paragraph" style:parent-style-name="Text_20_body">
      <style:paragraph-properties fo:text-align="justify" style:justify-single-word="false"/>
      <style:text-properties officeooo:rsid="001c55f2" officeooo:paragraph-rsid="0072c1d0"/>
    </style:style>
    <style:style style:name="P70"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officeooo:rsid="001c55f2" officeooo:paragraph-rsid="00761005"/>
    </style:style>
    <style:style style:name="P71" style:family="paragraph" style:parent-style-name="Text_20_body">
      <style:paragraph-properties fo:text-align="justify" style:justify-single-word="false"/>
      <style:text-properties officeooo:rsid="006ad9ce" officeooo:paragraph-rsid="0070e6bd"/>
    </style:style>
    <style:style style:name="P72" style:family="paragraph" style:parent-style-name="Text_20_body">
      <style:paragraph-properties fo:margin-left="1.251cm" fo:margin-right="0cm" fo:text-align="justify" style:justify-single-word="false" fo:text-indent="0cm" style:auto-text-indent="false"/>
      <style:text-properties officeooo:rsid="006c90b7" officeooo:paragraph-rsid="006cc968"/>
    </style:style>
    <style:style style:name="P73" style:family="paragraph" style:parent-style-name="Text_20_body">
      <loext:graphic-properties draw:fill-gradient-name="gradient" draw:fill-hatch-name="hatch"/>
      <style:paragraph-properties fo:margin-left="1.251cm" fo:margin-right="0cm" fo:margin-top="0cm" fo:margin-bottom="0cm" style:contextual-spacing="false" fo:text-align="justify" style:justify-single-word="false" fo:text-indent="0cm" style:auto-text-indent="false"/>
      <style:text-properties officeooo:rsid="006c90b7" officeooo:paragraph-rsid="006cc968"/>
    </style:style>
    <style:style style:name="P7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text-properties officeooo:rsid="006c90b7" officeooo:paragraph-rsid="006cc968"/>
    </style:style>
    <style:style style:name="P75" style:family="paragraph" style:parent-style-name="Text_20_body">
      <loext:graphic-properties draw:fill-gradient-name="gradient" draw:fill-hatch-name="hatch"/>
      <style:paragraph-properties fo:margin-left="1.251cm" fo:margin-right="0cm" fo:margin-top="0cm" fo:margin-bottom="0cm" style:contextual-spacing="false" fo:line-height="100%" fo:text-align="justify" style:justify-single-word="false" fo:text-indent="0cm" style:auto-text-indent="false"/>
      <style:text-properties officeooo:rsid="006c90b7" officeooo:paragraph-rsid="006cc968"/>
    </style:style>
    <style:style style:name="P76" style:family="paragraph" style:parent-style-name="Text_20_body">
      <loext:graphic-properties draw:fill-gradient-name="gradient" draw:fill-hatch-name="hatch"/>
      <style:paragraph-properties fo:margin-left="0cm" fo:margin-right="0cm" fo:margin-top="0cm" fo:margin-bottom="0.25cm" style:contextual-spacing="false" fo:text-align="justify" style:justify-single-word="false" fo:text-indent="0cm" style:auto-text-indent="false"/>
      <style:text-properties officeooo:rsid="00761005" officeooo:paragraph-rsid="0086fd9a"/>
    </style:style>
    <style:style style:name="P77" style:family="paragraph" style:parent-style-name="Text_20_body">
      <style:paragraph-properties fo:margin-left="0cm" fo:margin-right="0cm" fo:text-align="justify" style:justify-single-word="false" fo:text-indent="0cm" style:auto-text-indent="false"/>
      <style:text-properties officeooo:rsid="008300ea" officeooo:paragraph-rsid="008300ea"/>
    </style:style>
    <style:style style:name="P78" style:family="paragraph" style:parent-style-name="Text_20_body">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style:text-properties officeooo:rsid="008300ea" officeooo:paragraph-rsid="008300ea"/>
    </style:style>
    <style:style style:name="P79" style:family="paragraph" style:parent-style-name="Text_20_body">
      <loext:graphic-properties draw:fill-gradient-name="gradient" draw:fill-hatch-name="hatch"/>
      <style:paragraph-properties fo:margin-left="0cm" fo:margin-right="0cm" fo:margin-top="0cm" fo:margin-bottom="0.25cm" style:contextual-spacing="false" fo:text-align="justify" style:justify-single-word="false" fo:text-indent="0cm" style:auto-text-indent="false"/>
      <style:text-properties officeooo:rsid="0096c981" officeooo:paragraph-rsid="0096c981"/>
    </style:style>
    <style:style style:name="P80" style:family="paragraph" style:parent-style-name="Text_20_body">
      <style:text-properties officeooo:rsid="009be580" officeooo:paragraph-rsid="009be580"/>
    </style:style>
    <style:style style:name="P81" style:family="paragraph" style:parent-style-name="Text_20_body">
      <style:paragraph-properties fo:text-align="justify" style:justify-single-word="false"/>
      <style:text-properties officeooo:rsid="009be580" officeooo:paragraph-rsid="009be580"/>
    </style:style>
    <style:style style:name="P82" style:family="paragraph" style:parent-style-name="Text_20_body">
      <style:paragraph-properties fo:text-align="center" style:justify-single-word="false"/>
      <style:text-properties officeooo:rsid="009d1de0" officeooo:paragraph-rsid="009d1de0"/>
    </style:style>
    <style:style style:name="P83" style:family="paragraph" style:parent-style-name="Text_20_body" style:master-page-name="">
      <style:paragraph-properties style:page-number="auto"/>
    </style:style>
    <style:style style:name="P84" style:family="paragraph" style:parent-style-name="Text_20_body">
      <style:paragraph-properties fo:text-align="justify" style:justify-single-word="false"/>
      <style:text-properties officeooo:rsid="00b9a940" officeooo:paragraph-rsid="00b9a940"/>
    </style:style>
    <style:style style:name="P85" style:family="paragraph" style:parent-style-name="Standard">
      <style:text-properties officeooo:paragraph-rsid="00bd0672"/>
    </style:style>
    <style:style style:name="P86" style:family="paragraph" style:parent-style-name="Standard">
      <loext:graphic-properties draw:fill-hatch-name="hatch"/>
      <style:paragraph-properties fo:margin-top="0cm" fo:margin-bottom="0.25cm" style:contextual-spacing="false"/>
      <style:text-properties officeooo:paragraph-rsid="00becffc"/>
    </style:style>
    <style:style style:name="P87" style:family="paragraph" style:parent-style-name="Standard">
      <loext:graphic-properties draw:fill-hatch-name="hatch"/>
      <style:paragraph-properties fo:margin-top="0cm" fo:margin-bottom="0.25cm" style:contextual-spacing="false"/>
      <style:text-properties officeooo:rsid="00c09f83" officeooo:paragraph-rsid="00c09f83"/>
    </style:style>
    <style:style style:name="P88" style:family="paragraph" style:parent-style-name="Standard">
      <loext:graphic-properties draw:fill-hatch-name="hatch"/>
      <style:paragraph-properties fo:margin-left="1.251cm" fo:margin-right="0cm" fo:margin-top="0cm" fo:margin-bottom="0cm" style:contextual-spacing="false" fo:text-indent="0cm" style:auto-text-indent="false"/>
      <style:text-properties officeooo:rsid="00c09f83" officeooo:paragraph-rsid="00c09f83"/>
    </style:style>
    <style:style style:name="P89" style:family="paragraph" style:parent-style-name="Standard">
      <loext:graphic-properties draw:fill-hatch-name="hatch"/>
      <style:paragraph-properties fo:margin-left="1.251cm" fo:margin-right="0cm" fo:margin-top="0cm" fo:margin-bottom="0cm" style:contextual-spacing="false" fo:text-indent="0cm" style:auto-text-indent="false"/>
      <style:text-properties officeooo:rsid="00c1d00f" officeooo:paragraph-rsid="00c1d00f"/>
    </style:style>
    <style:style style:name="P90" style:family="paragraph" style:parent-style-name="Standard">
      <loext:graphic-properties draw:fill-hatch-name="hatch"/>
      <style:paragraph-properties fo:margin-left="1.251cm" fo:margin-right="0cm" fo:margin-top="0cm" fo:margin-bottom="0.25cm" style:contextual-spacing="false" fo:text-indent="0cm" style:auto-text-indent="false"/>
      <style:text-properties officeooo:rsid="00c1d00f" officeooo:paragraph-rsid="00c1d00f"/>
    </style:style>
    <style:style style:name="P91"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bd0672" officeooo:paragraph-rsid="00bd0672"/>
    </style:style>
    <style:style style:name="P92" style:family="paragraph" style:parent-style-name="Text_20_body">
      <loext:graphic-properties draw:fill-gradient-name="gradient" draw:fill-hatch-name="hatch"/>
      <style:paragraph-properties fo:margin-left="0cm" fo:margin-right="0cm" fo:margin-top="0cm" fo:margin-bottom="0.25cm" style:contextual-spacing="false" fo:text-align="end" style:justify-single-word="false" fo:text-indent="0cm" style:auto-text-indent="false"/>
      <style:text-properties style:font-name="Liberation Serif" officeooo:rsid="0086fd9a" officeooo:paragraph-rsid="0086fd9a" style:font-name-asian="Liberation Serif" style:font-name-complex="Liberation Serif"/>
    </style:style>
    <style:style style:name="P93" style:family="paragraph" style:parent-style-name="Standard">
      <loext:graphic-properties draw:fill-hatch-name="hatch"/>
      <style:paragraph-properties fo:margin-left="0cm" fo:margin-right="0cm" fo:margin-top="0cm" fo:margin-bottom="0.25cm" style:contextual-spacing="false" fo:text-align="end" style:justify-single-word="false" fo:text-indent="0cm" style:auto-text-indent="false"/>
      <style:text-properties style:font-name="Liberation Serif" officeooo:rsid="00c1d00f" officeooo:paragraph-rsid="00c1d00f" style:font-name-asian="Liberation Serif" style:font-name-complex="Liberation Serif"/>
    </style:style>
    <style:style style:name="P94" style:family="paragraph" style:parent-style-name="Standard">
      <loext:graphic-properties draw:fill-hatch-name="hatch"/>
      <style:paragraph-properties fo:margin-left="0cm" fo:margin-right="0cm" fo:margin-top="0cm" fo:margin-bottom="0.25cm" style:contextual-spacing="false" fo:text-align="end" style:justify-single-word="false" fo:text-indent="0cm" style:auto-text-indent="false"/>
      <style:text-properties style:font-name="Liberation Serif" officeooo:rsid="00c1d00f" officeooo:paragraph-rsid="010385ef" style:font-name-asian="Liberation Serif" style:font-name-complex="Liberation Serif"/>
    </style:style>
    <style:style style:name="P95" style:family="paragraph" style:parent-style-name="Text_20_body">
      <style:paragraph-properties fo:text-align="justify" style:justify-single-word="false"/>
      <style:text-properties officeooo:rsid="00bb05e7" officeooo:paragraph-rsid="00bd0672"/>
    </style:style>
    <style:style style:name="P96" style:family="paragraph" style:parent-style-name="Standard">
      <loext:graphic-properties draw:fill-hatch-name="hatch"/>
      <style:paragraph-properties fo:margin-left="0cm" fo:margin-right="0cm" fo:margin-top="0cm" fo:margin-bottom="0.25cm" style:contextual-spacing="false" fo:text-indent="0cm" style:auto-text-indent="false"/>
      <style:text-properties style:font-name="Liberation Serif1" officeooo:rsid="00ccc4f7" officeooo:paragraph-rsid="00ccc4f7" style:font-name-asian="Noto Serif CJK SC" style:font-name-complex="Lohit Devanagari1"/>
    </style:style>
    <style:style style:name="P97" style:family="paragraph" style:parent-style-name="Standard">
      <loext:graphic-properties draw:fill-gradient-name="gradient" draw:fill-hatch-name="hatch"/>
      <style:paragraph-properties fo:margin-left="0cm" fo:margin-right="0cm" fo:margin-top="0.25cm" fo:margin-bottom="0.25cm" style:contextual-spacing="false" fo:text-align="justify" style:justify-single-word="false" fo:text-indent="0cm" style:auto-text-indent="false"/>
      <style:text-properties style:font-name="Liberation Serif1" officeooo:rsid="00d3a7ac" officeooo:paragraph-rsid="00d3a7ac" style:font-name-asian="Noto Serif CJK SC" style:font-name-complex="Lohit Devanagari1"/>
    </style:style>
    <style:style style:name="P98"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1" officeooo:rsid="00eb6546" officeooo:paragraph-rsid="00eb6546" style:font-name-asian="Noto Serif CJK SC" style:font-name-complex="Lohit Devanagari1"/>
    </style:style>
    <style:style style:name="P99"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style:font-name="Liberation Serif1" fo:font-size="12pt" officeooo:rsid="00bd0672" officeooo:paragraph-rsid="00d1aece" fo:background-color="transparent" style:font-size-asian="12pt" style:font-size-complex="12pt"/>
    </style:style>
    <style:style style:name="P100" style:family="paragraph" style:parent-style-name="Table_20_Contents">
      <loext:graphic-properties draw:fill-hatch-name="hatch"/>
      <style:paragraph-properties fo:margin-top="0cm" fo:margin-bottom="0cm" style:contextual-spacing="false" style:line-height-at-least="0.37cm" fo:text-align="justify" style:justify-single-word="false"/>
      <style:text-properties style:font-name="Liberation Serif1" fo:font-size="12pt" officeooo:rsid="00bd0672" officeooo:paragraph-rsid="00ffe525" fo:background-color="transparent" style:font-size-asian="12pt" style:font-size-complex="12pt"/>
    </style:style>
    <style:style style:name="P101"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d5686d" officeooo:paragraph-rsid="00df6d0c"/>
    </style:style>
    <style:style style:name="P102" style:family="paragraph" style:parent-style-name="Text_20_body">
      <loext:graphic-properties draw:fill-gradient-name="gradient" draw:fill-hatch-name="hatch"/>
      <style:paragraph-properties fo:margin-top="0.25cm" fo:margin-bottom="0.25cm" style:contextual-spacing="false" fo:text-align="justify" style:justify-single-word="false"/>
      <style:text-properties officeooo:rsid="00c4218b" officeooo:paragraph-rsid="00c4218b"/>
    </style:style>
    <style:style style:name="P103" style:family="paragraph" style:parent-style-name="Text_20_body">
      <loext:graphic-properties draw:fill-gradient-name="gradient" draw:fill-hatch-name="hatch"/>
      <style:paragraph-properties fo:margin-top="0.25cm" fo:margin-bottom="0.25cm" style:contextual-spacing="false" fo:text-align="justify" style:justify-single-word="false"/>
      <style:text-properties officeooo:rsid="007442fa" officeooo:paragraph-rsid="007442fa"/>
    </style:style>
    <style:style style:name="P104" style:family="paragraph" style:parent-style-name="Text_20_body">
      <style:paragraph-properties fo:text-align="justify" style:justify-single-word="false"/>
      <style:text-properties officeooo:rsid="00aeeba6" officeooo:paragraph-rsid="00e9a6c9"/>
    </style:style>
    <style:style style:name="P105" style:family="paragraph" style:parent-style-name="Standard">
      <style:paragraph-properties fo:text-align="justify" style:justify-single-word="false"/>
      <style:text-properties officeooo:rsid="00e44624" officeooo:paragraph-rsid="00e44624"/>
    </style:style>
    <style:style style:name="P106" style:family="paragraph" style:parent-style-name="Text_20_body">
      <style:paragraph-properties fo:text-align="justify" style:justify-single-word="false"/>
      <style:text-properties officeooo:rsid="00e44624" officeooo:paragraph-rsid="00e44624"/>
    </style:style>
    <style:style style:name="P107" style:family="paragraph" style:parent-style-name="Standard">
      <style:paragraph-properties style:line-height-at-least="0.37cm"/>
      <style:text-properties fo:color="#af00db" loext:opacity="100%" style:font-name="Liberation Mono" fo:font-size="10.5pt" fo:font-weight="normal" officeooo:paragraph-rsid="00ea0862" fo:background-color="transparent" style:font-size-asian="10.5pt" style:font-size-complex="10.5pt"/>
    </style:style>
    <style:style style:name="P108"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df6d0c" officeooo:paragraph-rsid="00df6d0c"/>
    </style:style>
    <style:style style:name="P109"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ee2995" officeooo:paragraph-rsid="00ee2995"/>
    </style:style>
    <style:style style:name="P110" style:family="paragraph" style:parent-style-name="Standard">
      <loext:graphic-properties draw:fill-hatch-name="hatch"/>
      <style:paragraph-properties fo:margin-top="0.25cm" fo:margin-bottom="0.25cm" style:contextual-spacing="false" fo:text-align="justify" style:justify-single-word="false"/>
      <style:text-properties officeooo:rsid="00f31e14" officeooo:paragraph-rsid="010385ef"/>
    </style:style>
    <style:style style:name="P111" style:family="paragraph" style:parent-style-name="Standard">
      <loext:graphic-properties draw:fill-hatch-name="hatch"/>
      <style:paragraph-properties fo:margin-top="0cm" fo:margin-bottom="0.25cm" style:contextual-spacing="false" fo:text-align="justify" style:justify-single-word="false"/>
      <style:text-properties officeooo:rsid="0101a9f4" officeooo:paragraph-rsid="010385ef"/>
    </style:style>
    <style:style style:name="P112" style:family="paragraph" style:parent-style-name="Heading_20_1">
      <style:text-properties officeooo:rsid="0069a50d" officeooo:paragraph-rsid="0069a50d"/>
    </style:style>
    <style:style style:name="P113" style:family="paragraph" style:parent-style-name="Heading_20_1">
      <style:text-properties officeooo:rsid="007197a1" officeooo:paragraph-rsid="007197a1"/>
    </style:style>
    <style:style style:name="P114" style:family="paragraph" style:parent-style-name="Heading_20_1">
      <style:text-properties officeooo:rsid="0086fd9a" officeooo:paragraph-rsid="0086fd9a"/>
    </style:style>
    <style:style style:name="P115" style:family="paragraph" style:parent-style-name="Heading_20_1">
      <style:text-properties officeooo:rsid="00aeeba6" officeooo:paragraph-rsid="00aeeba6"/>
    </style:style>
    <style:style style:name="P116" style:family="paragraph" style:parent-style-name="Heading_20_1">
      <style:text-properties officeooo:rsid="00e44624" officeooo:paragraph-rsid="00e44624"/>
    </style:style>
    <style:style style:name="P117" style:family="paragraph" style:parent-style-name="Heading_20_1">
      <style:text-properties officeooo:rsid="00b38814" officeooo:paragraph-rsid="00b38814"/>
    </style:style>
    <style:style style:name="P118" style:family="paragraph" style:parent-style-name="Heading_20_1">
      <style:text-properties officeooo:rsid="00dd806e" officeooo:paragraph-rsid="00dd806e"/>
    </style:style>
    <style:style style:name="P119" style:family="paragraph" style:parent-style-name="Heading_20_1">
      <style:text-properties officeooo:rsid="00ece30d" officeooo:paragraph-rsid="00ece30d"/>
    </style:style>
    <style:style style:name="P120" style:family="paragraph" style:parent-style-name="Heading_20_1">
      <style:text-properties officeooo:rsid="011378b5" officeooo:paragraph-rsid="011378b5"/>
    </style:style>
    <style:style style:name="P121" style:family="paragraph" style:parent-style-name="Standard" style:list-style-name="L2">
      <style:paragraph-properties fo:text-align="justify" style:justify-single-word="false"/>
      <style:text-properties officeooo:rsid="00a85320" officeooo:paragraph-rsid="00a85320"/>
    </style:style>
    <style:style style:name="P122" style:family="paragraph" style:parent-style-name="Standard" style:list-style-name="L2">
      <loext:graphic-properties draw:fill-gradient-name="gradient" draw:fill-hatch-name="hatch"/>
      <style:paragraph-properties fo:margin-top="0cm" fo:margin-bottom="0.25cm" style:contextual-spacing="false" fo:text-align="justify" style:justify-single-word="false"/>
      <style:text-properties officeooo:rsid="00a85320" officeooo:paragraph-rsid="00a85320"/>
    </style:style>
    <style:style style:name="P123"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df6d0c" officeooo:paragraph-rsid="00df6d0c"/>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78b5" officeooo:paragraph-rsid="011378b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78b5" officeooo:paragraph-rsid="011378b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4bece" officeooo:paragraph-rsid="0114bec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4bece" officeooo:paragraph-rsid="0114bec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59ce8" officeooo:paragraph-rsid="01159ce8"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59ce8" officeooo:paragraph-rsid="01159ce8"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90855" officeooo:paragraph-rsid="0119085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90855" officeooo:paragraph-rsid="01190855"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b31" officeooo:paragraph-rsid="011a0b3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b31" officeooo:paragraph-rsid="011a0b3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45be8" officeooo:paragraph-rsid="01245be8"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45be8" officeooo:paragraph-rsid="01245be8"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45be8" officeooo:paragraph-rsid="01256b81"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56b81" officeooo:paragraph-rsid="01256b81"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56b81" officeooo:paragraph-rsid="01256b8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78b5" officeooo:paragraph-rsid="011378b5"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78b5" officeooo:paragraph-rsid="011378b5"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bold" officeooo:rsid="01256b81" officeooo:paragraph-rsid="01256b81" style:font-size-asian="12pt" style:font-style-asian="italic" style:font-weight-asian="bold" style:font-size-complex="12pt" style:font-style-complex="italic" style:font-weight-complex="bold" style:text-overline-style="none" style:text-overline-color="font-color"/>
    </style:style>
    <style:style style:name="P143" style:family="paragraph" style:parent-style-name="Text_20_body" style:list-style-name="L1">
      <loext:graphic-properties draw:fill-gradient-name="gradient" draw:fill-hatch-name="hatch"/>
      <style:paragraph-properties fo:margin-top="0cm" fo:margin-bottom="0cm" style:contextual-spacing="false" fo:text-align="justify" style:justify-single-word="false"/>
      <style:text-properties officeooo:paragraph-rsid="00761005"/>
    </style:style>
    <style:style style:name="P144" style:family="paragraph" style:parent-style-name="Text_20_body" style:list-style-name="L1">
      <loext:graphic-properties draw:fill-gradient-name="gradient" draw:fill-hatch-name="hatch"/>
      <style:paragraph-properties fo:margin-top="0cm" fo:margin-bottom="0.25cm" style:contextual-spacing="false" fo:text-align="justify" style:justify-single-word="false"/>
      <style:text-properties officeooo:paragraph-rsid="00761005"/>
    </style:style>
    <style:style style:name="P145" style:family="paragraph" style:parent-style-name="Text_20_body">
      <style:paragraph-properties fo:text-align="justify" style:justify-single-word="false"/>
      <style:text-properties officeooo:paragraph-rsid="011378b5"/>
    </style:style>
    <style:style style:name="T1" style:family="text">
      <style:text-properties style:font-name="Liberation Sans" fo:font-size="28pt" fo:font-weight="bold" officeooo:rsid="005ca337" style:font-name-asian="Noto Sans CJK SC" style:font-size-asian="28pt" style:font-weight-asian="bold" style:font-name-complex="Lohit Devanagari1" style:font-size-complex="28pt" style:font-weight-complex="bold"/>
    </style:style>
    <style:style style:name="T2" style:family="text">
      <style:text-properties officeooo:rsid="001c55f2"/>
    </style:style>
    <style:style style:name="T3" style:family="text">
      <style:text-properties officeooo:rsid="001d73d1"/>
    </style:style>
    <style:style style:name="T4" style:family="text">
      <style:text-properties officeooo:rsid="001ecb2b"/>
    </style:style>
    <style:style style:name="T5" style:family="text">
      <style:text-properties officeooo:rsid="001f8223"/>
    </style:style>
    <style:style style:name="T6" style:family="text">
      <style:text-properties officeooo:rsid="001fb7be"/>
    </style:style>
    <style:style style:name="T7" style:family="text">
      <style:text-properties officeooo:rsid="001b8240"/>
    </style:style>
    <style:style style:name="T8" style:family="text">
      <style:text-properties fo:font-style="italic" style:font-style-asian="italic" style:font-style-complex="italic"/>
    </style:style>
    <style:style style:name="T9" style:family="text">
      <style:text-properties fo:font-style="italic" officeooo:rsid="007ca085" style:font-style-asian="italic" style:font-style-complex="italic"/>
    </style:style>
    <style:style style:name="T10" style:family="text">
      <style:text-properties fo:font-style="italic" officeooo:rsid="008300ea" style:font-style-asian="italic" style:font-style-complex="italic"/>
    </style:style>
    <style:style style:name="T11" style:family="text">
      <style:text-properties fo:font-style="italic" officeooo:rsid="01256b81"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6d1169" style:font-style-asian="italic" style:font-style-complex="italic"/>
    </style:style>
    <style:style style:name="T14" style:family="text">
      <style:text-properties fo:font-style="italic" style:text-underline-style="none" officeooo:rsid="008300ea" style:font-style-asian="italic" style:font-style-complex="italic"/>
    </style:style>
    <style:style style:name="T15" style:family="text">
      <style:text-properties fo:font-style="italic" style:text-underline-style="none" officeooo:rsid="006cc968" style:font-style-asian="italic" style:font-style-complex="italic"/>
    </style:style>
    <style:style style:name="T16" style:family="text">
      <style:text-properties fo:font-style="italic" style:text-underline-style="none" officeooo:rsid="007ca085" style:font-style-asian="italic" style:font-style-complex="italic"/>
    </style:style>
    <style:style style:name="T17" style:family="text">
      <style:text-properties fo:font-style="italic" style:text-underline-style="none" officeooo:rsid="00ffe525" style:font-style-asian="italic" style:font-style-complex="italic"/>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officeooo:rsid="008300ea" style:font-style-asian="italic" style:font-style-complex="italic"/>
    </style:style>
    <style:style style:name="T20" style:family="text">
      <style:text-properties fo:font-style="italic" style:text-underline-style="solid" style:text-underline-width="auto" style:text-underline-color="font-color" officeooo:rsid="007ca085" style:font-style-asian="italic" style:font-style-complex="italic"/>
    </style:style>
    <style:style style:name="T21" style:family="text">
      <style:text-properties fo:font-style="italic" style:text-underline-style="solid" style:text-underline-width="auto" style:text-underline-color="font-color" officeooo:rsid="0098fdc5" style:font-style-asian="italic" style:font-style-complex="italic"/>
    </style:style>
    <style:style style:name="T22" style:family="text">
      <style:text-properties fo:font-style="italic" style:text-underline-style="solid" style:text-underline-width="auto" style:text-underline-color="font-color" officeooo:rsid="009be580" style:font-style-asian="italic" style:font-style-complex="italic"/>
    </style:style>
    <style:style style:name="T23" style:family="text">
      <style:text-properties fo:font-style="italic" style:text-underline-style="solid" style:text-underline-width="auto" style:text-underline-color="font-color" officeooo:rsid="00aeeba6" style:font-style-asian="italic" style:font-style-complex="italic"/>
    </style:style>
    <style:style style:name="T24" style:family="text">
      <style:text-properties fo:font-style="italic" style:text-underline-style="solid" style:text-underline-width="auto" style:text-underline-color="font-color" officeooo:rsid="00b00959" style:font-style-asian="italic" style:font-style-complex="italic"/>
    </style:style>
    <style:style style:name="T25" style:family="text">
      <style:text-properties fo:font-style="italic" style:text-underline-style="solid" style:text-underline-width="auto" style:text-underline-color="font-color" officeooo:rsid="00b064cb" style:font-style-asian="italic" style:font-style-complex="italic"/>
    </style:style>
    <style:style style:name="T26" style:family="text">
      <style:text-properties fo:font-style="italic" style:text-underline-style="solid" style:text-underline-width="auto" style:text-underline-color="font-color" officeooo:rsid="00bd0672" style:font-style-asian="italic" style:font-style-complex="italic"/>
    </style:style>
    <style:style style:name="T27" style:family="text">
      <style:text-properties fo:font-style="italic" style:text-underline-style="solid" style:text-underline-width="auto" style:text-underline-color="font-color" officeooo:rsid="00becffc" style:font-style-asian="italic" style:font-style-complex="italic"/>
    </style:style>
    <style:style style:name="T28" style:family="text">
      <style:text-properties fo:font-style="italic" style:text-underline-style="solid" style:text-underline-width="auto" style:text-underline-color="font-color" officeooo:rsid="00e44624" style:font-style-asian="italic" style:font-style-complex="italic"/>
    </style:style>
    <style:style style:name="T29" style:family="text">
      <style:text-properties fo:font-style="italic" style:text-underline-style="solid" style:text-underline-width="auto" style:text-underline-color="font-color" officeooo:rsid="00f1c3fc" style:font-style-asian="italic" style:font-style-complex="italic"/>
    </style:style>
    <style:style style:name="T30" style:family="text">
      <style:text-properties fo:font-style="italic" style:text-underline-style="solid" style:text-underline-width="auto" style:text-underline-color="font-color" officeooo:rsid="00f31e14" style:font-style-asian="italic" style:font-style-complex="italic"/>
    </style:style>
    <style:style style:name="T31" style:family="text">
      <style:text-properties fo:font-style="italic" style:text-underline-style="solid" style:text-underline-width="auto" style:text-underline-color="font-color" officeooo:rsid="00ffe525" style:font-style-asian="italic" style:font-style-complex="italic"/>
    </style:style>
    <style:style style:name="T32" style:family="text">
      <style:text-properties fo:font-style="italic" style:text-underline-style="solid" style:text-underline-width="auto" style:text-underline-color="font-color" fo:font-weight="normal" officeooo:rsid="0098fdc5"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888714" style:font-style-asian="italic" style:font-weight-asian="bold" style:font-style-complex="italic" style:font-weight-complex="bold"/>
    </style:style>
    <style:style style:name="T35" style:family="text">
      <style:text-properties fo:font-style="italic" fo:font-weight="bold" officeooo:rsid="0098fdc5" style:font-style-asian="italic" style:font-weight-asian="bold" style:font-style-complex="italic" style:font-weight-complex="bold"/>
    </style:style>
    <style:style style:name="T36" style:family="text">
      <style:text-properties fo:font-style="italic" fo:font-weight="bold" officeooo:rsid="009be580" style:font-style-asian="italic" style:font-weight-asian="bold" style:font-style-complex="italic" style:font-weight-complex="bold"/>
    </style:style>
    <style:style style:name="T37" style:family="text">
      <style:text-properties fo:font-style="italic" fo:font-weight="bold" officeooo:rsid="01256b81" style:font-style-asian="italic" style:font-weight-asian="bold" style:font-style-complex="italic" style:font-weight-complex="bold"/>
    </style:style>
    <style:style style:name="T38" style:family="text">
      <style:text-properties fo:font-style="normal" style:font-style-asian="normal" style:font-style-complex="normal"/>
    </style:style>
    <style:style style:name="T39" style:family="text">
      <style:text-properties fo:font-style="normal" officeooo:rsid="00706901" style:font-style-asian="normal" style:font-style-complex="normal"/>
    </style:style>
    <style:style style:name="T40" style:family="text">
      <style:text-properties fo:font-style="normal" officeooo:rsid="008300ea" style:font-style-asian="normal" style:font-style-complex="normal"/>
    </style:style>
    <style:style style:name="T41" style:family="text">
      <style:text-properties fo:font-style="normal" officeooo:rsid="0092d77c" style:font-style-asian="normal" style:font-style-complex="normal"/>
    </style:style>
    <style:style style:name="T42" style:family="text">
      <style:text-properties fo:font-style="normal" officeooo:rsid="0094b24e" style:font-style-asian="normal" style:font-style-complex="normal"/>
    </style:style>
    <style:style style:name="T43" style:family="text">
      <style:text-properties fo:font-style="normal" officeooo:rsid="0098fdc5" style:font-style-asian="normal" style:font-style-complex="normal"/>
    </style:style>
    <style:style style:name="T44" style:family="text">
      <style:text-properties fo:font-style="normal" officeooo:rsid="009be580" style:font-style-asian="normal" style:font-style-complex="normal"/>
    </style:style>
    <style:style style:name="T45" style:family="text">
      <style:text-properties fo:font-style="normal" officeooo:rsid="00a0d5a4" style:font-style-asian="normal" style:font-style-complex="normal"/>
    </style:style>
    <style:style style:name="T46" style:family="text">
      <style:text-properties fo:font-style="normal" officeooo:rsid="007ca085" style:font-style-asian="normal" style:font-style-complex="normal"/>
    </style:style>
    <style:style style:name="T47" style:family="text">
      <style:text-properties fo:font-style="normal" officeooo:rsid="00a2d8dd" style:font-style-asian="normal" style:font-style-complex="normal"/>
    </style:style>
    <style:style style:name="T48" style:family="text">
      <style:text-properties fo:font-style="normal" officeooo:rsid="00aeeba6" style:font-style-asian="normal" style:font-style-complex="normal"/>
    </style:style>
    <style:style style:name="T49" style:family="text">
      <style:text-properties fo:font-style="normal" officeooo:rsid="00b0472e" style:font-style-asian="normal" style:font-style-complex="normal"/>
    </style:style>
    <style:style style:name="T50" style:family="text">
      <style:text-properties fo:font-style="normal" officeooo:rsid="00b064cb" style:font-style-asian="normal" style:font-style-complex="normal"/>
    </style:style>
    <style:style style:name="T51" style:family="text">
      <style:text-properties fo:font-style="normal" officeooo:rsid="00bd0672" style:font-style-asian="normal" style:font-style-complex="normal"/>
    </style:style>
    <style:style style:name="T52" style:family="text">
      <style:text-properties fo:font-style="normal" officeooo:rsid="00e7e198" style:font-style-asian="normal" style:font-style-complex="normal"/>
    </style:style>
    <style:style style:name="T53" style:family="text">
      <style:text-properties fo:font-style="normal" officeooo:rsid="00b00959" style:font-style-asian="normal" style:font-style-complex="normal"/>
    </style:style>
    <style:style style:name="T54" style:family="text">
      <style:text-properties fo:font-style="normal" officeooo:rsid="0104679a" style:font-style-asian="normal" style:font-style-complex="normal"/>
    </style:style>
    <style:style style:name="T55" style:family="text">
      <style:text-properties fo:font-style="normal" officeooo:rsid="0106f1a7" style:font-style-asian="normal" style:font-style-complex="normal"/>
    </style:style>
    <style:style style:name="T56" style:family="text">
      <style:text-properties fo:font-style="normal" officeooo:rsid="0108ee3b" style:font-style-asian="normal" style:font-style-complex="normal"/>
    </style:style>
    <style:style style:name="T57" style:family="text">
      <style:text-properties fo:font-style="normal" style:text-underline-style="none" style:font-style-asian="normal" style:font-style-complex="normal"/>
    </style:style>
    <style:style style:name="T58" style:family="text">
      <style:text-properties fo:font-style="normal" style:text-underline-style="none" officeooo:rsid="008300ea" style:font-style-asian="normal" style:font-style-complex="normal"/>
    </style:style>
    <style:style style:name="T59" style:family="text">
      <style:text-properties fo:font-style="normal" style:text-underline-style="none" officeooo:rsid="0098fdc5" style:font-style-asian="normal" style:font-style-complex="normal"/>
    </style:style>
    <style:style style:name="T60" style:family="text">
      <style:text-properties fo:font-style="normal" style:text-underline-style="none" officeooo:rsid="00b38814" style:font-style-asian="normal" style:font-style-complex="normal"/>
    </style:style>
    <style:style style:name="T61" style:family="text">
      <style:text-properties fo:font-style="normal" style:text-underline-style="none" officeooo:rsid="00f1c3fc" style:font-style-asian="normal" style:font-style-complex="normal"/>
    </style:style>
    <style:style style:name="T62" style:family="text">
      <style:text-properties fo:font-style="normal" style:text-underline-style="none" officeooo:rsid="007ca085" style:font-style-asian="normal" style:font-style-complex="normal"/>
    </style:style>
    <style:style style:name="T63" style:family="text">
      <style:text-properties fo:font-style="normal" style:text-underline-style="none" officeooo:rsid="00f31e14" style:font-style-asian="normal" style:font-style-complex="normal"/>
    </style:style>
    <style:style style:name="T64" style:family="text">
      <style:text-properties fo:font-style="normal" style:text-underline-style="none" officeooo:rsid="00f732d0" style:font-style-asian="normal" style:font-style-complex="normal"/>
    </style:style>
    <style:style style:name="T65" style:family="text">
      <style:text-properties fo:font-style="normal" style:text-underline-style="none" officeooo:rsid="00ffe525"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normal" officeooo:rsid="006cc968" style:font-style-asian="normal" style:font-weight-asian="normal" style:font-style-complex="normal" style:font-weight-complex="normal"/>
    </style:style>
    <style:style style:name="T68" style:family="text">
      <style:text-properties officeooo:rsid="005e9b6c"/>
    </style:style>
    <style:style style:name="T69" style:family="text">
      <style:text-properties officeooo:rsid="0064de3d"/>
    </style:style>
    <style:style style:name="T70" style:family="text">
      <style:text-properties officeooo:rsid="006c90b7"/>
    </style:style>
    <style:style style:name="T71" style:family="text">
      <style:text-properties officeooo:rsid="006cc968"/>
    </style:style>
    <style:style style:name="T72" style:family="text">
      <style:text-properties officeooo:rsid="006d1169"/>
    </style:style>
    <style:style style:name="T73" style:family="text">
      <style:text-properties officeooo:rsid="006d1bc4"/>
    </style:style>
    <style:style style:name="T74" style:family="text">
      <style:text-properties officeooo:rsid="00706901"/>
    </style:style>
    <style:style style:name="T75" style:family="text">
      <style:text-properties officeooo:rsid="0070e6bd"/>
    </style:style>
    <style:style style:name="T76" style:family="text">
      <style:text-properties officeooo:rsid="007197a1"/>
    </style:style>
    <style:style style:name="T77" style:family="text">
      <style:text-properties officeooo:rsid="0072c1d0"/>
    </style:style>
    <style:style style:name="T78" style:family="text">
      <style:text-properties officeooo:rsid="00737fca"/>
    </style:style>
    <style:style style:name="T79" style:family="text">
      <style:text-properties officeooo:rsid="007442fa"/>
    </style:style>
    <style:style style:name="T80" style:family="text">
      <style:text-properties officeooo:rsid="00761005"/>
    </style:style>
    <style:style style:name="T81" style:family="text">
      <style:text-properties style:font-name="Liberation Serif" style:font-name-asian="Liberation Serif" style:font-name-complex="Liberation Serif"/>
    </style:style>
    <style:style style:name="T82" style:family="text">
      <style:text-properties style:font-name="Liberation Serif" officeooo:rsid="0096f648" style:font-name-asian="Liberation Serif" style:font-name-complex="Liberation Serif"/>
    </style:style>
    <style:style style:name="T83" style:family="text">
      <style:text-properties style:font-name="Liberation Serif" officeooo:rsid="00a0d5a4" style:font-name-asian="Liberation Serif" style:font-name-complex="Liberation Serif"/>
    </style:style>
    <style:style style:name="T84" style:family="text">
      <style:text-properties style:font-name="Liberation Serif" officeooo:rsid="00b9a940" style:font-name-asian="Liberation Serif" style:font-name-complex="Liberation Serif"/>
    </style:style>
    <style:style style:name="T85" style:family="text">
      <style:text-properties style:font-name="Liberation Serif" officeooo:rsid="00c589df" style:font-name-asian="Liberation Serif" style:font-name-complex="Liberation Serif"/>
    </style:style>
    <style:style style:name="T86" style:family="text">
      <style:text-properties officeooo:rsid="007ca085"/>
    </style:style>
    <style:style style:name="T87" style:family="text">
      <style:text-properties officeooo:rsid="008300ea"/>
    </style:style>
    <style:style style:name="T88" style:family="text">
      <style:text-properties officeooo:rsid="0084e2ca"/>
    </style:style>
    <style:style style:name="T89" style:family="text">
      <style:text-properties officeooo:rsid="00888714"/>
    </style:style>
    <style:style style:name="T90" style:family="text">
      <style:text-properties fo:font-weight="normal" officeooo:rsid="00888714" style:font-weight-asian="normal" style:font-weight-complex="normal"/>
    </style:style>
    <style:style style:name="T91" style:family="text">
      <style:text-properties fo:font-weight="normal" officeooo:rsid="001b8240" style:font-weight-asian="normal" style:font-weight-complex="normal"/>
    </style:style>
    <style:style style:name="T92" style:family="text">
      <style:text-properties fo:font-weight="normal" officeooo:rsid="008f8ea2" style:font-weight-asian="normal" style:font-weight-complex="normal"/>
    </style:style>
    <style:style style:name="T93" style:family="text">
      <style:text-properties officeooo:rsid="008bf9fb"/>
    </style:style>
    <style:style style:name="T94" style:family="text">
      <style:text-properties officeooo:rsid="008cf75e"/>
    </style:style>
    <style:style style:name="T95" style:family="text">
      <style:text-properties officeooo:rsid="008d9fa4"/>
    </style:style>
    <style:style style:name="T96" style:family="text">
      <style:text-properties officeooo:rsid="008f8ea2"/>
    </style:style>
    <style:style style:name="T97" style:family="text">
      <style:text-properties officeooo:rsid="0091732f"/>
    </style:style>
    <style:style style:name="T98" style:family="text">
      <style:text-properties officeooo:rsid="0096c981"/>
    </style:style>
    <style:style style:name="T99" style:family="text">
      <style:text-properties officeooo:rsid="0098ad28"/>
    </style:style>
    <style:style style:name="T100" style:family="text">
      <style:text-properties officeooo:rsid="009a3151"/>
    </style:style>
    <style:style style:name="T101" style:family="text">
      <style:text-properties officeooo:rsid="00a1e5fd"/>
    </style:style>
    <style:style style:name="T102" style:family="text">
      <style:text-properties style:font-name="Liberation Mono" fo:font-size="10pt" style:font-size-asian="10pt" style:font-size-complex="10pt"/>
    </style:style>
    <style:style style:name="T103" style:family="text">
      <style:text-properties style:font-name="Liberation Mono" fo:font-size="10pt" officeooo:rsid="00a1e5fd" style:font-size-asian="10pt" style:font-size-complex="10pt"/>
    </style:style>
    <style:style style:name="T104" style:family="text">
      <style:text-properties style:font-name="Liberation Mono" fo:font-size="10pt" officeooo:rsid="00a66c1d" style:font-size-asian="10pt" style:font-size-complex="10pt"/>
    </style:style>
    <style:style style:name="T105" style:family="text">
      <style:text-properties style:font-name="Liberation Mono" fo:font-size="10pt" officeooo:rsid="009be580" style:font-size-asian="10pt" style:font-size-complex="10pt"/>
    </style:style>
    <style:style style:name="T106" style:family="text">
      <style:text-properties style:font-name="Liberation Mono" fo:font-size="10pt" fo:font-style="normal" officeooo:rsid="009be580" style:font-size-asian="10pt" style:font-style-asian="normal" style:font-size-complex="10pt" style:font-style-complex="normal"/>
    </style:style>
    <style:style style:name="T107" style:family="text">
      <style:text-properties style:font-name="Liberation Mono" fo:font-size="10pt" fo:font-style="italic" fo:font-weight="bold" officeooo:rsid="00a0f5db" style:font-size-asian="10pt" style:font-style-asian="italic" style:font-weight-asian="bold" style:font-size-complex="10pt" style:font-style-complex="italic" style:font-weight-complex="bold"/>
    </style:style>
    <style:style style:name="T108" style:family="text">
      <style:text-properties style:font-name="Liberation Mono" fo:font-size="10pt" fo:font-style="italic" fo:font-weight="bold" officeooo:rsid="009be580" style:font-size-asian="10pt" style:font-style-asian="italic" style:font-weight-asian="bold" style:font-size-complex="10pt" style:font-style-complex="italic" style:font-weight-complex="bold"/>
    </style:style>
    <style:style style:name="T109" style:family="text">
      <style:text-properties style:font-name="Liberation Mono" fo:font-size="10pt" fo:font-style="italic" fo:font-weight="bold" officeooo:rsid="00a1e5fd" style:font-size-asian="10pt" style:font-style-asian="italic" style:font-weight-asian="bold" style:font-size-complex="10pt" style:font-style-complex="italic" style:font-weight-complex="bold"/>
    </style:style>
    <style:style style:name="T110" style:family="text">
      <style:text-properties style:font-name="Liberation Mono" fo:font-size="10pt" fo:font-style="italic" fo:font-weight="bold" officeooo:rsid="00a66c1d" style:font-size-asian="10pt" style:font-style-asian="italic" style:font-weight-asian="bold" style:font-size-complex="10pt" style:font-style-complex="italic" style:font-weight-complex="bold"/>
    </style:style>
    <style:style style:name="T111" style:family="text">
      <style:text-properties style:font-name="Liberation Mono" fo:font-size="10.5pt" style:font-size-asian="10.5pt" style:font-size-complex="10.5pt"/>
    </style:style>
    <style:style style:name="T112" style:family="text">
      <style:text-properties style:font-name="Liberation Mono" fo:font-size="10.5pt" fo:font-style="italic" fo:font-weight="bold" officeooo:rsid="00b064cb" style:font-size-asian="10.5pt" style:font-style-asian="italic" style:font-weight-asian="bold" style:font-size-complex="10.5pt" style:font-style-complex="italic" style:font-weight-complex="bold"/>
    </style:style>
    <style:style style:name="T113" style:family="text">
      <style:text-properties style:font-name="Liberation Mono" fo:font-size="10.5pt" fo:font-style="italic" style:text-underline-style="none" fo:font-weight="bold" officeooo:rsid="00f1c3fc" style:font-size-asian="10.5pt" style:font-style-asian="italic" style:font-weight-asian="bold" style:font-size-complex="10.5pt" style:font-style-complex="italic" style:font-weight-complex="bold"/>
    </style:style>
    <style:style style:name="T114" style:family="text">
      <style:text-properties fo:color="#0000ff" loext:opacity="100%" fo:font-style="normal" officeooo:rsid="00a2d8dd" style:font-style-asian="normal" style:font-style-complex="normal"/>
    </style:style>
    <style:style style:name="T115" style:family="text">
      <style:text-properties fo:color="#0000ff" loext:opacity="100%" fo:font-style="normal" officeooo:rsid="00ea0862" style:font-style-asian="normal" style:font-style-complex="normal"/>
    </style:style>
    <style:style style:name="T116" style:family="text">
      <style:text-properties fo:color="#0000ff" loext:opacity="100%" officeooo:rsid="00e7e198"/>
    </style:style>
    <style:style style:name="T117" style:family="text">
      <style:text-properties fo:color="#000000" loext:opacity="100%" fo:font-weight="normal"/>
    </style:style>
    <style:style style:name="T118" style:family="text">
      <style:text-properties fo:color="#000000" loext:opacity="100%" fo:font-weight="normal" officeooo:rsid="00d14c5b"/>
    </style:style>
    <style:style style:name="T119" style:family="text">
      <style:text-properties fo:color="#000000" loext:opacity="100%" fo:font-style="normal" fo:font-weight="normal" style:font-style-asian="normal" style:font-style-complex="normal"/>
    </style:style>
    <style:style style:name="T120" style:family="text">
      <style:text-properties fo:color="#000000" loext:opacity="100%" fo:font-style="normal" fo:font-weight="normal" officeooo:rsid="00d1aece" style:font-style-asian="normal" style:font-style-complex="normal"/>
    </style:style>
    <style:style style:name="T121" style:family="text">
      <style:text-properties fo:color="#000000" loext:opacity="100%" fo:font-style="normal" fo:font-weight="normal" officeooo:rsid="00d3a7ac" style:font-style-asian="normal" style:font-style-complex="normal"/>
    </style:style>
    <style:style style:name="T122" style:family="text">
      <style:text-properties fo:color="#000000" loext:opacity="100%" fo:font-style="normal" fo:font-weight="normal" officeooo:rsid="00fe2243" style:font-style-asian="normal" style:font-style-complex="normal"/>
    </style:style>
    <style:style style:name="T123" style:family="text">
      <style:text-properties fo:color="#000000" loext:opacity="100%" fo:font-style="normal" fo:font-weight="normal" officeooo:rsid="00ffe525" style:font-style-asian="normal" style:font-style-complex="normal"/>
    </style:style>
    <style:style style:name="T124" style:family="text">
      <style:text-properties fo:color="#000000" loext:opacity="100%" fo:font-style="normal" fo:font-weight="normal" officeooo:rsid="01006dfb" style:font-style-asian="normal" style:font-style-complex="normal"/>
    </style:style>
    <style:style style:name="T125" style:family="text">
      <style:text-properties fo:color="#000000" loext:opacity="100%" fo:font-style="italic" style:text-underline-style="solid" style:text-underline-width="auto" style:text-underline-color="font-color" fo:font-weight="normal" style:font-style-asian="italic" style:font-style-complex="italic"/>
    </style:style>
    <style:style style:name="T126" style:family="text">
      <style:text-properties fo:color="#000000" loext:opacity="100%" fo:font-style="italic" style:text-underline-style="solid" style:text-underline-width="auto" style:text-underline-color="font-color" fo:font-weight="normal" officeooo:rsid="00d1aece" style:font-style-asian="italic" style:font-style-complex="italic"/>
    </style:style>
    <style:style style:name="T127" style:family="text">
      <style:text-properties fo:color="#000000" loext:opacity="100%" fo:font-style="italic" style:text-underline-style="solid" style:text-underline-width="auto" style:text-underline-color="font-color" fo:font-weight="normal" officeooo:rsid="00e44624" style:font-style-asian="italic" style:font-style-complex="italic"/>
    </style:style>
    <style:style style:name="T128" style:family="text">
      <style:text-properties fo:color="#000000" loext:opacity="100%" fo:font-style="italic" style:text-underline-style="solid" style:text-underline-width="auto" style:text-underline-color="font-color" fo:font-weight="normal" officeooo:rsid="00f31e14" style:font-style-asian="italic" style:font-style-complex="italic"/>
    </style:style>
    <style:style style:name="T129" style:family="text">
      <style:text-properties fo:color="#000000" loext:opacity="100%" fo:font-style="italic" fo:font-weight="normal" style:font-style-asian="italic" style:font-style-complex="italic"/>
    </style:style>
    <style:style style:name="T130" style:family="text">
      <style:text-properties fo:color="#000000" loext:opacity="100%" style:font-name="Liberation Mono" fo:font-size="10.5pt" fo:font-style="italic" style:text-underline-style="none" fo:font-weight="bold" officeooo:rsid="00f1c3fc" fo:background-color="transparent" loext:char-shading-value="0" style:font-size-asian="10.5pt" style:font-style-asian="italic" style:font-weight-asian="bold" style:font-size-complex="10.5pt" style:font-style-complex="italic" style:font-weight-complex="bold"/>
    </style:style>
    <style:style style:name="T131" style:family="text">
      <style:text-properties fo:color="#000000" loext:opacity="100%" style:font-name="Liberation Mono" fo:font-size="10.5pt" fo:font-style="italic" style:text-underline-style="none" fo:font-weight="bold" officeooo:rsid="00ffe525" fo:background-color="transparent" loext:char-shading-value="0" style:font-size-asian="10.5pt" style:font-style-asian="italic" style:font-weight-asian="bold" style:font-size-complex="10.5pt" style:font-style-complex="italic" style:font-weight-complex="bold"/>
    </style:style>
    <style:style style:name="T132" style:family="text">
      <style:text-properties fo:color="#000000" loext:opacity="100%" style:font-name="Liberation Mono" fo:font-size="10.5pt" fo:font-style="italic" style:text-underline-style="none" fo:font-weight="bold" officeooo:rsid="010385ef" fo:background-color="transparent" loext:char-shading-value="0" style:font-size-asian="10.5pt" style:font-style-asian="italic" style:font-weight-asian="bold" style:font-size-complex="10.5pt" style:font-style-complex="italic" style:font-weight-complex="bold"/>
    </style:style>
    <style:style style:name="T133" style:family="text">
      <style:text-properties fo:color="#000000" loext:opacity="100%" style:font-name="Liberation Mono" fo:font-size="10.5pt" fo:font-style="italic" style:text-underline-style="none" fo:font-weight="bold" officeooo:rsid="00f1c3fc" style:font-size-asian="10.5pt" style:font-style-asian="italic" style:font-weight-asian="bold" style:font-size-complex="10.5pt" style:font-style-complex="italic" style:font-weight-complex="bold"/>
    </style:style>
    <style:style style:name="T134" style:family="text">
      <style:text-properties fo:color="#000000" loext:opacity="100%" style:font-name="Liberation Mono" fo:font-size="10.5pt" fo:font-style="italic" style:text-underline-style="none" fo:font-weight="bold" officeooo:rsid="00ffe525" style:font-size-asian="10.5pt" style:font-style-asian="italic" style:font-weight-asian="bold" style:font-size-complex="10.5pt" style:font-style-complex="italic" style:font-weight-complex="bold"/>
    </style:style>
    <style:style style:name="T135" style:family="text">
      <style:text-properties fo:color="#000000" loext:opacity="100%" style:font-name="Liberation Serif1" fo:font-size="12pt" fo:font-style="normal" fo:font-weight="normal" officeooo:rsid="00fe2243" fo:background-color="transparent" loext:char-shading-value="0" style:font-size-asian="12pt" style:font-style-asian="normal" style:font-size-complex="12pt" style:font-style-complex="normal"/>
    </style:style>
    <style:style style:name="T136" style:family="text">
      <style:text-properties fo:color="#000000" loext:opacity="100%" style:font-name="Liberation Serif1" fo:font-size="12pt" fo:font-style="normal" fo:font-weight="normal" officeooo:rsid="00ffe525" fo:background-color="transparent" loext:char-shading-value="0" style:font-size-asian="12pt" style:font-style-asian="normal" style:font-size-complex="12pt" style:font-style-complex="normal"/>
    </style:style>
    <style:style style:name="T137" style:family="text">
      <style:text-properties style:font-name="Liberation Serif1" fo:font-size="12pt" officeooo:rsid="00a1e5fd" style:font-size-asian="12pt" style:font-size-complex="12pt"/>
    </style:style>
    <style:style style:name="T138" style:family="text">
      <style:text-properties style:font-name="Liberation Serif1" fo:font-size="12pt" officeooo:rsid="00a49bbf" style:font-size-asian="12pt" style:font-size-complex="12pt"/>
    </style:style>
    <style:style style:name="T139" style:family="text">
      <style:text-properties style:font-name="Liberation Serif1" fo:font-size="12pt" officeooo:rsid="00cbacaa" style:font-size-asian="12pt" style:font-size-complex="12pt"/>
    </style:style>
    <style:style style:name="T140" style:family="text">
      <style:text-properties style:font-name="Liberation Serif1" style:font-name-asian="Noto Serif CJK SC" style:font-name-complex="Lohit Devanagari1"/>
    </style:style>
    <style:style style:name="T141" style:family="text">
      <style:text-properties style:font-name="Liberation Serif1" officeooo:rsid="00dbebf4" style:font-name-asian="Noto Serif CJK SC" style:font-name-complex="Lohit Devanagari1"/>
    </style:style>
    <style:style style:name="T142" style:family="text">
      <style:text-properties style:font-name="Liberation Serif1" officeooo:rsid="00dd806e" style:font-name-asian="Noto Serif CJK SC" style:font-name-complex="Lohit Devanagari1"/>
    </style:style>
    <style:style style:name="T143" style:family="text">
      <style:text-properties style:font-name="Liberation Serif1" officeooo:rsid="00de1618" style:font-name-asian="Noto Serif CJK SC" style:font-name-complex="Lohit Devanagari1"/>
    </style:style>
    <style:style style:name="T144" style:family="text">
      <style:text-properties style:font-name="Liberation Serif1" officeooo:rsid="00df6d0c" style:font-name-asian="Noto Serif CJK SC" style:font-name-complex="Lohit Devanagari1"/>
    </style:style>
    <style:style style:name="T145" style:family="text">
      <style:text-properties style:font-name="Liberation Serif1" officeooo:rsid="00e15835" style:font-name-asian="Noto Serif CJK SC" style:font-name-complex="Lohit Devanagari1"/>
    </style:style>
    <style:style style:name="T146" style:family="text">
      <style:text-properties style:font-name="Liberation Serif1" officeooo:rsid="00e281b3" style:font-name-asian="Noto Serif CJK SC" style:font-name-complex="Lohit Devanagari1"/>
    </style:style>
    <style:style style:name="T147" style:family="text">
      <style:text-properties style:font-name="Liberation Serif1" officeooo:rsid="00e44624" style:font-name-asian="Noto Serif CJK SC" style:font-name-complex="Lohit Devanagari1"/>
    </style:style>
    <style:style style:name="T148" style:family="text">
      <style:text-properties style:font-name="Liberation Serif1" officeooo:rsid="00ef99ba" style:font-name-asian="Noto Serif CJK SC" style:font-name-complex="Lohit Devanagari1"/>
    </style:style>
    <style:style style:name="T149" style:family="text">
      <style:text-properties style:font-name="Liberation Serif1" officeooo:rsid="00f196b1" style:font-name-asian="Noto Serif CJK SC" style:font-name-complex="Lohit Devanagari1"/>
    </style:style>
    <style:style style:name="T150" style:family="text">
      <style:text-properties style:font-name="Liberation Serif1" officeooo:rsid="00f1ac84" style:font-name-asian="Noto Serif CJK SC" style:font-name-complex="Lohit Devanagari1"/>
    </style:style>
    <style:style style:name="T151" style:family="text">
      <style:text-properties style:font-name="Liberation Serif1" officeooo:rsid="00f732d0" style:font-name-asian="Noto Serif CJK SC" style:font-name-complex="Lohit Devanagari1"/>
    </style:style>
    <style:style style:name="T152" style:family="text">
      <style:text-properties style:font-name="Liberation Serif1" officeooo:rsid="010eafde" style:font-name-asian="Noto Serif CJK SC" style:font-name-complex="Lohit Devanagari1"/>
    </style:style>
    <style:style style:name="T153" style:family="text">
      <style:text-properties fo:color="#795e26" loext:opacity="100%"/>
    </style:style>
    <style:style style:name="T154" style:family="text">
      <style:text-properties fo:color="#795e26" loext:opacity="100%" fo:font-style="normal" officeooo:rsid="00a2d8dd" style:font-style-asian="normal" style:font-style-complex="normal"/>
    </style:style>
    <style:style style:name="T155" style:family="text">
      <style:text-properties fo:color="#795e26" loext:opacity="100%" fo:font-style="normal" officeooo:rsid="00a66c1d" style:font-style-asian="normal" style:font-style-complex="normal"/>
    </style:style>
    <style:style style:name="T156" style:family="text">
      <style:text-properties fo:color="#795e26" loext:opacity="100%" fo:font-style="normal" officeooo:rsid="00a9f1d5" style:font-style-asian="normal" style:font-style-complex="normal"/>
    </style:style>
    <style:style style:name="T157" style:family="text">
      <style:text-properties fo:color="#795e26" loext:opacity="100%" fo:font-style="normal" officeooo:rsid="00d1aece" style:font-style-asian="normal" style:font-style-complex="normal"/>
    </style:style>
    <style:style style:name="T158" style:family="text">
      <style:text-properties fo:color="#001080" loext:opacity="100%"/>
    </style:style>
    <style:style style:name="T159" style:family="text">
      <style:text-properties fo:color="#001080" loext:opacity="100%" fo:font-style="normal" officeooo:rsid="00a2d8dd" style:font-style-asian="normal" style:font-style-complex="normal"/>
    </style:style>
    <style:style style:name="T160" style:family="text">
      <style:text-properties fo:color="#001080" loext:opacity="100%" fo:font-style="normal" officeooo:rsid="00a66c1d" style:font-style-asian="normal" style:font-style-complex="normal"/>
    </style:style>
    <style:style style:name="T161" style:family="text">
      <style:text-properties fo:color="#001080" loext:opacity="100%" fo:font-style="normal" officeooo:rsid="00d1aece" style:font-style-asian="normal" style:font-style-complex="normal"/>
    </style:style>
    <style:style style:name="T162" style:family="text">
      <style:text-properties fo:color="#001080" loext:opacity="100%" fo:font-style="normal" officeooo:rsid="00e7e198" style:font-style-asian="normal" style:font-style-complex="normal"/>
    </style:style>
    <style:style style:name="T163" style:family="text">
      <style:text-properties fo:color="#001080" loext:opacity="100%" fo:font-style="normal" fo:font-weight="normal" style:font-style-asian="normal" style:font-style-complex="normal"/>
    </style:style>
    <style:style style:name="T164" style:family="text">
      <style:text-properties fo:color="#001080" loext:opacity="100%" fo:font-style="normal" fo:font-weight="normal" officeooo:rsid="00a9f1d5" style:font-style-asian="normal" style:font-style-complex="normal"/>
    </style:style>
    <style:style style:name="T165" style:family="text">
      <style:text-properties fo:color="#001080" loext:opacity="100%" officeooo:rsid="00d14c5b"/>
    </style:style>
    <style:style style:name="T166" style:family="text">
      <style:text-properties fo:color="#001080" loext:opacity="100%" fo:font-weight="normal"/>
    </style:style>
    <style:style style:name="T167" style:family="text">
      <style:text-properties fo:color="#001080" loext:opacity="100%" fo:font-weight="normal" officeooo:rsid="00d14c5b"/>
    </style:style>
    <style:style style:name="T168" style:family="text">
      <style:text-properties fo:color="#001080" loext:opacity="100%" fo:font-weight="normal" officeooo:rsid="00d1aece"/>
    </style:style>
    <style:style style:name="T169" style:family="text">
      <style:text-properties fo:color="#267f99" loext:opacity="100%" fo:font-weight="normal"/>
    </style:style>
    <style:style style:name="T170" style:family="text">
      <style:text-properties fo:color="#af00db" loext:opacity="100%"/>
    </style:style>
    <style:style style:name="T171" style:family="text">
      <style:text-properties fo:color="#af00db" loext:opacity="100%" fo:font-weight="normal"/>
    </style:style>
    <style:style style:name="T172" style:family="text">
      <style:text-properties fo:color="#af00db" loext:opacity="100%" fo:font-style="normal" fo:font-weight="normal" style:font-style-asian="normal" style:font-style-complex="normal"/>
    </style:style>
    <style:style style:name="T173" style:family="text">
      <style:text-properties fo:color="#af00db" loext:opacity="100%" fo:font-style="normal" officeooo:rsid="00e7e198" style:font-style-asian="normal" style:font-style-complex="normal"/>
    </style:style>
    <style:style style:name="T174" style:family="text">
      <style:text-properties fo:color="#008000" loext:opacity="100%" fo:font-size="9pt" fo:font-style="normal" officeooo:rsid="00a2d8dd" style:font-size-asian="9pt" style:font-style-asian="normal" style:font-size-complex="9pt" style:font-style-complex="normal"/>
    </style:style>
    <style:style style:name="T175" style:family="text">
      <style:text-properties fo:color="#008000" loext:opacity="100%" fo:font-size="9pt" fo:font-style="normal" officeooo:rsid="00a66c1d" style:font-size-asian="9pt" style:font-style-asian="normal" style:font-size-complex="9pt" style:font-style-complex="normal"/>
    </style:style>
    <style:style style:name="T176" style:family="text">
      <style:text-properties fo:color="#008000" loext:opacity="100%" fo:font-size="9pt" fo:font-style="normal" officeooo:rsid="00e8db61" style:font-size-asian="9pt" style:font-style-asian="normal" style:font-size-complex="9pt" style:font-style-complex="normal"/>
    </style:style>
    <style:style style:name="T177" style:family="text">
      <style:text-properties fo:color="#008000" loext:opacity="100%" fo:font-size="9pt" fo:font-style="normal" officeooo:rsid="00ea0862" style:font-size-asian="9pt" style:font-style-asian="normal" style:font-size-complex="9pt" style:font-style-complex="normal"/>
    </style:style>
    <style:style style:name="T178" style:family="text">
      <style:text-properties fo:color="#008000" loext:opacity="100%" fo:font-size="9pt" fo:font-style="normal" officeooo:rsid="00e95b6c" style:font-size-asian="9pt" style:font-style-asian="normal" style:font-size-complex="9pt" style:font-style-complex="normal"/>
    </style:style>
    <style:style style:name="T179" style:family="text">
      <style:text-properties fo:color="#008000" loext:opacity="100%" fo:font-style="normal" officeooo:rsid="00a2d8dd" style:font-style-asian="normal" style:font-style-complex="normal"/>
    </style:style>
    <style:style style:name="T180" style:family="text">
      <style:text-properties fo:color="#0070c1" loext:opacity="100%"/>
    </style:style>
    <style:style style:name="T181" style:family="text">
      <style:text-properties fo:color="#0070c1" loext:opacity="100%" fo:font-style="normal" fo:font-weight="normal" officeooo:rsid="00a66c1d" style:font-style-asian="normal" style:font-style-complex="normal"/>
    </style:style>
    <style:style style:name="T182" style:family="text">
      <style:text-properties officeooo:rsid="00a88261"/>
    </style:style>
    <style:style style:name="T183" style:family="text">
      <style:text-properties officeooo:rsid="00a9f1d5"/>
    </style:style>
    <style:style style:name="T184" style:family="text">
      <style:text-properties fo:color="#a31515" loext:opacity="100%" fo:font-weight="normal"/>
    </style:style>
    <style:style style:name="T185" style:family="text">
      <style:text-properties officeooo:rsid="00ab1020"/>
    </style:style>
    <style:style style:name="T186" style:family="text">
      <style:text-properties officeooo:rsid="00abe974"/>
    </style:style>
    <style:style style:name="T187" style:family="text">
      <style:text-properties officeooo:rsid="00aeeba6"/>
    </style:style>
    <style:style style:name="T188" style:family="text">
      <style:text-properties officeooo:rsid="00b00959"/>
    </style:style>
    <style:style style:name="T189" style:family="text">
      <style:text-properties officeooo:rsid="00b38814"/>
    </style:style>
    <style:style style:name="T190" style:family="text">
      <style:text-properties officeooo:rsid="00b63a86"/>
    </style:style>
    <style:style style:name="T191" style:family="text">
      <style:text-properties officeooo:rsid="00b8597f"/>
    </style:style>
    <style:style style:name="T192" style:family="text">
      <style:text-properties officeooo:rsid="00b9a940"/>
    </style:style>
    <style:style style:name="T193" style:family="text">
      <style:text-properties officeooo:rsid="00bb05e7"/>
    </style:style>
    <style:style style:name="T194" style:family="text">
      <style:text-properties officeooo:rsid="00bc529e"/>
    </style:style>
    <style:style style:name="T195" style:family="text">
      <style:text-properties officeooo:rsid="00bd0672"/>
    </style:style>
    <style:style style:name="T196" style:family="text">
      <style:text-properties officeooo:rsid="00becffc"/>
    </style:style>
    <style:style style:name="T197" style:family="text">
      <style:text-properties officeooo:rsid="00bffa44"/>
    </style:style>
    <style:style style:name="T198" style:family="text">
      <style:text-properties officeooo:rsid="00c1d00f"/>
    </style:style>
    <style:style style:name="T199" style:family="text">
      <style:text-properties officeooo:rsid="00c35ae3"/>
    </style:style>
    <style:style style:name="T200" style:family="text">
      <style:text-properties officeooo:rsid="00c4218b"/>
    </style:style>
    <style:style style:name="T201" style:family="text">
      <style:text-properties officeooo:rsid="00c70b6c"/>
    </style:style>
    <style:style style:name="T202" style:family="text">
      <style:text-properties officeooo:rsid="00c85275"/>
    </style:style>
    <style:style style:name="T203" style:family="text">
      <style:text-properties officeooo:rsid="00c8e25c"/>
    </style:style>
    <style:style style:name="T204" style:family="text">
      <style:text-properties officeooo:rsid="00ca64d0"/>
    </style:style>
    <style:style style:name="T205" style:family="text">
      <style:text-properties officeooo:rsid="00cbacaa"/>
    </style:style>
    <style:style style:name="T206" style:family="text">
      <style:text-properties officeooo:rsid="00ce3058"/>
    </style:style>
    <style:style style:name="T207" style:family="text">
      <style:text-properties officeooo:rsid="00d02aa7"/>
    </style:style>
    <style:style style:name="T208" style:family="text">
      <style:text-properties officeooo:rsid="00da8879"/>
    </style:style>
    <style:style style:name="T209" style:family="text">
      <style:text-properties officeooo:rsid="00dbebf4"/>
    </style:style>
    <style:style style:name="T210" style:family="text">
      <style:text-properties officeooo:rsid="00e44624"/>
    </style:style>
    <style:style style:name="T211" style:family="text">
      <style:text-properties officeooo:rsid="00e8db61"/>
    </style:style>
    <style:style style:name="T212" style:family="text">
      <style:text-properties officeooo:rsid="00e95b6c"/>
    </style:style>
    <style:style style:name="T213" style:family="text">
      <style:text-properties officeooo:rsid="00ea0862"/>
    </style:style>
    <style:style style:name="T214" style:family="text">
      <style:text-properties fo:color="#666666" loext:opacity="100%" fo:font-style="normal" officeooo:rsid="00ea0862" style:font-style-asian="normal" style:font-style-complex="normal"/>
    </style:style>
    <style:style style:name="T215" style:family="text">
      <style:text-properties officeooo:rsid="00ee2995"/>
    </style:style>
    <style:style style:name="T216" style:family="text">
      <style:text-properties officeooo:rsid="00f45e96"/>
    </style:style>
    <style:style style:name="T217" style:family="text">
      <style:text-properties officeooo:rsid="00f57772"/>
    </style:style>
    <style:style style:name="T218" style:family="text">
      <style:text-properties officeooo:rsid="00f732d0"/>
    </style:style>
    <style:style style:name="T219" style:family="text">
      <style:text-properties officeooo:rsid="00ffe525"/>
    </style:style>
    <style:style style:name="T220" style:family="text">
      <style:text-properties officeooo:rsid="01006dfb"/>
    </style:style>
    <style:style style:name="T221" style:family="text">
      <style:text-properties officeooo:rsid="0101a9f4"/>
    </style:style>
    <style:style style:name="T222" style:family="text">
      <style:text-properties officeooo:rsid="0102f581"/>
    </style:style>
    <style:style style:name="T223" style:family="text">
      <style:text-properties officeooo:rsid="010385ef"/>
    </style:style>
    <style:style style:name="T224" style:family="text">
      <style:text-properties officeooo:rsid="0105b8c2"/>
    </style:style>
    <style:style style:name="T225" style:family="text">
      <style:text-properties officeooo:rsid="0105d6ba"/>
    </style:style>
    <style:style style:name="T226" style:family="text">
      <style:text-properties officeooo:rsid="010a6b9e"/>
    </style:style>
    <style:style style:name="T227" style:family="text">
      <style:text-properties officeooo:rsid="010c2c9a"/>
    </style:style>
    <style:style style:name="T228" style:family="text">
      <style:text-properties officeooo:rsid="010dab0f"/>
    </style:style>
    <style:style style:name="T229" style:family="text">
      <style:text-properties officeooo:rsid="01159ce8"/>
    </style:style>
    <style:style style:name="T230" style:family="text">
      <style:text-properties officeooo:rsid="011744dd"/>
    </style:style>
    <style:style style:name="T231" style:family="text">
      <style:text-properties officeooo:rsid="01190855"/>
    </style:style>
    <style:style style:name="T232" style:family="text">
      <style:text-properties officeooo:rsid="01256b81"/>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 <text:span text:style-name="T1">oct_22</text:span></text:p>
      <text:h text:style-name="Heading_20_1" text:outline-level="1"><text:span text:style-name="T86">1. </text:span>Introduction</text:h>
      <text:p text:style-name="P2">Suppose we are given a problem</text:p>
      <table:table table:name="Table2" table:style-name="Table2">
        <table:table-column table:style-name="Table2.A"/>
        <table:table-column table:style-name="Table2.B"/>
        <table:table-header-rows>
          <table:table-row>
            <table:table-cell table:style-name="Table2.A1" office:value-type="string">
              <text:p text:style-name="P52"><draw:frame draw:style-name="fr2" draw:name="Object1" text:anchor-type="as-char" svg:y="-0.386cm" svg:width="7.17cm" svg:height="0.542cm" draw:z-index="47"><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47">(1.1)</text:p>
            </table:table-cell>
          </table:table-row>
        </table:table-header-rows>
      </table:table>
      <text:p text:style-name="P61">Where <draw:frame draw:style-name="fr2" draw:name="Object3" text:anchor-type="as-char" svg:y="-0.298cm" svg:width="0.439cm" svg:height="0.404cm" draw:z-index="5"><draw:object xlink:href="./Object 3" xlink:type="simple" xlink:show="embed" xlink:actuate="onLoad"/><draw:image xlink:href="./ObjectReplacements/Object 3" xlink:type="simple" xlink:show="embed" xlink:actuate="onLoad"/></draw:frame><text:s/>and <draw:frame draw:style-name="fr2" draw:name="Object4" text:anchor-type="as-char" svg:y="-0.215cm" svg:width="0.482cm" svg:height="0.242cm" draw:z-index="7"><draw:object xlink:href="./Object 4" xlink:type="simple" xlink:show="embed" xlink:actuate="onLoad"/><draw:image xlink:href="./ObjectReplacements/Object 4" xlink:type="simple" xlink:show="embed" xlink:actuate="onLoad"/></draw:frame><text:s/>are in CNF, and <draw:frame draw:style-name="fr2" draw:name="Object5" text:anchor-type="as-char" svg:y="-0.377cm" svg:width="0.527cm" svg:height="0.467cm" draw:z-index="8"><draw:object xlink:href="./Object 5" xlink:type="simple" xlink:show="embed" xlink:actuate="onLoad"/><draw:image xlink:href="./ObjectReplacements/Object 5" xlink:type="simple" xlink:show="embed" xlink:actuate="onLoad"/></draw:frame><text:s/>and <draw:frame draw:style-name="fr2" draw:name="Object6" text:anchor-type="as-char" svg:y="-0.377cm" svg:width="0.494cm" svg:height="0.467cm" draw:z-index="9"><draw:object xlink:href="./Object 6" xlink:type="simple" xlink:show="embed" xlink:actuate="onLoad"/><draw:image xlink:href="./ObjectReplacements/Object 6" xlink:type="simple" xlink:show="embed" xlink:actuate="onLoad"/></draw:frame><text:s/>are disjoint sets of variables.</text:p>
      <text:p text:style-name="P61"><text:span text:style-name="T89">It shall later </text:span><text:span text:style-name="T200">be</text:span><text:span text:style-name="T89"> important to have </text:span><text:span text:style-name="T89"><draw:frame draw:style-name="fr2" draw:name="Object84" text:anchor-type="as-char" svg:y="-0.377cm" svg:width="0.527cm" svg:height="0.467cm" draw:z-index="48"><draw:object xlink:href="./Object 100" xlink:type="simple" xlink:show="embed" xlink:actuate="onLoad"/><draw:image xlink:href="./ObjectReplacements/Object 100" xlink:type="simple" xlink:show="embed" xlink:actuate="onLoad"/></draw:frame></text:span><text:span text:style-name="T89"><text:s/>variables in clauses being quantified, and hence, we mark </text:span><text:span text:style-name="T89"><draw:frame draw:style-name="fr2" draw:name="Object83" text:anchor-type="as-char" svg:y="-0.298cm" svg:width="0.439cm" svg:height="0.404cm" draw:z-index="53"><draw:object xlink:href="./Object 99" xlink:type="simple" xlink:show="embed" xlink:actuate="onLoad"/><draw:image xlink:href="./ObjectReplacements/Object 99" xlink:type="simple" xlink:show="embed" xlink:actuate="onLoad"/></draw:frame></text:span><text:span text:style-name="T89"><text:s/>(all of whose clauses depend on </text:span><text:span text:style-name="T89"><draw:frame draw:style-name="fr2" draw:name="Object82" text:anchor-type="as-char" svg:y="-0.377cm" svg:width="0.527cm" svg:height="0.467cm" draw:z-index="65"><draw:object xlink:href="./Object 98" xlink:type="simple" xlink:show="embed" xlink:actuate="onLoad"/><draw:image xlink:href="./ObjectReplacements/Object 98" xlink:type="simple" xlink:show="embed" xlink:actuate="onLoad"/></draw:frame></text:span><text:span text:style-name="T89">) separate from </text:span><text:span text:style-name="T89"><draw:frame draw:style-name="fr2" draw:name="Object81" text:anchor-type="as-char" svg:y="-0.215cm" svg:width="0.482cm" svg:height="0.242cm" draw:z-index="54"><draw:object xlink:href="./Object 97" xlink:type="simple" xlink:show="embed" xlink:actuate="onLoad"/><draw:image xlink:href="./ObjectReplacements/Object 97" xlink:type="simple" xlink:show="embed" xlink:actuate="onLoad"/></draw:frame></text:span><text:span text:style-name="T89"><text:s/>(whose clauses do not depend on </text:span><text:span text:style-name="T89"><draw:frame draw:style-name="fr2" draw:name="Object80" text:anchor-type="as-char" svg:y="-0.377cm" svg:width="0.527cm" svg:height="0.467cm" draw:z-index="68"><draw:object xlink:href="./Object 96" xlink:type="simple" xlink:show="embed" xlink:actuate="onLoad"/><draw:image xlink:href="./ObjectReplacements/Object 96" xlink:type="simple" xlink:show="embed" xlink:actuate="onLoad"/></draw:frame></text:span><text:span text:style-name="T89">). </text:span>Sinc<text:span text:style-name="T208">e </text:span><draw:frame draw:style-name="fr2" draw:name="Object2" text:anchor-type="as-char" svg:y="-0.215cm" svg:width="0.482cm" svg:height="0.242cm" draw:z-index="0"><draw:object xlink:href="./Object 2" xlink:type="simple" xlink:show="embed" xlink:actuate="onLoad"/><draw:image xlink:href="./ObjectReplacements/Object 2" xlink:type="simple" xlink:show="embed" xlink:actuate="onLoad"/></draw:frame><text:s/>does not depend on <draw:frame draw:style-name="fr2" draw:name="Object7" text:anchor-type="as-char" svg:y="-0.377cm" svg:width="0.527cm" svg:height="0.467cm" draw:z-index="2"><draw:object xlink:href="./Object 7" xlink:type="simple" xlink:show="embed" xlink:actuate="onLoad"/><draw:image xlink:href="./ObjectReplacements/Object 7" xlink:type="simple" xlink:show="embed" xlink:actuate="onLoad"/></draw:frame>, it can <text:span text:style-name="T89">be removed from the existential quantification. </text:span><text:span text:style-name="T94">But</text:span><text:span text:style-name="T89"> it may, for example, help give tighter results when applying the factor graph algorithm. Therefore, we mark it as separate, but do not ignore it completely.</text:span></text:p>
      <text:p text:style-name="P62">Suppos<text:span text:style-name="T93">e we obtain an over-approximate solution </text:span><draw:frame draw:style-name="fr2" draw:name="Object8" text:anchor-type="as-char" svg:y="-0.386cm" svg:width="1.244cm" svg:height="0.508cm" draw:z-index="3"><draw:object xlink:href="./Object 8" xlink:type="simple" xlink:show="embed" xlink:actuate="onLoad"/><draw:image xlink:href="./ObjectReplacements/Object 8" xlink:type="simple" xlink:show="embed" xlink:actuate="onLoad"/></draw:frame><text:s/><text:span text:style-name="T93">to problem 1.1 (for example by </text:span>running the factor graph algorithm<text:span text:style-name="T93">)</text:span>. <draw:frame draw:style-name="fr2" draw:name="Object85" text:anchor-type="as-char" svg:y="-0.386cm" svg:width="1.244cm" svg:height="0.508cm" draw:z-index="55"><draw:object xlink:href="./Object 101" xlink:type="simple" xlink:show="embed" xlink:actuate="onLoad"/><draw:image xlink:href="./ObjectReplacements/Object 101" xlink:type="simple" xlink:show="embed" xlink:actuate="onLoad"/><svg:desc>formula</svg:desc></draw:frame><text:s/><text:span text:style-name="T89">is </text:span><text:span text:style-name="T96">a</text:span><text:span text:style-name="T89"> </text:span><text:span text:style-name="T34">strict</text:span><text:span text:style-name="T90"> </text:span><text:span text:style-name="T92">over-approximation </text:span><text:span text:style-name="T91">i</text:span><text:span text:style-name="T90">f</text:span><text:span text:style-name="T91">f</text:span><text:span text:style-name="T7"> there are solutions to:</text:span></text:p>
      <table:table table:name="Table6" table:style-name="Table6">
        <table:table-column table:style-name="Table6.A"/>
        <table:table-column table:style-name="Table6.B"/>
        <table:table-header-rows>
          <table:table-row>
            <table:table-cell table:style-name="Table6.A1" office:value-type="string">
              <text:p text:style-name="P52"><draw:frame draw:style-name="fr2" draw:name="Object9" text:anchor-type="as-char" svg:y="-0.386cm" svg:width="3.771cm" svg:height="0.542cm" draw:z-index="64"><draw:object xlink:href="./Object 9" xlink:type="simple" xlink:show="embed" xlink:actuate="onLoad"/><draw:image xlink:href="./ObjectReplacements/Object 9" xlink:type="simple" xlink:show="embed" xlink:actuate="onLoad"/><svg:desc>formula</svg:desc></draw:frame></text:p>
            </table:table-cell>
            <table:table-cell table:style-name="Table6.A1" office:value-type="string">
              <text:p text:style-name="P55">(<text:sequence text:ref-name="refText0" text:name="Text" text:formula="ooow:Text+1" style:num-format="1">1</text:sequence>.<text:span text:style-name="T98">2</text:span>)</text:p>
            </table:table-cell>
          </table:table-row>
        </table:table-header-rows>
      </table:table>
      <text:p text:style-name="P102">Which of course is the same as:</text:p>
      <table:table table:name="Table13" table:style-name="Table13">
        <table:table-column table:style-name="Table13.A"/>
        <table:table-column table:style-name="Table13.B"/>
        <table:table-header-rows>
          <table:table-row>
            <table:table-cell table:style-name="Table13.A1" office:value-type="string">
              <text:p text:style-name="P53"><draw:frame draw:style-name="fr2" draw:name="Object267" text:anchor-type="as-char" svg:y="-0.386cm" svg:width="3.898cm" svg:height="0.542cm" draw:z-index="70"><draw:object xlink:href="./Object 267" xlink:type="simple" xlink:show="embed" xlink:actuate="onLoad"/><draw:image xlink:href="./ObjectReplacements/Object 267" xlink:type="simple" xlink:show="embed" xlink:actuate="onLoad"/><svg:desc>formula</svg:desc></draw:frame></text:p>
            </table:table-cell>
            <table:table-cell table:style-name="Table13.A1" office:value-type="string">
              <text:p text:style-name="P56">(<text:span text:style-name="T200">1</text:span>.<text:span text:style-name="T200">3</text:span>)</text:p>
            </table:table-cell>
          </table:table-row>
        </table:table-header-rows>
      </table:table>
      <text:p text:style-name="P65"/>
      <text:p text:style-name="P66"><text:span text:style-name="T95">In other words, the over-approximation is strict if and only if </text:span>there exists <text:span text:style-name="T70">an assignment </text:span><draw:frame draw:style-name="fr2" draw:name="Object14" text:anchor-type="as-char" svg:y="-0.377cm" svg:width="1.251cm" svg:height="0.531cm" draw:z-index="6"><draw:object xlink:href="./Object 14" xlink:type="simple" xlink:show="embed" xlink:actuate="onLoad"/><draw:image xlink:href="./ObjectReplacements/Object 14" xlink:type="simple" xlink:show="embed" xlink:actuate="onLoad"/></draw:frame>, such that <draw:frame draw:style-name="fr2" draw:name="Object12" text:anchor-type="as-char" svg:y="-0.377cm" svg:width="0.601cm" svg:height="0.531cm" draw:z-index="13"><draw:object xlink:href="./Object 12" xlink:type="simple" xlink:show="embed" xlink:actuate="onLoad"/><draw:image xlink:href="./ObjectReplacements/Object 12" xlink:type="simple" xlink:show="embed" xlink:actuate="onLoad"/></draw:frame><text:s/>satisfies the factor graph solution <draw:frame draw:style-name="fr2" draw:name="Object11" text:anchor-type="as-char" svg:y="-0.386cm" svg:width="1.244cm" svg:height="0.508cm" draw:z-index="12"><draw:object xlink:href="./Object 11" xlink:type="simple" xlink:show="embed" xlink:actuate="onLoad"/><draw:image xlink:href="./ObjectReplacements/Object 11" xlink:type="simple" xlink:show="embed" xlink:actuate="onLoad"/></draw:frame><text:span text:style-name="T70">(i.e.,</text:span><text:span text:style-name="T70"><draw:frame draw:style-name="fr2" draw:name="Object13" text:anchor-type="as-char" svg:y="-0.386cm" svg:width="1.998cm" svg:height="0.542cm" draw:z-index="24"><draw:object xlink:href="./Object 13" xlink:type="simple" xlink:show="embed" xlink:actuate="onLoad"/><draw:image xlink:href="./ObjectReplacements/Object 13" xlink:type="simple" xlink:show="embed" xlink:actuate="onLoad"/></draw:frame></text:span><text:span text:style-name="T70">)</text:span>, and makes the original problem <draw:frame draw:style-name="fr2" draw:name="Object10" text:anchor-type="as-char" svg:y="-0.298cm" svg:width="0.439cm" svg:height="0.404cm" draw:z-index="4"><draw:object xlink:href="./Object 10" xlink:type="simple" xlink:show="embed" xlink:actuate="onLoad"/><draw:image xlink:href="./ObjectReplacements/Object 10" xlink:type="simple" xlink:show="embed" xlink:actuate="onLoad"/></draw:frame><text:s/>unsat <text:span text:style-name="T70">(i.e., </text:span><text:span text:style-name="T70"><draw:frame draw:style-name="fr2" draw:name="Object39" text:anchor-type="as-char" svg:y="-0.386cm" svg:width="1.716cm" svg:height="0.542cm" draw:z-index="14"><draw:object xlink:href="./Object 48" xlink:type="simple" xlink:show="embed" xlink:actuate="onLoad"/><draw:image xlink:href="./ObjectReplacements/Object 48" xlink:type="simple" xlink:show="embed" xlink:actuate="onLoad"/></draw:frame></text:span><text:span text:style-name="T70"><text:s/>is unsat)</text:span>. <text:span text:style-name="T201">Furthermore, if we can find such an assignment </text:span><text:span text:style-name="T201"><draw:frame draw:style-name="fr2" draw:name="Object268" text:anchor-type="as-char" svg:y="-0.377cm" svg:width="0.601cm" svg:height="0.531cm" draw:z-index="71"><draw:object xlink:href="./Object 268" xlink:type="simple" xlink:show="embed" xlink:actuate="onLoad"/><draw:image xlink:href="./ObjectReplacements/Object 268" xlink:type="simple" xlink:show="embed" xlink:actuate="onLoad"/></draw:frame></text:span><text:span text:style-name="T201">, then we can use it to find a tighter solution </text:span></text:p>
      <table:table table:name="Table16" table:style-name="Table16">
        <table:table-column table:style-name="Table16.A"/>
        <table:table-column table:style-name="Table16.B"/>
        <table:table-header-rows>
          <table:table-row>
            <table:table-cell table:style-name="Table16.A1" office:value-type="string">
              <text:p text:style-name="P54"><draw:frame draw:style-name="fr2" draw:name="Object269" text:anchor-type="as-char" svg:y="-0.386cm" svg:width="3.806cm" svg:height="0.542cm" draw:z-index="72"><draw:object xlink:href="./Object 269" xlink:type="simple" xlink:show="embed" xlink:actuate="onLoad"/><draw:image xlink:href="./ObjectReplacements/Object 269" xlink:type="simple" xlink:show="embed" xlink:actuate="onLoad"/><svg:desc>formula</svg:desc></draw:frame></text:p>
            </table:table-cell>
            <table:table-cell table:style-name="Table16.A1" office:value-type="string">
              <text:p text:style-name="P57">(<text:span text:style-name="T200">1</text:span>.<text:span text:style-name="T212">4</text:span>)</text:p>
            </table:table-cell>
          </table:table-row>
        </table:table-header-rows>
      </table:table>
      <text:p text:style-name="P66"><text:span text:style-name="T93">We present an</text:span><text:span text:style-name="T4"> algorithm </text:span><text:span text:style-name="T93">that searches </text:span><text:span text:style-name="T4">for such assignments </text:span><text:span text:style-name="T4"><draw:frame draw:style-name="fr2" draw:name="Object35" text:anchor-type="as-char" svg:y="-0.377cm" svg:width="0.601cm" svg:height="0.531cm" draw:z-index="51"><draw:object xlink:href="./Object 35" xlink:type="simple" xlink:show="embed" xlink:actuate="onLoad"/><draw:image xlink:href="./ObjectReplacements/Object 35" xlink:type="simple" xlink:show="embed" xlink:actuate="onLoad"/></draw:frame></text:span><text:span text:style-name="T4">, and us</text:span><text:span text:style-name="T93">es</text:span><text:span text:style-name="T4"> them to make </text:span><text:span text:style-name="T93">over-approximate </text:span><text:span text:style-name="T4">solution</text:span><text:span text:style-name="T93">s</text:span><text:span text:style-name="T4"> tighter. </text:span><text:span text:style-name="T185">To do so, we must investigate the relationship between assignments and CNFs.</text:span></text:p>
      <text:h text:style-name="P112" text:outline-level="1"><text:span text:style-name="T86">2. </text:span>How assignments modify a CNF</text:h>
      <text:p text:style-name="P71"><text:span text:style-name="T75">As an example, let us look at the effect of an </text:span><text:span text:style-name="T70">assignment </text:span><text:span text:style-name="T70"><draw:frame draw:style-name="fr2" draw:name="Object41" text:anchor-type="as-char" svg:y="-0.377cm" svg:width="0.601cm" svg:height="0.531cm" draw:z-index="46"><draw:object xlink:href="./Object 51" xlink:type="simple" xlink:show="embed" xlink:actuate="onLoad"/><draw:image xlink:href="./ObjectReplacements/Object 51" xlink:type="simple" xlink:show="embed" xlink:actuate="onLoad"/><svg:desc>formula</svg:desc></draw:frame></text:span><text:span text:style-name="T70"><text:s/></text:span><text:span text:style-name="T75">(</text:span><text:span text:style-name="T71">which is a conjunction of literals on the Y variables</text:span><text:span text:style-name="T75">)</text:span><text:span text:style-name="T71">,</text:span> <text:span text:style-name="T75">on</text:span> a disjunctive clause <draw:frame draw:style-name="fr2" draw:name="Object40" text:anchor-type="as-char" svg:y="-0.386cm" svg:width="5.851cm" svg:height="0.542cm" draw:z-index="15"><draw:object xlink:href="./Object 50" xlink:type="simple" xlink:show="embed" xlink:actuate="onLoad"/><draw:image xlink:href="./ObjectReplacements/Object 50" xlink:type="simple" xlink:show="embed" xlink:actuate="onLoad"/></draw:frame><text:span text:style-name="T71">. </text:span><text:span text:style-name="T97">In particular, in this example, note that </text:span><text:span text:style-name="T97"><draw:frame draw:style-name="fr2" draw:name="Object88" text:anchor-type="as-char" svg:y="-0.377cm" svg:width="0.593cm" svg:height="0.531cm" draw:z-index="57"><draw:object xlink:href="./Object 107" xlink:type="simple" xlink:show="embed" xlink:actuate="onLoad"/><draw:image xlink:href="./ObjectReplacements/Object 107" xlink:type="simple" xlink:show="embed" xlink:actuate="onLoad"/></draw:frame></text:span><text:span text:style-name="T97"><text:s/>exists as a positive literal, and </text:span><text:span text:style-name="T97"><draw:frame draw:style-name="fr2" draw:name="Object87" text:anchor-type="as-char" svg:y="-0.377cm" svg:width="0.594cm" svg:height="0.531cm" draw:z-index="58"><draw:object xlink:href="./Object 105" xlink:type="simple" xlink:show="embed" xlink:actuate="onLoad"/><draw:image xlink:href="./ObjectReplacements/Object 105" xlink:type="simple" xlink:show="embed" xlink:actuate="onLoad"/></draw:frame></text:span><text:span text:style-name="T97"><text:s/>exists as a negative literal in </text:span><text:span text:style-name="T97"><draw:frame draw:style-name="fr2" draw:name="Object86" text:anchor-type="as-char" svg:y="-0.377cm" svg:width="0.506cm" svg:height="0.467cm" draw:z-index="63"><draw:object xlink:href="./Object 104" xlink:type="simple" xlink:show="embed" xlink:actuate="onLoad"/><draw:image xlink:href="./ObjectReplacements/Object 104" xlink:type="simple" xlink:show="embed" xlink:actuate="onLoad"/></draw:frame></text:span><text:span text:style-name="T97">.</text:span></text:p>
      <text:p text:style-name="P74"><text:span text:style-name="T12">Case 1</text:span>: If any of the literals in <draw:frame draw:style-name="fr2" draw:name="Object51" text:anchor-type="as-char" svg:y="-0.377cm" svg:width="0.601cm" svg:height="0.531cm" draw:z-index="38"><draw:object xlink:href="./Object 54" xlink:type="simple" xlink:show="embed" xlink:actuate="onLoad"/><draw:image xlink:href="./ObjectReplacements/Object 54" xlink:type="simple" xlink:show="embed" xlink:actuate="onLoad"/></draw:frame><text:s/>is consistent with the literals of <draw:frame draw:style-name="fr2" draw:name="Object50" text:anchor-type="as-char" svg:y="-0.377cm" svg:width="0.494cm" svg:height="0.467cm" draw:z-index="43"><draw:object xlink:href="./Object 53" xlink:type="simple" xlink:show="embed" xlink:actuate="onLoad"/><draw:image xlink:href="./ObjectReplacements/Object 53" xlink:type="simple" xlink:show="embed" xlink:actuate="onLoad"/></draw:frame><text:s/>in <draw:frame draw:style-name="fr2" draw:name="Object48" text:anchor-type="as-char" svg:y="-0.377cm" svg:width="0.506cm" svg:height="0.467cm" draw:z-index="44"><draw:object xlink:href="./Object 52" xlink:type="simple" xlink:show="embed" xlink:actuate="onLoad"/><draw:image xlink:href="./ObjectReplacements/Object 52" xlink:type="simple" xlink:show="embed" xlink:actuate="onLoad"/></draw:frame>,</text:p>
      <text:p text:style-name="P75">(i.e., if <draw:frame draw:style-name="fr2" draw:name="Object53" text:anchor-type="as-char" svg:y="-0.386cm" svg:width="1.991cm" svg:height="0.542cm" draw:z-index="16"><draw:object xlink:href="./Object 56" xlink:type="simple" xlink:show="embed" xlink:actuate="onLoad"/><draw:image xlink:href="./ObjectReplacements/Object 56" xlink:type="simple" xlink:show="embed" xlink:actuate="onLoad"/></draw:frame><text:s/><text:span text:style-name="T71">OR</text:span> <draw:frame draw:style-name="fr2" draw:name="Object52" text:anchor-type="as-char" svg:y="-0.386cm" svg:width="1.991cm" svg:height="0.542cm" draw:z-index="17"><draw:object xlink:href="./Object 55" xlink:type="simple" xlink:show="embed" xlink:actuate="onLoad"/><draw:image xlink:href="./ObjectReplacements/Object 55" xlink:type="simple" xlink:show="embed" xlink:actuate="onLoad"/></draw:frame>), </text:p>
      <text:p text:style-name="P72">then <draw:frame draw:style-name="fr2" draw:name="Object54" text:anchor-type="as-char" svg:y="-0.386cm" svg:width="2.431cm" svg:height="0.542cm" draw:z-index="19"><draw:object xlink:href="./Object 71" xlink:type="simple" xlink:show="embed" xlink:actuate="onLoad"/><draw:image xlink:href="./ObjectReplacements/Object 71" xlink:type="simple" xlink:show="embed" xlink:actuate="onLoad"/></draw:frame>.</text:p>
      <text:p text:style-name="P74"><text:span text:style-name="T12">Case </text:span><text:span text:style-name="T15">2</text:span><text:span text:style-name="T71">: </text:span>If <text:span text:style-name="T71">all the </text:span>literals in <draw:frame draw:style-name="fr2" draw:name="Object56" text:anchor-type="as-char" svg:y="-0.377cm" svg:width="0.601cm" svg:height="0.531cm" draw:z-index="21"><draw:object xlink:href="./Object 73" xlink:type="simple" xlink:show="embed" xlink:actuate="onLoad"/><draw:image xlink:href="./ObjectReplacements/Object 73" xlink:type="simple" xlink:show="embed" xlink:actuate="onLoad"/><svg:desc>formula</svg:desc></draw:frame><text:s/><text:span text:style-name="T71">are </text:span><text:span text:style-name="T67">in</text:span><text:span text:style-name="T71">consistent </text:span>with the literals of <draw:frame draw:style-name="fr2" draw:name="Object65" text:anchor-type="as-char" svg:y="-0.377cm" svg:width="0.494cm" svg:height="0.467cm" draw:z-index="22"><draw:object xlink:href="./Object 74" xlink:type="simple" xlink:show="embed" xlink:actuate="onLoad"/><draw:image xlink:href="./ObjectReplacements/Object 74" xlink:type="simple" xlink:show="embed" xlink:actuate="onLoad"/><svg:desc>formula</svg:desc></draw:frame><text:s/>in <draw:frame draw:style-name="fr2" draw:name="Object75" text:anchor-type="as-char" svg:y="-0.377cm" svg:width="0.506cm" svg:height="0.467cm" draw:z-index="23"><draw:object xlink:href="./Object 75" xlink:type="simple" xlink:show="embed" xlink:actuate="onLoad"/><draw:image xlink:href="./ObjectReplacements/Object 75" xlink:type="simple" xlink:show="embed" xlink:actuate="onLoad"/><svg:desc>formula</svg:desc></draw:frame>,</text:p>
      <text:p text:style-name="P75">(i.e., if <draw:frame draw:style-name="fr2" draw:name="Object76" text:anchor-type="as-char" svg:y="-0.377cm" svg:width="2.372cm" svg:height="0.531cm" draw:z-index="37"><draw:object xlink:href="./Object 76" xlink:type="simple" xlink:show="embed" xlink:actuate="onLoad"/><draw:image xlink:href="./ObjectReplacements/Object 76" xlink:type="simple" xlink:show="embed" xlink:actuate="onLoad"/></draw:frame>), </text:p>
      <text:p text:style-name="P73">then <draw:frame draw:style-name="fr2" draw:name="Object55" text:anchor-type="as-char" svg:y="-0.386cm" svg:width="4.187cm" svg:height="0.542cm" draw:z-index="26"><draw:object xlink:href="./Object 72" xlink:type="simple" xlink:show="embed" xlink:actuate="onLoad"/><draw:image xlink:href="./ObjectReplacements/Object 72" xlink:type="simple" xlink:show="embed" xlink:actuate="onLoad"/><svg:desc>formula</svg:desc></draw:frame>.</text:p>
      <text:p text:style-name="P72"><text:soft-page-break/>In other words, <draw:frame draw:style-name="fr2" draw:name="Object77" text:anchor-type="as-char" svg:y="-0.377cm" svg:width="0.601cm" svg:height="0.531cm" draw:z-index="28"><draw:object xlink:href="./Object 77" xlink:type="simple" xlink:show="embed" xlink:actuate="onLoad"/><draw:image xlink:href="./ObjectReplacements/Object 77" xlink:type="simple" xlink:show="embed" xlink:actuate="onLoad"/></draw:frame><text:s/>removes all the <draw:frame draw:style-name="fr2" draw:name="Object78" text:anchor-type="as-char" svg:y="-0.377cm" svg:width="0.494cm" svg:height="0.467cm" draw:z-index="30"><draw:object xlink:href="./Object 78" xlink:type="simple" xlink:show="embed" xlink:actuate="onLoad"/><draw:image xlink:href="./ObjectReplacements/Object 78" xlink:type="simple" xlink:show="embed" xlink:actuate="onLoad"/></draw:frame><text:s/>literals from <draw:frame draw:style-name="fr2" draw:name="Object79" text:anchor-type="as-char" svg:y="-0.377cm" svg:width="0.506cm" svg:height="0.467cm" draw:z-index="36"><draw:object xlink:href="./Object 79" xlink:type="simple" xlink:show="embed" xlink:actuate="onLoad"/><draw:image xlink:href="./ObjectReplacements/Object 79" xlink:type="simple" xlink:show="embed" xlink:actuate="onLoad"/></draw:frame>.</text:p>
      <text:p text:style-name="P37"><text:span text:style-name="T71">These two cases are exhaustive, </text:span><text:span text:style-name="T87">and can be generalised to obtain the following lemma:</text:span></text:p>
      <table:table table:name="Table5" table:style-name="Table5">
        <table:table-column table:style-name="Table5.A"/>
        <table:table-row>
          <table:table-cell table:style-name="Table5.A1" office:value-type="string">
            <text:p text:style-name="P35"><text:span text:style-name="T20">Lemma 2.1</text:span><text:span text:style-name="T9">: </text:span><text:span text:style-name="T72">In a CNF </text:span><text:span text:style-name="T72"><draw:frame draw:style-name="fr2" draw:name="Object113" text:anchor-type="as-char" svg:y="-0.386cm" svg:width="4.001cm" svg:height="0.542cm" draw:z-index="95"><draw:object xlink:href="./Object 102" xlink:type="simple" xlink:show="embed" xlink:actuate="onLoad"/><draw:image xlink:href="./ObjectReplacements/Object 102" xlink:type="simple" xlink:show="embed" xlink:actuate="onLoad"/><svg:desc>formula</svg:desc></draw:frame></text:span><text:span text:style-name="T72">, applying an assignment </text:span><text:span text:style-name="T72"><draw:frame draw:style-name="fr2" draw:name="Object114" text:anchor-type="as-char" svg:y="-0.377cm" svg:width="0.601cm" svg:height="0.531cm" draw:z-index="96"><draw:object xlink:href="./Object 103" xlink:type="simple" xlink:show="embed" xlink:actuate="onLoad"/><draw:image xlink:href="./ObjectReplacements/Object 103" xlink:type="simple" xlink:show="embed" xlink:actuate="onLoad"/><svg:desc>formula</svg:desc></draw:frame></text:span><text:span text:style-name="T72"><text:s/>on the </text:span><text:span text:style-name="T72"><draw:frame draw:style-name="fr2" draw:name="Object115" text:anchor-type="as-char" svg:y="-0.377cm" svg:width="0.494cm" svg:height="0.467cm" draw:z-index="97"><draw:object xlink:href="./Object 115" xlink:type="simple" xlink:show="embed" xlink:actuate="onLoad"/><draw:image xlink:href="./ObjectReplacements/Object 115" xlink:type="simple" xlink:show="embed" xlink:actuate="onLoad"/><svg:desc>formula</svg:desc></draw:frame></text:span><text:span text:style-name="T72"><text:s/>variables will modify each clause </text:span><text:span text:style-name="T72"><draw:frame draw:style-name="fr2" draw:name="Object116" text:anchor-type="as-char" svg:y="-0.377cm" svg:width="0.584cm" svg:height="0.531cm" draw:z-index="98"><draw:object xlink:href="./Object 116" xlink:type="simple" xlink:show="embed" xlink:actuate="onLoad"/><draw:image xlink:href="./ObjectReplacements/Object 116" xlink:type="simple" xlink:show="embed" xlink:actuate="onLoad"/><svg:desc>formula</svg:desc></draw:frame></text:span><text:span text:style-name="T72"><text:s/>as follows:</text:span></text:p>
            <text:p text:style-name="P36"><text:span text:style-name="T13">Case 1</text:span><text:span text:style-name="T72">: If any of the variable assignments in </text:span><text:span text:style-name="T72"><draw:frame draw:style-name="fr2" draw:name="Object117" text:anchor-type="as-char" svg:y="-0.377cm" svg:width="0.601cm" svg:height="0.531cm" draw:z-index="99"><draw:object xlink:href="./Object 117" xlink:type="simple" xlink:show="embed" xlink:actuate="onLoad"/><draw:image xlink:href="./ObjectReplacements/Object 117" xlink:type="simple" xlink:show="embed" xlink:actuate="onLoad"/><svg:desc>formula</svg:desc></draw:frame></text:span><text:span text:style-name="T72"><text:s/>is consistent with the the literals in </text:span><text:span text:style-name="T72"><draw:frame draw:style-name="fr2" draw:name="Object118" text:anchor-type="as-char" svg:y="-0.377cm" svg:width="0.584cm" svg:height="0.531cm" draw:z-index="100"><draw:object xlink:href="./Object 118" xlink:type="simple" xlink:show="embed" xlink:actuate="onLoad"/><draw:image xlink:href="./ObjectReplacements/Object 118" xlink:type="simple" xlink:show="embed" xlink:actuate="onLoad"/><svg:desc>formula</svg:desc></draw:frame></text:span><text:span text:style-name="T72">, then </text:span><text:span text:style-name="T72"><draw:frame draw:style-name="fr2" draw:name="Object119" text:anchor-type="as-char" svg:y="-0.386cm" svg:width="2.506cm" svg:height="0.542cm" draw:z-index="105"><draw:object xlink:href="./Object 119" xlink:type="simple" xlink:show="embed" xlink:actuate="onLoad"/><draw:image xlink:href="./ObjectReplacements/Object 119" xlink:type="simple" xlink:show="embed" xlink:actuate="onLoad"/><svg:desc>formula</svg:desc></draw:frame></text:span><text:span text:style-name="T72">, and hence </text:span><text:span text:style-name="T72"><draw:frame draw:style-name="fr2" draw:name="Object120" text:anchor-type="as-char" svg:y="-0.377cm" svg:width="0.584cm" svg:height="0.531cm" draw:z-index="106"><draw:object xlink:href="./Object 120" xlink:type="simple" xlink:show="embed" xlink:actuate="onLoad"/><draw:image xlink:href="./ObjectReplacements/Object 120" xlink:type="simple" xlink:show="embed" xlink:actuate="onLoad"/><svg:desc>formula</svg:desc></draw:frame></text:span><text:span text:style-name="T72"><text:s/>will completely disappear from </text:span><text:span text:style-name="T72"><draw:frame draw:style-name="fr2" draw:name="Object121" text:anchor-type="as-char" svg:y="-0.386cm" svg:width="1.716cm" svg:height="0.542cm" draw:z-index="107"><draw:object xlink:href="./Object 121" xlink:type="simple" xlink:show="embed" xlink:actuate="onLoad"/><draw:image xlink:href="./ObjectReplacements/Object 121" xlink:type="simple" xlink:show="embed" xlink:actuate="onLoad"/><svg:desc>formula</svg:desc></draw:frame></text:span><text:span text:style-name="T72">.</text:span></text:p>
            <text:p text:style-name="P36"><text:span text:style-name="T13">Case 2</text:span><text:span text:style-name="T72">: If all the variable assignments in </text:span><text:span text:style-name="T72"><draw:frame draw:style-name="fr2" draw:name="Object122" text:anchor-type="as-char" svg:y="-0.377cm" svg:width="0.601cm" svg:height="0.531cm" draw:z-index="108"><draw:object xlink:href="./Object 122" xlink:type="simple" xlink:show="embed" xlink:actuate="onLoad"/><draw:image xlink:href="./ObjectReplacements/Object 122" xlink:type="simple" xlink:show="embed" xlink:actuate="onLoad"/><svg:desc>formula</svg:desc></draw:frame></text:span><text:span text:style-name="T72"><text:s/>are inconsistent with the literals in </text:span><text:span text:style-name="T72"><draw:frame draw:style-name="fr2" draw:name="Object123" text:anchor-type="as-char" svg:y="-0.377cm" svg:width="0.584cm" svg:height="0.531cm" draw:z-index="109"><draw:object xlink:href="./Object 123" xlink:type="simple" xlink:show="embed" xlink:actuate="onLoad"/><draw:image xlink:href="./ObjectReplacements/Object 123" xlink:type="simple" xlink:show="embed" xlink:actuate="onLoad"/><svg:desc>formula</svg:desc></draw:frame></text:span><text:span text:style-name="T72">, then all the Y variables will drop from </text:span><text:span text:style-name="T72"><draw:frame draw:style-name="fr2" draw:name="Object124" text:anchor-type="as-char" svg:y="-0.386cm" svg:width="1.859cm" svg:height="0.542cm" draw:z-index="110"><draw:object xlink:href="./Object 124" xlink:type="simple" xlink:show="embed" xlink:actuate="onLoad"/><draw:image xlink:href="./ObjectReplacements/Object 124" xlink:type="simple" xlink:show="embed" xlink:actuate="onLoad"/><svg:desc>formula</svg:desc></draw:frame></text:span><text:span text:style-name="T73">.</text:span></text:p>
            <text:p text:style-name="P39">And thus, when assigning <draw:frame draw:style-name="fr2" draw:name="Object125" text:anchor-type="as-char" svg:y="-0.377cm" svg:width="0.601cm" svg:height="0.531cm" draw:z-index="111"><draw:object xlink:href="./Object 91" xlink:type="simple" xlink:show="embed" xlink:actuate="onLoad"/><draw:image xlink:href="./ObjectReplacements/Object 91" xlink:type="simple" xlink:show="embed" xlink:actuate="onLoad"/><svg:desc>formula</svg:desc></draw:frame>to <draw:frame draw:style-name="fr2" draw:name="Object126" text:anchor-type="as-char" svg:y="-0.298cm" svg:width="0.439cm" svg:height="0.404cm" draw:z-index="112"><draw:object xlink:href="./Object 92" xlink:type="simple" xlink:show="embed" xlink:actuate="onLoad"/><draw:image xlink:href="./ObjectReplacements/Object 92" xlink:type="simple" xlink:show="embed" xlink:actuate="onLoad"/><svg:desc>formula</svg:desc></draw:frame>, each clause will either disappear (case 1) or will be preserved but without the Y variables (case 2). <text:span text:style-name="T75">Ultimately, </text:span><text:span text:style-name="T75"><draw:frame draw:style-name="fr2" draw:name="Object127" text:anchor-type="as-char" svg:y="-0.386cm" svg:width="1.716cm" svg:height="0.542cm" draw:z-index="113"><draw:object xlink:href="./Object 93" xlink:type="simple" xlink:show="embed" xlink:actuate="onLoad"/><draw:image xlink:href="./ObjectReplacements/Object 93" xlink:type="simple" xlink:show="embed" xlink:actuate="onLoad"/><svg:desc>formula</svg:desc></draw:frame></text:span><text:span text:style-name="T75"><text:s/>shall be a CNF consisting of the resulting clauses from case 2.</text:span></text:p>
          </table:table-cell>
        </table:table-row>
      </table:table>
      <text:p text:style-name="P78"/>
      <text:p text:style-name="P77">We introduce the following notations for convenience:</text:p>
      <table:table table:name="Table1" table:style-name="Table1">
        <table:table-column table:style-name="Table1.A"/>
        <table:table-row table:style-name="Table1.1">
          <table:table-cell table:style-name="Table1.A1" office:value-type="string">
            <text:p text:style-name="P41"><text:span text:style-name="T20">Definition 2.2</text:span><text:span text:style-name="T9">: </text:span><text:span text:style-name="T10">W</text:span>hen a clause <draw:frame draw:style-name="fr2" draw:name="Object99" text:anchor-type="as-char" svg:y="-0.377cm" svg:width="0.506cm" svg:height="0.467cm" draw:z-index="114"><draw:object xlink:href="./Object 85" xlink:type="simple" xlink:show="embed" xlink:actuate="onLoad"/><draw:image xlink:href="./ObjectReplacements/Object 85" xlink:type="simple" xlink:show="embed" xlink:actuate="onLoad"/></draw:frame><text:s/>hits <text:span text:style-name="T8">case 1</text:span> due to an assignment <draw:frame draw:style-name="fr2" draw:name="Object98" text:anchor-type="as-char" svg:y="-0.377cm" svg:width="0.601cm" svg:height="0.531cm" draw:z-index="115"><draw:object xlink:href="./Object 84" xlink:type="simple" xlink:show="embed" xlink:actuate="onLoad"/><draw:image xlink:href="./ObjectReplacements/Object 84" xlink:type="simple" xlink:show="embed" xlink:actuate="onLoad"/></draw:frame><text:s/>and disappears <text:span text:style-name="T74">from </text:span><draw:frame draw:style-name="fr2" draw:name="Object105" text:anchor-type="as-char" svg:y="-0.386cm" svg:width="1.716cm" svg:height="0.542cm" draw:z-index="116"><draw:object xlink:href="./Object 90" xlink:type="simple" xlink:show="embed" xlink:actuate="onLoad"/><draw:image xlink:href="./ObjectReplacements/Object 90" xlink:type="simple" xlink:show="embed" xlink:actuate="onLoad"/></draw:frame>, we say that <draw:frame draw:style-name="fr2" draw:name="Object97" text:anchor-type="as-char" svg:y="-0.377cm" svg:width="0.601cm" svg:height="0.531cm" draw:z-index="117"><draw:object xlink:href="./Object 83" xlink:type="simple" xlink:show="embed" xlink:actuate="onLoad"/><draw:image xlink:href="./ObjectReplacements/Object 83" xlink:type="simple" xlink:show="embed" xlink:actuate="onLoad"/></draw:frame><text:s/><text:span text:style-name="T33">does not preserve</text:span><text:span text:style-name="T38"> </text:span><text:span text:style-name="T38"><draw:frame draw:style-name="fr2" draw:name="Object96" text:anchor-type="as-char" svg:y="-0.377cm" svg:width="0.506cm" svg:height="0.467cm" draw:z-index="118"><draw:object xlink:href="./Object 82" xlink:type="simple" xlink:show="embed" xlink:actuate="onLoad"/><draw:image xlink:href="./ObjectReplacements/Object 82" xlink:type="simple" xlink:show="embed" xlink:actuate="onLoad"/></draw:frame></text:span><text:span text:style-name="T38">. And likewise when it falls under </text:span><text:span text:style-name="T8">case 2</text:span><text:span text:style-name="T38">, we say </text:span><text:span text:style-name="T38"><draw:frame draw:style-name="fr2" draw:name="Object94" text:anchor-type="as-char" svg:y="-0.377cm" svg:width="0.601cm" svg:height="0.531cm" draw:z-index="119"><draw:object xlink:href="./Object 80" xlink:type="simple" xlink:show="embed" xlink:actuate="onLoad"/><draw:image xlink:href="./ObjectReplacements/Object 80" xlink:type="simple" xlink:show="embed" xlink:actuate="onLoad"/></draw:frame></text:span><text:span text:style-name="T38"><text:s/></text:span><text:span text:style-name="T33">preserves</text:span><text:span text:style-name="T66"> </text:span><draw:frame draw:style-name="fr2" draw:name="Object95" text:anchor-type="as-char" svg:y="-0.377cm" svg:width="0.506cm" svg:height="0.467cm" draw:z-index="120"><draw:object xlink:href="./Object 81" xlink:type="simple" xlink:show="embed" xlink:actuate="onLoad"/><draw:image xlink:href="./ObjectReplacements/Object 81" xlink:type="simple" xlink:show="embed" xlink:actuate="onLoad"/></draw:frame><text:span text:style-name="T38">.</text:span></text:p>
            <text:p text:style-name="P42"><text:span text:style-name="T21">Definition 2.3</text:span><text:span text:style-name="T59">: </text:span><text:span text:style-name="T57">Furthermore</text:span><text:span text:style-name="T38">, in case 2 when </text:span><text:span text:style-name="T38"><draw:frame draw:style-name="fr2" draw:name="Object101" text:anchor-type="as-char" svg:y="-0.377cm" svg:width="0.506cm" svg:height="0.467cm" draw:z-index="121"><draw:object xlink:href="./Object 87" xlink:type="simple" xlink:show="embed" xlink:actuate="onLoad"/><draw:image xlink:href="./ObjectReplacements/Object 87" xlink:type="simple" xlink:show="embed" xlink:actuate="onLoad"/></draw:frame></text:span><text:span text:style-name="T38"><text:s/>is preserved, we use the notation </text:span><text:span text:style-name="T38"><draw:frame draw:style-name="fr2" draw:name="Object100" text:anchor-type="as-char" svg:y="-0.377cm" svg:width="1.074cm" svg:height="0.467cm" draw:z-index="122"><draw:object xlink:href="./Object 86" xlink:type="simple" xlink:show="embed" xlink:actuate="onLoad"/><draw:image xlink:href="./ObjectReplacements/Object 86" xlink:type="simple" xlink:show="embed" xlink:actuate="onLoad"/></draw:frame></text:span><text:span text:style-name="T38"><text:s/>to denote the result</text:span><text:span text:style-name="T39">ing</text:span><text:span text:style-name="T38"> clause created by removing all the </text:span><text:span text:style-name="T38"><draw:frame draw:style-name="fr2" draw:name="Object103" text:anchor-type="as-char" svg:y="-0.377cm" svg:width="0.494cm" svg:height="0.467cm" draw:z-index="123"><draw:object xlink:href="./Object 89" xlink:type="simple" xlink:show="embed" xlink:actuate="onLoad"/><draw:image xlink:href="./ObjectReplacements/Object 89" xlink:type="simple" xlink:show="embed" xlink:actuate="onLoad"/></draw:frame></text:span><text:span text:style-name="T38"><text:s/>variables from </text:span><text:span text:style-name="T38"><draw:frame draw:style-name="fr2" draw:name="Object102" text:anchor-type="as-char" svg:y="-0.377cm" svg:width="0.506cm" svg:height="0.467cm" draw:z-index="124"><draw:object xlink:href="./Object 88" xlink:type="simple" xlink:show="embed" xlink:actuate="onLoad"/><draw:image xlink:href="./ObjectReplacements/Object 88" xlink:type="simple" xlink:show="embed" xlink:actuate="onLoad"/></draw:frame></text:span><text:span text:style-name="T38">. </text:span><text:span text:style-name="T43">The clause </text:span><text:span text:style-name="T43"><draw:frame draw:style-name="fr2" draw:name="Object129" text:anchor-type="as-char" svg:y="-0.377cm" svg:width="1.074cm" svg:height="0.467cm" draw:z-index="125"><draw:object xlink:href="./Object 129" xlink:type="simple" xlink:show="embed" xlink:actuate="onLoad"/><draw:image xlink:href="./ObjectReplacements/Object 129" xlink:type="simple" xlink:show="embed" xlink:actuate="onLoad"/></draw:frame></text:span><text:span text:style-name="T43">is then said to be </text:span><text:span text:style-name="T35">generated </text:span><text:span text:style-name="T43">by </text:span><text:span text:style-name="T43"><draw:frame draw:style-name="fr2" draw:name="Object128" text:anchor-type="as-char" svg:y="-0.377cm" svg:width="0.601cm" svg:height="0.531cm" draw:z-index="126"><draw:object xlink:href="./Object 128" xlink:type="simple" xlink:show="embed" xlink:actuate="onLoad"/><draw:image xlink:href="./ObjectReplacements/Object 128" xlink:type="simple" xlink:show="embed" xlink:actuate="onLoad"/></draw:frame></text:span><text:span text:style-name="T43">.</text:span></text:p>
            <text:p text:style-name="P42"><text:span text:style-name="T32">Definition 2.4</text:span><text:span text:style-name="T43">: </text:span><text:span text:style-name="T41">Similarly, for a CNF </text:span><text:span text:style-name="T41"><draw:frame draw:style-name="fr2" draw:name="Object89" text:anchor-type="as-char" svg:y="-0.377cm" svg:width="1.753cm" svg:height="0.61cm" draw:z-index="127"><draw:object xlink:href="./Object 108" xlink:type="simple" xlink:show="embed" xlink:actuate="onLoad"/><draw:image xlink:href="./ObjectReplacements/Object 108" xlink:type="simple" xlink:show="embed" xlink:actuate="onLoad"/></draw:frame></text:span><text:span text:style-name="T41"><text:s/>we define the notation </text:span><text:span text:style-name="T41"><draw:frame draw:style-name="fr2" draw:name="Object90" text:anchor-type="as-char" svg:y="-0.386cm" svg:width="3.196cm" svg:height="0.619cm" draw:z-index="128"><draw:object xlink:href="./Object 113" xlink:type="simple" xlink:show="embed" xlink:actuate="onLoad"/><draw:image xlink:href="./ObjectReplacements/Object 113" xlink:type="simple" xlink:show="embed" xlink:actuate="onLoad"/></draw:frame></text:span><text:span text:style-name="T41">. </text:span><text:span text:style-name="T43">If an assignment </text:span><text:span text:style-name="T43"><draw:frame draw:style-name="fr2" draw:name="Object130" text:anchor-type="as-char" svg:y="-0.377cm" svg:width="0.601cm" svg:height="0.531cm" draw:z-index="129"><draw:object xlink:href="./Object 130" xlink:type="simple" xlink:show="embed" xlink:actuate="onLoad"/><draw:image xlink:href="./ObjectReplacements/Object 130" xlink:type="simple" xlink:show="embed" xlink:actuate="onLoad"/></draw:frame></text:span><text:span text:style-name="T43"><text:s/>exists that generates </text:span><text:span text:style-name="T43"><draw:frame draw:style-name="fr2" draw:name="Object134" text:anchor-type="as-char" svg:y="-0.377cm" svg:width="1.152cm" svg:height="0.531cm" draw:z-index="130"><draw:object xlink:href="./Object 134" xlink:type="simple" xlink:show="embed" xlink:actuate="onLoad"/><draw:image xlink:href="./ObjectReplacements/Object 134" xlink:type="simple" xlink:show="embed" xlink:actuate="onLoad"/></draw:frame></text:span><text:span text:style-name="T43"><text:s/>for all </text:span><text:span text:style-name="T43"><draw:frame draw:style-name="fr2" draw:name="Object133" text:anchor-type="as-char" svg:y="-0.377cm" svg:width="0.326cm" svg:height="0.467cm" draw:z-index="131"><draw:object xlink:href="./Object 133" xlink:type="simple" xlink:show="embed" xlink:actuate="onLoad"/><draw:image xlink:href="./ObjectReplacements/Object 133" xlink:type="simple" xlink:show="embed" xlink:actuate="onLoad"/></draw:frame></text:span><text:span text:style-name="T43">, then </text:span><text:span text:style-name="T43"><draw:frame draw:style-name="fr2" draw:name="Object132" text:anchor-type="as-char" svg:y="-0.377cm" svg:width="0.601cm" svg:height="0.531cm" draw:z-index="132"><draw:object xlink:href="./Object 132" xlink:type="simple" xlink:show="embed" xlink:actuate="onLoad"/><draw:image xlink:href="./ObjectReplacements/Object 132" xlink:type="simple" xlink:show="embed" xlink:actuate="onLoad"/></draw:frame></text:span><text:span text:style-name="T43"><text:s/>is said to </text:span><text:span text:style-name="T35">generate </text:span><text:span text:style-name="T43"><draw:frame draw:style-name="fr2" draw:name="Object131" text:anchor-type="as-char" svg:y="-0.377cm" svg:width="1.007cm" svg:height="0.483cm" draw:z-index="133"><draw:object xlink:href="./Object 131" xlink:type="simple" xlink:show="embed" xlink:actuate="onLoad"/><draw:image xlink:href="./ObjectReplacements/Object 131" xlink:type="simple" xlink:show="embed" xlink:actuate="onLoad"/></draw:frame></text:span><text:span text:style-name="T43">.</text:span></text:p>
          </table:table-cell>
        </table:table-row>
      </table:table>
      <text:p text:style-name="P48"/>
      <text:p text:style-name="P40"><text:span text:style-name="T38">It </text:span><text:span text:style-name="T39">might be</text:span><text:span text:style-name="T38"> worth noting that </text:span><text:span text:style-name="T42">for a </text:span><text:span text:style-name="T54">disjunctive </text:span><text:span text:style-name="T42">clause </text:span><text:span text:style-name="T42"><draw:frame draw:style-name="fr2" draw:name="Object91" text:anchor-type="as-char" svg:y="-0.377cm" svg:width="0.506cm" svg:height="0.467cm" draw:z-index="76"><draw:object xlink:href="./Object 114" xlink:type="simple" xlink:show="embed" xlink:actuate="onLoad"/><draw:image xlink:href="./ObjectReplacements/Object 114" xlink:type="simple" xlink:show="embed" xlink:actuate="onLoad"/></draw:frame></text:span><text:span text:style-name="T42">,</text:span><text:span text:style-name="T38"> </text:span><text:span text:style-name="T38"><draw:frame draw:style-name="fr2" draw:name="Object104" text:anchor-type="as-char" svg:y="-0.377cm" svg:width="2.344cm" svg:height="0.531cm" draw:z-index="77"><draw:object xlink:href="./Object 106" xlink:type="simple" xlink:show="embed" xlink:actuate="onLoad"/><draw:image xlink:href="./ObjectReplacements/Object 106" xlink:type="simple" xlink:show="embed" xlink:actuate="onLoad"/><svg:desc>formula</svg:desc></draw:frame></text:span><text:span text:style-name="T38">. </text:span><text:span text:style-name="T42">Although no such simple interpretation exists for the analogue </text:span><text:span text:style-name="T42"><draw:frame draw:style-name="fr2" draw:name="Object93" text:anchor-type="as-char" svg:y="-0.377cm" svg:width="1.007cm" svg:height="0.483cm" draw:z-index="78"><draw:object xlink:href="./Object 126" xlink:type="simple" xlink:show="embed" xlink:actuate="onLoad"/><draw:image xlink:href="./ObjectReplacements/Object 126" xlink:type="simple" xlink:show="embed" xlink:actuate="onLoad"/></draw:frame></text:span><text:span text:style-name="T42"><text:s/>of a CNF </text:span><text:span text:style-name="T42"><draw:frame draw:style-name="fr2" draw:name="Object92" text:anchor-type="as-char" svg:y="-0.298cm" svg:width="0.439cm" svg:height="0.404cm" draw:z-index="79"><draw:object xlink:href="./Object 125" xlink:type="simple" xlink:show="embed" xlink:actuate="onLoad"/><draw:image xlink:href="./ObjectReplacements/Object 125" xlink:type="simple" xlink:show="embed" xlink:actuate="onLoad"/></draw:frame></text:span><text:span text:style-name="T42">, we shall see in the next section that it still is of much interest.</text:span></text:p>
      <text:h text:style-name="P113" text:outline-level="1"><text:span text:style-name="T87">3. </text:span>Removing Y from the CNF</text:h>
      <text:p text:style-name="P63"><text:span text:style-name="T185">Let us look at </text:span><draw:frame draw:style-name="fr2" draw:name="Object17" text:anchor-type="as-char" svg:y="-0.386cm" svg:width="1.716cm" svg:height="0.542cm" draw:z-index="80"><draw:object xlink:href="./Object 17" xlink:type="simple" xlink:show="embed" xlink:actuate="onLoad"/><draw:image xlink:href="./ObjectReplacements/Object 17" xlink:type="simple" xlink:show="embed" xlink:actuate="onLoad"/></draw:frame><text:s/><text:span text:style-name="T76">for some CNF </text:span><text:span text:style-name="T76"><draw:frame draw:style-name="fr2" draw:name="Object49" text:anchor-type="as-char" svg:y="-0.386cm" svg:width="1.609cm" svg:height="0.508cm" draw:z-index="81"><draw:object xlink:href="./Object 49" xlink:type="simple" xlink:show="embed" xlink:actuate="onLoad"/><draw:image xlink:href="./ObjectReplacements/Object 49" xlink:type="simple" xlink:show="embed" xlink:actuate="onLoad"/></draw:frame></text:span><text:span text:style-name="T76"><text:s/>and some assignment </text:span><text:span text:style-name="T76"><draw:frame draw:style-name="fr2" draw:name="Object107" text:anchor-type="as-char" svg:y="-0.377cm" svg:width="0.601cm" svg:height="0.531cm" draw:z-index="82"><draw:object xlink:href="./Object 109" xlink:type="simple" xlink:show="embed" xlink:actuate="onLoad"/><draw:image xlink:href="./ObjectReplacements/Object 109" xlink:type="simple" xlink:show="embed" xlink:actuate="onLoad"/></draw:frame></text:span><text:span text:style-name="T76"><text:s/>on the </text:span><text:span text:style-name="T76"><draw:frame draw:style-name="fr2" draw:name="Object108" text:anchor-type="as-char" svg:y="-0.377cm" svg:width="0.494cm" svg:height="0.467cm" draw:z-index="83"><draw:object xlink:href="./Object 110" xlink:type="simple" xlink:show="embed" xlink:actuate="onLoad"/><draw:image xlink:href="./ObjectReplacements/Object 110" xlink:type="simple" xlink:show="embed" xlink:actuate="onLoad"/></draw:frame></text:span><text:span text:style-name="T76"><text:s/>variables</text:span>. <text:span text:style-name="T76">As per the previous section, t</text:span>his is the same as <draw:frame draw:style-name="fr2" draw:name="Object16" text:anchor-type="as-char" svg:y="-0.386cm" svg:width="1.609cm" svg:height="0.508cm" draw:z-index="84"><draw:object xlink:href="./Object 16" xlink:type="simple" xlink:show="embed" xlink:actuate="onLoad"/><draw:image xlink:href="./ObjectReplacements/Object 16" xlink:type="simple" xlink:show="embed" xlink:actuate="onLoad"/></draw:frame>, but with some clauses removed, and some clauses shorter (without the <draw:frame draw:style-name="fr2" draw:name="Object15" text:anchor-type="as-char" svg:y="-0.377cm" svg:width="0.494cm" svg:height="0.467cm" draw:z-index="85"><draw:object xlink:href="./Object 15" xlink:type="simple" xlink:show="embed" xlink:actuate="onLoad"/><draw:image xlink:href="./ObjectReplacements/Object 15" xlink:type="simple" xlink:show="embed" xlink:actuate="onLoad"/></draw:frame><text:s/>variables). </text:p>
      <text:p text:style-name="P64"><text:span text:style-name="T76">Now let’s </text:span>look at another formula <draw:frame draw:style-name="fr2" draw:name="Object18" text:anchor-type="as-char" svg:y="-0.386cm" svg:width="3.491cm" svg:height="0.508cm" draw:z-index="29"><draw:object xlink:href="./Object 18" xlink:type="simple" xlink:show="embed" xlink:actuate="onLoad"/><draw:image xlink:href="./ObjectReplacements/Object 18" xlink:type="simple" xlink:show="embed" xlink:actuate="onLoad"/></draw:frame>, which was created by removing all the non quantified <draw:frame draw:style-name="fr2" draw:name="Object19" text:anchor-type="as-char" svg:y="-0.377cm" svg:width="0.494cm" svg:height="0.467cm" draw:z-index="35"><draw:object xlink:href="./Object 19" xlink:type="simple" xlink:show="embed" xlink:actuate="onLoad"/><draw:image xlink:href="./ObjectReplacements/Object 19" xlink:type="simple" xlink:show="embed" xlink:actuate="onLoad"/></draw:frame><text:s/><text:span text:style-name="T77">variable</text:span><text:span text:style-name="T224">s</text:span><text:span text:style-name="T77"> </text:span>from <text:span text:style-name="T76"><draw:frame draw:style-name="fr2" draw:name="Object20" text:anchor-type="as-char" svg:y="-0.386cm" svg:width="1.609cm" svg:height="0.508cm" draw:z-index="86"><draw:object xlink:href="./Object 20" xlink:type="simple" xlink:show="embed" xlink:actuate="onLoad"/><draw:image xlink:href="./ObjectReplacements/Object 20" xlink:type="simple" xlink:show="embed" xlink:actuate="onLoad"/><svg:desc>formula</svg:desc></draw:frame></text:span>. <text:span text:style-name="T2">(Note that each clause in </text:span><text:span text:style-name="T2"><draw:frame draw:style-name="fr2" draw:name="Object21" text:anchor-type="as-char" svg:y="-0.298cm" svg:width="0.439cm" svg:height="0.404cm" draw:z-index="41"><draw:object xlink:href="./Object 21" xlink:type="simple" xlink:show="embed" xlink:actuate="onLoad"/><draw:image xlink:href="./ObjectReplacements/Object 21" xlink:type="simple" xlink:show="embed" xlink:actuate="onLoad"/></draw:frame></text:span><text:span text:style-name="T2"><text:s/></text:span><text:span text:style-name="T77">must have </text:span><text:span text:style-name="T2">at least one variable from </text:span><text:span text:style-name="T2"><draw:frame draw:style-name="fr2" draw:name="Object22" text:anchor-type="as-char" svg:y="-0.377cm" svg:width="0.527cm" svg:height="0.467cm" draw:z-index="42"><draw:object xlink:href="./Object 22" xlink:type="simple" xlink:show="embed" xlink:actuate="onLoad"/><draw:image xlink:href="./ObjectReplacements/Object 22" xlink:type="simple" xlink:show="embed" xlink:actuate="onLoad"/></draw:frame></text:span><text:span text:style-name="T2">, </text:span><text:span text:style-name="T77">which </text:span><text:span text:style-name="T225">was </text:span><text:span text:style-name="T77">ensured in </text:span><text:span text:style-name="T202">problem (1.1) </text:span><text:span text:style-name="T77">by introducing a separate formula </text:span><text:span text:style-name="T77"><draw:frame draw:style-name="fr2" draw:name="Object110" text:anchor-type="as-char" svg:y="-0.215cm" svg:width="0.482cm" svg:height="0.242cm" draw:z-index="87"><draw:object xlink:href="./Object 112" xlink:type="simple" xlink:show="embed" xlink:actuate="onLoad"/><draw:image xlink:href="./ObjectReplacements/Object 112" xlink:type="simple" xlink:show="embed" xlink:actuate="onLoad"/></draw:frame></text:span><text:span text:style-name="T77"><text:s/>for </text:span><text:span text:style-name="T77"><draw:frame draw:style-name="fr2" draw:name="Object109" text:anchor-type="as-char" svg:y="-0.377cm" svg:width="0.527cm" svg:height="0.467cm" draw:z-index="88"><draw:object xlink:href="./Object 111" xlink:type="simple" xlink:show="embed" xlink:actuate="onLoad"/><draw:image xlink:href="./ObjectReplacements/Object 111" xlink:type="simple" xlink:show="embed" xlink:actuate="onLoad"/></draw:frame></text:span><text:span text:style-name="T77">-less clauses</text:span><text:span text:style-name="T2">). </text:span><text:span text:style-name="T2"><draw:frame draw:style-name="fr2" draw:name="Object25" text:anchor-type="as-char" svg:y="-0.386cm" svg:width="1.185cm" svg:height="0.508cm" draw:z-index="89"><draw:object xlink:href="./Object 25" xlink:type="simple" xlink:show="embed" xlink:actuate="onLoad"/><draw:image xlink:href="./ObjectReplacements/Object 25" xlink:type="simple" xlink:show="embed" xlink:actuate="onLoad"/></draw:frame></text:span><text:span text:style-name="T2"><text:s/></text:span><text:span text:style-name="T225">has all the clauses that are in</text:span><text:span text:style-name="T2"> </text:span><text:span text:style-name="T2"><draw:frame draw:style-name="fr2" draw:name="Object24" text:anchor-type="as-char" svg:y="-0.386cm" svg:width="1.716cm" svg:height="0.542cm" draw:z-index="90"><draw:object xlink:href="./Object 24" xlink:type="simple" xlink:show="embed" xlink:actuate="onLoad"/><draw:image xlink:href="./ObjectReplacements/Object 24" xlink:type="simple" xlink:show="embed" xlink:actuate="onLoad"/></draw:frame></text:span><text:span text:style-name="T2">, but it might also have a few extra clauses which were removed by </text:span><text:span text:style-name="T2"><draw:frame draw:style-name="fr2" draw:name="Object23" text:anchor-type="as-char" svg:y="-0.377cm" svg:width="0.601cm" svg:height="0.531cm" draw:z-index="92"><draw:object xlink:href="./Object 23" xlink:type="simple" xlink:show="embed" xlink:actuate="onLoad"/><draw:image xlink:href="./ObjectReplacements/Object 23" xlink:type="simple" xlink:show="embed" xlink:actuate="onLoad"/></draw:frame></text:span><text:span text:style-name="T2">. Therefore,</text:span></text:p>
      <text:p text:style-name="P67"><draw:frame draw:style-name="fr2" draw:name="Object26" text:anchor-type="as-char" svg:y="-0.386cm" svg:width="3.11cm" svg:height="0.542cm" draw:z-index="59"><draw:object xlink:href="./Object 26" xlink:type="simple" xlink:show="embed" xlink:actuate="onLoad"/><draw:image xlink:href="./ObjectReplacements/Object 26" xlink:type="simple" xlink:show="embed" xlink:actuate="onLoad"/></draw:frame></text:p>
      <text:p text:style-name="P69">And therefore, in order for <draw:frame draw:style-name="fr2" draw:name="Object28" text:anchor-type="as-char" svg:y="-0.386cm" svg:width="1.716cm" svg:height="0.542cm" draw:z-index="93"><draw:object xlink:href="./Object 28" xlink:type="simple" xlink:show="embed" xlink:actuate="onLoad"/><draw:image xlink:href="./ObjectReplacements/Object 28" xlink:type="simple" xlink:show="embed" xlink:actuate="onLoad"/><svg:desc>formula</svg:desc></draw:frame><text:span text:style-name="T3"><text:s/>to be unsat, </text:span><text:span text:style-name="T3"><draw:frame draw:style-name="fr2" draw:name="Object27" text:anchor-type="as-char" svg:y="-0.386cm" svg:width="1.185cm" svg:height="0.508cm" draw:z-index="94"><draw:object xlink:href="./Object 27" xlink:type="simple" xlink:show="embed" xlink:actuate="onLoad"/><draw:image xlink:href="./ObjectReplacements/Object 27" xlink:type="simple" xlink:show="embed" xlink:actuate="onLoad"/></draw:frame></text:span><text:span text:style-name="T3"><text:s/>must also be unsat </text:span><text:span text:style-name="T216">and</text:span><text:span text:style-name="T3"> </text:span><text:span text:style-name="T6">must have</text:span><text:span text:style-name="T3"> some minimal unsat cores (MUC). </text:span><text:span text:style-name="T98">A</text:span><text:span text:style-name="T68">n MUC is a subset of clauses that is unsatisfiable, but </text:span><text:span text:style-name="T78">all of whose strict subsets are satisfiable</text:span><text:span text:style-name="T68">.</text:span></text:p>
      <text:p text:style-name="P68"><text:soft-page-break/><text:span text:style-name="T5">Furthermore, b</text:span><text:span text:style-name="T4">ecause the clauses of </text:span><text:span text:style-name="T3"><draw:frame draw:style-name="fr2" draw:name="Object31" text:anchor-type="as-char" svg:y="-0.386cm" svg:width="1.716cm" svg:height="0.542cm" draw:z-index="61"><draw:object xlink:href="./Object 31" xlink:type="simple" xlink:show="embed" xlink:actuate="onLoad"/><draw:image xlink:href="./ObjectReplacements/Object 31" xlink:type="simple" xlink:show="embed" xlink:actuate="onLoad"/></draw:frame></text:span><text:span text:style-name="T3"><text:s/></text:span><text:span text:style-name="T4">are a subset of the clauses of </text:span><text:span text:style-name="T4"><draw:frame draw:style-name="fr2" draw:name="Object32" text:anchor-type="as-char" svg:y="-0.386cm" svg:width="1.185cm" svg:height="0.508cm" draw:z-index="62"><draw:object xlink:href="./Object 32" xlink:type="simple" xlink:show="embed" xlink:actuate="onLoad"/><draw:image xlink:href="./ObjectReplacements/Object 32" xlink:type="simple" xlink:show="embed" xlink:actuate="onLoad"/></draw:frame></text:span><text:span text:style-name="T4">, </text:span><text:span text:style-name="T79">we have the following:</text:span></text:p>
      <table:table table:name="Table4" table:style-name="Table4">
        <table:table-column table:style-name="Table4.A"/>
        <table:table-header-rows>
          <table:table-row table:style-name="Table4.1">
            <table:table-cell table:style-name="Table4.A1" office:value-type="string">
              <text:p text:style-name="P70"><text:span text:style-name="T19">Lemma 3.1</text:span><text:span text:style-name="T58">:</text:span><text:span text:style-name="T14"> </text:span><text:span text:style-name="T79">T</text:span><text:span text:style-name="T4">he set of MUCs of </text:span><text:span text:style-name="T4"><draw:frame draw:style-name="fr2" draw:name="Object38" text:anchor-type="as-char" svg:y="-0.386cm" svg:width="1.716cm" svg:height="0.542cm" draw:z-index="157"><draw:object xlink:href="./Object 42" xlink:type="simple" xlink:show="embed" xlink:actuate="onLoad"/><draw:image xlink:href="./ObjectReplacements/Object 42" xlink:type="simple" xlink:show="embed" xlink:actuate="onLoad"/><svg:desc>formula</svg:desc></draw:frame></text:span><text:span text:style-name="T4"><text:s/>must be a subset of the MUCs of </text:span><text:span text:style-name="T4"><draw:frame draw:style-name="fr2" draw:name="Object46" text:anchor-type="as-char" svg:y="-0.386cm" svg:width="1.185cm" svg:height="0.508cm" draw:z-index="158"><draw:object xlink:href="./Object 43" xlink:type="simple" xlink:show="embed" xlink:actuate="onLoad"/><draw:image xlink:href="./ObjectReplacements/Object 43" xlink:type="simple" xlink:show="embed" xlink:actuate="onLoad"/><svg:desc>formula</svg:desc></draw:frame></text:span><text:span text:style-name="T4">.</text:span></text:p>
            </table:table-cell>
          </table:table-row>
        </table:table-header-rows>
      </table:table>
      <text:p text:style-name="P103">This leads us to the following central theorem:</text:p>
      <table:table table:name="Table3" table:style-name="Table3">
        <table:table-column table:style-name="Table3.A"/>
        <table:table-row>
          <table:table-cell table:style-name="Table3.A1" office:value-type="string">
            <text:p text:style-name="P60"><text:span text:style-name="T19">Theorem 3.2</text:span><text:span text:style-name="T40">:</text:span><text:span text:style-name="T87"> </text:span><text:span text:style-name="T209">For a given assignment </text:span><text:span text:style-name="T209"><draw:frame draw:style-name="fr2" draw:name="Object283" text:anchor-type="as-char" svg:y="-0.377cm" svg:width="0.601cm" svg:height="0.531cm" draw:z-index="180"><draw:object xlink:href="./Object 283" xlink:type="simple" xlink:show="embed" xlink:actuate="onLoad"/><draw:image xlink:href="./ObjectReplacements/Object 283" xlink:type="simple" xlink:show="embed" xlink:actuate="onLoad"/></draw:frame></text:span><text:span text:style-name="T209">, t</text:span>he following <text:span text:style-name="T80">two statements are equivalent</text:span>:</text:p>
            <text:list xml:id="list3332177308" text:style-name="L1">
              <text:list-item>
                <text:p text:style-name="P143"><text:span text:style-name="T5"><draw:frame draw:style-name="fr2" draw:name="Object37" text:anchor-type="as-char" svg:y="-0.386cm" svg:width="1.716cm" svg:height="0.542cm" draw:z-index="101"><draw:object xlink:href="./Object 45" xlink:type="simple" xlink:show="embed" xlink:actuate="onLoad"/><draw:image xlink:href="./ObjectReplacements/Object 45" xlink:type="simple" xlink:show="embed" xlink:actuate="onLoad"/><svg:desc>formula</svg:desc></draw:frame></text:span><text:span text:style-name="T5"><text:s/>is unsat.</text:span></text:p>
              </text:list-item>
              <text:list-item>
                <text:p text:style-name="P144"><text:span text:style-name="T6"><draw:frame draw:style-name="fr2" draw:name="Object47" text:anchor-type="as-char" svg:y="-0.377cm" svg:width="0.601cm" svg:height="0.531cm" draw:z-index="102"><draw:object xlink:href="./Object 40" xlink:type="simple" xlink:show="embed" xlink:actuate="onLoad"/><draw:image xlink:href="./ObjectReplacements/Object 40" xlink:type="simple" xlink:show="embed" xlink:actuate="onLoad"/></draw:frame></text:span><text:span text:style-name="T78"><text:s/></text:span><text:span text:style-name="T190">generates</text:span><text:span text:style-name="T78"> all clauses in </text:span><text:span text:style-name="T80">some MUC </text:span><text:span text:style-name="T78"><draw:frame draw:style-name="fr2" draw:name="Object57" text:anchor-type="as-char" svg:y="-0.21cm" svg:width="0.457cm" svg:height="0.316cm" draw:z-index="103"><draw:object xlink:href="./Object 41" xlink:type="simple" xlink:show="embed" xlink:actuate="onLoad"/><draw:image xlink:href="./ObjectReplacements/Object 41" xlink:type="simple" xlink:show="embed" xlink:actuate="onLoad"/></draw:frame></text:span><text:span text:style-name="T78"><text:s/></text:span><text:span text:style-name="T80">of </text:span><text:span text:style-name="T80"><draw:frame draw:style-name="fr2" draw:name="Object33" text:anchor-type="as-char" svg:y="-0.386cm" svg:width="1.185cm" svg:height="0.508cm" draw:z-index="104"><draw:object xlink:href="./Object 33" xlink:type="simple" xlink:show="embed" xlink:actuate="onLoad"/><draw:image xlink:href="./ObjectReplacements/Object 33" xlink:type="simple" xlink:show="embed" xlink:actuate="onLoad"/></draw:frame></text:span><text:span text:style-name="T69">.</text:span></text:p>
              </text:list-item>
            </text:list>
          </table:table-cell>
        </table:table-row>
      </table:table>
      <text:p text:style-name="P50"/>
      <text:p text:style-name="P76"><text:span text:style-name="T19">Proof</text:span><text:span text:style-name="T10">: </text:span>Suppose an <text:s/><text:span text:style-name="T78">assignment</text:span><text:span text:style-name="T5"> </text:span><text:span text:style-name="T5"><draw:frame draw:style-name="fr2" draw:name="Object34" text:anchor-type="as-char" svg:y="-0.377cm" svg:width="0.601cm" svg:height="0.531cm" draw:z-index="134"><draw:object xlink:href="./Object 61" xlink:type="simple" xlink:show="embed" xlink:actuate="onLoad"/><draw:image xlink:href="./ObjectReplacements/Object 61" xlink:type="simple" xlink:show="embed" xlink:actuate="onLoad"/><svg:desc>formula</svg:desc></draw:frame></text:span><text:span text:style-name="T5"><text:s/></text:span><text:span text:style-name="T78">exists, </text:span><text:span text:style-name="T5">such that </text:span><text:span text:style-name="T5"><draw:frame draw:style-name="fr2" draw:name="Object42" text:anchor-type="as-char" svg:y="-0.386cm" svg:width="1.716cm" svg:height="0.542cm" draw:z-index="136"><draw:object xlink:href="./Object 62" xlink:type="simple" xlink:show="embed" xlink:actuate="onLoad"/><draw:image xlink:href="./ObjectReplacements/Object 62" xlink:type="simple" xlink:show="embed" xlink:actuate="onLoad"/><svg:desc>formula</svg:desc></draw:frame></text:span><text:span text:style-name="T5"><text:s/>is unsat. </text:span>Then, <text:span text:style-name="T5"><draw:frame draw:style-name="fr2" draw:name="Object43" text:anchor-type="as-char" svg:y="-0.386cm" svg:width="1.716cm" svg:height="0.542cm" draw:z-index="138"><draw:object xlink:href="./Object 63" xlink:type="simple" xlink:show="embed" xlink:actuate="onLoad"/><draw:image xlink:href="./ObjectReplacements/Object 63" xlink:type="simple" xlink:show="embed" xlink:actuate="onLoad"/><svg:desc>formula</svg:desc></draw:frame></text:span><text:span text:style-name="T5"><text:s/></text:span>must have an MUC <draw:frame draw:style-name="fr2" draw:name="Object45" text:anchor-type="as-char" svg:y="-0.21cm" svg:width="0.457cm" svg:height="0.316cm" draw:z-index="139"><draw:object xlink:href="./Object 64" xlink:type="simple" xlink:show="embed" xlink:actuate="onLoad"/><draw:image xlink:href="./ObjectReplacements/Object 64" xlink:type="simple" xlink:show="embed" xlink:actuate="onLoad"/><svg:desc>formula</svg:desc></draw:frame>, which (by lemma <text:span text:style-name="T88">3.1</text:span>) must be an MUC of <draw:frame draw:style-name="fr2" draw:name="Object58" text:anchor-type="as-char" svg:y="-0.386cm" svg:width="1.185cm" svg:height="0.508cm" draw:z-index="140"><draw:object xlink:href="./Object 65" xlink:type="simple" xlink:show="embed" xlink:actuate="onLoad"/><draw:image xlink:href="./ObjectReplacements/Object 65" xlink:type="simple" xlink:show="embed" xlink:actuate="onLoad"/><svg:desc>formula</svg:desc></draw:frame>. Furthermore, because <draw:frame draw:style-name="fr2" draw:name="Object62" text:anchor-type="as-char" svg:y="-0.21cm" svg:width="0.457cm" svg:height="0.316cm" draw:z-index="141"><draw:object xlink:href="./Object 66" xlink:type="simple" xlink:show="embed" xlink:actuate="onLoad"/><draw:image xlink:href="./ObjectReplacements/Object 66" xlink:type="simple" xlink:show="embed" xlink:actuate="onLoad"/><svg:desc>formula</svg:desc></draw:frame><text:s/>is present in <draw:frame draw:style-name="fr2" draw:name="Object59" text:anchor-type="as-char" svg:y="-0.386cm" svg:width="1.716cm" svg:height="0.542cm" draw:z-index="142"><draw:object xlink:href="./Object 67" xlink:type="simple" xlink:show="embed" xlink:actuate="onLoad"/><draw:image xlink:href="./ObjectReplacements/Object 67" xlink:type="simple" xlink:show="embed" xlink:actuate="onLoad"/><svg:desc>formula</svg:desc></draw:frame>, by definition, <draw:frame draw:style-name="fr2" draw:name="Object61" text:anchor-type="as-char" svg:y="-0.377cm" svg:width="0.601cm" svg:height="0.531cm" draw:z-index="143"><draw:object xlink:href="./Object 68" xlink:type="simple" xlink:show="embed" xlink:actuate="onLoad"/><draw:image xlink:href="./ObjectReplacements/Object 68" xlink:type="simple" xlink:show="embed" xlink:actuate="onLoad"/><svg:desc>formula</svg:desc></draw:frame><text:s/><text:span text:style-name="T190">generates</text:span> <draw:frame draw:style-name="fr2" draw:name="Object60" text:anchor-type="as-char" svg:y="-0.21cm" svg:width="0.457cm" svg:height="0.316cm" draw:z-index="144"><draw:object xlink:href="./Object 69" xlink:type="simple" xlink:show="embed" xlink:actuate="onLoad"/><draw:image xlink:href="./ObjectReplacements/Object 69" xlink:type="simple" xlink:show="embed" xlink:actuate="onLoad"/><svg:desc>formula</svg:desc></draw:frame>, <text:span text:style-name="T209">which is an MUC of </text:span><text:span text:style-name="T209"><draw:frame draw:style-name="fr2" draw:name="Object36" text:anchor-type="as-char" svg:y="-0.386cm" svg:width="1.185cm" svg:height="0.508cm" draw:z-index="145"><draw:object xlink:href="./Object 38" xlink:type="simple" xlink:show="embed" xlink:actuate="onLoad"/><draw:image xlink:href="./ObjectReplacements/Object 38" xlink:type="simple" xlink:show="embed" xlink:actuate="onLoad"/></draw:frame></text:span>.</text:p>
      <text:p text:style-name="P76">Conversely, suppose an assignment <draw:frame draw:style-name="fr2" draw:name="Object111" text:anchor-type="as-char" svg:y="-0.377cm" svg:width="0.601cm" svg:height="0.531cm" draw:z-index="146"><draw:object xlink:href="./Object 34" xlink:type="simple" xlink:show="embed" xlink:actuate="onLoad"/><draw:image xlink:href="./ObjectReplacements/Object 34" xlink:type="simple" xlink:show="embed" xlink:actuate="onLoad"/><svg:desc>formula</svg:desc></draw:frame><text:s/>exists, which <text:span text:style-name="T190">generates</text:span> all clauses in <draw:frame draw:style-name="fr2" draw:name="Object74" text:anchor-type="as-char" svg:y="-0.21cm" svg:width="0.457cm" svg:height="0.316cm" draw:z-index="147"><draw:object xlink:href="./Object 36" xlink:type="simple" xlink:show="embed" xlink:actuate="onLoad"/><draw:image xlink:href="./ObjectReplacements/Object 36" xlink:type="simple" xlink:show="embed" xlink:actuate="onLoad"/><svg:desc>formula</svg:desc></draw:frame>, which is an MUC of <draw:frame draw:style-name="fr2" draw:name="Object112" text:anchor-type="as-char" svg:y="-0.386cm" svg:width="1.185cm" svg:height="0.508cm" draw:z-index="148"><draw:object xlink:href="./Object 37" xlink:type="simple" xlink:show="embed" xlink:actuate="onLoad"/><draw:image xlink:href="./ObjectReplacements/Object 37" xlink:type="simple" xlink:show="embed" xlink:actuate="onLoad"/><svg:desc>formula</svg:desc></draw:frame>. Then, by definition of <text:span text:style-name="T203">generation</text:span>, <draw:frame draw:style-name="fr2" draw:name="Object73" text:anchor-type="as-char" svg:y="-0.21cm" svg:width="0.457cm" svg:height="0.316cm" draw:z-index="149"><draw:object xlink:href="./Object 39" xlink:type="simple" xlink:show="embed" xlink:actuate="onLoad"/><draw:image xlink:href="./ObjectReplacements/Object 39" xlink:type="simple" xlink:show="embed" xlink:actuate="onLoad"/><svg:desc>formula</svg:desc></draw:frame><text:s/>is present in <draw:frame draw:style-name="fr2" draw:name="Object72" text:anchor-type="as-char" svg:y="-0.386cm" svg:width="1.716cm" svg:height="0.542cm" draw:z-index="150"><draw:object xlink:href="./Object 46" xlink:type="simple" xlink:show="embed" xlink:actuate="onLoad"/><draw:image xlink:href="./ObjectReplacements/Object 46" xlink:type="simple" xlink:show="embed" xlink:actuate="onLoad"/><svg:desc>formula</svg:desc></draw:frame>, and therefore, by nature of CNFs, <draw:frame draw:style-name="fr2" draw:name="Object71" text:anchor-type="as-char" svg:y="-0.386cm" svg:width="2.371cm" svg:height="0.542cm" draw:z-index="151"><draw:object xlink:href="./Object 47" xlink:type="simple" xlink:show="embed" xlink:actuate="onLoad"/><draw:image xlink:href="./ObjectReplacements/Object 47" xlink:type="simple" xlink:show="embed" xlink:actuate="onLoad"/><svg:desc>formula</svg:desc></draw:frame>. Furthermore, because <draw:frame draw:style-name="fr2" draw:name="Object70" text:anchor-type="as-char" svg:y="-0.21cm" svg:width="0.457cm" svg:height="0.316cm" draw:z-index="152"><draw:object xlink:href="./Object 57" xlink:type="simple" xlink:show="embed" xlink:actuate="onLoad"/><draw:image xlink:href="./ObjectReplacements/Object 57" xlink:type="simple" xlink:show="embed" xlink:actuate="onLoad"/><svg:desc>formula</svg:desc></draw:frame><text:s/>is an MUC, it must be unsat, and therefore, <draw:frame draw:style-name="fr2" draw:name="Object69" text:anchor-type="as-char" svg:y="-0.386cm" svg:width="1.716cm" svg:height="0.542cm" draw:z-index="153"><draw:object xlink:href="./Object 58" xlink:type="simple" xlink:show="embed" xlink:actuate="onLoad"/><draw:image xlink:href="./ObjectReplacements/Object 58" xlink:type="simple" xlink:show="embed" xlink:actuate="onLoad"/><svg:desc>formula</svg:desc></draw:frame><text:s/>must be unsat.</text:p>
      <text:p text:style-name="P92">■</text:p>
      <text:p text:style-name="P79"><text:span text:style-name="T81">Thus, part of the problem (1.</text:span><text:span text:style-name="T85">3</text:span><text:span text:style-name="T81">) is reduced </text:span><text:span text:style-name="T82">to generating</text:span><text:span text:style-name="T81"> MUCs for </text:span><text:span text:style-name="T81"><draw:frame draw:style-name="fr2" draw:name="Object106" text:anchor-type="as-char" svg:y="-0.386cm" svg:width="1.185cm" svg:height="0.508cm" draw:z-index="154"><draw:object xlink:href="./Object 127" xlink:type="simple" xlink:show="embed" xlink:actuate="onLoad"/><draw:image xlink:href="./ObjectReplacements/Object 127" xlink:type="simple" xlink:show="embed" xlink:actuate="onLoad"/></draw:frame></text:span><text:span text:style-name="T82">, and then searching for assignments that preserve those MUCs. At the time of writing this document, good tools exist for </text:span><text:span text:style-name="T84">discovery </text:span><text:span text:style-name="T82">of MUCs. In the next few sections, we hunt </text:span><text:span text:style-name="T83">the </text:span><text:span text:style-name="T82">assignments </text:span><text:span text:style-name="T83">that generate them</text:span><text:span text:style-name="T82">.</text:span></text:p>
      <text:h text:style-name="P114" text:outline-level="1">4. <text:span text:style-name="T99">Assignments that </text:span><text:span text:style-name="T100">generate</text:span><text:span text:style-name="T99"> </text:span><text:span text:style-name="T185">a clause</text:span></text:h>
      <text:p text:style-name="P81">Consider the example clause <draw:frame draw:style-name="fr2" draw:name="Object135" text:anchor-type="as-char" svg:y="-0.386cm" svg:width="5.135cm" svg:height="0.542cm" draw:z-index="155"><draw:object xlink:href="./Object 135" xlink:type="simple" xlink:show="embed" xlink:actuate="onLoad"/><draw:image xlink:href="./ObjectReplacements/Object 135" xlink:type="simple" xlink:show="embed" xlink:actuate="onLoad"/></draw:frame>. Based on Lemma 2.1, <draw:frame draw:style-name="fr2" draw:name="Object136" text:anchor-type="as-char" svg:y="-0.377cm" svg:width="0.506cm" svg:height="0.467cm" draw:z-index="156"><draw:object xlink:href="./Object 136" xlink:type="simple" xlink:show="embed" xlink:actuate="onLoad"/><draw:image xlink:href="./ObjectReplacements/Object 136" xlink:type="simple" xlink:show="embed" xlink:actuate="onLoad"/></draw:frame><text:s/>will be preserved by any assignment that has <draw:frame draw:style-name="fr2" draw:name="Object138" text:anchor-type="as-char" svg:y="-0.377cm" svg:width="0.873cm" svg:height="0.531cm" draw:z-index="159"><draw:object xlink:href="./Object 138" xlink:type="simple" xlink:show="embed" xlink:actuate="onLoad"/><draw:image xlink:href="./ObjectReplacements/Object 138" xlink:type="simple" xlink:show="embed" xlink:actuate="onLoad"/></draw:frame><text:s/>and <draw:frame draw:style-name="fr2" draw:name="Object137" text:anchor-type="as-char" svg:y="-0.377cm" svg:width="0.594cm" svg:height="0.531cm" draw:z-index="160"><draw:object xlink:href="./Object 137" xlink:type="simple" xlink:show="embed" xlink:actuate="onLoad"/><draw:image xlink:href="./ObjectReplacements/Object 137" xlink:type="simple" xlink:show="embed" xlink:actuate="onLoad"/></draw:frame>, i.e., any assignment that is consistent with the partial assignment <draw:frame draw:style-name="fr2" draw:name="Object139" text:anchor-type="as-char" svg:y="-0.377cm" svg:width="1.619cm" svg:height="0.531cm" draw:z-index="161"><draw:object xlink:href="./Object 139" xlink:type="simple" xlink:show="embed" xlink:actuate="onLoad"/><draw:image xlink:href="./ObjectReplacements/Object 139" xlink:type="simple" xlink:show="embed" xlink:actuate="onLoad"/></draw:frame>. Interestingly, <text:span text:style-name="T204">this </text:span>can conveniently be obtained by dropping all the X variables from C, and taking the negation of the remaining disjunctive clause:</text:p>
      <text:p text:style-name="P82"><draw:frame draw:style-name="fr2" draw:name="Object140" text:anchor-type="as-char" svg:y="-0.386cm" svg:width="5.796cm" svg:height="0.542cm" draw:z-index="162"><draw:object xlink:href="./Object 140" xlink:type="simple" xlink:show="embed" xlink:actuate="onLoad"/><draw:image xlink:href="./ObjectReplacements/Object 140" xlink:type="simple" xlink:show="embed" xlink:actuate="onLoad"/></draw:frame></text:p>
      <text:p text:style-name="P80"><text:s/>We generalise this to define:</text:p>
      <table:table table:name="Table7" table:style-name="Table7">
        <table:table-column table:style-name="Table7.A"/>
        <table:table-row table:style-name="Table7.1">
          <table:table-cell table:style-name="Table7.A1" office:value-type="string">
            <text:p text:style-name="P43"><text:span text:style-name="T20">Definition </text:span><text:span text:style-name="T22">4.1</text:span><text:span text:style-name="T46">: </text:span><text:span text:style-name="T45">The</text:span><text:span text:style-name="T106"> </text:span><text:span text:style-name="T107">find_</text:span><text:span text:style-name="T108">preserver</text:span><text:span text:style-name="T36"> </text:span><text:span text:style-name="T44">function </text:span><text:span text:style-name="T44"><draw:frame draw:style-name="fr2" draw:name="Object143" text:anchor-type="as-char" svg:y="-0.222cm" svg:width="0.457cm" svg:height="0.247cm" draw:z-index="170"><draw:object xlink:href="./Object 143" xlink:type="simple" xlink:show="embed" xlink:actuate="onLoad"/><draw:image xlink:href="./ObjectReplacements/Object 143" xlink:type="simple" xlink:show="embed" xlink:actuate="onLoad"/></draw:frame></text:span><text:span text:style-name="T44">, </text:span><text:span text:style-name="T45">for a given clause C, is defined as</text:span><draw:frame draw:style-name="fr2" draw:name="Object141" text:anchor-type="as-char" svg:y="-0.386cm" svg:width="3.471cm" svg:height="0.508cm" draw:z-index="182"><draw:object xlink:href="./Object 141" xlink:type="simple" xlink:show="embed" xlink:actuate="onLoad"/><draw:image xlink:href="./ObjectReplacements/Object 141" xlink:type="simple" xlink:show="embed" xlink:actuate="onLoad"/></draw:frame>. <text:span text:style-name="T186">If </text:span><text:span text:style-name="T186"><draw:frame draw:style-name="fr2" draw:name="Object209" text:anchor-type="as-char" svg:y="-0.377cm" svg:width="1.109cm" svg:height="0.467cm" draw:z-index="183"><draw:object xlink:href="./Object 209" xlink:type="simple" xlink:show="embed" xlink:actuate="onLoad"/><draw:image xlink:href="./ObjectReplacements/Object 209" xlink:type="simple" xlink:show="embed" xlink:actuate="onLoad"/></draw:frame></text:span><text:span text:style-name="T186"><text:s/>is empty, then </text:span><text:span text:style-name="T186"><draw:frame draw:style-name="fr2" draw:name="Object208" text:anchor-type="as-char" svg:y="-0.386cm" svg:width="1.637cm" svg:height="0.508cm" draw:z-index="188"><draw:object xlink:href="./Object 208" xlink:type="simple" xlink:show="embed" xlink:actuate="onLoad"/><draw:image xlink:href="./ObjectReplacements/Object 208" xlink:type="simple" xlink:show="embed" xlink:actuate="onLoad"/></draw:frame></text:span><text:span text:style-name="T186"><text:s/>is </text:span><text:span text:style-name="T186"><draw:frame draw:style-name="fr2" draw:name="Object207" text:anchor-type="as-char" svg:y="-0.302cm" svg:width="0.506cm" svg:height="0.325cm" draw:z-index="189"><draw:object xlink:href="./Object 207" xlink:type="simple" xlink:show="embed" xlink:actuate="onLoad"/><draw:image xlink:href="./ObjectReplacements/Object 207" xlink:type="simple" xlink:show="embed" xlink:actuate="onLoad"/></draw:frame></text:span><text:span text:style-name="T186">.</text:span></text:p>
            <text:p text:style-name="P58"><text:span text:style-name="T18">Lemma 4.2</text:span>: An assignment <draw:frame draw:style-name="fr2" draw:name="Object145" text:anchor-type="as-char" svg:y="-0.377cm" svg:width="0.601cm" svg:height="0.531cm" draw:z-index="181"><draw:object xlink:href="./Object 145" xlink:type="simple" xlink:show="embed" xlink:actuate="onLoad"/><draw:image xlink:href="./ObjectReplacements/Object 145" xlink:type="simple" xlink:show="embed" xlink:actuate="onLoad"/></draw:frame><text:s/>preserves a clause <draw:frame draw:style-name="fr2" draw:name="Object144" text:anchor-type="as-char" svg:y="-0.377cm" svg:width="0.506cm" svg:height="0.467cm" draw:z-index="172"><draw:object xlink:href="./Object 144" xlink:type="simple" xlink:show="embed" xlink:actuate="onLoad"/><draw:image xlink:href="./ObjectReplacements/Object 144" xlink:type="simple" xlink:show="embed" xlink:actuate="onLoad"/></draw:frame><text:s/>iff <draw:frame draw:style-name="fr2" draw:name="Object142" text:anchor-type="as-char" svg:y="-0.386cm" svg:width="3.039cm" svg:height="0.542cm" draw:z-index="163"><draw:object xlink:href="./Object 142" xlink:type="simple" xlink:show="embed" xlink:actuate="onLoad"/><draw:image xlink:href="./ObjectReplacements/Object 142" xlink:type="simple" xlink:show="embed" xlink:actuate="onLoad"/></draw:frame>.</text:p>
          </table:table-cell>
        </table:table-row>
      </table:table>
      <text:p text:style-name="P4"/>
      <text:p text:style-name="P5"><text:span text:style-name="T217">Note that </text:span><text:span text:style-name="T217"><draw:frame draw:style-name="fr2" draw:name="Object29" text:anchor-type="as-char" svg:y="-0.386cm" svg:width="1.637cm" svg:height="0.508cm" draw:z-index="164"><draw:object xlink:href="./Object 29" xlink:type="simple" xlink:show="embed" xlink:actuate="onLoad"/><draw:image xlink:href="./ObjectReplacements/Object 29" xlink:type="simple" xlink:show="embed" xlink:actuate="onLoad"/></draw:frame></text:span><text:span text:style-name="T217"><text:s/>does not assign all Y variables, and hence, is a partial assignment. </text:span><draw:frame draw:style-name="fr2" draw:name="Object149" text:anchor-type="as-char" svg:y="-0.222cm" svg:width="0.457cm" svg:height="0.247cm" draw:z-index="165"><draw:object xlink:href="./Object 149" xlink:type="simple" xlink:show="embed" xlink:actuate="onLoad"/><draw:image xlink:href="./ObjectReplacements/Object 149" xlink:type="simple" xlink:show="embed" xlink:actuate="onLoad"/></draw:frame><text:s/>allows us to find assignments that preserve a clause, say <draw:frame draw:style-name="fr2" draw:name="Object150" text:anchor-type="as-char" svg:y="-0.386cm" svg:width="1.676cm" svg:height="0.508cm" draw:z-index="166"><draw:object xlink:href="./Object 150" xlink:type="simple" xlink:show="embed" xlink:actuate="onLoad"/><draw:image xlink:href="./ObjectReplacements/Object 150" xlink:type="simple" xlink:show="embed" xlink:actuate="onLoad"/></draw:frame>, to generate another clause <draw:frame draw:style-name="fr2" draw:name="Object148" text:anchor-type="as-char" svg:y="-0.377cm" svg:width="1.074cm" svg:height="0.467cm" draw:z-index="168"><draw:object xlink:href="./Object 148" xlink:type="simple" xlink:show="embed" xlink:actuate="onLoad"/><draw:image xlink:href="./ObjectReplacements/Object 148" xlink:type="simple" xlink:show="embed" xlink:actuate="onLoad"/></draw:frame>. Turning it around, we see that <draw:frame draw:style-name="fr2" draw:name="Object147" text:anchor-type="as-char" svg:y="-0.386cm" svg:width="1.637cm" svg:height="0.508cm" draw:z-index="169"><draw:object xlink:href="./Object 147" xlink:type="simple" xlink:show="embed" xlink:actuate="onLoad"/><draw:image xlink:href="./ObjectReplacements/Object 147" xlink:type="simple" xlink:show="embed" xlink:actuate="onLoad"/></draw:frame><text:s/>is also giving us the generating assignments for <draw:frame draw:style-name="fr2" draw:name="Object146" text:anchor-type="as-char" svg:y="-0.377cm" svg:width="1.074cm" svg:height="0.467cm" draw:z-index="171"><draw:object xlink:href="./Object 146" xlink:type="simple" xlink:show="embed" xlink:actuate="onLoad"/><draw:image xlink:href="./ObjectReplacements/Object 146" xlink:type="simple" xlink:show="embed" xlink:actuate="onLoad"/></draw:frame>. <text:s/><text:span text:style-name="T101">However, a clause can be generated by multiple clauses. (For example, using the assignment </text:span><text:span text:style-name="T101"><draw:frame draw:style-name="fr2" draw:name="Object154" text:anchor-type="as-char" svg:y="-0.377cm" svg:width="1.341cm" svg:height="0.531cm" draw:z-index="174"><draw:object xlink:href="./Object 154" xlink:type="simple" xlink:show="embed" xlink:actuate="onLoad"/><draw:image xlink:href="./ObjectReplacements/Object 154" xlink:type="simple" xlink:show="embed" xlink:actuate="onLoad"/></draw:frame></text:span><text:span text:style-name="T101">, the clause </text:span><text:span text:style-name="T101"><draw:frame draw:style-name="fr2" draw:name="Object153" text:anchor-type="as-char" svg:y="-0.377cm" svg:width="1.549cm" svg:height="0.531cm" draw:z-index="175"><draw:object xlink:href="./Object 153" xlink:type="simple" xlink:show="embed" xlink:actuate="onLoad"/><draw:image xlink:href="./ObjectReplacements/Object 153" xlink:type="simple" xlink:show="embed" xlink:actuate="onLoad"/></draw:frame></text:span><text:span text:style-name="T101"><text:s/>can be generated by both </text:span><text:span text:style-name="T101"><draw:frame draw:style-name="fr2" draw:name="Object152" text:anchor-type="as-char" svg:y="-0.377cm" svg:width="2.572cm" svg:height="0.531cm" draw:z-index="176"><draw:object xlink:href="./Object 152" xlink:type="simple" xlink:show="embed" xlink:actuate="onLoad"/><draw:image xlink:href="./ObjectReplacements/Object 152" xlink:type="simple" xlink:show="embed" xlink:actuate="onLoad"/></draw:frame></text:span><text:span text:style-name="T101"><text:s/>and </text:span><text:span text:style-name="T101"><draw:frame draw:style-name="fr2" draw:name="Object151" text:anchor-type="as-char" svg:y="-0.377cm" svg:width="2.574cm" svg:height="0.531cm" draw:z-index="177"><draw:object xlink:href="./Object 151" xlink:type="simple" xlink:show="embed" xlink:actuate="onLoad"/><draw:image xlink:href="./ObjectReplacements/Object 151" xlink:type="simple" xlink:show="embed" xlink:actuate="onLoad"/></draw:frame></text:span><text:span text:style-name="T101">). Therefore, </text:span><text:span text:style-name="T205">if we were to define</text:span><text:span text:style-name="T101"> </text:span><text:span text:style-name="T103">find_generator</text:span><text:span text:style-name="T104">s</text:span><text:span text:style-name="T101"> function to invert </text:span><text:span text:style-name="T101"><draw:frame draw:style-name="fr2" draw:name="Object155" text:anchor-type="as-char" svg:y="-0.222cm" svg:width="0.457cm" svg:height="0.247cm" draw:z-index="178"><draw:object xlink:href="./Object 155" xlink:type="simple" xlink:show="embed" xlink:actuate="onLoad"/><draw:image xlink:href="./ObjectReplacements/Object 155" xlink:type="simple" xlink:show="embed" xlink:actuate="onLoad"/></draw:frame></text:span><text:span text:style-name="T138">, </text:span><text:span text:style-name="T139">it would </text:span><text:span text:style-name="T137">return multiple results:</text:span></text:p>
      <text:p text:style-name="P83"><text:soft-page-break/></text:p>
      <table:table table:name="Table8" table:style-name="Table8">
        <table:table-column table:style-name="Table8.A"/>
        <table:table-row table:style-name="Table8.1">
          <table:table-cell table:style-name="Table8.A1" office:value-type="string">
            <text:p text:style-name="P26"><text:span text:style-name="T210">Algorithm</text:span> <text:span text:style-name="T198">4.3</text:span><text:span text:style-name="T57">:</text:span></text:p>
            <text:p text:style-name="P10"><text:span text:style-name="T174"># </text:span><text:span text:style-name="T175">Find the assignments that generate a given clause C</text:span></text:p>
            <text:p text:style-name="P18"><text:span text:style-name="T114">def</text:span><text:span text:style-name="T47"> </text:span><text:span text:style-name="T154">find_generator</text:span><text:span text:style-name="T155">s</text:span><text:span text:style-name="T47">(</text:span><text:span text:style-name="T160"><draw:frame draw:style-name="fr2" draw:name="Object156" text:anchor-type="as-char" svg:y="-0.377cm" svg:width="1.794cm" svg:height="0.61cm" draw:z-index="184"><draw:object xlink:href="./Object 156" xlink:type="simple" xlink:show="embed" xlink:actuate="onLoad"/><draw:image xlink:href="./ObjectReplacements/Object 156" xlink:type="simple" xlink:show="embed" xlink:actuate="onLoad"/></draw:frame></text:span><text:span text:style-name="T47">, </text:span><text:span text:style-name="T159"><draw:frame draw:style-name="fr2" draw:name="Object157" text:anchor-type="as-char" svg:y="-0.377cm" svg:width="0.506cm" svg:height="0.467cm" draw:z-index="185"><draw:object xlink:href="./Object 157" xlink:type="simple" xlink:show="embed" xlink:actuate="onLoad"/><draw:image xlink:href="./ObjectReplacements/Object 157" xlink:type="simple" xlink:show="embed" xlink:actuate="onLoad"/></draw:frame></text:span><text:span text:style-name="T47">):</text:span></text:p>
            <text:p text:style-name="P7"><text:span text:style-name="T172"><text:s text:c="4"/>return</text:span><text:span text:style-name="T119"> [</text:span><text:span text:style-name="T119"><draw:frame draw:style-name="fr2" draw:name="Object159" text:anchor-type="as-char" svg:y="-0.386cm" svg:width="1.752cm" svg:height="0.542cm" draw:z-index="186"><draw:object xlink:href="./Object 159" xlink:type="simple" xlink:show="embed" xlink:actuate="onLoad"/><draw:image xlink:href="./ObjectReplacements/Object 159" xlink:type="simple" xlink:show="embed" xlink:actuate="onLoad"/></draw:frame></text:span><text:span text:style-name="T119"> </text:span><text:span text:style-name="T172">for</text:span><text:span text:style-name="T119"> </text:span><text:span text:style-name="T181"><draw:frame draw:style-name="fr2" draw:name="Object160" text:anchor-type="as-char" svg:y="-0.377cm" svg:width="0.623cm" svg:height="0.531cm" draw:z-index="187"><draw:object xlink:href="./Object 160" xlink:type="simple" xlink:show="embed" xlink:actuate="onLoad"/><draw:image xlink:href="./ObjectReplacements/Object 160" xlink:type="simple" xlink:show="embed" xlink:actuate="onLoad"/></draw:frame></text:span><text:span text:style-name="T119"><text:s/></text:span><text:span text:style-name="T172">in</text:span><text:span text:style-name="T119"> </text:span><text:span text:style-name="T163"><draw:frame draw:style-name="fr2" draw:name="Object161" text:anchor-type="as-char" svg:y="-0.298cm" svg:width="0.439cm" svg:height="0.404cm" draw:z-index="190"><draw:object xlink:href="./Object 161" xlink:type="simple" xlink:show="embed" xlink:actuate="onLoad"/><draw:image xlink:href="./ObjectReplacements/Object 161" xlink:type="simple" xlink:show="embed" xlink:actuate="onLoad"/></draw:frame></text:span><text:span text:style-name="T119"><text:s/></text:span><text:span text:style-name="T172">if</text:span><text:span text:style-name="T119"> </text:span><text:span text:style-name="T119"><draw:frame draw:style-name="fr2" draw:name="Object162" text:anchor-type="as-char" svg:y="-0.377cm" svg:width="1.191cm" svg:height="0.531cm" draw:z-index="191"><draw:object xlink:href="./Object 162" xlink:type="simple" xlink:show="embed" xlink:actuate="onLoad"/><draw:image xlink:href="./ObjectReplacements/Object 162" xlink:type="simple" xlink:show="embed" xlink:actuate="onLoad"/></draw:frame></text:span><text:span text:style-name="T119"><text:s/>== </text:span><text:span text:style-name="T163"><draw:frame draw:style-name="fr2" draw:name="Object163" text:anchor-type="as-char" svg:y="-0.377cm" svg:width="0.506cm" svg:height="0.467cm" draw:z-index="193"><draw:object xlink:href="./Object 163" xlink:type="simple" xlink:show="embed" xlink:actuate="onLoad"/><draw:image xlink:href="./ObjectReplacements/Object 163" xlink:type="simple" xlink:show="embed" xlink:actuate="onLoad"/></draw:frame></text:span><text:span text:style-name="T119">]</text:span></text:p>
          </table:table-cell>
        </table:table-row>
      </table:table>
      <text:p text:style-name="P6"/>
      <text:p text:style-name="P31">However, the fact that <text:span text:style-name="T109">find_generator</text:span><text:span text:style-name="T110">s</text:span> returns multiple <text:span text:style-name="T217">partial </text:span>assignments leads to combinatorial explosions later in the final algorithm. In order to avoid this issue and make <text:span text:style-name="T109">find_generator</text:span><text:span text:style-name="T110">s</text:span><text:span text:style-name="T33"> </text:span>return a single <text:span text:style-name="T217">partial </text:span>assignment, we introduce a dummy marker variable for each clause in <draw:frame draw:style-name="fr2" draw:name="Object165" text:anchor-type="as-char" svg:y="-0.298cm" svg:width="0.439cm" svg:height="0.404cm" draw:z-index="18"><draw:object xlink:href="./Object 165" xlink:type="simple" xlink:show="embed" xlink:actuate="onLoad"/><draw:image xlink:href="./ObjectReplacements/Object 165" xlink:type="simple" xlink:show="embed" xlink:actuate="onLoad"/></draw:frame>. Let the dummy variable for clause <draw:frame draw:style-name="fr2" draw:name="Object164" text:anchor-type="as-char" svg:y="-0.377cm" svg:width="0.623cm" svg:height="0.531cm" draw:z-index="11"><draw:object xlink:href="./Object 164" xlink:type="simple" xlink:show="embed" xlink:actuate="onLoad"/><draw:image xlink:href="./ObjectReplacements/Object 164" xlink:type="simple" xlink:show="embed" xlink:actuate="onLoad"/></draw:frame><text:s/>be <draw:frame draw:style-name="fr2" draw:name="Object158" text:anchor-type="as-char" svg:y="-0.377cm" svg:width="0.591cm" svg:height="0.531cm" draw:z-index="1"><draw:object xlink:href="./Object 158" xlink:type="simple" xlink:show="embed" xlink:actuate="onLoad"/><draw:image xlink:href="./ObjectReplacements/Object 158" xlink:type="simple" xlink:show="embed" xlink:actuate="onLoad"/></draw:frame>. We then do the following:</text:p>
      <text:list xml:id="list636105125" text:style-name="L2">
        <text:list-item>
          <text:p text:style-name="P121">Add <draw:frame draw:style-name="fr2" draw:name="Object166" text:anchor-type="as-char" svg:y="-0.377cm" svg:width="0.591cm" svg:height="0.531cm" draw:z-index="10"><draw:object xlink:href="./Object 166" xlink:type="simple" xlink:show="embed" xlink:actuate="onLoad"/><draw:image xlink:href="./ObjectReplacements/Object 166" xlink:type="simple" xlink:show="embed" xlink:actuate="onLoad"/></draw:frame><text:s/>to <draw:frame draw:style-name="fr2" draw:name="Object167" text:anchor-type="as-char" svg:y="-0.377cm" svg:width="0.623cm" svg:height="0.531cm" draw:z-index="20"><draw:object xlink:href="./Object 167" xlink:type="simple" xlink:show="embed" xlink:actuate="onLoad"/><draw:image xlink:href="./ObjectReplacements/Object 167" xlink:type="simple" xlink:show="embed" xlink:actuate="onLoad"/></draw:frame>: This ensures that <draw:frame draw:style-name="fr2" draw:name="Object168" text:anchor-type="as-char" svg:y="-0.377cm" svg:width="1.191cm" svg:height="0.531cm" draw:z-index="25"><draw:object xlink:href="./Object 168" xlink:type="simple" xlink:show="embed" xlink:actuate="onLoad"/><draw:image xlink:href="./ObjectReplacements/Object 168" xlink:type="simple" xlink:show="embed" xlink:actuate="onLoad"/></draw:frame><text:s/>has the unique variable <draw:frame draw:style-name="fr2" draw:name="Object169" text:anchor-type="as-char" svg:y="-0.377cm" svg:width="0.591cm" svg:height="0.531cm" draw:z-index="27"><draw:object xlink:href="./Object 169" xlink:type="simple" xlink:show="embed" xlink:actuate="onLoad"/><draw:image xlink:href="./ObjectReplacements/Object 169" xlink:type="simple" xlink:show="embed" xlink:actuate="onLoad"/></draw:frame>, and hence, <text:span text:style-name="T111">find_generators(</text:span><draw:frame draw:style-name="fr2" draw:name="Object170" text:anchor-type="as-char" svg:y="-0.298cm" svg:width="0.439cm" svg:height="0.404cm" draw:z-index="31"><draw:object xlink:href="./Object 170" xlink:type="simple" xlink:show="embed" xlink:actuate="onLoad"/><draw:image xlink:href="./ObjectReplacements/Object 170" xlink:type="simple" xlink:show="embed" xlink:actuate="onLoad"/></draw:frame>, <draw:frame draw:style-name="fr2" draw:name="Object171" text:anchor-type="as-char" svg:y="-0.377cm" svg:width="1.191cm" svg:height="0.531cm" draw:z-index="32"><draw:object xlink:href="./Object 171" xlink:type="simple" xlink:show="embed" xlink:actuate="onLoad"/><draw:image xlink:href="./ObjectReplacements/Object 171" xlink:type="simple" xlink:show="embed" xlink:actuate="onLoad"/></draw:frame><text:span text:style-name="T111">)</text:span> will return <draw:frame draw:style-name="fr2" draw:name="Object172" text:anchor-type="as-char" svg:y="-0.377cm" svg:width="0.623cm" svg:height="0.531cm" draw:z-index="33"><draw:object xlink:href="./Object 172" xlink:type="simple" xlink:show="embed" xlink:actuate="onLoad"/><draw:image xlink:href="./ObjectReplacements/Object 172" xlink:type="simple" xlink:show="embed" xlink:actuate="onLoad"/></draw:frame><text:s/>as the one and only result.</text:p>
        </text:list-item>
        <text:list-item>
          <text:p text:style-name="P121">Add <draw:frame draw:style-name="fr2" draw:name="Object175" text:anchor-type="as-char" svg:y="-0.377cm" svg:width="0.591cm" svg:height="0.531cm" draw:z-index="49"><draw:object xlink:href="./Object 175" xlink:type="simple" xlink:show="embed" xlink:actuate="onLoad"/><draw:image xlink:href="./ObjectReplacements/Object 175" xlink:type="simple" xlink:show="embed" xlink:actuate="onLoad"/></draw:frame><text:s/>to the set of variables <draw:frame draw:style-name="fr2" draw:name="Object174" text:anchor-type="as-char" svg:y="-0.377cm" svg:width="0.527cm" svg:height="0.467cm" draw:z-index="39"><draw:object xlink:href="./Object 174" xlink:type="simple" xlink:show="embed" xlink:actuate="onLoad"/><draw:image xlink:href="./ObjectReplacements/Object 174" xlink:type="simple" xlink:show="embed" xlink:actuate="onLoad"/></draw:frame>: This ensures that <draw:frame draw:style-name="fr2" draw:name="Object176" text:anchor-type="as-char" svg:y="-0.377cm" svg:width="0.591cm" svg:height="0.531cm" draw:z-index="50"><draw:object xlink:href="./Object 176" xlink:type="simple" xlink:show="embed" xlink:actuate="onLoad"/><draw:image xlink:href="./ObjectReplacements/Object 176" xlink:type="simple" xlink:show="embed" xlink:actuate="onLoad"/></draw:frame><text:s/>is eventually quantified out, and the final result is independent of <draw:frame draw:style-name="fr2" draw:name="Object173" text:anchor-type="as-char" svg:y="-0.377cm" svg:width="0.591cm" svg:height="0.531cm" draw:z-index="34"><draw:object xlink:href="./Object 173" xlink:type="simple" xlink:show="embed" xlink:actuate="onLoad"/><draw:image xlink:href="./ObjectReplacements/Object 173" xlink:type="simple" xlink:show="embed" xlink:actuate="onLoad"/></draw:frame>.</text:p>
        </text:list-item>
        <text:list-item>
          <text:p text:style-name="P122">Add <draw:frame draw:style-name="fr2" draw:name="Object178" text:anchor-type="as-char" svg:y="-0.377cm" svg:width="0.871cm" svg:height="0.531cm" draw:z-index="45"><draw:object xlink:href="./Object 178" xlink:type="simple" xlink:show="embed" xlink:actuate="onLoad"/><draw:image xlink:href="./ObjectReplacements/Object 178" xlink:type="simple" xlink:show="embed" xlink:actuate="onLoad"/></draw:frame><text:s/>as a singleton clause to <draw:frame draw:style-name="fr2" draw:name="Object177" text:anchor-type="as-char" svg:y="-0.298cm" svg:width="0.439cm" svg:height="0.404cm" draw:z-index="40"><draw:object xlink:href="./Object 177" xlink:type="simple" xlink:show="embed" xlink:actuate="onLoad"/><draw:image xlink:href="./ObjectReplacements/Object 177" xlink:type="simple" xlink:show="embed" xlink:actuate="onLoad"/></draw:frame>: This ensures that the resulting problem is equivalent to the original problem, because setting <draw:frame draw:style-name="fr2" draw:name="Object181" text:anchor-type="as-char" svg:y="-0.377cm" svg:width="0.591cm" svg:height="0.531cm" draw:z-index="60"><draw:object xlink:href="./Object 181" xlink:type="simple" xlink:show="embed" xlink:actuate="onLoad"/><draw:image xlink:href="./ObjectReplacements/Object 181" xlink:type="simple" xlink:show="embed" xlink:actuate="onLoad"/></draw:frame><text:s/>to <draw:frame draw:style-name="fr2" draw:name="Object180" text:anchor-type="as-char" svg:y="-0.302cm" svg:width="0.506cm" svg:height="0.325cm" draw:z-index="56"><draw:object xlink:href="./Object 180" xlink:type="simple" xlink:show="embed" xlink:actuate="onLoad"/><draw:image xlink:href="./ObjectReplacements/Object 180" xlink:type="simple" xlink:show="embed" xlink:actuate="onLoad"/></draw:frame><text:s/>is equivalent to removing it from <draw:frame draw:style-name="fr2" draw:name="Object179" text:anchor-type="as-char" svg:y="-0.377cm" svg:width="0.623cm" svg:height="0.531cm" draw:z-index="52"><draw:object xlink:href="./Object 179" xlink:type="simple" xlink:show="embed" xlink:actuate="onLoad"/><draw:image xlink:href="./ObjectReplacements/Object 179" xlink:type="simple" xlink:show="embed" xlink:actuate="onLoad"/></draw:frame>.</text:p>
        </text:list-item>
      </text:list>
      <text:p text:style-name="P32">Going forward, <text:span text:style-name="T182">we assume that </text:span><text:span text:style-name="T109">find_generators</text:span><text:span text:style-name="T183">, also written as </text:span><text:span text:style-name="T183"><draw:frame draw:style-name="fr2" draw:name="Object182" text:anchor-type="as-char" svg:y="-0.22cm" svg:width="0.476cm" svg:height="0.326cm" draw:z-index="66"><draw:object xlink:href="./Object 182" xlink:type="simple" xlink:show="embed" xlink:actuate="onLoad"/><draw:image xlink:href="./ObjectReplacements/Object 182" xlink:type="simple" xlink:show="embed" xlink:actuate="onLoad"/></draw:frame></text:span><text:span text:style-name="T183">, returns a unique </text:span><text:span text:style-name="T217">partial </text:span><text:span text:style-name="T183">assignment.</text:span></text:p>
      <table:table table:name="Table9" table:style-name="Table9">
        <table:table-column table:style-name="Table9.A"/>
        <table:table-row table:style-name="Table9.1">
          <table:table-cell table:style-name="Table9.A1" office:value-type="string">
            <text:p text:style-name="P26"><text:span text:style-name="T210">Algorithm</text:span> <text:span text:style-name="T198">4.4</text:span><text:span text:style-name="T57">:</text:span></text:p>
            <text:p text:style-name="P11"><text:span text:style-name="T174"># </text:span><text:span text:style-name="T175">Find the assignments that generate a given clause C</text:span></text:p>
            <text:p text:style-name="P19"><text:span text:style-name="T114">def</text:span><text:span text:style-name="T47"> </text:span><text:span text:style-name="T156"><draw:frame draw:style-name="fr2" draw:name="Object190" text:anchor-type="as-char" svg:y="-0.22cm" svg:width="0.476cm" svg:height="0.326cm" draw:z-index="91"><draw:object xlink:href="./Object 190" xlink:type="simple" xlink:show="embed" xlink:actuate="onLoad"/><draw:image xlink:href="./ObjectReplacements/Object 190" xlink:type="simple" xlink:show="embed" xlink:actuate="onLoad"/></draw:frame></text:span><text:span text:style-name="T47">(</text:span><text:span text:style-name="T160"><draw:frame draw:style-name="fr2" draw:name="Object183" text:anchor-type="as-char" svg:y="-0.377cm" svg:width="1.794cm" svg:height="0.61cm" draw:z-index="67"><draw:object xlink:href="./Object 183" xlink:type="simple" xlink:show="embed" xlink:actuate="onLoad"/><draw:image xlink:href="./ObjectReplacements/Object 183" xlink:type="simple" xlink:show="embed" xlink:actuate="onLoad"/><svg:desc>formula</svg:desc></draw:frame></text:span><text:span text:style-name="T47">, </text:span><text:span text:style-name="T159"><draw:frame draw:style-name="fr2" draw:name="Object184" text:anchor-type="as-char" svg:y="-0.377cm" svg:width="0.506cm" svg:height="0.467cm" draw:z-index="69"><draw:object xlink:href="./Object 184" xlink:type="simple" xlink:show="embed" xlink:actuate="onLoad"/><draw:image xlink:href="./ObjectReplacements/Object 184" xlink:type="simple" xlink:show="embed" xlink:actuate="onLoad"/><svg:desc>formula</svg:desc></draw:frame></text:span><text:span text:style-name="T47">):</text:span></text:p>
            <text:p text:style-name="P8"><text:span text:style-name="T172"><text:s text:c="4"/>for</text:span><text:span text:style-name="T119"> </text:span><text:span text:style-name="T164"><draw:frame draw:style-name="fr2" draw:name="Object185" text:anchor-type="as-char" svg:y="-0.377cm" svg:width="0.623cm" svg:height="0.531cm" draw:z-index="73"><draw:object xlink:href="./Object 185" xlink:type="simple" xlink:show="embed" xlink:actuate="onLoad"/><draw:image xlink:href="./ObjectReplacements/Object 185" xlink:type="simple" xlink:show="embed" xlink:actuate="onLoad"/></draw:frame></text:span><text:span text:style-name="T119"><text:s/></text:span><text:span text:style-name="T172">in</text:span><text:span text:style-name="T119"> </text:span><text:span text:style-name="T119"><draw:frame draw:style-name="fr2" draw:name="Object186" text:anchor-type="as-char" svg:y="-0.298cm" svg:width="0.439cm" svg:height="0.404cm" draw:z-index="74"><draw:object xlink:href="./Object 186" xlink:type="simple" xlink:show="embed" xlink:actuate="onLoad"/><draw:image xlink:href="./ObjectReplacements/Object 186" xlink:type="simple" xlink:show="embed" xlink:actuate="onLoad"/></draw:frame></text:span><text:span text:style-name="T119">:</text:span></text:p>
            <text:p text:style-name="P14"><text:span text:style-name="T170"><text:s text:c="8"/>if</text:span> <draw:frame draw:style-name="fr2" draw:name="Object187" text:anchor-type="as-char" svg:y="-0.377cm" svg:width="1.191cm" svg:height="0.531cm" draw:z-index="75"><draw:object xlink:href="./Object 187" xlink:type="simple" xlink:show="embed" xlink:actuate="onLoad"/><draw:image xlink:href="./ObjectReplacements/Object 187" xlink:type="simple" xlink:show="embed" xlink:actuate="onLoad"/></draw:frame><text:s/>== <draw:frame draw:style-name="fr2" draw:name="Object188" text:anchor-type="as-char" svg:y="-0.377cm" svg:width="0.506cm" svg:height="0.467cm" draw:z-index="135"><draw:object xlink:href="./Object 188" xlink:type="simple" xlink:show="embed" xlink:actuate="onLoad"/><draw:image xlink:href="./ObjectReplacements/Object 188" xlink:type="simple" xlink:show="embed" xlink:actuate="onLoad"/></draw:frame>:</text:p>
            <text:p text:style-name="P14"><text:span text:style-name="T170"><text:s text:c="12"/>return</text:span> <draw:frame draw:style-name="fr2" draw:name="Object189" text:anchor-type="as-char" svg:y="-0.386cm" svg:width="1.752cm" svg:height="0.542cm" draw:z-index="137"><draw:object xlink:href="./Object 189" xlink:type="simple" xlink:show="embed" xlink:actuate="onLoad"/><draw:image xlink:href="./ObjectReplacements/Object 189" xlink:type="simple" xlink:show="embed" xlink:actuate="onLoad"/></draw:frame></text:p>
            <text:p text:style-name="P7"><text:span text:style-name="T171"><text:s text:c="4"/>raise</text:span><text:span text:style-name="T117"> </text:span><text:span text:style-name="T169">Exception</text:span><text:span text:style-name="T117">(</text:span><text:span text:style-name="T184">"Clause cannot be generated by any assignment"</text:span><text:span text:style-name="T117">)</text:span></text:p>
          </table:table-cell>
        </table:table-row>
      </table:table>
      <text:p text:style-name="P33"/>
      <text:p text:style-name="P34">To illustrate using the example we gave earlier, suppose <draw:frame draw:style-name="fr2" draw:name="Object193" text:anchor-type="as-char" svg:y="-0.298cm" svg:width="0.439cm" svg:height="0.404cm" draw:z-index="179"><draw:object xlink:href="./Object 193" xlink:type="simple" xlink:show="embed" xlink:actuate="onLoad"/><draw:image xlink:href="./ObjectReplacements/Object 193" xlink:type="simple" xlink:show="embed" xlink:actuate="onLoad"/></draw:frame><text:s/>has two clauses <draw:frame draw:style-name="fr2" draw:name="Object192" text:anchor-type="as-char" svg:y="-0.377cm" svg:width="3.399cm" svg:height="0.531cm" draw:z-index="173"><draw:object xlink:href="./Object 192" xlink:type="simple" xlink:show="embed" xlink:actuate="onLoad"/><draw:image xlink:href="./ObjectReplacements/Object 192" xlink:type="simple" xlink:show="embed" xlink:actuate="onLoad"/></draw:frame><text:s/>and <draw:frame draw:style-name="fr2" draw:name="Object191" text:anchor-type="as-char" svg:y="-0.377cm" svg:width="3.401cm" svg:height="0.531cm" draw:z-index="167"><draw:object xlink:href="./Object 191" xlink:type="simple" xlink:show="embed" xlink:actuate="onLoad"/><draw:image xlink:href="./ObjectReplacements/Object 191" xlink:type="simple" xlink:show="embed" xlink:actuate="onLoad"/></draw:frame>. Thus, the clause <draw:frame draw:style-name="fr2" draw:name="Object201" text:anchor-type="as-char" svg:y="-0.377cm" svg:width="1.549cm" svg:height="0.531cm" draw:z-index="192"><draw:object xlink:href="./Object 201" xlink:type="simple" xlink:show="embed" xlink:actuate="onLoad"/><draw:image xlink:href="./ObjectReplacements/Object 201" xlink:type="simple" xlink:show="embed" xlink:actuate="onLoad"/></draw:frame><text:s/>has two generating <text:span text:style-name="T217">partial </text:span>assignments: <draw:frame draw:style-name="fr2" draw:name="Object200" text:anchor-type="as-char" svg:y="-0.377cm" svg:width="0.593cm" svg:height="0.531cm" draw:z-index="194"><draw:object xlink:href="./Object 200" xlink:type="simple" xlink:show="embed" xlink:actuate="onLoad"/><draw:image xlink:href="./ObjectReplacements/Object 200" xlink:type="simple" xlink:show="embed" xlink:actuate="onLoad"/></draw:frame><text:s/>and <draw:frame draw:style-name="fr2" draw:name="Object199" text:anchor-type="as-char" svg:y="-0.377cm" svg:width="0.594cm" svg:height="0.531cm" draw:z-index="195"><draw:object xlink:href="./Object 199" xlink:type="simple" xlink:show="embed" xlink:actuate="onLoad"/><draw:image xlink:href="./ObjectReplacements/Object 199" xlink:type="simple" xlink:show="embed" xlink:actuate="onLoad"/></draw:frame>. To fix this, we add marker variables <draw:frame draw:style-name="fr2" draw:name="Object202" text:anchor-type="as-char" svg:y="-0.377cm" svg:width="0.642cm" svg:height="0.531cm" draw:z-index="197"><draw:object xlink:href="./Object 202" xlink:type="simple" xlink:show="embed" xlink:actuate="onLoad"/><draw:image xlink:href="./ObjectReplacements/Object 202" xlink:type="simple" xlink:show="embed" xlink:actuate="onLoad"/></draw:frame><text:s/>for <draw:frame draw:style-name="fr2" draw:name="Object203" text:anchor-type="as-char" svg:y="-0.377cm" svg:width="0.674cm" svg:height="0.531cm" draw:z-index="198"><draw:object xlink:href="./Object 203" xlink:type="simple" xlink:show="embed" xlink:actuate="onLoad"/><draw:image xlink:href="./ObjectReplacements/Object 203" xlink:type="simple" xlink:show="embed" xlink:actuate="onLoad"/></draw:frame><text:s/>and <draw:frame draw:style-name="fr2" draw:name="Object204" text:anchor-type="as-char" svg:y="-0.377cm" svg:width="0.644cm" svg:height="0.531cm" draw:z-index="199"><draw:object xlink:href="./Object 204" xlink:type="simple" xlink:show="embed" xlink:actuate="onLoad"/><draw:image xlink:href="./ObjectReplacements/Object 204" xlink:type="simple" xlink:show="embed" xlink:actuate="onLoad"/></draw:frame><text:s/>for <draw:frame draw:style-name="fr2" draw:name="Object205" text:anchor-type="as-char" svg:y="-0.377cm" svg:width="0.674cm" svg:height="0.531cm" draw:z-index="200"><draw:object xlink:href="./Object 205" xlink:type="simple" xlink:show="embed" xlink:actuate="onLoad"/><draw:image xlink:href="./ObjectReplacements/Object 205" xlink:type="simple" xlink:show="embed" xlink:actuate="onLoad"/></draw:frame>, and obtain the equivalent problem <draw:frame draw:style-name="fr2" draw:name="Object194" text:anchor-type="as-char" svg:y="-0.386cm" svg:width="10.216cm" svg:height="0.542cm" draw:z-index="202"><draw:object xlink:href="./Object 194" xlink:type="simple" xlink:show="embed" xlink:actuate="onLoad"/><draw:image xlink:href="./ObjectReplacements/Object 194" xlink:type="simple" xlink:show="embed" xlink:actuate="onLoad"/></draw:frame>. By doing so, we now ensure that <draw:frame draw:style-name="fr2" draw:name="Object198" text:anchor-type="as-char" svg:y="-0.377cm" svg:width="2.344cm" svg:height="0.531cm" draw:z-index="204"><draw:object xlink:href="./Object 198" xlink:type="simple" xlink:show="embed" xlink:actuate="onLoad"/><draw:image xlink:href="./ObjectReplacements/Object 198" xlink:type="simple" xlink:show="embed" xlink:actuate="onLoad"/></draw:frame><text:s/>has a unique generating <text:span text:style-name="T217">partial </text:span>assignment <draw:frame draw:style-name="fr2" draw:name="Object197" text:anchor-type="as-char" svg:y="-0.377cm" svg:width="0.593cm" svg:height="0.531cm" draw:z-index="205"><draw:object xlink:href="./Object 197" xlink:type="simple" xlink:show="embed" xlink:actuate="onLoad"/><draw:image xlink:href="./ObjectReplacements/Object 197" xlink:type="simple" xlink:show="embed" xlink:actuate="onLoad"/></draw:frame>, and <draw:frame draw:style-name="fr2" draw:name="Object196" text:anchor-type="as-char" svg:y="-0.377cm" svg:width="2.344cm" svg:height="0.531cm" draw:z-index="207"><draw:object xlink:href="./Object 196" xlink:type="simple" xlink:show="embed" xlink:actuate="onLoad"/><draw:image xlink:href="./ObjectReplacements/Object 196" xlink:type="simple" xlink:show="embed" xlink:actuate="onLoad"/></draw:frame><text:s/>has a unique generating <text:span text:style-name="T217">partial </text:span>assignment <draw:frame draw:style-name="fr2" draw:name="Object195" text:anchor-type="as-char" svg:y="-0.377cm" svg:width="0.594cm" svg:height="0.531cm" draw:z-index="206"><draw:object xlink:href="./Object 195" xlink:type="simple" xlink:show="embed" xlink:actuate="onLoad"/><draw:image xlink:href="./ObjectReplacements/Object 195" xlink:type="simple" xlink:show="embed" xlink:actuate="onLoad"/></draw:frame>. Thus, the function <draw:frame draw:style-name="fr2" draw:name="Object206" text:anchor-type="as-char" svg:y="-0.22cm" svg:width="0.476cm" svg:height="0.326cm" draw:z-index="209"><draw:object xlink:href="./Object 206" xlink:type="simple" xlink:show="embed" xlink:actuate="onLoad"/><draw:image xlink:href="./ObjectReplacements/Object 206" xlink:type="simple" xlink:show="embed" xlink:actuate="onLoad"/></draw:frame><text:s/>is now well defined for <text:span text:style-name="T185">each clause, </text:span><text:span text:style-name="T187">and we are now ready to define the generating </text:span><text:span text:style-name="T217">partial </text:span><text:span text:style-name="T187">assignment for an MUC, which is a set of clauses (instead of a single clause).</text:span></text:p>
      <text:h text:style-name="P115" text:outline-level="1">5. Assignments that generate <text:span text:style-name="T188">an </text:span>MUC</text:h>
      <text:p text:style-name="P104">We start by generalizing <draw:frame draw:style-name="fr2" draw:name="Object210" text:anchor-type="as-char" svg:y="-0.222cm" svg:width="0.457cm" svg:height="0.247cm" draw:z-index="211"><draw:object xlink:href="./Object 210" xlink:type="simple" xlink:show="embed" xlink:actuate="onLoad"/><draw:image xlink:href="./ObjectReplacements/Object 210" xlink:type="simple" xlink:show="embed" xlink:actuate="onLoad"/></draw:frame><text:span text:style-name="T38"><text:s/>to a set of clauses </text:span><text:span text:style-name="T49"><draw:frame draw:style-name="fr2" draw:name="Object215" text:anchor-type="as-char" svg:y="-0.377cm" svg:width="2.706cm" svg:height="0.531cm" draw:z-index="213"><draw:object xlink:href="./Object 215" xlink:type="simple" xlink:show="embed" xlink:actuate="onLoad"/><draw:image xlink:href="./ObjectReplacements/Object 215" xlink:type="simple" xlink:show="embed" xlink:actuate="onLoad"/><svg:desc>formula</svg:desc></draw:frame></text:span><text:span text:style-name="T49">. Suppose we are given an assignment </text:span><text:span text:style-name="T49"><draw:frame draw:style-name="fr2" draw:name="Object219" text:anchor-type="as-char" svg:y="-0.377cm" svg:width="0.601cm" svg:height="0.531cm" draw:z-index="214"><draw:object xlink:href="./Object 219" xlink:type="simple" xlink:show="embed" xlink:actuate="onLoad"/><draw:image xlink:href="./ObjectReplacements/Object 219" xlink:type="simple" xlink:show="embed" xlink:actuate="onLoad"/></draw:frame></text:span><text:span text:style-name="T49"><text:s/>of all the </text:span><text:span text:style-name="T49"><draw:frame draw:style-name="fr2" draw:name="Object220" text:anchor-type="as-char" svg:y="-0.377cm" svg:width="0.494cm" svg:height="0.467cm" draw:z-index="215"><draw:object xlink:href="./Object 220" xlink:type="simple" xlink:show="embed" xlink:actuate="onLoad"/><draw:image xlink:href="./ObjectReplacements/Object 220" xlink:type="simple" xlink:show="embed" xlink:actuate="onLoad"/></draw:frame></text:span><text:span text:style-name="T49"><text:s/>variables. </text:span><text:span text:style-name="T56">A clause</text:span><text:span text:style-name="T49"> </text:span><text:span text:style-name="T49"><draw:frame draw:style-name="fr2" draw:name="Object222" text:anchor-type="as-char" svg:y="-0.377cm" svg:width="0.584cm" svg:height="0.531cm" draw:z-index="216"><draw:object xlink:href="./Object 222" xlink:type="simple" xlink:show="embed" xlink:actuate="onLoad"/><draw:image xlink:href="./ObjectReplacements/Object 222" xlink:type="simple" xlink:show="embed" xlink:actuate="onLoad"/></draw:frame></text:span><text:span text:style-name="T49"><text:s/>is preserved </text:span><text:span text:style-name="T55">by </text:span><text:span text:style-name="T55"><draw:frame draw:style-name="fr1" draw:name="Object372" text:anchor-type="as-char" svg:y="-0.377cm" svg:width="0.601cm" svg:height="0.531cm" draw:z-index="373"><draw:object xlink:href="./Object 372" xlink:type="simple" xlink:show="embed" xlink:actuate="onLoad"/><draw:image xlink:href="./ObjectReplacements/Object 372" xlink:type="simple" xlink:show="embed" xlink:actuate="onLoad"/></draw:frame></text:span><text:span text:style-name="T49"><text:s/>if and only if </text:span><text:span text:style-name="T49"><draw:frame draw:style-name="fr2" draw:name="Object221" text:anchor-type="as-char" svg:y="-0.386cm" svg:width="3.115cm" svg:height="0.542cm" draw:z-index="217"><draw:object xlink:href="./Object 221" xlink:type="simple" xlink:show="embed" xlink:actuate="onLoad"/><draw:image xlink:href="./ObjectReplacements/Object 221" xlink:type="simple" xlink:show="embed" xlink:actuate="onLoad"/></draw:frame></text:span><text:span text:style-name="T49">. Thus, if </text:span><text:span text:style-name="T49"><draw:frame draw:style-name="fr2" draw:name="Object226" text:anchor-type="as-char" svg:y="-0.298cm" svg:width="0.439cm" svg:height="0.404cm" draw:z-index="218"><draw:object xlink:href="./Object 226" xlink:type="simple" xlink:show="embed" xlink:actuate="onLoad"/><draw:image xlink:href="./ObjectReplacements/Object 226" xlink:type="simple" xlink:show="embed" xlink:actuate="onLoad"/></draw:frame></text:span><text:span text:style-name="T49"><text:s/>needs to be preserved, </text:span><text:span text:style-name="T50">(</text:span><text:span text:style-name="T49">i.e., if all </text:span><text:span text:style-name="T49"><draw:frame draw:style-name="fr2" draw:name="Object225" text:anchor-type="as-char" svg:y="-0.377cm" svg:width="0.584cm" svg:height="0.531cm" draw:z-index="219"><draw:object xlink:href="./Object 225" xlink:type="simple" xlink:show="embed" xlink:actuate="onLoad"/><draw:image xlink:href="./ObjectReplacements/Object 225" xlink:type="simple" xlink:show="embed" xlink:actuate="onLoad"/></draw:frame></text:span><text:span text:style-name="T49"><text:s/>need to be preserved</text:span><text:span text:style-name="T50">)</text:span><text:span text:style-name="T49">, then all </text:span><text:span text:style-name="T49"><draw:frame draw:style-name="fr2" draw:name="Object224" text:anchor-type="as-char" svg:y="-0.386cm" svg:width="1.713cm" svg:height="0.542cm" draw:z-index="221"><draw:object xlink:href="./Object 223" xlink:type="simple" xlink:show="embed" xlink:actuate="onLoad"/><draw:image xlink:href="./ObjectReplacements/Object 223" xlink:type="simple" xlink:show="embed" xlink:actuate="onLoad"/><svg:desc>formula</svg:desc></draw:frame></text:span><text:span text:style-name="T50"><text:s/>need to be consistent with </text:span><text:span text:style-name="T50"><draw:frame draw:style-name="fr2" draw:name="Object223" text:anchor-type="as-char" svg:y="-0.377cm" svg:width="0.601cm" svg:height="0.531cm" draw:z-index="222"><draw:object xlink:href="./Object 224" xlink:type="simple" xlink:show="embed" xlink:actuate="onLoad"/><draw:image xlink:href="./ObjectReplacements/Object 224" xlink:type="simple" xlink:show="embed" xlink:actuate="onLoad"/><svg:desc>formula</svg:desc></draw:frame></text:span><text:span text:style-name="T50">, and hence, all of them need to be consistent with each other. In other words, </text:span><text:span text:style-name="T49"><text:s/></text:span><text:span text:style-name="T49"><draw:frame draw:style-name="fr2" draw:name="Object227" text:anchor-type="as-char" svg:y="-0.386cm" svg:width="8.433cm" svg:height="0.619cm" draw:z-index="223"><draw:object xlink:href="./Object 227" xlink:type="simple" xlink:show="embed" xlink:actuate="onLoad"/><draw:image xlink:href="./ObjectReplacements/Object 227" xlink:type="simple" xlink:show="embed" xlink:actuate="onLoad"/><svg:desc>formula</svg:desc></draw:frame></text:span><text:span text:style-name="T50">. This allows us to define:</text:span></text:p>
      <table:table table:name="Table10" table:style-name="Table10">
        <table:table-column table:style-name="Table10.A"/>
        <text:soft-page-break/>
        <table:table-row table:style-name="Table10.1">
          <table:table-cell table:style-name="Table10.A1" office:value-type="string">
            <text:p text:style-name="P46"><text:span text:style-name="T20">Definition </text:span><text:span text:style-name="T23">5</text:span><text:span text:style-name="T22">.1</text:span><text:span text:style-name="T46">: </text:span><text:span text:style-name="T45">The</text:span><text:span text:style-name="T106"> </text:span><text:span text:style-name="T107">find_</text:span><text:span text:style-name="T108">preserver</text:span><text:span text:style-name="T36"> </text:span><text:span text:style-name="T44">function </text:span><text:span text:style-name="T44"><draw:frame draw:style-name="fr2" draw:name="Object211" text:anchor-type="as-char" svg:y="-0.3cm" svg:width="0.547cm" svg:height="0.319cm" draw:z-index="224"><draw:object xlink:href="./Object 211" xlink:type="simple" xlink:show="embed" xlink:actuate="onLoad"/><draw:image xlink:href="./ObjectReplacements/Object 211" xlink:type="simple" xlink:show="embed" xlink:actuate="onLoad"/><svg:desc>formula</svg:desc></draw:frame></text:span><text:span text:style-name="T44"><text:s/></text:span><text:span text:style-name="T45">for a given </text:span><text:span text:style-name="T48">set of clauses </text:span><text:span text:style-name="T48"><draw:frame draw:style-name="fr2" draw:name="Object217" text:anchor-type="as-char" svg:y="-0.377cm" svg:width="2.706cm" svg:height="0.531cm" draw:z-index="231"><draw:object xlink:href="./Object 212" xlink:type="simple" xlink:show="embed" xlink:actuate="onLoad"/><draw:image xlink:href="./ObjectReplacements/Object 212" xlink:type="simple" xlink:show="embed" xlink:actuate="onLoad"/><svg:desc>formula</svg:desc></draw:frame></text:span><text:span text:style-name="T48"><text:s/></text:span><text:span text:style-name="T45">is defined as</text:span><draw:frame draw:style-name="fr2" draw:name="Object212" text:anchor-type="as-char" svg:y="-0.386cm" svg:width="4.092cm" svg:height="0.619cm" draw:z-index="233"><draw:object xlink:href="./Object 213" xlink:type="simple" xlink:show="embed" xlink:actuate="onLoad"/><draw:image xlink:href="./ObjectReplacements/Object 213" xlink:type="simple" xlink:show="embed" xlink:actuate="onLoad"/><svg:desc>formula</svg:desc></draw:frame>.</text:p>
            <text:p text:style-name="P59"><text:span text:style-name="T25">Lemma </text:span><text:span text:style-name="T24">5</text:span><text:span text:style-name="T25">.2</text:span><text:span text:style-name="T50">: An assignment </text:span><text:span text:style-name="T50"><draw:frame draw:style-name="fr2" draw:name="Object216" text:anchor-type="as-char" svg:y="-0.377cm" svg:width="0.601cm" svg:height="0.531cm" draw:z-index="234"><draw:object xlink:href="./Object 214" xlink:type="simple" xlink:show="embed" xlink:actuate="onLoad"/><draw:image xlink:href="./ObjectReplacements/Object 214" xlink:type="simple" xlink:show="embed" xlink:actuate="onLoad"/><svg:desc>formula</svg:desc></draw:frame></text:span><text:span text:style-name="T50"><text:s/>preserves a </text:span><text:span text:style-name="T53">set of clauses</text:span><text:span text:style-name="T50"> </text:span><text:span text:style-name="T50"><draw:frame draw:style-name="fr2" draw:name="Object213" text:anchor-type="as-char" svg:y="-0.377cm" svg:width="2.706cm" svg:height="0.531cm" draw:z-index="235"><draw:object xlink:href="./Object 216" xlink:type="simple" xlink:show="embed" xlink:actuate="onLoad"/><draw:image xlink:href="./ObjectReplacements/Object 216" xlink:type="simple" xlink:show="embed" xlink:actuate="onLoad"/><svg:desc>formula</svg:desc></draw:frame></text:span><text:span text:style-name="T50"><text:s/></text:span><text:span text:style-name="T53">if and only if</text:span><text:span text:style-name="T50"> </text:span><text:span text:style-name="T50"><draw:frame draw:style-name="fr2" draw:name="Object218" text:anchor-type="as-char" svg:y="-0.386cm" svg:width="3.907cm" svg:height="0.542cm" draw:z-index="237"><draw:object xlink:href="./Object 217" xlink:type="simple" xlink:show="embed" xlink:actuate="onLoad"/><draw:image xlink:href="./ObjectReplacements/Object 217" xlink:type="simple" xlink:show="embed" xlink:actuate="onLoad"/><svg:desc>formula</svg:desc></draw:frame></text:span><text:span text:style-name="T50">, </text:span><text:span text:style-name="T53">which is the same as saying </text:span><text:span text:style-name="T53"><draw:frame draw:style-name="fr2" draw:name="Object214" text:anchor-type="as-char" svg:y="-0.386cm" svg:width="3.064cm" svg:height="0.542cm" draw:z-index="238"><draw:object xlink:href="./Object 218" xlink:type="simple" xlink:show="embed" xlink:actuate="onLoad"/><draw:image xlink:href="./ObjectReplacements/Object 218" xlink:type="simple" xlink:show="embed" xlink:actuate="onLoad"/><svg:desc>formula</svg:desc></draw:frame></text:span><text:span text:style-name="T53">.</text:span></text:p>
          </table:table-cell>
        </table:table-row>
      </table:table>
      <text:p text:style-name="P51">Therefore, analogously, the generating function for a given set of clauses is defined by concatenating the set of assignments for each clause.</text:p>
      <table:table table:name="Table11" table:style-name="Table11">
        <table:table-column table:style-name="Table11.A"/>
        <table:table-row table:style-name="Table11.1">
          <table:table-cell table:style-name="Table11.A1" office:value-type="string">
            <text:p text:style-name="P44"><text:span text:style-name="T20">Definition </text:span><text:span text:style-name="T23">5</text:span><text:span text:style-name="T22">.</text:span><text:span text:style-name="T25">3</text:span><text:span text:style-name="T46">: </text:span><text:span text:style-name="T50">The </text:span><text:span text:style-name="T112">find_generator</text:span><text:span text:style-name="T50"> function </text:span><text:span text:style-name="T50"><draw:frame draw:style-name="fr2" draw:name="Object230" text:anchor-type="as-char" svg:y="-0.3cm" svg:width="0.482cm" svg:height="0.319cm" draw:z-index="230"><draw:object xlink:href="./Object 230" xlink:type="simple" xlink:show="embed" xlink:actuate="onLoad"/><draw:image xlink:href="./ObjectReplacements/Object 230" xlink:type="simple" xlink:show="embed" xlink:actuate="onLoad"/></draw:frame></text:span><text:span text:style-name="T50"><text:s/>for a set of clauses </text:span><text:span text:style-name="T50"><draw:frame draw:style-name="fr2" draw:name="Object229" text:anchor-type="as-char" svg:y="-0.377cm" svg:width="2.665cm" svg:height="0.531cm" draw:z-index="201"><draw:object xlink:href="./Object 229" xlink:type="simple" xlink:show="embed" xlink:actuate="onLoad"/><draw:image xlink:href="./ObjectReplacements/Object 229" xlink:type="simple" xlink:show="embed" xlink:actuate="onLoad"/></draw:frame></text:span><text:span text:style-name="T50"><text:s/>is defined as:</text:span></text:p>
            <text:p text:style-name="P49"><draw:frame draw:style-name="fr2" draw:name="Object228" text:anchor-type="as-char" svg:y="-0.386cm" svg:width="2.94cm" svg:height="0.619cm" draw:z-index="196"><draw:object xlink:href="./Object 228" xlink:type="simple" xlink:show="embed" xlink:actuate="onLoad"/><draw:image xlink:href="./ObjectReplacements/Object 228" xlink:type="simple" xlink:show="embed" xlink:actuate="onLoad"/></draw:frame></text:p>
            <text:p text:style-name="P38">Lemma 5.4<text:span text:style-name="T57">: A set of clauses can be generated by all assignments </text:span><text:span text:style-name="T57"><draw:frame draw:style-name="fr2" draw:name="Object234" text:anchor-type="as-char" svg:y="-0.377cm" svg:width="0.601cm" svg:height="0.531cm" draw:z-index="212"><draw:object xlink:href="./Object 234" xlink:type="simple" xlink:show="embed" xlink:actuate="onLoad"/><draw:image xlink:href="./ObjectReplacements/Object 234" xlink:type="simple" xlink:show="embed" xlink:actuate="onLoad"/></draw:frame></text:span><text:span text:style-name="T57"><text:s/>such that </text:span><text:span text:style-name="T57"><draw:frame draw:style-name="fr2" draw:name="Object233" text:anchor-type="as-char" svg:y="-0.386cm" svg:width="2.478cm" svg:height="0.542cm" draw:z-index="203"><draw:object xlink:href="./Object 233" xlink:type="simple" xlink:show="embed" xlink:actuate="onLoad"/><draw:image xlink:href="./ObjectReplacements/Object 233" xlink:type="simple" xlink:show="embed" xlink:actuate="onLoad"/></draw:frame></text:span><text:span text:style-name="T57">.</text:span></text:p>
            <text:p text:style-name="P38"><text:span text:style-name="T189">Lemma 5.5</text:span><text:span text:style-name="T60">: A set of clauses </text:span><text:span text:style-name="T57"><draw:frame draw:style-name="fr2" draw:name="Object232" text:anchor-type="as-char" svg:y="-0.21cm" svg:width="0.457cm" svg:height="0.316cm" draw:z-index="208"><draw:object xlink:href="./Object 232" xlink:type="simple" xlink:show="embed" xlink:actuate="onLoad"/><draw:image xlink:href="./ObjectReplacements/Object 232" xlink:type="simple" xlink:show="embed" xlink:actuate="onLoad"/></draw:frame></text:span><text:span text:style-name="T57"><text:s/>is impossible to generate if and only if <text:s/></text:span><text:span text:style-name="T57"><draw:frame draw:style-name="fr2" draw:name="Object231" text:anchor-type="as-char" svg:y="-0.386cm" svg:width="1.723cm" svg:height="0.508cm" draw:z-index="210"><draw:object xlink:href="./Object 231" xlink:type="simple" xlink:show="embed" xlink:actuate="onLoad"/><draw:image xlink:href="./ObjectReplacements/Object 231" xlink:type="simple" xlink:show="embed" xlink:actuate="onLoad"/></draw:frame></text:span><text:span text:style-name="T57">.</text:span></text:p>
          </table:table-cell>
        </table:table-row>
      </table:table>
      <text:h text:style-name="P116" text:outline-level="1">6. Core algorithm</text:h>
      <text:p text:style-name="P106">We now present an algorithm to use an MUC discovery tool to generate assignments that cause the factor graph result to be over-approximate, and use those assignments to refine the factor graph result.</text:p>
      <table:table table:name="Table15" table:style-name="Table15">
        <table:table-column table:style-name="Table15.A"/>
        <table:table-row table:style-name="Table15.1">
          <table:table-cell table:style-name="Table15.A1" office:value-type="string">
            <text:p text:style-name="P28"><text:span text:style-name="T210">Algorithm</text:span> <text:span text:style-name="T210">6</text:span><text:span text:style-name="T198">.</text:span><text:span text:style-name="T210">1</text:span><text:span text:style-name="T57">:</text:span></text:p>
            <text:p text:style-name="P13"><text:span text:style-name="T214"><text:s text:c="4"/></text:span><text:span text:style-name="T174"># </text:span><text:span text:style-name="T176">Compute </text:span><text:span text:style-name="T176"><draw:frame draw:style-name="fr2" draw:name="Object310" text:anchor-type="as-char" svg:y="-0.289cm" svg:width="2.565cm" svg:height="0.404cm" draw:z-index="271"><draw:object xlink:href="./Object 310" xlink:type="simple" xlink:show="embed" xlink:actuate="onLoad"/><draw:image xlink:href="./ObjectReplacements/Object 310" xlink:type="simple" xlink:show="embed" xlink:actuate="onLoad"/></draw:frame></text:span></text:p>
            <text:p text:style-name="P21"><text:span text:style-name="T214"><text:s/>1.</text:span><text:span text:style-name="T115"> </text:span><text:span text:style-name="T114">def</text:span><text:span text:style-name="T47"> </text:span><text:span text:style-name="T154">oct_22</text:span><text:span text:style-name="T47">(</text:span><text:span text:style-name="T159"><draw:frame draw:style-name="fr2" draw:name="Object286" text:anchor-type="as-char" svg:y="-0.298cm" svg:width="0.439cm" svg:height="0.404cm" draw:z-index="272"><draw:object xlink:href="./Object 286" xlink:type="simple" xlink:show="embed" xlink:actuate="onLoad"/><draw:image xlink:href="./ObjectReplacements/Object 286" xlink:type="simple" xlink:show="embed" xlink:actuate="onLoad"/></draw:frame></text:span><text:span text:style-name="T47">, </text:span><text:span text:style-name="T159"><draw:frame draw:style-name="fr2" draw:name="Object287" text:anchor-type="as-char" svg:y="-0.215cm" svg:width="0.482cm" svg:height="0.242cm" draw:z-index="273"><draw:object xlink:href="./Object 287" xlink:type="simple" xlink:show="embed" xlink:actuate="onLoad"/><draw:image xlink:href="./ObjectReplacements/Object 287" xlink:type="simple" xlink:show="embed" xlink:actuate="onLoad"/></draw:frame></text:span><text:span text:style-name="T47">, </text:span><text:span text:style-name="T159"><draw:frame draw:style-name="fr2" draw:name="Object288" text:anchor-type="as-char" svg:y="-0.377cm" svg:width="0.527cm" svg:height="0.467cm" draw:z-index="274"><draw:object xlink:href="./Object 288" xlink:type="simple" xlink:show="embed" xlink:actuate="onLoad"/><draw:image xlink:href="./ObjectReplacements/Object 288" xlink:type="simple" xlink:show="embed" xlink:actuate="onLoad"/></draw:frame></text:span><text:span text:style-name="T47">, </text:span><text:span text:style-name="T159"><draw:frame draw:style-name="fr2" draw:name="Object289" text:anchor-type="as-char" svg:y="-0.377cm" svg:width="0.494cm" svg:height="0.467cm" draw:z-index="275"><draw:object xlink:href="./Object 289" xlink:type="simple" xlink:show="embed" xlink:actuate="onLoad"/><draw:image xlink:href="./ObjectReplacements/Object 289" xlink:type="simple" xlink:show="embed" xlink:actuate="onLoad"/></draw:frame></text:span><text:span text:style-name="T47">):</text:span></text:p>
            <text:p text:style-name="P22"><text:span text:style-name="T115"><text:s text:c="4"/></text:span><text:span text:style-name="T47"><text:s text:c="4"/></text:span><text:span text:style-name="T174"># </text:span><text:span text:style-name="T176">Modify problem by adding unique marker variables (section 4)</text:span></text:p>
            <text:p text:style-name="P16"><text:span text:style-name="T214"><text:s/>2.</text:span><text:span text:style-name="T115"> </text:span><text:s text:c="4"/><draw:frame draw:style-name="fr2" draw:name="Object290" text:anchor-type="as-char" svg:y="-0.386cm" svg:width="2.256cm" svg:height="0.508cm" draw:z-index="276"><draw:object xlink:href="./Object 290" xlink:type="simple" xlink:show="embed" xlink:actuate="onLoad"/><draw:image xlink:href="./ObjectReplacements/Object 290" xlink:type="simple" xlink:show="embed" xlink:actuate="onLoad"/></draw:frame><text:s/>= <text:span text:style-name="T153">add_unique_marker_variables</text:span>(<text:span text:style-name="T158"><draw:frame draw:style-name="fr2" draw:name="Object291" text:anchor-type="as-char" svg:y="-0.298cm" svg:width="0.439cm" svg:height="0.404cm" draw:z-index="277"><draw:object xlink:href="./Object 291" xlink:type="simple" xlink:show="embed" xlink:actuate="onLoad"/><draw:image xlink:href="./ObjectReplacements/Object 291" xlink:type="simple" xlink:show="embed" xlink:actuate="onLoad"/></draw:frame></text:span>, <text:span text:style-name="T158"><draw:frame draw:style-name="fr2" draw:name="Object292" text:anchor-type="as-char" svg:y="-0.215cm" svg:width="0.482cm" svg:height="0.242cm" draw:z-index="278"><draw:object xlink:href="./Object 292" xlink:type="simple" xlink:show="embed" xlink:actuate="onLoad"/><draw:image xlink:href="./ObjectReplacements/Object 292" xlink:type="simple" xlink:show="embed" xlink:actuate="onLoad"/></draw:frame></text:span>, <text:span text:style-name="T158"><draw:frame draw:style-name="fr2" draw:name="Object293" text:anchor-type="as-char" svg:y="-0.377cm" svg:width="0.527cm" svg:height="0.467cm" draw:z-index="279"><draw:object xlink:href="./Object 293" xlink:type="simple" xlink:show="embed" xlink:actuate="onLoad"/><draw:image xlink:href="./ObjectReplacements/Object 293" xlink:type="simple" xlink:show="embed" xlink:actuate="onLoad"/></draw:frame></text:span>, <text:span text:style-name="T158"><draw:frame draw:style-name="fr2" draw:name="Object294" text:anchor-type="as-char" svg:y="-0.377cm" svg:width="0.494cm" svg:height="0.467cm" draw:z-index="280"><draw:object xlink:href="./Object 294" xlink:type="simple" xlink:show="embed" xlink:actuate="onLoad"/><draw:image xlink:href="./ObjectReplacements/Object 294" xlink:type="simple" xlink:show="embed" xlink:actuate="onLoad"/></draw:frame></text:span>)</text:p>
            <text:p text:style-name="P13"><text:span text:style-name="T115"><text:s text:c="4"/></text:span><text:span text:style-name="T179"><text:s text:c="4"/></text:span><text:span text:style-name="T174"># </text:span><text:span text:style-name="T176">Compute over-approximate result</text:span></text:p>
            <text:p text:style-name="P16"><text:span text:style-name="T214"><text:s/>3.</text:span><text:span text:style-name="T115"> </text:span><text:span text:style-name="T158"><text:s text:c="4"/></text:span><text:span text:style-name="T158"><draw:frame draw:style-name="fr2" draw:name="Object295" text:anchor-type="as-char" svg:y="-0.377cm" svg:width="0.6cm" svg:height="0.483cm" draw:z-index="281"><draw:object xlink:href="./Object 295" xlink:type="simple" xlink:show="embed" xlink:actuate="onLoad"/><draw:image xlink:href="./ObjectReplacements/Object 295" xlink:type="simple" xlink:show="embed" xlink:actuate="onLoad"/></draw:frame></text:span><text:s/>= <text:span text:style-name="T153">factor_graph_converge</text:span>(<text:span text:style-name="T158"><draw:frame draw:style-name="fr2" draw:name="Object296" text:anchor-type="as-char" svg:y="-0.298cm" svg:width="1.074cm" svg:height="0.404cm" draw:z-index="282"><draw:object xlink:href="./Object 296" xlink:type="simple" xlink:show="embed" xlink:actuate="onLoad"/><draw:image xlink:href="./ObjectReplacements/Object 296" xlink:type="simple" xlink:show="embed" xlink:actuate="onLoad"/></draw:frame></text:span>, <text:span text:style-name="T158"><draw:frame draw:style-name="fr2" draw:name="Object297" text:anchor-type="as-char" svg:y="-0.377cm" svg:width="0.527cm" svg:height="0.467cm" draw:z-index="283"><draw:object xlink:href="./Object 297" xlink:type="simple" xlink:show="embed" xlink:actuate="onLoad"/><draw:image xlink:href="./ObjectReplacements/Object 297" xlink:type="simple" xlink:show="embed" xlink:actuate="onLoad"/></draw:frame></text:span>)</text:p>
            <text:p text:style-name="P13"><text:span text:style-name="T115"><text:s text:c="4"/></text:span><text:span text:style-name="T179"><text:s text:c="4"/></text:span><text:span text:style-name="T174"># </text:span><text:span text:style-name="T176">Remove Y variables (section 3)</text:span></text:p>
            <text:p text:style-name="P16"><text:span text:style-name="T214"><text:s/>4.</text:span><text:span text:style-name="T115"> </text:span><text:span text:style-name="T158"><text:s text:c="4"/></text:span><text:span text:style-name="T158"><draw:frame draw:style-name="fr2" draw:name="Object298" text:anchor-type="as-char" svg:y="-0.265cm" svg:width="0.512cm" svg:height="0.37cm" draw:z-index="284"><draw:object xlink:href="./Object 298" xlink:type="simple" xlink:show="embed" xlink:actuate="onLoad"/><draw:image xlink:href="./ObjectReplacements/Object 298" xlink:type="simple" xlink:show="embed" xlink:actuate="onLoad"/></draw:frame></text:span><text:s/><text:span text:style-name="T211">= </text:span><text:span text:style-name="T211"><draw:frame draw:style-name="fr2" draw:name="Object299" text:anchor-type="as-char" svg:y="-0.377cm" svg:width="1.007cm" svg:height="0.483cm" draw:z-index="285"><draw:object xlink:href="./Object 299" xlink:type="simple" xlink:show="embed" xlink:actuate="onLoad"/><draw:image xlink:href="./ObjectReplacements/Object 299" xlink:type="simple" xlink:show="embed" xlink:actuate="onLoad"/></draw:frame></text:span></text:p>
            <text:p text:style-name="P13"><text:span text:style-name="T115"><text:s text:c="4"/></text:span><text:span text:style-name="T179"><text:s text:c="4"/></text:span><text:span text:style-name="T174"># </text:span><text:span text:style-name="T176">Generate minimal unsatisfiable cores</text:span></text:p>
            <text:p text:style-name="P16"><text:span text:style-name="T214"><text:s/>5.</text:span><text:span text:style-name="T115"> </text:span><text:span text:style-name="T170"><text:s text:c="4"/>for</text:span> <text:span text:style-name="T158"><draw:frame draw:style-name="fr2" draw:name="Object302" text:anchor-type="as-char" svg:y="-0.21cm" svg:width="0.457cm" svg:height="0.316cm" draw:z-index="286"><draw:object xlink:href="./Object 302" xlink:type="simple" xlink:show="embed" xlink:actuate="onLoad"/><draw:image xlink:href="./ObjectReplacements/Object 302" xlink:type="simple" xlink:show="embed" xlink:actuate="onLoad"/></draw:frame></text:span><text:s/><text:span text:style-name="T170">in</text:span> <text:span text:style-name="T153">generate_mucs</text:span>(<text:span text:style-name="T158"><draw:frame draw:style-name="fr2" draw:name="Object301" text:anchor-type="as-char" svg:y="-0.265cm" svg:width="0.512cm" svg:height="0.37cm" draw:z-index="287"><draw:object xlink:href="./Object 301" xlink:type="simple" xlink:show="embed" xlink:actuate="onLoad"/><draw:image xlink:href="./ObjectReplacements/Object 301" xlink:type="simple" xlink:show="embed" xlink:actuate="onLoad"/></draw:frame></text:span>):</text:p>
            <text:p text:style-name="P13"><text:span text:style-name="T115"><text:s text:c="4"/></text:span><text:span text:style-name="T179"><text:s text:c="8"/></text:span><text:span text:style-name="T174"># </text:span><text:span text:style-name="T176">Set of assignments that can generate </text:span><text:span text:style-name="T176"><draw:frame draw:style-name="fr2" draw:name="Object300" text:anchor-type="as-char" svg:y="-0.157cm" svg:width="0.392cm" svg:height="0.236cm" draw:z-index="288"><draw:object xlink:href="./Object 300" xlink:type="simple" xlink:show="embed" xlink:actuate="onLoad"/><draw:image xlink:href="./ObjectReplacements/Object 300" xlink:type="simple" xlink:show="embed" xlink:actuate="onLoad"/></draw:frame></text:span><text:span text:style-name="T176"><text:s/>(definition 5.3)</text:span></text:p>
            <text:p text:style-name="P16"><text:span text:style-name="T214"><text:s/>6.</text:span><text:span text:style-name="T115"> </text:span><text:span text:style-name="T158"><text:s text:c="8"/></text:span><text:span text:style-name="T158"><draw:frame draw:style-name="fr2" draw:name="Object303" text:anchor-type="as-char" svg:y="-0.377cm" svg:width="0.601cm" svg:height="0.531cm" draw:z-index="290"><draw:object xlink:href="./Object 303" xlink:type="simple" xlink:show="embed" xlink:actuate="onLoad"/><draw:image xlink:href="./ObjectReplacements/Object 303" xlink:type="simple" xlink:show="embed" xlink:actuate="onLoad"/></draw:frame></text:span><text:s/>= <draw:frame draw:style-name="fr2" draw:name="Object304" text:anchor-type="as-char" svg:y="-0.386cm" svg:width="1.076cm" svg:height="0.508cm" draw:z-index="293"><draw:object xlink:href="./Object 304" xlink:type="simple" xlink:show="embed" xlink:actuate="onLoad"/><draw:image xlink:href="./ObjectReplacements/Object 304" xlink:type="simple" xlink:show="embed" xlink:actuate="onLoad"/></draw:frame></text:p>
            <text:p text:style-name="P13"><text:span text:style-name="T115"><text:s text:c="4"/></text:span><text:span text:style-name="T179"><text:s text:c="8"/></text:span><text:span text:style-name="T174"># </text:span><text:span text:style-name="T178">Ignore assignment if clause is impossible to generate (Lemma 5.5)</text:span></text:p>
            <text:p text:style-name="P16"><text:span text:style-name="T214"><text:s/>7.</text:span><text:span text:style-name="T115"> </text:span><text:span text:style-name="T170"><text:s text:c="8"/>if</text:span> <text:span text:style-name="T116"><draw:frame draw:style-name="fr2" draw:name="Object305" text:anchor-type="as-char" svg:y="-0.377cm" svg:width="1.261cm" svg:height="0.531cm" draw:z-index="294"><draw:object xlink:href="./Object 305" xlink:type="simple" xlink:show="embed" xlink:actuate="onLoad"/><draw:image xlink:href="./ObjectReplacements/Object 305" xlink:type="simple" xlink:show="embed" xlink:actuate="onLoad"/></draw:frame></text:span>:</text:p>
            <text:p text:style-name="P107"><text:span text:style-name="T214"><text:s/>8.</text:span><text:span text:style-name="T115"> </text:span><text:s text:c="12"/>continue</text:p>
            <text:p text:style-name="P13"><text:span text:style-name="T115"><text:s text:c="4"/></text:span><text:span text:style-name="T179"><text:s text:c="8"/></text:span><text:span text:style-name="T174"># </text:span><text:span text:style-name="T178">Ignore assignment </text:span><text:span text:style-name="T178"><draw:frame draw:style-name="fr2" draw:name="Object306" text:anchor-type="as-char" svg:y="-0.282cm" svg:width="0.497cm" svg:height="0.363cm" draw:z-index="303"><draw:object xlink:href="./Object 306" xlink:type="simple" xlink:show="embed" xlink:actuate="onLoad"/><draw:image xlink:href="./ObjectReplacements/Object 306" xlink:type="simple" xlink:show="embed" xlink:actuate="onLoad"/></draw:frame></text:span><text:span text:style-name="T178"><text:s/>already excludes it</text:span></text:p>
            <text:p text:style-name="P16"><text:span text:style-name="T214"><text:s/>9.</text:span><text:span text:style-name="T115"> </text:span><text:span text:style-name="T170"><text:s text:c="8"/>if</text:span> <text:span text:style-name="T116"><draw:frame draw:style-name="fr2" draw:name="Object312" text:anchor-type="as-char" svg:y="-0.386cm" svg:width="1.998cm" svg:height="0.542cm" draw:z-index="304"><draw:object xlink:href="./Object 312" xlink:type="simple" xlink:show="embed" xlink:actuate="onLoad"/><draw:image xlink:href="./ObjectReplacements/Object 312" xlink:type="simple" xlink:show="embed" xlink:actuate="onLoad"/><svg:desc>formula</svg:desc></draw:frame></text:span>:</text:p>
            <text:p text:style-name="P107"><text:span text:style-name="T214">10.</text:span><text:span text:style-name="T115"> </text:span><text:s text:c="12"/>continue</text:p>
            <text:p text:style-name="P13"><text:span text:style-name="T115"><text:s text:c="4"/></text:span><text:span text:style-name="T179"><text:s text:c="8"/></text:span><text:span text:style-name="T174"># </text:span><text:span text:style-name="T178">Use </text:span><text:span text:style-name="T178"><draw:frame draw:style-name="fr2" draw:name="Object311" text:anchor-type="as-char" svg:y="-0.282cm" svg:width="0.499cm" svg:height="0.399cm" draw:z-index="305"><draw:object xlink:href="./Object 311" xlink:type="simple" xlink:show="embed" xlink:actuate="onLoad"/><draw:image xlink:href="./ObjectReplacements/Object 311" xlink:type="simple" xlink:show="embed" xlink:actuate="onLoad"/></draw:frame></text:span><text:span text:style-name="T178"><text:s/>to make the solution tighter (equation 1.4)</text:span></text:p>
            <text:p text:style-name="P16"><text:span text:style-name="T214">11.</text:span><text:span text:style-name="T115"> </text:span><text:span text:style-name="T158"><text:s text:c="8"/></text:span><text:span text:style-name="T158"><draw:frame draw:style-name="fr2" draw:name="Object307" text:anchor-type="as-char" svg:y="-0.377cm" svg:width="0.6cm" svg:height="0.483cm" draw:z-index="306"><draw:object xlink:href="./Object 307" xlink:type="simple" xlink:show="embed" xlink:actuate="onLoad"/><draw:image xlink:href="./ObjectReplacements/Object 307" xlink:type="simple" xlink:show="embed" xlink:actuate="onLoad"/></draw:frame></text:span><text:s/>= <text:span text:style-name="T158"><draw:frame draw:style-name="fr2" draw:name="Object308" text:anchor-type="as-char" svg:y="-0.377cm" svg:width="1.632cm" svg:height="0.531cm" draw:z-index="307"><draw:object xlink:href="./Object 308" xlink:type="simple" xlink:show="embed" xlink:actuate="onLoad"/><draw:image xlink:href="./ObjectReplacements/Object 308" xlink:type="simple" xlink:show="embed" xlink:actuate="onLoad"/></draw:frame></text:span></text:p>
            <text:p text:style-name="P22"><text:span text:style-name="T214">12.</text:span><text:span text:style-name="T115"> </text:span><text:span text:style-name="T52"><text:s text:c="4"/></text:span><text:span text:style-name="T173">return</text:span><text:span text:style-name="T52"> </text:span><text:span text:style-name="T162"><draw:frame draw:style-name="fr2" draw:name="Object309" text:anchor-type="as-char" svg:y="-0.377cm" svg:width="0.6cm" svg:height="0.483cm" draw:z-index="308"><draw:object xlink:href="./Object 309" xlink:type="simple" xlink:show="embed" xlink:actuate="onLoad"/><draw:image xlink:href="./ObjectReplacements/Object 309" xlink:type="simple" xlink:show="embed" xlink:actuate="onLoad"/></draw:frame></text:span></text:p>
            <text:p text:style-name="P24"/>
          </table:table-cell>
        </table:table-row>
      </table:table>
      <text:p text:style-name="P105"/>
      <text:h text:style-name="P117" text:outline-level="1"><text:soft-page-break/><text:span text:style-name="T210">7</text:span>. Searching for consistent MUCs</text:h>
      <text:p text:style-name="P3">Thanks to Theorem 3.2, we know that we are interested in finding MUC<text:span text:style-name="T194">s</text:span> of <draw:frame draw:style-name="fr2" draw:name="Object235" text:anchor-type="as-char" svg:y="-0.386cm" svg:width="2.699cm" svg:height="0.619cm" draw:z-index="239"><draw:object xlink:href="./Object 235" xlink:type="simple" xlink:show="embed" xlink:actuate="onLoad"/><draw:image xlink:href="./ObjectReplacements/Object 235" xlink:type="simple" xlink:show="embed" xlink:actuate="onLoad"/></draw:frame><text:s/>that <text:span text:style-name="T192">can be generated by some assignment</text:span>, <text:span text:style-name="T191">and by Lemma 5.5, this means we need to find MUCs </text:span><text:span text:style-name="T191"><draw:frame draw:style-name="fr1" draw:name="Object373" text:anchor-type="as-char" svg:y="-0.21cm" svg:width="0.457cm" svg:height="0.316cm" draw:z-index="374"><draw:object xlink:href="./Object 373" xlink:type="simple" xlink:show="embed" xlink:actuate="onLoad"/><draw:image xlink:href="./ObjectReplacements/Object 373" xlink:type="simple" xlink:show="embed" xlink:actuate="onLoad"/></draw:frame></text:span><text:span text:style-name="T191"><text:s/></text:span><text:span text:style-name="T226">such that </text:span><text:span text:style-name="T192"><draw:frame draw:style-name="fr2" draw:name="Object237" text:anchor-type="as-char" svg:y="-0.386cm" svg:width="1.723cm" svg:height="0.508cm" draw:z-index="240"><draw:object xlink:href="./Object 237" xlink:type="simple" xlink:show="embed" xlink:actuate="onLoad"/><draw:image xlink:href="./ObjectReplacements/Object 237" xlink:type="simple" xlink:show="embed" xlink:actuate="onLoad"/></draw:frame></text:span><text:span text:style-name="T192">. </text:span><text:span text:style-name="T213">Lines 7-8 in algorithm 6.1 present o</text:span><text:span text:style-name="T192">ne way of doing this: use MUC discovery tools to keep creating MUCs until we find one which has a generating assignment. However, there is a better way by which we can directly influence the exploration algorithm of MUC discovery tools, and avoid search spaces that lead to MUCs without generating assignments.</text:span></text:p>
      <text:p text:style-name="P84">In particular, MUSTool starts with any “seed” set of clauses. If the set of clauses is satisfiable, it marks all subsets as “explored” (since all subsets must also be satisfiable), and then moves on to another “seed” that has not yet been explored. Once it finds a seed set that is unsatisfiable, it marks all supersets as explored (since they must all be unsatisfiable). <text:span text:style-name="T193">It then follows a pruning algorithm to get a minimal unsati</text:span><text:span text:style-name="T197">s</text:span><text:span text:style-name="T193">fiable subset, starting from that seed. This entire process continues until the full search space (the set of sets of clauses) is explored.</text:span></text:p>
      <text:p text:style-name="P95">It turns out, it is possible to avoid exploring seeds that can lead to MUCs that cannot be generated by any assignment. <text:span text:style-name="T227">In other words, with some clever pre-processing, the check on line 7 in algorithm 6.1 can be avoided. </text:span><text:span text:style-name="T194">To see how, recall from section 4 how </text:span><text:span text:style-name="T195">we ensure that </text:span><text:span text:style-name="T194">every clause in </text:span><text:span text:style-name="T194"><draw:frame draw:style-name="fr2" draw:name="Object238" text:anchor-type="as-char" svg:y="-0.386cm" svg:width="3.491cm" svg:height="0.508cm" draw:z-index="241"><draw:object xlink:href="./Object 238" xlink:type="simple" xlink:show="embed" xlink:actuate="onLoad"/><draw:image xlink:href="./ObjectReplacements/Object 238" xlink:type="simple" xlink:show="embed" xlink:actuate="onLoad"/></draw:frame></text:span><text:span text:style-name="T194"><text:s/>is generated by a unique clause in </text:span><text:span text:style-name="T194"><draw:frame draw:style-name="fr2" draw:name="Object239" text:anchor-type="as-char" svg:y="-0.386cm" svg:width="1.609cm" svg:height="0.508cm" draw:z-index="242"><draw:object xlink:href="./Object 239" xlink:type="simple" xlink:show="embed" xlink:actuate="onLoad"/><draw:image xlink:href="./ObjectReplacements/Object 239" xlink:type="simple" xlink:show="embed" xlink:actuate="onLoad"/></draw:frame></text:span><text:span text:style-name="T194">. </text:span><text:span text:style-name="T195">Therefore, we may define an correspondence function </text:span><text:span text:style-name="T195"><draw:frame draw:style-name="fr2" draw:name="Object240" text:anchor-type="as-char" svg:y="-0.226cm" svg:width="0.453cm" svg:height="0.245cm" draw:z-index="243"><draw:object xlink:href="./Object 240" xlink:type="simple" xlink:show="embed" xlink:actuate="onLoad"/><draw:image xlink:href="./ObjectReplacements/Object 240" xlink:type="simple" xlink:show="embed" xlink:actuate="onLoad"/></draw:frame></text:span><text:span text:style-name="T195"><text:s/>to denote the inverse of </text:span><text:span text:style-name="T195"><draw:frame draw:style-name="fr2" draw:name="Object252" text:anchor-type="as-char" svg:y="-0.377cm" svg:width="0.878cm" svg:height="0.467cm" draw:z-index="244"><draw:object xlink:href="./Object 252" xlink:type="simple" xlink:show="embed" xlink:actuate="onLoad"/><draw:image xlink:href="./ObjectReplacements/Object 252" xlink:type="simple" xlink:show="embed" xlink:actuate="onLoad"/></draw:frame></text:span></text:p>
      <table:table table:name="Table12" table:style-name="Table12">
        <table:table-column table:style-name="Table12.A"/>
        <table:table-row table:style-name="Table12.1">
          <table:table-cell table:style-name="Table12.A1" office:value-type="string">
            <text:p text:style-name="P45"><text:span text:style-name="T20">Definition </text:span><text:span text:style-name="T28">7</text:span><text:span text:style-name="T22">.</text:span><text:span text:style-name="T26">1</text:span><text:span text:style-name="T46">: </text:span><text:span text:style-name="T51">For each clause </text:span><text:span text:style-name="T51"><draw:frame draw:style-name="fr2" draw:name="Object242" text:anchor-type="as-char" svg:y="-0.265cm" svg:width="0.586cm" svg:height="0.418cm" draw:z-index="225"><draw:object xlink:href="./Object 242" xlink:type="simple" xlink:show="embed" xlink:actuate="onLoad"/><draw:image xlink:href="./ObjectReplacements/Object 242" xlink:type="simple" xlink:show="embed" xlink:actuate="onLoad"/></draw:frame></text:span><text:span text:style-name="T51"><text:s/>in </text:span><text:span text:style-name="T51"><draw:frame draw:style-name="fr2" draw:name="Object248" text:anchor-type="as-char" svg:y="-0.377cm" svg:width="1.67cm" svg:height="0.483cm" draw:z-index="228"><draw:object xlink:href="./Object 248" xlink:type="simple" xlink:show="embed" xlink:actuate="onLoad"/><draw:image xlink:href="./ObjectReplacements/Object 248" xlink:type="simple" xlink:show="embed" xlink:actuate="onLoad"/></draw:frame></text:span><text:span text:style-name="T51">, let </text:span><text:span text:style-name="T51"><draw:frame draw:style-name="fr2" draw:name="Object249" text:anchor-type="as-char" svg:y="-0.226cm" svg:width="0.529cm" svg:height="0.379cm" draw:z-index="232"><draw:object xlink:href="./Object 249" xlink:type="simple" xlink:show="embed" xlink:actuate="onLoad"/><draw:image xlink:href="./ObjectReplacements/Object 249" xlink:type="simple" xlink:show="embed" xlink:actuate="onLoad"/></draw:frame></text:span><text:span text:style-name="T51"><text:s/>be the unique clause in </text:span><text:span text:style-name="T51"><draw:frame draw:style-name="fr2" draw:name="Object253" text:anchor-type="as-char" svg:y="-0.298cm" svg:width="0.439cm" svg:height="0.404cm" draw:z-index="236"><draw:object xlink:href="./Object 253" xlink:type="simple" xlink:show="embed" xlink:actuate="onLoad"/><draw:image xlink:href="./ObjectReplacements/Object 253" xlink:type="simple" xlink:show="embed" xlink:actuate="onLoad"/></draw:frame></text:span><text:span text:style-name="T51"><text:s/>such that </text:span><text:span text:style-name="T51"><draw:frame draw:style-name="fr2" draw:name="Object241" text:anchor-type="as-char" svg:y="-0.377cm" svg:width="1.836cm" svg:height="0.531cm" draw:z-index="220"><draw:object xlink:href="./Object 241" xlink:type="simple" xlink:show="embed" xlink:actuate="onLoad"/><draw:image xlink:href="./ObjectReplacements/Object 241" xlink:type="simple" xlink:show="embed" xlink:actuate="onLoad"/></draw:frame></text:span><text:span text:style-name="T51">.</text:span></text:p>
            <text:p text:style-name="P91"><text:span text:style-name="T18">Theorem </text:span><text:span text:style-name="T28">7</text:span><text:span text:style-name="T18">.2</text:span><text:span text:style-name="T38">: An MUC </text:span><text:span text:style-name="T38"><draw:frame draw:style-name="fr2" draw:name="Object254" text:anchor-type="as-char" svg:y="-0.377cm" svg:width="2.665cm" svg:height="0.531cm" draw:z-index="226"><draw:object xlink:href="./Object 254" xlink:type="simple" xlink:show="embed" xlink:actuate="onLoad"/><draw:image xlink:href="./ObjectReplacements/Object 254" xlink:type="simple" xlink:show="embed" xlink:actuate="onLoad"/></draw:frame></text:span><text:span text:style-name="T38"><text:s/>maybe generated by an assignment if and only if none of the clauses in </text:span><text:span text:style-name="T38"><draw:frame draw:style-name="fr2" draw:name="Object255" text:anchor-type="as-char" svg:y="-0.377cm" svg:width="2.071cm" svg:height="0.531cm" draw:z-index="227"><draw:object xlink:href="./Object 255" xlink:type="simple" xlink:show="embed" xlink:actuate="onLoad"/><draw:image xlink:href="./ObjectReplacements/Object 255" xlink:type="simple" xlink:show="embed" xlink:actuate="onLoad"/></draw:frame></text:span><text:span text:style-name="T38"><text:s/>have any opposite literals on the same </text:span><text:span text:style-name="T38"><draw:frame draw:style-name="fr2" draw:name="Object265" text:anchor-type="as-char" svg:y="-0.377cm" svg:width="0.494cm" svg:height="0.467cm" draw:z-index="229"><draw:object xlink:href="./Object 265" xlink:type="simple" xlink:show="embed" xlink:actuate="onLoad"/><draw:image xlink:href="./ObjectReplacements/Object 265" xlink:type="simple" xlink:show="embed" xlink:actuate="onLoad"/></draw:frame></text:span><text:span text:style-name="T38"><text:s/>variable.</text:span></text:p>
          </table:table-cell>
        </table:table-row>
      </table:table>
      <text:p text:style-name="P85"/>
      <text:p text:style-name="P86"><text:span text:style-name="T27">Proof</text:span><text:span text:style-name="T196">: </text:span><text:span text:style-name="T197">By Lemma 5.5, an MUC </text:span><text:span text:style-name="T197"><draw:frame draw:style-name="fr2" draw:name="Object244" text:anchor-type="as-char" svg:y="-0.21cm" svg:width="0.457cm" svg:height="0.316cm" draw:z-index="245"><draw:object xlink:href="./Object 244" xlink:type="simple" xlink:show="embed" xlink:actuate="onLoad"/><draw:image xlink:href="./ObjectReplacements/Object 244" xlink:type="simple" xlink:show="embed" xlink:actuate="onLoad"/></draw:frame></text:span><text:span text:style-name="T197"><text:s/>can be generated by an assignment if and only if </text:span><text:span text:style-name="T197"><draw:frame draw:style-name="fr2" draw:name="Object243" text:anchor-type="as-char" svg:y="-0.386cm" svg:width="1.723cm" svg:height="0.508cm" draw:z-index="246"><draw:object xlink:href="./Object 243" xlink:type="simple" xlink:show="embed" xlink:actuate="onLoad"/><draw:image xlink:href="./ObjectReplacements/Object 243" xlink:type="simple" xlink:show="embed" xlink:actuate="onLoad"/></draw:frame></text:span><text:span text:style-name="T197">. </text:span></text:p>
      <text:p text:style-name="P87">Furthermore,</text:p>
      <text:p text:style-name="P88"><draw:frame draw:style-name="fr2" draw:name="Object245" text:anchor-type="as-char" svg:y="-0.386cm" svg:width="1.723cm" svg:height="0.508cm" draw:z-index="247"><draw:object xlink:href="./Object 245" xlink:type="simple" xlink:show="embed" xlink:actuate="onLoad"/><draw:image xlink:href="./ObjectReplacements/Object 245" xlink:type="simple" xlink:show="embed" xlink:actuate="onLoad"/></draw:frame></text:p>
      <text:p text:style-name="P88"><draw:frame draw:style-name="fr2" draw:name="Object246" text:anchor-type="as-char" svg:y="-0.386cm" svg:width="3.096cm" svg:height="0.619cm" draw:z-index="248"><draw:object xlink:href="./Object 246" xlink:type="simple" xlink:show="embed" xlink:actuate="onLoad"/><draw:image xlink:href="./ObjectReplacements/Object 246" xlink:type="simple" xlink:show="embed" xlink:actuate="onLoad"/></draw:frame><text:s/><text:span text:style-name="T198">(By definition 5.3)</text:span></text:p>
      <text:p text:style-name="P88"><draw:frame draw:style-name="fr2" draw:name="Object247" text:anchor-type="as-char" svg:y="-0.386cm" svg:width="3.083cm" svg:height="0.619cm" draw:z-index="257"><draw:object xlink:href="./Object 247" xlink:type="simple" xlink:show="embed" xlink:actuate="onLoad"/><draw:image xlink:href="./ObjectReplacements/Object 247" xlink:type="simple" xlink:show="embed" xlink:actuate="onLoad"/></draw:frame><text:s/><text:span text:style-name="T198">(By </text:span><text:span text:style-name="T218">definition 7.1 and </text:span><text:span text:style-name="T210">algorithm</text:span><text:span text:style-name="T198"> 4.4)</text:span></text:p>
      <text:p text:style-name="P88"><draw:frame draw:style-name="fr2" draw:name="Object250" text:anchor-type="as-char" svg:y="-0.386cm" svg:width="4.364cm" svg:height="0.542cm" draw:z-index="258"><draw:object xlink:href="./Object 250" xlink:type="simple" xlink:show="embed" xlink:actuate="onLoad"/><draw:image xlink:href="./ObjectReplacements/Object 250" xlink:type="simple" xlink:show="embed" xlink:actuate="onLoad"/></draw:frame><text:s/><text:span text:style-name="T199">(Since each </text:span><text:span text:style-name="T199"><draw:frame draw:style-name="fr2" draw:name="Object266" text:anchor-type="as-char" svg:y="-0.386cm" svg:width="1.134cm" svg:height="0.542cm" draw:z-index="259"><draw:object xlink:href="./Object 266" xlink:type="simple" xlink:show="embed" xlink:actuate="onLoad"/><draw:image xlink:href="./ObjectReplacements/Object 266" xlink:type="simple" xlink:show="embed" xlink:actuate="onLoad"/></draw:frame></text:span><text:span text:style-name="T199"><text:s/>is a conjunction of literals)</text:span></text:p>
      <text:p text:style-name="P88"><draw:frame draw:style-name="fr2" draw:name="Object251" text:anchor-type="as-char" svg:y="-0.386cm" svg:width="5.526cm" svg:height="0.542cm" draw:z-index="260"><draw:object xlink:href="./Object 251" xlink:type="simple" xlink:show="embed" xlink:actuate="onLoad"/><draw:image xlink:href="./ObjectReplacements/Object 251" xlink:type="simple" xlink:show="embed" xlink:actuate="onLoad"/></draw:frame><text:s/><text:span text:style-name="T199">(By definition 4.1)</text:span></text:p>
      <text:p text:style-name="P89"><draw:frame draw:style-name="fr2" draw:name="Object256" text:anchor-type="as-char" svg:y="-0.226cm" svg:width="0.591cm" svg:height="0.212cm" draw:z-index="261"><draw:object xlink:href="./Object 256" xlink:type="simple" xlink:show="embed" xlink:actuate="onLoad"/><draw:image xlink:href="./ObjectReplacements/Object 256" xlink:type="simple" xlink:show="embed" xlink:actuate="onLoad"/></draw:frame><text:s/><draw:frame draw:style-name="fr2" draw:name="Object259" text:anchor-type="as-char" svg:y="-0.335cm" svg:width="0.995cm" svg:height="0.49cm" draw:z-index="262"><draw:object xlink:href="./Object 259" xlink:type="simple" xlink:show="embed" xlink:actuate="onLoad"/><draw:image xlink:href="./ObjectReplacements/Object 259" xlink:type="simple" xlink:show="embed" xlink:actuate="onLoad"/></draw:frame><text:s/><draw:frame draw:style-name="fr2" draw:name="Object257" text:anchor-type="as-char" svg:y="-0.377cm" svg:width="1.132cm" svg:height="0.531cm" draw:z-index="263"><draw:object xlink:href="./Object 257" xlink:type="simple" xlink:show="embed" xlink:actuate="onLoad"/><draw:image xlink:href="./ObjectReplacements/Object 257" xlink:type="simple" xlink:show="embed" xlink:actuate="onLoad"/></draw:frame><text:s/>and <draw:frame draw:style-name="fr2" draw:name="Object258" text:anchor-type="as-char" svg:y="-0.377cm" svg:width="1.171cm" svg:height="0.531cm" draw:z-index="264"><draw:object xlink:href="./Object 258" xlink:type="simple" xlink:show="embed" xlink:actuate="onLoad"/><draw:image xlink:href="./ObjectReplacements/Object 258" xlink:type="simple" xlink:show="embed" xlink:actuate="onLoad"/><svg:desc>formula</svg:desc></draw:frame><text:s/>do not have opposite literals on the same variable</text:p>
      <text:p text:style-name="P90"><draw:frame draw:style-name="fr2" draw:name="Object260" text:anchor-type="as-char" svg:y="-0.226cm" svg:width="0.591cm" svg:height="0.212cm" draw:z-index="265"><draw:object xlink:href="./Object 260" xlink:type="simple" xlink:show="embed" xlink:actuate="onLoad"/><draw:image xlink:href="./ObjectReplacements/Object 260" xlink:type="simple" xlink:show="embed" xlink:actuate="onLoad"/></draw:frame><text:s/><draw:frame draw:style-name="fr2" draw:name="Object261" text:anchor-type="as-char" svg:y="-0.335cm" svg:width="0.995cm" svg:height="0.49cm" draw:z-index="266"><draw:object xlink:href="./Object 261" xlink:type="simple" xlink:show="embed" xlink:actuate="onLoad"/><draw:image xlink:href="./ObjectReplacements/Object 261" xlink:type="simple" xlink:show="embed" xlink:actuate="onLoad"/></draw:frame><text:s/><draw:frame draw:style-name="fr2" draw:name="Object262" text:anchor-type="as-char" svg:y="-0.226cm" svg:width="0.529cm" svg:height="0.379cm" draw:z-index="267"><draw:object xlink:href="./Object 262" xlink:type="simple" xlink:show="embed" xlink:actuate="onLoad"/><draw:image xlink:href="./ObjectReplacements/Object 262" xlink:type="simple" xlink:show="embed" xlink:actuate="onLoad"/></draw:frame><text:s/>and <draw:frame draw:style-name="fr2" draw:name="Object263" text:anchor-type="as-char" svg:y="-0.226cm" svg:width="0.57cm" svg:height="0.379cm" draw:z-index="268"><draw:object xlink:href="./Object 263" xlink:type="simple" xlink:show="embed" xlink:actuate="onLoad"/><draw:image xlink:href="./ObjectReplacements/Object 263" xlink:type="simple" xlink:show="embed" xlink:actuate="onLoad"/></draw:frame><text:s/>do not have opposite literals on the same <draw:frame draw:style-name="fr2" draw:name="Object264" text:anchor-type="as-char" svg:y="-0.377cm" svg:width="0.494cm" svg:height="0.467cm" draw:z-index="269"><draw:object xlink:href="./Object 264" xlink:type="simple" xlink:show="embed" xlink:actuate="onLoad"/><draw:image xlink:href="./ObjectReplacements/Object 264" xlink:type="simple" xlink:show="embed" xlink:actuate="onLoad"/></draw:frame><text:s/>variable</text:p>
      <text:p text:style-name="P93">■</text:p>
      <text:p text:style-name="P96"><text:span text:style-name="T228">T</text:span>heorem <text:span text:style-name="T228">7.2 </text:span>shows that <text:span text:style-name="T206">clauses of </text:span><text:span text:style-name="T206"><draw:frame draw:style-name="fr2" draw:name="Object270" text:anchor-type="as-char" svg:y="-0.298cm" svg:width="0.439cm" svg:height="0.404cm" draw:z-index="270"><draw:object xlink:href="./Object 270" xlink:type="simple" xlink:show="embed" xlink:actuate="onLoad"/><draw:image xlink:href="./ObjectReplacements/Object 270" xlink:type="simple" xlink:show="embed" xlink:actuate="onLoad"/></draw:frame></text:span><text:span text:style-name="T206"><text:s/>with opposing </text:span><text:span text:style-name="T206"><draw:frame draw:style-name="fr1" draw:name="Object236" text:anchor-type="as-char" svg:y="-0.377cm" svg:width="0.494cm" svg:height="0.467cm" draw:z-index="375"><draw:object xlink:href="./Object 236" xlink:type="simple" xlink:show="embed" xlink:actuate="onLoad"/><draw:image xlink:href="./ObjectReplacements/Object 236" xlink:type="simple" xlink:show="embed" xlink:actuate="onLoad"/></draw:frame></text:span><text:span text:style-name="T228"><text:s/></text:span><text:span text:style-name="T206">literals are the root cause of MUC’s that cannot be generated. If we can </text:span><text:span text:style-name="T207">tell MUSTool not to explore sets of clauses with any opposing literals, then it will only produce MUCs that can be generated by some assignment. This gives us an algorithm:</text:span></text:p>
      <table:table table:name="Table14" table:style-name="Table14">
        <table:table-column table:style-name="Table14.A"/>
        <table:table-row table:style-name="Table14.1">
          <table:table-cell table:style-name="Table14.A1" office:value-type="string">
            <text:p text:style-name="P27"><text:span text:style-name="T210">Algorithm</text:span> <text:span text:style-name="T210">7</text:span><text:span text:style-name="T198">.3</text:span><text:span text:style-name="T57">:</text:span></text:p>
            <text:p text:style-name="P12"><text:span text:style-name="T174"># </text:span><text:span text:style-name="T177">Mark inconsistent pairs as explored, so that only consistent MUCs are generated</text:span></text:p>
            <text:p text:style-name="P20"><text:span text:style-name="T114">def</text:span><text:span text:style-name="T47"> </text:span><text:span text:style-name="T154">modify_MUST</text:span><text:span text:style-name="T157">ool</text:span><text:span text:style-name="T47">(</text:span><text:span text:style-name="T159">must</text:span><text:span text:style-name="T161">ool</text:span><text:span text:style-name="T47">, </text:span><text:span text:style-name="T159"><draw:frame draw:style-name="fr2" draw:name="Object271" text:anchor-type="as-char" svg:y="-0.298cm" svg:width="0.439cm" svg:height="0.404cm" draw:z-index="249"><draw:object xlink:href="./Object 271" xlink:type="simple" xlink:show="embed" xlink:actuate="onLoad"/><draw:image xlink:href="./ObjectReplacements/Object 271" xlink:type="simple" xlink:show="embed" xlink:actuate="onLoad"/></draw:frame></text:span><text:span text:style-name="T47">, </text:span><text:span text:style-name="T159"><draw:frame draw:style-name="fr2" draw:name="Object272" text:anchor-type="as-char" svg:y="-0.377cm" svg:width="0.494cm" svg:height="0.467cm" draw:z-index="250"><draw:object xlink:href="./Object 272" xlink:type="simple" xlink:show="embed" xlink:actuate="onLoad"/><draw:image xlink:href="./ObjectReplacements/Object 272" xlink:type="simple" xlink:show="embed" xlink:actuate="onLoad"/></draw:frame></text:span><text:span text:style-name="T47">):</text:span></text:p>
            <text:p text:style-name="P15"><text:soft-page-break/><text:span text:style-name="T158"><text:s text:c="4"/>inconsistent_pairs</text:span> = <text:span text:style-name="T153">find_clause_pairs_with_opp_literals</text:span>(<text:span text:style-name="T158"><draw:frame draw:style-name="fr2" draw:name="Object273" text:anchor-type="as-char" svg:y="-0.298cm" svg:width="0.439cm" svg:height="0.404cm" draw:z-index="251"><draw:object xlink:href="./Object 273" xlink:type="simple" xlink:show="embed" xlink:actuate="onLoad"/><draw:image xlink:href="./ObjectReplacements/Object 273" xlink:type="simple" xlink:show="embed" xlink:actuate="onLoad"/></draw:frame></text:span>, <text:span text:style-name="T158"><draw:frame draw:style-name="fr2" draw:name="Object274" text:anchor-type="as-char" svg:y="-0.377cm" svg:width="0.494cm" svg:height="0.467cm" draw:z-index="252"><draw:object xlink:href="./Object 274" xlink:type="simple" xlink:show="embed" xlink:actuate="onLoad"/><draw:image xlink:href="./ObjectReplacements/Object 274" xlink:type="simple" xlink:show="embed" xlink:actuate="onLoad"/></draw:frame></text:span>)</text:p>
            <text:p text:style-name="P15"><text:span text:style-name="T170"><text:s text:c="4"/>for</text:span> (<text:span text:style-name="T165"><draw:frame draw:style-name="fr2" draw:name="Object275" text:anchor-type="as-char" svg:y="-0.377cm" svg:width="0.54cm" svg:height="0.531cm" draw:z-index="253"><draw:object xlink:href="./Object 275" xlink:type="simple" xlink:show="embed" xlink:actuate="onLoad"/><draw:image xlink:href="./ObjectReplacements/Object 275" xlink:type="simple" xlink:show="embed" xlink:actuate="onLoad"/></draw:frame></text:span>, <text:span text:style-name="T165"><draw:frame draw:style-name="fr2" draw:name="Object276" text:anchor-type="as-char" svg:y="-0.377cm" svg:width="0.542cm" svg:height="0.531cm" draw:z-index="254"><draw:object xlink:href="./Object 276" xlink:type="simple" xlink:show="embed" xlink:actuate="onLoad"/><draw:image xlink:href="./ObjectReplacements/Object 276" xlink:type="simple" xlink:show="embed" xlink:actuate="onLoad"/></draw:frame></text:span>) <text:span text:style-name="T170">in</text:span> <text:span text:style-name="T158">inconsistent_pairs</text:span>:</text:p>
            <text:p text:style-name="P9"><text:span text:style-name="T166"><text:s text:c="8"/>must</text:span><text:span text:style-name="T168">ool</text:span><text:span text:style-name="T117">.mark_as_explored</text:span><text:span text:style-name="T118">(</text:span><text:span text:style-name="T118"><draw:frame draw:style-name="fr2" draw:name="Object277" text:anchor-type="as-char" svg:y="-0.377cm" svg:width="0.54cm" svg:height="0.531cm" draw:z-index="255"><draw:object xlink:href="./Object 277" xlink:type="simple" xlink:show="embed" xlink:actuate="onLoad"/><draw:image xlink:href="./ObjectReplacements/Object 277" xlink:type="simple" xlink:show="embed" xlink:actuate="onLoad"/></draw:frame></text:span><text:span text:style-name="T117">, </text:span><text:span text:style-name="T167"><draw:frame draw:style-name="fr2" draw:name="Object278" text:anchor-type="as-char" svg:y="-0.377cm" svg:width="0.542cm" svg:height="0.531cm" draw:z-index="256"><draw:object xlink:href="./Object 278" xlink:type="simple" xlink:show="embed" xlink:actuate="onLoad"/><draw:image xlink:href="./ObjectReplacements/Object 278" xlink:type="simple" xlink:show="embed" xlink:actuate="onLoad"/></draw:frame></text:span><text:span text:style-name="T117">)</text:span></text:p>
            <text:p text:style-name="P99"><text:span text:style-name="T126">Lemma</text:span><text:span text:style-name="T125"> </text:span><text:span text:style-name="T127">7</text:span><text:span text:style-name="T125">.</text:span><text:span text:style-name="T126">4</text:span><text:span text:style-name="T119">: </text:span><text:span text:style-name="T120">An instance of MUSTool that has been modified to mark inconsistent pairs of clauses as already explored, will generate </text:span><text:span text:style-name="T121">only, and </text:span><text:span text:style-name="T120">all, consistent MUCs.</text:span></text:p>
          </table:table-cell>
        </table:table-row>
      </table:table>
      <text:p text:style-name="P97">TODO: comment on complexity</text:p>
      <text:h text:style-name="P118" text:outline-level="1"><text:span text:style-name="T210">8</text:span>. Assignments that satisfy the factor graph solution</text:h>
      <text:p text:style-name="P101"><text:span text:style-name="T142">Thanks to algorithm </text:span><text:span text:style-name="T147">7</text:span><text:span text:style-name="T142">.3 and Lemma </text:span><text:span text:style-name="T147">7</text:span><text:span text:style-name="T142">.4</text:span><text:span text:style-name="T140">, we can generate all MUCs </text:span><text:span text:style-name="T140"><draw:frame draw:style-name="fr2" draw:name="Object280" text:anchor-type="as-char" svg:y="-0.21cm" svg:width="0.457cm" svg:height="0.316cm" draw:z-index="309"><draw:object xlink:href="./Object 280" xlink:type="simple" xlink:show="embed" xlink:actuate="onLoad"/><draw:image xlink:href="./ObjectReplacements/Object 280" xlink:type="simple" xlink:show="embed" xlink:actuate="onLoad"/></draw:frame></text:span><text:span text:style-name="T140"><text:s/>of </text:span><text:span text:style-name="T140"><draw:frame draw:style-name="fr2" draw:name="Object279" text:anchor-type="as-char" svg:y="-0.265cm" svg:width="0.512cm" svg:height="0.37cm" draw:z-index="289"><draw:object xlink:href="./Object 279" xlink:type="simple" xlink:show="embed" xlink:actuate="onLoad"/><draw:image xlink:href="./ObjectReplacements/Object 279" xlink:type="simple" xlink:show="embed" xlink:actuate="onLoad"/></draw:frame></text:span><text:span text:style-name="T140"><text:s/>that </text:span><text:span text:style-name="T141">can be generated by some assignment </text:span><text:span text:style-name="T141"><draw:frame draw:style-name="fr2" draw:name="Object281" text:anchor-type="as-char" svg:y="-0.377cm" svg:width="0.601cm" svg:height="0.531cm" draw:z-index="291"><draw:object xlink:href="./Object 281" xlink:type="simple" xlink:show="embed" xlink:actuate="onLoad"/><draw:image xlink:href="./ObjectReplacements/Object 281" xlink:type="simple" xlink:show="embed" xlink:actuate="onLoad"/></draw:frame></text:span><text:span text:style-name="T141"><text:s/>of </text:span><text:span text:style-name="T141"><draw:frame draw:style-name="fr2" draw:name="Object282" text:anchor-type="as-char" svg:y="-0.377cm" svg:width="0.494cm" svg:height="0.467cm" draw:z-index="292"><draw:object xlink:href="./Object 282" xlink:type="simple" xlink:show="embed" xlink:actuate="onLoad"/><draw:image xlink:href="./ObjectReplacements/Object 282" xlink:type="simple" xlink:show="embed" xlink:actuate="onLoad"/></draw:frame></text:span><text:span text:style-name="T141"><text:s/>variables. </text:span><text:span text:style-name="T142">Applying algorithm 5.3 , we can find all assignments <text:s/>that generate MUCs of </text:span><text:span text:style-name="T142"><draw:frame draw:style-name="fr2" draw:name="Object44" text:anchor-type="as-char" svg:y="-0.265cm" svg:width="0.512cm" svg:height="0.37cm" draw:z-index="295"><draw:object xlink:href="./Object 44" xlink:type="simple" xlink:show="embed" xlink:actuate="onLoad"/><draw:image xlink:href="./ObjectReplacements/Object 44" xlink:type="simple" xlink:show="embed" xlink:actuate="onLoad"/></draw:frame></text:span><text:span text:style-name="T142">, </text:span><text:span text:style-name="T152">and according to</text:span><text:span text:style-name="T142"> theorem 3.2, we now have all assignments such that </text:span><text:span text:style-name="T142"><draw:frame draw:style-name="fr2" draw:name="Object63" text:anchor-type="as-char" svg:y="-0.386cm" svg:width="1.716cm" svg:height="0.542cm" draw:z-index="296"><draw:object xlink:href="./Object 59" xlink:type="simple" xlink:show="embed" xlink:actuate="onLoad"/><draw:image xlink:href="./ObjectReplacements/Object 59" xlink:type="simple" xlink:show="embed" xlink:actuate="onLoad"/></draw:frame></text:span><text:span text:style-name="T142"><text:s/>is unsat. However, in order for such assignments to satisfy equation (1.3), they also need to satisfy the factor graph solution </text:span><text:span text:style-name="T142"><draw:frame draw:style-name="fr2" draw:name="Object64" text:anchor-type="as-char" svg:y="-0.386cm" svg:width="1.244cm" svg:height="0.508cm" draw:z-index="297"><draw:object xlink:href="./Object 60" xlink:type="simple" xlink:show="embed" xlink:actuate="onLoad"/><draw:image xlink:href="./ObjectReplacements/Object 60" xlink:type="simple" xlink:show="embed" xlink:actuate="onLoad"/></draw:frame></text:span><text:span text:style-name="T142">. </text:span><text:span text:style-name="T152">The check on line 9 in Algorithm 6.1 guarantees this by rejecting </text:span><text:span text:style-name="T143">all assignments that do not satisfy </text:span><text:span text:style-name="T143"><draw:frame draw:style-name="fr2" draw:name="Object66" text:anchor-type="as-char" svg:y="-0.386cm" svg:width="1.244cm" svg:height="0.508cm" draw:z-index="298"><draw:object xlink:href="./Object 70" xlink:type="simple" xlink:show="embed" xlink:actuate="onLoad"/><draw:image xlink:href="./ObjectReplacements/Object 70" xlink:type="simple" xlink:show="embed" xlink:actuate="onLoad"/><svg:desc>formula</svg:desc></draw:frame></text:span><text:span text:style-name="T143">. </text:span><text:span text:style-name="T144">However, in practice, the same assignment often gets generated repeatedly by MUSTool, and it would be better to use </text:span><text:span text:style-name="T143"><draw:frame draw:style-name="fr2" draw:name="Object67" text:anchor-type="as-char" svg:y="-0.386cm" svg:width="1.244cm" svg:height="0.508cm" draw:z-index="299"><draw:object xlink:href="./Object 94" xlink:type="simple" xlink:show="embed" xlink:actuate="onLoad"/><draw:image xlink:href="./ObjectReplacements/Object 94" xlink:type="simple" xlink:show="embed" xlink:actuate="onLoad"/><svg:desc>formula</svg:desc></draw:frame></text:span><text:span text:style-name="T143"><text:s/></text:span><text:span text:style-name="T144">to somehow refine the search space and avoid exploring irrelevant seeds altogether. In this section we look at one such technique.</text:span></text:p>
      <text:p text:style-name="P108"><text:span text:style-name="T140">As seen in section 6, MUST</text:span><text:span text:style-name="T145">ool</text:span><text:span text:style-name="T140"> allows us to mark sets of clauses as “explored”, which removes all supersets from its search space. </text:span><text:span text:style-name="T146">Using this feature, g</text:span><text:span text:style-name="T140">iven an assignment </text:span><text:span text:style-name="T140"><draw:frame draw:style-name="fr2" draw:name="Object68" text:anchor-type="as-char" svg:y="-0.377cm" svg:width="0.601cm" svg:height="0.531cm" draw:z-index="300"><draw:object xlink:href="./Object 95" xlink:type="simple" xlink:show="embed" xlink:actuate="onLoad"/><draw:image xlink:href="./ObjectReplacements/Object 95" xlink:type="simple" xlink:show="embed" xlink:actuate="onLoad"/></draw:frame></text:span><text:span text:style-name="T140"><text:s/>that satisfies </text:span><text:span text:style-name="T143"><draw:frame draw:style-name="fr2" draw:name="Object284" text:anchor-type="as-char" svg:y="-0.386cm" svg:width="1.244cm" svg:height="0.508cm" draw:z-index="301"><draw:object xlink:href="./Object 284" xlink:type="simple" xlink:show="embed" xlink:actuate="onLoad"/><draw:image xlink:href="./ObjectReplacements/Object 284" xlink:type="simple" xlink:show="embed" xlink:actuate="onLoad"/><svg:desc>formula</svg:desc></draw:frame></text:span><text:span text:style-name="T143">, </text:span><text:span text:style-name="T140">we would like to </text:span><text:span text:style-name="T146">find all the </text:span><text:span text:style-name="T140">sets that can </text:span><text:span text:style-name="T147">be </text:span><text:span text:style-name="T140">generate</text:span><text:span text:style-name="T147">d by</text:span><text:span text:style-name="T140"> </text:span><text:span text:style-name="T140"><draw:frame draw:style-name="fr2" draw:name="Object285" text:anchor-type="as-char" svg:y="-0.377cm" svg:width="0.601cm" svg:height="0.531cm" draw:z-index="302"><draw:object xlink:href="./Object 285" xlink:type="simple" xlink:show="embed" xlink:actuate="onLoad"/><draw:image xlink:href="./ObjectReplacements/Object 285" xlink:type="simple" xlink:show="embed" xlink:actuate="onLoad"/></draw:frame></text:span><text:span text:style-name="T140">, </text:span><text:span text:style-name="T146">and mark them </text:span><text:span text:style-name="T140">as explored.</text:span></text:p>
      <text:p text:style-name="P108"><text:span text:style-name="T140"/></text:p>
      <text:p text:style-name="P98">TODO: Write efficient algorithm using ZDDs.</text:p>
      <text:h text:style-name="P119" text:outline-level="1">9. <text:span text:style-name="T215">Minimal assignments</text:span></text:h>
      <text:p text:style-name="P109"><text:span text:style-name="T140">In practice, we have observed that a </text:span><text:span text:style-name="T151">partial</text:span><text:span text:style-name="T140"> assignment (e.g. </text:span><text:span text:style-name="T140"><draw:frame draw:style-name="fr2" draw:name="Object314" text:anchor-type="as-char" svg:y="-0.377cm" svg:width="2.796cm" svg:height="0.531cm" draw:z-index="310"><draw:object xlink:href="./Object 314" xlink:type="simple" xlink:show="embed" xlink:actuate="onLoad"/><draw:image xlink:href="./ObjectReplacements/Object 314" xlink:type="simple" xlink:show="embed" xlink:actuate="onLoad"/></draw:frame></text:span><text:span text:style-name="T140">) is often immediately followed by another </text:span><text:span text:style-name="T151">partial </text:span><text:span text:style-name="T140">assignment with a subset of literals (e.g. </text:span><text:span text:style-name="T140"><draw:frame draw:style-name="fr2" draw:name="Object315" text:anchor-type="as-char" svg:y="-0.377cm" svg:width="2.048cm" svg:height="0.531cm" draw:z-index="311"><draw:object xlink:href="./Object 315" xlink:type="simple" xlink:show="embed" xlink:actuate="onLoad"/><draw:image xlink:href="./ObjectReplacements/Object 315" xlink:type="simple" xlink:show="embed" xlink:actuate="onLoad"/></draw:frame></text:span><text:span text:style-name="T140">). The smaller assignment covers a broader set of full assignments </text:span><text:span text:style-name="T148">(e.g. </text:span><text:span text:style-name="T148"><draw:frame draw:style-name="fr2" draw:name="Object313" text:anchor-type="as-char" svg:y="-0.377cm" svg:width="2.365cm" svg:height="0.531cm" draw:z-index="312"><draw:object xlink:href="./Object 313" xlink:type="simple" xlink:show="embed" xlink:actuate="onLoad"/><draw:image xlink:href="./ObjectReplacements/Object 313" xlink:type="simple" xlink:show="embed" xlink:actuate="onLoad"/></draw:frame></text:span><text:span text:style-name="T148"><text:s/>is not consistent with </text:span><text:span text:style-name="T148"><draw:frame draw:style-name="fr2" draw:name="Object316" text:anchor-type="as-char" svg:y="-0.377cm" svg:width="0.554cm" svg:height="0.531cm" draw:z-index="313"><draw:object xlink:href="./Object 316" xlink:type="simple" xlink:show="embed" xlink:actuate="onLoad"/><draw:image xlink:href="./ObjectReplacements/Object 316" xlink:type="simple" xlink:show="embed" xlink:actuate="onLoad"/></draw:frame></text:span><text:span text:style-name="T148">, but is with </text:span><text:span text:style-name="T148"><draw:frame draw:style-name="fr2" draw:name="Object317" text:anchor-type="as-char" svg:y="-0.377cm" svg:width="0.554cm" svg:height="0.531cm" draw:z-index="314"><draw:object xlink:href="./Object 317" xlink:type="simple" xlink:show="embed" xlink:actuate="onLoad"/><draw:image xlink:href="./ObjectReplacements/Object 317" xlink:type="simple" xlink:show="embed" xlink:actuate="onLoad"/></draw:frame></text:span><text:span text:style-name="T148">).</text:span><text:span text:style-name="T140"> </text:span><text:span text:style-name="T148">H</text:span><text:span text:style-name="T140">ence, </text:span><text:span text:style-name="T148">the smaller assignment </text:span><text:span text:style-name="T140">is </text:span><text:span text:style-name="T148">more effective at tightening the final result (</text:span><text:span text:style-name="T148"><draw:frame draw:style-name="fr2" draw:name="Object318" text:anchor-type="as-char" svg:y="-0.377cm" svg:width="3.388cm" svg:height="0.531cm" draw:z-index="320"><draw:object xlink:href="./Object 318" xlink:type="simple" xlink:show="embed" xlink:actuate="onLoad"/><draw:image xlink:href="./ObjectReplacements/Object 318" xlink:type="simple" xlink:show="embed" xlink:actuate="onLoad"/></draw:frame></text:span><text:span text:style-name="T148">). Furthermore, the smaller assignment also leads to a larger number of sets of clauses to being marked as explored (section 8). In this section, we present an algorithm to generate a minimal assignment (</text:span><text:span text:style-name="T149">in terms of the set of literals) that can generate a</text:span><text:span text:style-name="T150">n MUC.</text:span></text:p>
      <table:table table:name="Table17" table:style-name="Table17">
        <table:table-column table:style-name="Table17.A"/>
        <table:table-row table:style-name="Table17.1">
          <table:table-cell table:style-name="Table17.A1" office:value-type="string">
            <text:p text:style-name="P30"><text:span text:style-name="T29">Definition</text:span><text:span text:style-name="T20"> </text:span><text:span text:style-name="T29">9.</text:span><text:span text:style-name="T31">1</text:span><text:span text:style-name="T17">: </text:span><text:span text:style-name="T61">Suppose we have two </text:span><text:span text:style-name="T64">partial </text:span><text:span text:style-name="T61">assignments </text:span><text:span text:style-name="T61"><draw:frame draw:style-name="fr2" draw:name="Object332" text:anchor-type="as-char" svg:y="-0.377cm" svg:width="0.427cm" svg:height="0.467cm" draw:z-index="321"><draw:object xlink:href="./Object 332" xlink:type="simple" xlink:show="embed" xlink:actuate="onLoad"/><draw:image xlink:href="./ObjectReplacements/Object 332" xlink:type="simple" xlink:show="embed" xlink:actuate="onLoad"/></draw:frame></text:span><text:span text:style-name="T61"><text:s/>and </text:span><text:span text:style-name="T61"><draw:frame draw:style-name="fr2" draw:name="Object331" text:anchor-type="as-char" svg:y="-0.377cm" svg:width="0.425cm" svg:height="0.467cm" draw:z-index="322"><draw:object xlink:href="./Object 331" xlink:type="simple" xlink:show="embed" xlink:actuate="onLoad"/><draw:image xlink:href="./ObjectReplacements/Object 331" xlink:type="simple" xlink:show="embed" xlink:actuate="onLoad"/></draw:frame></text:span><text:span text:style-name="T61"><text:s/>consisting of literals </text:span><text:span text:style-name="T61"><draw:frame draw:style-name="fr2" draw:name="Object330" text:anchor-type="as-char" svg:y="-0.377cm" svg:width="0.406cm" svg:height="0.531cm" draw:z-index="323"><draw:object xlink:href="./Object 330" xlink:type="simple" xlink:show="embed" xlink:actuate="onLoad"/><draw:image xlink:href="./ObjectReplacements/Object 330" xlink:type="simple" xlink:show="embed" xlink:actuate="onLoad"/></draw:frame></text:span><text:span text:style-name="T61"><text:s/>and </text:span><text:span text:style-name="T61"><draw:frame draw:style-name="fr2" draw:name="Object329" text:anchor-type="as-char" svg:y="-0.377cm" svg:width="0.591cm" svg:height="0.531cm" draw:z-index="324"><draw:object xlink:href="./Object 329" xlink:type="simple" xlink:show="embed" xlink:actuate="onLoad"/><draw:image xlink:href="./ObjectReplacements/Object 329" xlink:type="simple" xlink:show="embed" xlink:actuate="onLoad"/></draw:frame></text:span><text:span text:style-name="T61">, respectively (</text:span><text:span text:style-name="T61"><draw:frame draw:style-name="fr2" draw:name="Object328" text:anchor-type="as-char" svg:y="-0.377cm" svg:width="1.487cm" svg:height="0.531cm" draw:z-index="326"><draw:object xlink:href="./Object 328" xlink:type="simple" xlink:show="embed" xlink:actuate="onLoad"/><draw:image xlink:href="./ObjectReplacements/Object 328" xlink:type="simple" xlink:show="embed" xlink:actuate="onLoad"/></draw:frame></text:span><text:span text:style-name="T61">, </text:span><text:span text:style-name="T61"><draw:frame draw:style-name="fr2" draw:name="Object327" text:anchor-type="as-char" svg:y="-0.377cm" svg:width="1.67cm" svg:height="0.531cm" draw:z-index="329"><draw:object xlink:href="./Object 327" xlink:type="simple" xlink:show="embed" xlink:actuate="onLoad"/><draw:image xlink:href="./ObjectReplacements/Object 327" xlink:type="simple" xlink:show="embed" xlink:actuate="onLoad"/></draw:frame></text:span><text:span text:style-name="T61">), </text:span><text:span text:style-name="T65">such that </text:span><text:span text:style-name="T65"><draw:frame draw:style-name="fr2" draw:name="Object338" text:anchor-type="as-char" svg:y="-0.377cm" svg:width="1.087cm" svg:height="0.467cm" draw:z-index="332"><draw:object xlink:href="./Object 338" xlink:type="simple" xlink:show="embed" xlink:actuate="onLoad"/><draw:image xlink:href="./ObjectReplacements/Object 338" xlink:type="simple" xlink:show="embed" xlink:actuate="onLoad"/></draw:frame></text:span><text:span text:style-name="T65"><text:s/>and </text:span><text:span text:style-name="T65"><draw:frame draw:style-name="fr2" draw:name="Object339" text:anchor-type="as-char" svg:y="-0.377cm" svg:width="1.085cm" svg:height="0.467cm" draw:z-index="333"><draw:object xlink:href="./Object 339" xlink:type="simple" xlink:show="embed" xlink:actuate="onLoad"/><draw:image xlink:href="./ObjectReplacements/Object 339" xlink:type="simple" xlink:show="embed" xlink:actuate="onLoad"/></draw:frame></text:span><text:span text:style-name="T65"><text:s/>(i.e., neither of them have opposite literals on the same variable, </text:span><text:span text:style-name="T65"><draw:frame draw:style-name="fr2" draw:name="Object340" text:anchor-type="as-char" svg:y="-0.377cm" svg:width="2.025cm" svg:height="0.531cm" draw:z-index="334"><draw:object xlink:href="./Object 340" xlink:type="simple" xlink:show="embed" xlink:actuate="onLoad"/><draw:image xlink:href="./ObjectReplacements/Object 340" xlink:type="simple" xlink:show="embed" xlink:actuate="onLoad"/></draw:frame></text:span><text:span text:style-name="T65"><text:s/>and </text:span><text:span text:style-name="T65"><draw:frame draw:style-name="fr2" draw:name="Object341" text:anchor-type="as-char" svg:y="-0.377cm" svg:width="2.395cm" svg:height="0.531cm" draw:z-index="335"><draw:object xlink:href="./Object 341" xlink:type="simple" xlink:show="embed" xlink:actuate="onLoad"/><draw:image xlink:href="./ObjectReplacements/Object 341" xlink:type="simple" xlink:show="embed" xlink:actuate="onLoad"/></draw:frame></text:span><text:span text:style-name="T65">)</text:span><text:span text:style-name="T61">. Then </text:span><text:span text:style-name="T65">we say that “</text:span><text:span text:style-name="T65"><draw:frame draw:style-name="fr2" draw:name="Object337" text:anchor-type="as-char" svg:y="-0.377cm" svg:width="0.427cm" svg:height="0.467cm" draw:z-index="336"><draw:object xlink:href="./Object 337" xlink:type="simple" xlink:show="embed" xlink:actuate="onLoad"/><draw:image xlink:href="./ObjectReplacements/Object 337" xlink:type="simple" xlink:show="embed" xlink:actuate="onLoad"/></draw:frame></text:span><text:span text:style-name="T65"> contains </text:span><text:span text:style-name="T65"><draw:frame draw:style-name="fr2" draw:name="Object334" text:anchor-type="as-char" svg:y="-0.377cm" svg:width="0.425cm" svg:height="0.467cm" draw:z-index="337"><draw:object xlink:href="./Object 334" xlink:type="simple" xlink:show="embed" xlink:actuate="onLoad"/><draw:image xlink:href="./ObjectReplacements/Object 334" xlink:type="simple" xlink:show="embed" xlink:actuate="onLoad"/></draw:frame></text:span><text:span text:style-name="T65">”</text:span><text:span text:style-name="T61"> if and only if </text:span><text:span text:style-name="T61"><draw:frame draw:style-name="fr2" draw:name="Object333" text:anchor-type="as-char" svg:y="-0.377cm" svg:width="1.776cm" svg:height="0.531cm" draw:z-index="338"><draw:object xlink:href="./Object 333" xlink:type="simple" xlink:show="embed" xlink:actuate="onLoad"/><draw:image xlink:href="./ObjectReplacements/Object 333" xlink:type="simple" xlink:show="embed" xlink:actuate="onLoad"/></draw:frame></text:span><text:span text:style-name="T61">, </text:span><text:span text:style-name="T65">which is equivalent to saying </text:span><text:span text:style-name="T65"><draw:frame draw:style-name="fr2" draw:name="Object342" text:anchor-type="as-char" svg:y="-0.377cm" svg:width="1.072cm" svg:height="0.467cm" draw:z-index="339"><draw:object xlink:href="./Object 342" xlink:type="simple" xlink:show="embed" xlink:actuate="onLoad"/><draw:image xlink:href="./ObjectReplacements/Object 342" xlink:type="simple" xlink:show="embed" xlink:actuate="onLoad"/></draw:frame></text:span><text:span text:style-name="T65">.</text:span></text:p>
            <text:p text:style-name="P29"><text:span text:style-name="T29">Definition</text:span><text:span text:style-name="T20"> </text:span><text:span text:style-name="T29">9.</text:span><text:span text:style-name="T30">2</text:span><text:span text:style-name="T16">:</text:span><text:span text:style-name="T62"> </text:span><text:span text:style-name="T61">The </text:span><text:span text:style-name="T113">assignment_to_clause</text:span><text:span text:style-name="T61"> </text:span><text:span text:style-name="T63">function</text:span><text:span text:style-name="T61"> for a given </text:span><text:span text:style-name="T64">partial </text:span><text:span text:style-name="T61">assignment </text:span><text:span text:style-name="T61"><draw:frame draw:style-name="fr2" draw:name="Object326" text:anchor-type="as-char" svg:y="-0.377cm" svg:width="0.466cm" svg:height="0.467cm" draw:z-index="328"><draw:object xlink:href="./Object 326" xlink:type="simple" xlink:show="embed" xlink:actuate="onLoad"/><draw:image xlink:href="./ObjectReplacements/Object 326" xlink:type="simple" xlink:show="embed" xlink:actuate="onLoad"/></draw:frame></text:span><text:span text:style-name="T61"><text:s/>returns all the clauses whose generating assignments are </text:span><text:span text:style-name="T65">contained in</text:span><text:span text:style-name="T61"> </text:span><text:span text:style-name="T61"><draw:frame draw:style-name="fr2" draw:name="Object325" text:anchor-type="as-char" svg:y="-0.377cm" svg:width="0.466cm" svg:height="0.467cm" draw:z-index="331"><draw:object xlink:href="./Object 325" xlink:type="simple" xlink:show="embed" xlink:actuate="onLoad"/><draw:image xlink:href="./ObjectReplacements/Object 325" xlink:type="simple" xlink:show="embed" xlink:actuate="onLoad"/></draw:frame></text:span><text:span text:style-name="T61">.</text:span></text:p>
            <text:p text:style-name="P23"><text:span text:style-name="T114"><text:s text:c="4"/>def</text:span><text:span text:style-name="T47"> </text:span><text:span text:style-name="T154">assignment_to_clause</text:span><text:span text:style-name="T47">(</text:span><text:span text:style-name="T159"><draw:frame draw:style-name="fr2" draw:name="Object319" text:anchor-type="as-char" svg:y="-0.377cm" svg:width="0.466cm" svg:height="0.467cm" draw:z-index="315"><draw:object xlink:href="./Object 319" xlink:type="simple" xlink:show="embed" xlink:actuate="onLoad"/><draw:image xlink:href="./ObjectReplacements/Object 319" xlink:type="simple" xlink:show="embed" xlink:actuate="onLoad"/></draw:frame></text:span><text:span text:style-name="T47">, </text:span><text:span text:style-name="T159"><draw:frame draw:style-name="fr2" draw:name="Object320" text:anchor-type="as-char" svg:y="-0.265cm" svg:width="0.512cm" svg:height="0.37cm" draw:z-index="316"><draw:object xlink:href="./Object 320" xlink:type="simple" xlink:show="embed" xlink:actuate="onLoad"/><draw:image xlink:href="./ObjectReplacements/Object 320" xlink:type="simple" xlink:show="embed" xlink:actuate="onLoad"/></draw:frame></text:span><text:span text:style-name="T47">):</text:span></text:p>
            <text:p text:style-name="P17"><text:span text:style-name="T170"><text:s text:c="8"/>return</text:span> [<text:span text:style-name="T180"><draw:frame draw:style-name="fr2" draw:name="Object321" text:anchor-type="as-char" svg:y="-0.377cm" svg:width="0.547cm" svg:height="0.467cm" draw:z-index="317"><draw:object xlink:href="./Object 321" xlink:type="simple" xlink:show="embed" xlink:actuate="onLoad"/><draw:image xlink:href="./ObjectReplacements/Object 321" xlink:type="simple" xlink:show="embed" xlink:actuate="onLoad"/></draw:frame></text:span> <text:span text:style-name="T170">for</text:span> <text:span text:style-name="T180"><draw:frame draw:style-name="fr2" draw:name="Object322" text:anchor-type="as-char" svg:y="-0.377cm" svg:width="0.547cm" svg:height="0.467cm" draw:z-index="318"><draw:object xlink:href="./Object 322" xlink:type="simple" xlink:show="embed" xlink:actuate="onLoad"/><draw:image xlink:href="./ObjectReplacements/Object 322" xlink:type="simple" xlink:show="embed" xlink:actuate="onLoad"/></draw:frame></text:span><text:s/><text:span text:style-name="T170">in</text:span> <text:span text:style-name="T158"><draw:frame draw:style-name="fr2" draw:name="Object323" text:anchor-type="as-char" svg:y="-0.265cm" svg:width="0.512cm" svg:height="0.37cm" draw:z-index="319"><draw:object xlink:href="./Object 323" xlink:type="simple" xlink:show="embed" xlink:actuate="onLoad"/><draw:image xlink:href="./ObjectReplacements/Object 323" xlink:type="simple" xlink:show="embed" xlink:actuate="onLoad"/></draw:frame></text:span><text:s/><text:span text:style-name="T170">if</text:span> <text:span text:style-name="T219"><draw:frame draw:style-name="fr2" draw:name="Object324" text:anchor-type="as-char" svg:y="-0.377cm" svg:width="0.466cm" svg:height="0.467cm" draw:z-index="341"><draw:object xlink:href="./Object 324" xlink:type="simple" xlink:show="embed" xlink:actuate="onLoad"/><draw:image xlink:href="./ObjectReplacements/Object 324" xlink:type="simple" xlink:show="embed" xlink:actuate="onLoad"/><svg:desc>formula</svg:desc></draw:frame></text:span><text:span text:style-name="T219"><text:s/>contains </text:span><draw:frame draw:style-name="fr2" draw:name="Object344" text:anchor-type="as-char" svg:y="-0.386cm" svg:width="1.171cm" svg:height="0.508cm" draw:z-index="342"><draw:object xlink:href="./Object 344" xlink:type="simple" xlink:show="embed" xlink:actuate="onLoad"/><draw:image xlink:href="./ObjectReplacements/Object 344" xlink:type="simple" xlink:show="embed" xlink:actuate="onLoad"/></draw:frame>]</text:p>
            <text:p text:style-name="P25"/>
            <text:p text:style-name="P100"><text:span text:style-name="T128">Theorem 9.3</text:span><text:span text:style-name="T129">:</text:span><text:span text:style-name="T119"> </text:span><text:span text:style-name="T122">For a given partial assignment </text:span><text:span text:style-name="T122"><draw:frame draw:style-name="fr2" draw:name="Object30" text:anchor-type="as-char" svg:y="-0.377cm" svg:width="0.466cm" svg:height="0.467cm" draw:z-index="325"><draw:object xlink:href="./Object 30" xlink:type="simple" xlink:show="embed" xlink:actuate="onLoad"/><draw:image xlink:href="./ObjectReplacements/Object 30" xlink:type="simple" xlink:show="embed" xlink:actuate="onLoad"/></draw:frame></text:span><text:span text:style-name="T122"><text:s/>of </text:span><text:span text:style-name="T122"><draw:frame draw:style-name="fr2" draw:name="Object335" text:anchor-type="as-char" svg:y="-0.377cm" svg:width="0.494cm" svg:height="0.467cm" draw:z-index="327"><draw:object xlink:href="./Object 335" xlink:type="simple" xlink:show="embed" xlink:actuate="onLoad"/><draw:image xlink:href="./ObjectReplacements/Object 335" xlink:type="simple" xlink:show="embed" xlink:actuate="onLoad"/></draw:frame></text:span><text:span text:style-name="T122"><text:s/>variables </text:span><text:span text:style-name="T124">such that </text:span><text:span text:style-name="T124"><draw:frame draw:style-name="fr2" draw:name="Object345" text:anchor-type="as-char" svg:y="-0.377cm" svg:width="1.125cm" svg:height="0.467cm" draw:z-index="343"><draw:object xlink:href="./Object 345" xlink:type="simple" xlink:show="embed" xlink:actuate="onLoad"/><draw:image xlink:href="./ObjectReplacements/Object 345" xlink:type="simple" xlink:show="embed" xlink:actuate="onLoad"/></draw:frame></text:span><text:span text:style-name="T122">, </text:span><text:span text:style-name="T133">assignment_to_clause(</text:span><text:span text:style-name="T122"><draw:frame draw:style-name="fr2" draw:name="Object336" text:anchor-type="as-char" svg:y="-0.377cm" svg:width="0.466cm" svg:height="0.467cm" draw:z-index="330"><draw:object xlink:href="./Object 336" xlink:type="simple" xlink:show="embed" xlink:actuate="onLoad"/><draw:image xlink:href="./ObjectReplacements/Object 336" xlink:type="simple" xlink:show="embed" xlink:actuate="onLoad"/></draw:frame></text:span><text:span text:style-name="T122">, </text:span><text:span text:style-name="T123"><draw:frame draw:style-name="fr2" draw:name="Object343" text:anchor-type="as-char" svg:y="-0.265cm" svg:width="0.512cm" svg:height="0.37cm" draw:z-index="340"><draw:object xlink:href="./Object 343" xlink:type="simple" xlink:show="embed" xlink:actuate="onLoad"/><draw:image xlink:href="./ObjectReplacements/Object 343" xlink:type="simple" xlink:show="embed" xlink:actuate="onLoad"/></draw:frame></text:span><text:span text:style-name="T134">)</text:span><text:span text:style-name="T122"> is un</text:span><text:span text:style-name="T123">satisfiable if and only if </text:span><text:span text:style-name="T123"><draw:frame draw:style-name="fr2" draw:name="Object349" text:anchor-type="as-char" svg:y="-0.265cm" svg:width="0.512cm" svg:height="0.37cm" draw:z-index="345"><draw:object xlink:href="./Object 349" xlink:type="simple" xlink:show="embed" xlink:actuate="onLoad"/><draw:image xlink:href="./ObjectReplacements/Object 349" xlink:type="simple" xlink:show="embed" xlink:actuate="onLoad"/></draw:frame></text:span><text:span text:style-name="T124"><text:s/>has an MUC </text:span><text:span text:style-name="T124"><draw:frame draw:style-name="fr2" draw:name="Object348" text:anchor-type="as-char" svg:y="-0.21cm" svg:width="0.457cm" svg:height="0.316cm" draw:z-index="347"><draw:object xlink:href="./Object 348" xlink:type="simple" xlink:show="embed" xlink:actuate="onLoad"/><draw:image xlink:href="./ObjectReplacements/Object 348" xlink:type="simple" xlink:show="embed" xlink:actuate="onLoad"/></draw:frame></text:span><text:span text:style-name="T124"><text:s/>such </text:span><text:soft-page-break/><text:span text:style-name="T124">that </text:span><text:span text:style-name="T124"><draw:frame draw:style-name="fr2" draw:name="Object347" text:anchor-type="as-char" svg:y="-0.377cm" svg:width="0.466cm" svg:height="0.467cm" draw:z-index="346"><draw:object xlink:href="./Object 347" xlink:type="simple" xlink:show="embed" xlink:actuate="onLoad"/><draw:image xlink:href="./ObjectReplacements/Object 347" xlink:type="simple" xlink:show="embed" xlink:actuate="onLoad"/></draw:frame></text:span><text:span text:style-name="T124"><text:s/>contains </text:span><text:span text:style-name="T124"><draw:frame draw:style-name="fr2" draw:name="Object346" text:anchor-type="as-char" svg:y="-0.386cm" svg:width="1.076cm" svg:height="0.508cm" draw:z-index="344"><draw:object xlink:href="./Object 346" xlink:type="simple" xlink:show="embed" xlink:actuate="onLoad"/><draw:image xlink:href="./ObjectReplacements/Object 346" xlink:type="simple" xlink:show="embed" xlink:actuate="onLoad"/></draw:frame></text:span><text:span text:style-name="T124">.</text:span></text:p>
          </table:table-cell>
        </table:table-row>
      </table:table>
      <text:p text:style-name="P110"><text:span text:style-name="T18">Proof of Theorem 9.3</text:span><text:span text:style-name="T8">:</text:span> <text:span text:style-name="T223">Let </text:span><text:span text:style-name="T220"><draw:frame draw:style-name="fr2" draw:name="Object352" text:anchor-type="as-char" svg:y="-0.226cm" svg:width="0.432cm" svg:height="0.333cm" draw:z-index="352"><draw:object xlink:href="./Object 350" xlink:type="simple" xlink:show="embed" xlink:actuate="onLoad"/><draw:image xlink:href="./ObjectReplacements/Object 350" xlink:type="simple" xlink:show="embed" xlink:actuate="onLoad"/><svg:desc>formula</svg:desc></draw:frame></text:span><text:span text:style-name="T220"><text:s/>= </text:span><text:span text:style-name="T130">assignment_to_clause(</text:span><text:span text:style-name="T135"><draw:frame draw:style-name="fr2" draw:name="Object350" text:anchor-type="as-char" svg:y="-0.377cm" svg:width="0.466cm" svg:height="0.467cm" draw:z-index="366"><draw:object xlink:href="./Object 351" xlink:type="simple" xlink:show="embed" xlink:actuate="onLoad"/><draw:image xlink:href="./ObjectReplacements/Object 351" xlink:type="simple" xlink:show="embed" xlink:actuate="onLoad"/><svg:desc>formula</svg:desc></draw:frame></text:span><text:span text:style-name="T135">, </text:span><text:span text:style-name="T136"><draw:frame draw:style-name="fr2" draw:name="Object351" text:anchor-type="as-char" svg:y="-0.265cm" svg:width="0.512cm" svg:height="0.37cm" draw:z-index="369"><draw:object xlink:href="./Object 352" xlink:type="simple" xlink:show="embed" xlink:actuate="onLoad"/><draw:image xlink:href="./ObjectReplacements/Object 352" xlink:type="simple" xlink:show="embed" xlink:actuate="onLoad"/><svg:desc>formula</svg:desc></draw:frame></text:span><text:span text:style-name="T131">).</text:span></text:p>
      <text:p text:style-name="P110"><text:span text:style-name="T220">Suppose that </text:span><text:span text:style-name="T220"><draw:frame draw:style-name="fr2" draw:name="Object376" text:anchor-type="as-char" svg:y="-0.226cm" svg:width="0.432cm" svg:height="0.333cm" draw:z-index="370"><draw:object xlink:href="./Object 376" xlink:type="simple" xlink:show="embed" xlink:actuate="onLoad"/><draw:image xlink:href="./ObjectReplacements/Object 376" xlink:type="simple" xlink:show="embed" xlink:actuate="onLoad"/></draw:frame></text:span><text:span text:style-name="T131"><text:s/></text:span><text:span text:style-name="T220">is unsatisfiable. Then, </text:span><text:span text:style-name="T220"><draw:frame draw:style-name="fr2" draw:name="Object353" text:anchor-type="as-char" svg:y="-0.226cm" svg:width="0.432cm" svg:height="0.333cm" draw:z-index="348"><draw:object xlink:href="./Object 353" xlink:type="simple" xlink:show="embed" xlink:actuate="onLoad"/><draw:image xlink:href="./ObjectReplacements/Object 353" xlink:type="simple" xlink:show="embed" xlink:actuate="onLoad"/></draw:frame></text:span><text:span text:style-name="T220"><text:s/>must have an MUC </text:span><text:span text:style-name="T220"><draw:frame draw:style-name="fr2" draw:name="Object354" text:anchor-type="as-char" svg:y="-0.21cm" svg:width="0.457cm" svg:height="0.316cm" draw:z-index="349"><draw:object xlink:href="./Object 354" xlink:type="simple" xlink:show="embed" xlink:actuate="onLoad"/><draw:image xlink:href="./ObjectReplacements/Object 354" xlink:type="simple" xlink:show="embed" xlink:actuate="onLoad"/></draw:frame></text:span><text:span text:style-name="T220">, and since </text:span><text:span text:style-name="T220"><draw:frame draw:style-name="fr2" draw:name="Object355" text:anchor-type="as-char" svg:y="-0.266cm" svg:width="1.7cm" svg:height="0.372cm" draw:z-index="350"><draw:object xlink:href="./Object 355" xlink:type="simple" xlink:show="embed" xlink:actuate="onLoad"/><draw:image xlink:href="./ObjectReplacements/Object 355" xlink:type="simple" xlink:show="embed" xlink:actuate="onLoad"/></draw:frame></text:span><text:span text:style-name="T220">, </text:span><text:span text:style-name="T220"><draw:frame draw:style-name="fr2" draw:name="Object357" text:anchor-type="as-char" svg:y="-0.21cm" svg:width="0.457cm" svg:height="0.316cm" draw:z-index="354"><draw:object xlink:href="./Object 357" xlink:type="simple" xlink:show="embed" xlink:actuate="onLoad"/><draw:image xlink:href="./ObjectReplacements/Object 357" xlink:type="simple" xlink:show="embed" xlink:actuate="onLoad"/></draw:frame></text:span><text:span text:style-name="T220"><text:s/>must be an MUC of </text:span><text:span text:style-name="T220"><draw:frame draw:style-name="fr2" draw:name="Object356" text:anchor-type="as-char" svg:y="-0.265cm" svg:width="0.512cm" svg:height="0.37cm" draw:z-index="351"><draw:object xlink:href="./Object 356" xlink:type="simple" xlink:show="embed" xlink:actuate="onLoad"/><draw:image xlink:href="./ObjectReplacements/Object 356" xlink:type="simple" xlink:show="embed" xlink:actuate="onLoad"/></draw:frame></text:span><text:span text:style-name="T220">. </text:span><text:span text:style-name="T221">Furthermore, by definition, </text:span><text:span text:style-name="T221"><draw:frame draw:style-name="fr2" draw:name="Object359" text:anchor-type="as-char" svg:y="-0.377cm" svg:width="0.466cm" svg:height="0.467cm" draw:z-index="357"><draw:object xlink:href="./Object 359" xlink:type="simple" xlink:show="embed" xlink:actuate="onLoad"/><draw:image xlink:href="./ObjectReplacements/Object 359" xlink:type="simple" xlink:show="embed" xlink:actuate="onLoad"/></draw:frame></text:span><text:span text:style-name="T221"><text:s/>contains </text:span><text:span text:style-name="T221"><draw:frame draw:style-name="fr2" draw:name="Object358" text:anchor-type="as-char" svg:y="-0.386cm" svg:width="1.057cm" svg:height="0.508cm" draw:z-index="353"><draw:object xlink:href="./Object 358" xlink:type="simple" xlink:show="embed" xlink:actuate="onLoad"/><draw:image xlink:href="./ObjectReplacements/Object 358" xlink:type="simple" xlink:show="embed" xlink:actuate="onLoad"/></draw:frame></text:span><text:span text:style-name="T221">, which contains</text:span><text:span text:style-name="T221"><draw:frame draw:style-name="fr2" draw:name="Object360" text:anchor-type="as-char" svg:y="-0.386cm" svg:width="1.076cm" svg:height="0.508cm" draw:z-index="355"><draw:object xlink:href="./Object 360" xlink:type="simple" xlink:show="embed" xlink:actuate="onLoad"/><draw:image xlink:href="./ObjectReplacements/Object 360" xlink:type="simple" xlink:show="embed" xlink:actuate="onLoad"/></draw:frame></text:span><text:span text:style-name="T221">, and hence, </text:span><text:span text:style-name="T221"><draw:frame draw:style-name="fr2" draw:name="Object362" text:anchor-type="as-char" svg:y="-0.377cm" svg:width="0.466cm" svg:height="0.467cm" draw:z-index="359"><draw:object xlink:href="./Object 362" xlink:type="simple" xlink:show="embed" xlink:actuate="onLoad"/><draw:image xlink:href="./ObjectReplacements/Object 362" xlink:type="simple" xlink:show="embed" xlink:actuate="onLoad"/></draw:frame></text:span><text:span text:style-name="T221"><text:s/>contains </text:span><text:span text:style-name="T221"><draw:frame draw:style-name="fr2" draw:name="Object361" text:anchor-type="as-char" svg:y="-0.386cm" svg:width="1.076cm" svg:height="0.508cm" draw:z-index="356"><draw:object xlink:href="./Object 361" xlink:type="simple" xlink:show="embed" xlink:actuate="onLoad"/><draw:image xlink:href="./ObjectReplacements/Object 361" xlink:type="simple" xlink:show="embed" xlink:actuate="onLoad"/></draw:frame></text:span><text:span text:style-name="T221">.</text:span></text:p>
      <text:p text:style-name="P111">Conversely, suppose that <draw:frame draw:style-name="fr2" draw:name="Object364" text:anchor-type="as-char" svg:y="-0.265cm" svg:width="0.512cm" svg:height="0.37cm" draw:z-index="361"><draw:object xlink:href="./Object 364" xlink:type="simple" xlink:show="embed" xlink:actuate="onLoad"/><draw:image xlink:href="./ObjectReplacements/Object 364" xlink:type="simple" xlink:show="embed" xlink:actuate="onLoad"/></draw:frame><text:span text:style-name="T222"><text:s/>has an MUC </text:span><text:span text:style-name="T222"><draw:frame draw:style-name="fr2" draw:name="Object363" text:anchor-type="as-char" svg:y="-0.21cm" svg:width="0.457cm" svg:height="0.316cm" draw:z-index="358"><draw:object xlink:href="./Object 363" xlink:type="simple" xlink:show="embed" xlink:actuate="onLoad"/><draw:image xlink:href="./ObjectReplacements/Object 363" xlink:type="simple" xlink:show="embed" xlink:actuate="onLoad"/></draw:frame></text:span><text:span text:style-name="T222"><text:s/>such that </text:span><text:span text:style-name="T222"><draw:frame draw:style-name="fr2" draw:name="Object366" text:anchor-type="as-char" svg:y="-0.377cm" svg:width="0.466cm" svg:height="0.467cm" draw:z-index="363"><draw:object xlink:href="./Object 366" xlink:type="simple" xlink:show="embed" xlink:actuate="onLoad"/><draw:image xlink:href="./ObjectReplacements/Object 366" xlink:type="simple" xlink:show="embed" xlink:actuate="onLoad"/></draw:frame></text:span><text:span text:style-name="T222"><text:s/>contains </text:span><text:span text:style-name="T222"><draw:frame draw:style-name="fr2" draw:name="Object365" text:anchor-type="as-char" svg:y="-0.386cm" svg:width="1.076cm" svg:height="0.508cm" draw:z-index="360"><draw:object xlink:href="./Object 365" xlink:type="simple" xlink:show="embed" xlink:actuate="onLoad"/><draw:image xlink:href="./ObjectReplacements/Object 365" xlink:type="simple" xlink:show="embed" xlink:actuate="onLoad"/></draw:frame></text:span><text:span text:style-name="T222">. Then, by definition 5.3, </text:span><text:span text:style-name="T222"><draw:frame draw:style-name="fr2" draw:name="Object369" text:anchor-type="as-char" svg:y="-0.377cm" svg:width="0.466cm" svg:height="0.467cm" draw:z-index="368"><draw:object xlink:href="./Object 369" xlink:type="simple" xlink:show="embed" xlink:actuate="onLoad"/><draw:image xlink:href="./ObjectReplacements/Object 369" xlink:type="simple" xlink:show="embed" xlink:actuate="onLoad"/></draw:frame></text:span><text:span text:style-name="T222"><text:s/>contains </text:span><text:span text:style-name="T222"><draw:frame draw:style-name="fr2" draw:name="Object368" text:anchor-type="as-char" svg:y="-0.386cm" svg:width="1.147cm" svg:height="0.542cm" draw:z-index="364"><draw:object xlink:href="./Object 368" xlink:type="simple" xlink:show="embed" xlink:actuate="onLoad"/><draw:image xlink:href="./ObjectReplacements/Object 368" xlink:type="simple" xlink:show="embed" xlink:actuate="onLoad"/></draw:frame></text:span><text:span text:style-name="T222">, </text:span><text:span text:style-name="T222"><draw:frame draw:style-name="fr2" draw:name="Object367" text:anchor-type="as-char" svg:y="-0.335cm" svg:width="1.535cm" svg:height="0.49cm" draw:z-index="362"><draw:object xlink:href="./Object 367" xlink:type="simple" xlink:show="embed" xlink:actuate="onLoad"/><draw:image xlink:href="./ObjectReplacements/Object 367" xlink:type="simple" xlink:show="embed" xlink:actuate="onLoad"/></draw:frame></text:span><text:span text:style-name="T222">. </text:span><text:span text:style-name="T223">Thus, by definition 9.2, </text:span><text:span text:style-name="T223"><draw:frame draw:style-name="fr2" draw:name="Object375" text:anchor-type="as-char" svg:y="-0.21cm" svg:width="0.457cm" svg:height="0.316cm" draw:z-index="367"><draw:object xlink:href="./Object 375" xlink:type="simple" xlink:show="embed" xlink:actuate="onLoad"/><draw:image xlink:href="./ObjectReplacements/Object 375" xlink:type="simple" xlink:show="embed" xlink:actuate="onLoad"/></draw:frame></text:span><text:span text:style-name="T223"><text:s/>is a subset of </text:span><text:span text:style-name="T132"><draw:frame draw:style-name="fr2" draw:name="Object370" text:anchor-type="as-char" svg:y="-0.226cm" svg:width="0.432cm" svg:height="0.333cm" draw:z-index="371"><draw:object xlink:href="./Object 370" xlink:type="simple" xlink:show="embed" xlink:actuate="onLoad"/><draw:image xlink:href="./ObjectReplacements/Object 370" xlink:type="simple" xlink:show="embed" xlink:actuate="onLoad"/></draw:frame></text:span><text:span text:style-name="T223">. But since </text:span><text:span text:style-name="T223"><draw:frame draw:style-name="fr2" draw:name="Object374" text:anchor-type="as-char" svg:y="-0.21cm" svg:width="0.457cm" svg:height="0.316cm" draw:z-index="365"><draw:object xlink:href="./Object 374" xlink:type="simple" xlink:show="embed" xlink:actuate="onLoad"/><draw:image xlink:href="./ObjectReplacements/Object 374" xlink:type="simple" xlink:show="embed" xlink:actuate="onLoad"/></draw:frame></text:span><text:span text:style-name="T223"><text:s/>is unsatisfiable, </text:span><text:span text:style-name="T223"><draw:frame draw:style-name="fr2" draw:name="Object371" text:anchor-type="as-char" svg:y="-0.226cm" svg:width="0.432cm" svg:height="0.333cm" draw:z-index="372"><draw:object xlink:href="./Object 371" xlink:type="simple" xlink:show="embed" xlink:actuate="onLoad"/><draw:image xlink:href="./ObjectReplacements/Object 371" xlink:type="simple" xlink:show="embed" xlink:actuate="onLoad"/></draw:frame></text:span><text:span text:style-name="T131"><text:s/></text:span><text:span text:style-name="T223">must be unsatisfiable as well.</text:span></text:p>
      <text:p text:style-name="P94">■</text:p>
      <text:h text:style-name="P120" text:outline-level="1">Notations</text:h>
      <table:table table:name="Table18" table:style-name="Table18" table:template-name="Academic">
        <table:table-column table:style-name="Table18.A"/>
        <table:table-column table:style-name="Table18.B"/>
        <table:table-column table:style-name="Table18.C"/>
        <table:table-row>
          <table:table-cell table:style-name="Table18.A1" office:value-type="string">
            <text:p text:style-name="P140">Notation</text:p>
          </table:table-cell>
          <table:table-cell table:style-name="Table18.A1" office:value-type="string">
            <text:p text:style-name="P140">Name</text:p>
          </table:table-cell>
          <table:table-cell table:style-name="Table18.A1" office:value-type="string">
            <text:p text:style-name="P141">Description</text:p>
          </table:table-cell>
        </table:table-row>
        <table:table-row>
          <table:table-cell table:style-name="Table18.A2" office:value-type="string">
            <text:p text:style-name="P126"><draw:frame draw:style-name="fr1" draw:name="Object377" text:anchor-type="as-char" svg:y="-0.386cm" svg:width="1.609cm" svg:height="0.508cm" draw:z-index="376"><draw:object xlink:href="./Object 377" xlink:type="simple" xlink:show="embed" xlink:actuate="onLoad"/><draw:image xlink:href="./ObjectReplacements/Object 377" xlink:type="simple" xlink:show="embed" xlink:actuate="onLoad"/></draw:frame></text:p>
          </table:table-cell>
          <table:table-cell table:style-name="Table18.B2" office:value-type="string">
            <text:p text:style-name="P125">CNF <text:span text:style-name="T229">to be quantified</text:span></text:p>
          </table:table-cell>
          <table:table-cell table:style-name="Table18.C2" office:value-type="string">
            <text:p text:style-name="P124">Main CNF being quantified</text:p>
          </table:table-cell>
        </table:table-row>
        <table:table-row>
          <table:table-cell table:style-name="Table18.A3" office:value-type="string">
            <text:p text:style-name="P125"><draw:frame draw:style-name="fr1" draw:name="Object378" text:anchor-type="as-char" svg:y="-0.377cm" svg:width="0.527cm" svg:height="0.467cm" draw:z-index="377"><draw:object xlink:href="./Object 378" xlink:type="simple" xlink:show="embed" xlink:actuate="onLoad"/><draw:image xlink:href="./ObjectReplacements/Object 378" xlink:type="simple" xlink:show="embed" xlink:actuate="onLoad"/></draw:frame></text:p>
          </table:table-cell>
          <table:table-cell table:style-name="Table18.B3" office:value-type="string">
            <text:p text:style-name="P125">Quantified variables</text:p>
          </table:table-cell>
          <table:table-cell table:style-name="Table18.C3" office:value-type="string">
            <text:p text:style-name="P124">The variables being existentially quantified <text:span text:style-name="T229">from </text:span><text:span text:style-name="T229"><draw:frame draw:style-name="fr1" draw:name="Object393" text:anchor-type="as-char" svg:y="-0.298cm" svg:width="0.439cm" svg:height="0.404cm" draw:z-index="390"><draw:object xlink:href="./Object 393" xlink:type="simple" xlink:show="embed" xlink:actuate="onLoad"/><draw:image xlink:href="./ObjectReplacements/Object 393" xlink:type="simple" xlink:show="embed" xlink:actuate="onLoad"/></draw:frame></text:span></text:p>
          </table:table-cell>
        </table:table-row>
        <table:table-row>
          <table:table-cell table:style-name="Table18.A2" office:value-type="string">
            <text:p text:style-name="P125"><draw:frame draw:style-name="fr1" draw:name="Object379" text:anchor-type="as-char" svg:y="-0.377cm" svg:width="0.494cm" svg:height="0.467cm" draw:z-index="378"><draw:object xlink:href="./Object 379" xlink:type="simple" xlink:show="embed" xlink:actuate="onLoad"/><draw:image xlink:href="./ObjectReplacements/Object 379" xlink:type="simple" xlink:show="embed" xlink:actuate="onLoad"/></draw:frame></text:p>
          </table:table-cell>
          <table:table-cell table:style-name="Table18.B4" office:value-type="string">
            <text:p text:style-name="P125">Remaining variables</text:p>
          </table:table-cell>
          <table:table-cell table:style-name="Table18.C4" office:value-type="string">
            <text:p text:style-name="P127">Variables remaining in <draw:frame draw:style-name="fr1" draw:name="Object380" text:anchor-type="as-char" svg:y="-0.386cm" svg:width="2.113cm" svg:height="0.542cm" draw:z-index="379"><draw:object xlink:href="./Object 380" xlink:type="simple" xlink:show="embed" xlink:actuate="onLoad"/><draw:image xlink:href="./ObjectReplacements/Object 380" xlink:type="simple" xlink:show="embed" xlink:actuate="onLoad"/></draw:frame></text:p>
          </table:table-cell>
        </table:table-row>
        <table:table-row table:style-name="Table18.5">
          <table:table-cell table:style-name="Table18.A3" office:value-type="string">
            <text:p text:style-name="P128"><draw:frame draw:style-name="fr1" draw:name="Object381" text:anchor-type="as-char" svg:y="-0.386cm" svg:width="2.113cm" svg:height="0.542cm" draw:z-index="380"><draw:object xlink:href="./Object 381" xlink:type="simple" xlink:show="embed" xlink:actuate="onLoad"/><draw:image xlink:href="./ObjectReplacements/Object 381" xlink:type="simple" xlink:show="embed" xlink:actuate="onLoad"/></draw:frame></text:p>
          </table:table-cell>
          <table:table-cell table:style-name="Table18.B5" office:value-type="string">
            <text:p text:style-name="P128">The problem</text:p>
          </table:table-cell>
          <table:table-cell table:style-name="Table18.C5" office:value-type="string">
            <text:p text:style-name="P127">Main problem being solved</text:p>
          </table:table-cell>
        </table:table-row>
        <table:table-row table:style-name="Table18.5">
          <table:table-cell table:style-name="Table18.A2" office:value-type="string">
            <text:p text:style-name="P128"><draw:frame draw:style-name="fr1" draw:name="Object382" text:anchor-type="as-char" svg:y="-0.386cm" svg:width="1.244cm" svg:height="0.508cm" draw:z-index="382"><draw:object xlink:href="./Object 382" xlink:type="simple" xlink:show="embed" xlink:actuate="onLoad"/><draw:image xlink:href="./ObjectReplacements/Object 382" xlink:type="simple" xlink:show="embed" xlink:actuate="onLoad"/><svg:desc>formula</svg:desc></draw:frame></text:p>
          </table:table-cell>
          <table:table-cell table:style-name="Table18.B6" office:value-type="string">
            <text:p text:style-name="P128">Over approximation</text:p>
          </table:table-cell>
          <table:table-cell table:style-name="Table18.C6" office:value-type="string">
            <text:p text:style-name="P127">An Over-approximate solution to the problem, i.e., <draw:frame draw:style-name="fr1" draw:name="Object383" text:anchor-type="as-char" svg:y="-0.386cm" svg:width="3.561cm" svg:height="0.542cm" draw:z-index="381"><draw:object xlink:href="./Object 383" xlink:type="simple" xlink:show="embed" xlink:actuate="onLoad"/><draw:image xlink:href="./ObjectReplacements/Object 383" xlink:type="simple" xlink:show="embed" xlink:actuate="onLoad"/><svg:desc>formula</svg:desc></draw:frame></text:p>
          </table:table-cell>
        </table:table-row>
        <table:table-row table:style-name="Table18.5">
          <table:table-cell table:style-name="Table18.A3" office:value-type="string">
            <text:p text:style-name="P129"><draw:frame draw:style-name="fr1" draw:name="Object384" text:anchor-type="as-char" svg:y="-0.377cm" svg:width="0.601cm" svg:height="0.531cm" draw:z-index="383"><draw:object xlink:href="./Object 384" xlink:type="simple" xlink:show="embed" xlink:actuate="onLoad"/><draw:image xlink:href="./ObjectReplacements/Object 384" xlink:type="simple" xlink:show="embed" xlink:actuate="onLoad"/></draw:frame></text:p>
          </table:table-cell>
          <table:table-cell table:style-name="Table18.B7" office:value-type="string">
            <text:p text:style-name="P129"><text:span text:style-name="T231">Partial </text:span>ssignment on <draw:frame draw:style-name="fr1" draw:name="Object385" text:anchor-type="as-char" svg:y="-0.377cm" svg:width="0.494cm" svg:height="0.467cm" draw:z-index="384"><draw:object xlink:href="./Object 385" xlink:type="simple" xlink:show="embed" xlink:actuate="onLoad"/><draw:image xlink:href="./ObjectReplacements/Object 385" xlink:type="simple" xlink:show="embed" xlink:actuate="onLoad"/></draw:frame><text:s/>variables</text:p>
          </table:table-cell>
          <table:table-cell table:style-name="Table18.C7" office:value-type="string">
            <text:p text:style-name="P130"><draw:frame draw:style-name="fr1" draw:name="Object386" text:anchor-type="as-char" svg:y="-0.377cm" svg:width="1.739cm" svg:height="0.61cm" draw:z-index="385"><draw:object xlink:href="./Object 386" xlink:type="simple" xlink:show="embed" xlink:actuate="onLoad"/><draw:image xlink:href="./ObjectReplacements/Object 386" xlink:type="simple" xlink:show="embed" xlink:actuate="onLoad"/></draw:frame><text:s/>where each <draw:frame draw:style-name="fr1" draw:name="Object388" text:anchor-type="as-char" svg:y="-0.377cm" svg:width="0.406cm" svg:height="0.531cm" draw:z-index="387"><draw:object xlink:href="./Object 388" xlink:type="simple" xlink:show="embed" xlink:actuate="onLoad"/><draw:image xlink:href="./ObjectReplacements/Object 388" xlink:type="simple" xlink:show="embed" xlink:actuate="onLoad"/></draw:frame><text:s/>is either <draw:frame draw:style-name="fr1" draw:name="Object389" text:anchor-type="as-char" svg:y="-0.377cm" svg:width="0.542cm" svg:height="0.531cm" draw:z-index="388"><draw:object xlink:href="./Object 389" xlink:type="simple" xlink:show="embed" xlink:actuate="onLoad"/><draw:image xlink:href="./ObjectReplacements/Object 389" xlink:type="simple" xlink:show="embed" xlink:actuate="onLoad"/></draw:frame><text:s/>or <draw:frame draw:style-name="fr1" draw:name="Object390" text:anchor-type="as-char" svg:y="-0.377cm" svg:width="0.822cm" svg:height="0.531cm" draw:z-index="389"><draw:object xlink:href="./Object 390" xlink:type="simple" xlink:show="embed" xlink:actuate="onLoad"/><draw:image xlink:href="./ObjectReplacements/Object 390" xlink:type="simple" xlink:show="embed" xlink:actuate="onLoad"/></draw:frame><text:s/>for some <draw:frame draw:style-name="fr1" draw:name="Object387" text:anchor-type="as-char" svg:y="-0.377cm" svg:width="1.169cm" svg:height="0.531cm" draw:z-index="386"><draw:object xlink:href="./Object 387" xlink:type="simple" xlink:show="embed" xlink:actuate="onLoad"/><draw:image xlink:href="./ObjectReplacements/Object 387" xlink:type="simple" xlink:show="embed" xlink:actuate="onLoad"/></draw:frame></text:p>
          </table:table-cell>
        </table:table-row>
        <table:table-row>
          <table:table-cell table:style-name="Table18.A2" office:value-type="string">
            <text:p text:style-name="P129"><draw:frame draw:style-name="fr1" draw:name="Object394" text:anchor-type="as-char" svg:y="-0.377cm" svg:width="0.584cm" svg:height="0.531cm" draw:z-index="391"><draw:object xlink:href="./Object 394" xlink:type="simple" xlink:show="embed" xlink:actuate="onLoad"/><draw:image xlink:href="./ObjectReplacements/Object 394" xlink:type="simple" xlink:show="embed" xlink:actuate="onLoad"/></draw:frame></text:p>
          </table:table-cell>
          <table:table-cell table:style-name="Table18.B8" office:value-type="string">
            <text:p text:style-name="P129">Clause in <draw:frame draw:style-name="fr1" draw:name="Object395" text:anchor-type="as-char" svg:y="-0.298cm" svg:width="0.439cm" svg:height="0.404cm" draw:z-index="392"><draw:object xlink:href="./Object 395" xlink:type="simple" xlink:show="embed" xlink:actuate="onLoad"/><draw:image xlink:href="./ObjectReplacements/Object 395" xlink:type="simple" xlink:show="embed" xlink:actuate="onLoad"/></draw:frame></text:p>
          </table:table-cell>
          <table:table-cell table:style-name="Table18.C8" office:value-type="string">
            <text:p text:style-name="P130"><draw:frame draw:style-name="fr1" draw:name="Object396" text:anchor-type="as-char" svg:y="-0.377cm" svg:width="1.753cm" svg:height="0.61cm" draw:z-index="393"><draw:object xlink:href="./Object 396" xlink:type="simple" xlink:show="embed" xlink:actuate="onLoad"/><draw:image xlink:href="./ObjectReplacements/Object 396" xlink:type="simple" xlink:show="embed" xlink:actuate="onLoad"/></draw:frame>. <text:span text:style-name="T230">Subscript </text:span><text:span text:style-name="T230"><draw:frame draw:style-name="fr1" draw:name="Object397" text:anchor-type="as-char" svg:y="-0.377cm" svg:width="0.326cm" svg:height="0.467cm" draw:z-index="394"><draw:object xlink:href="./Object 397" xlink:type="simple" xlink:show="embed" xlink:actuate="onLoad"/><draw:image xlink:href="./ObjectReplacements/Object 397" xlink:type="simple" xlink:show="embed" xlink:actuate="onLoad"/></draw:frame></text:span><text:span text:style-name="T230"><text:s/>may be dropped if appropriate.</text:span></text:p>
          </table:table-cell>
        </table:table-row>
        <table:table-row table:style-name="Table18.5">
          <table:table-cell table:style-name="Table18.A3" office:value-type="string">
            <text:p text:style-name="P132"><draw:frame draw:style-name="fr1" draw:name="Object403" text:anchor-type="as-char" svg:y="-0.377cm" svg:width="1.074cm" svg:height="0.467cm" draw:z-index="402"><draw:object xlink:href="./Object 403" xlink:type="simple" xlink:show="embed" xlink:actuate="onLoad"/><draw:image xlink:href="./ObjectReplacements/Object 403" xlink:type="simple" xlink:show="embed" xlink:actuate="onLoad"/><svg:desc>formula</svg:desc></draw:frame></text:p>
          </table:table-cell>
          <table:table-cell table:style-name="Table18.B9" office:value-type="string">
            <text:p text:style-name="P132">Projection of a clause</text:p>
          </table:table-cell>
          <table:table-cell table:style-name="Table18.C9" office:value-type="string">
            <text:p text:style-name="P131">Clause obtained by removing <draw:frame draw:style-name="fr1" draw:name="Object405" text:anchor-type="as-char" svg:y="-0.377cm" svg:width="0.494cm" svg:height="0.467cm" draw:z-index="404"><draw:object xlink:href="./Object 405" xlink:type="simple" xlink:show="embed" xlink:actuate="onLoad"/><draw:image xlink:href="./ObjectReplacements/Object 405" xlink:type="simple" xlink:show="embed" xlink:actuate="onLoad"/></draw:frame><text:s/>literals from <draw:frame draw:style-name="fr1" draw:name="Object404" text:anchor-type="as-char" svg:y="-0.377cm" svg:width="0.506cm" svg:height="0.467cm" draw:z-index="403"><draw:object xlink:href="./Object 404" xlink:type="simple" xlink:show="embed" xlink:actuate="onLoad"/><draw:image xlink:href="./ObjectReplacements/Object 404" xlink:type="simple" xlink:show="embed" xlink:actuate="onLoad"/></draw:frame>. Also equal to <draw:frame draw:style-name="fr1" draw:name="Object406" text:anchor-type="as-char" svg:y="-0.377cm" svg:width="1.117cm" svg:height="0.531cm" draw:z-index="405"><draw:object xlink:href="./Object 406" xlink:type="simple" xlink:show="embed" xlink:actuate="onLoad"/><draw:image xlink:href="./ObjectReplacements/Object 406" xlink:type="simple" xlink:show="embed" xlink:actuate="onLoad"/></draw:frame>.</text:p>
          </table:table-cell>
        </table:table-row>
        <table:table-row table:style-name="Table18.5">
          <table:table-cell table:style-name="Table18.A2" office:value-type="string">
            <text:p text:style-name="P129"><draw:frame draw:style-name="fr1" draw:name="Object391" text:anchor-type="as-char" svg:y="-0.377cm" svg:width="0.601cm" svg:height="0.531cm" draw:z-index="395"><draw:object xlink:href="./Object 391" xlink:type="simple" xlink:show="embed" xlink:actuate="onLoad"/><draw:image xlink:href="./ObjectReplacements/Object 391" xlink:type="simple" xlink:show="embed" xlink:actuate="onLoad"/></draw:frame><text:s/><text:span text:style-name="T33">preserves</text:span> <draw:frame draw:style-name="fr1" draw:name="Object392" text:anchor-type="as-char" svg:y="-0.377cm" svg:width="0.506cm" svg:height="0.467cm" draw:z-index="396"><draw:object xlink:href="./Object 392" xlink:type="simple" xlink:show="embed" xlink:actuate="onLoad"/><draw:image xlink:href="./ObjectReplacements/Object 392" xlink:type="simple" xlink:show="embed" xlink:actuate="onLoad"/></draw:frame></text:p>
            <text:p text:style-name="P132"><draw:frame draw:style-name="fr1" draw:name="Object407" text:anchor-type="as-char" svg:y="-0.377cm" svg:width="0.601cm" svg:height="0.531cm" draw:z-index="406"><draw:object xlink:href="./Object 407" xlink:type="simple" xlink:show="embed" xlink:actuate="onLoad"/><draw:image xlink:href="./ObjectReplacements/Object 407" xlink:type="simple" xlink:show="embed" xlink:actuate="onLoad"/></draw:frame><text:s/><text:span text:style-name="T33">generates </text:span><text:span text:style-name="T33"><draw:frame draw:style-name="fr1" draw:name="Object408" text:anchor-type="as-char" svg:y="-0.377cm" svg:width="1.074cm" svg:height="0.467cm" draw:z-index="407"><draw:object xlink:href="./Object 408" xlink:type="simple" xlink:show="embed" xlink:actuate="onLoad"/><draw:image xlink:href="./ObjectReplacements/Object 408" xlink:type="simple" xlink:show="embed" xlink:actuate="onLoad"/></draw:frame></text:span></text:p>
          </table:table-cell>
          <table:table-cell table:style-name="Table18.B10" office:value-type="string">
            <text:p text:style-name="P129">Preservation / <text:span text:style-name="T231">Generation</text:span></text:p>
          </table:table-cell>
          <table:table-cell table:style-name="Table18.C10" office:value-type="string">
            <text:p text:style-name="P131">There is no literal in <draw:frame draw:style-name="fr1" draw:name="Object398" text:anchor-type="as-char" svg:y="-0.377cm" svg:width="0.601cm" svg:height="0.531cm" draw:z-index="397"><draw:object xlink:href="./Object 398" xlink:type="simple" xlink:show="embed" xlink:actuate="onLoad"/><draw:image xlink:href="./ObjectReplacements/Object 398" xlink:type="simple" xlink:show="embed" xlink:actuate="onLoad"/></draw:frame><text:s/>that is also in <draw:frame draw:style-name="fr1" draw:name="Object399" text:anchor-type="as-char" svg:y="-0.377cm" svg:width="0.506cm" svg:height="0.467cm" draw:z-index="398"><draw:object xlink:href="./Object 399" xlink:type="simple" xlink:show="embed" xlink:actuate="onLoad"/><draw:image xlink:href="./ObjectReplacements/Object 399" xlink:type="simple" xlink:show="embed" xlink:actuate="onLoad"/></draw:frame>. Thus, <draw:frame draw:style-name="fr1" draw:name="Object400" text:anchor-type="as-char" svg:y="-0.386cm" svg:width="2.475cm" svg:height="0.542cm" draw:z-index="399"><draw:object xlink:href="./Object 400" xlink:type="simple" xlink:show="embed" xlink:actuate="onLoad"/><draw:image xlink:href="./ObjectReplacements/Object 400" xlink:type="simple" xlink:show="embed" xlink:actuate="onLoad"/></draw:frame>. Therefore, <draw:frame draw:style-name="fr1" draw:name="Object401" text:anchor-type="as-char" svg:y="-0.386cm" svg:width="1.716cm" svg:height="0.542cm" draw:z-index="400"><draw:object xlink:href="./Object 401" xlink:type="simple" xlink:show="embed" xlink:actuate="onLoad"/><draw:image xlink:href="./ObjectReplacements/Object 401" xlink:type="simple" xlink:show="embed" xlink:actuate="onLoad"/></draw:frame><text:s/>has <draw:frame draw:style-name="fr1" draw:name="Object402" text:anchor-type="as-char" svg:y="-0.377cm" svg:width="1.074cm" svg:height="0.467cm" draw:z-index="401"><draw:object xlink:href="./Object 402" xlink:type="simple" xlink:show="embed" xlink:actuate="onLoad"/><draw:image xlink:href="./ObjectReplacements/Object 402" xlink:type="simple" xlink:show="embed" xlink:actuate="onLoad"/></draw:frame>.</text:p>
          </table:table-cell>
        </table:table-row>
        <table:table-row table:style-name="Table18.5">
          <table:table-cell table:style-name="Table18.A3" office:value-type="string">
            <text:p text:style-name="P133"><draw:frame draw:style-name="fr1" draw:name="Object409" text:anchor-type="as-char" svg:y="-0.377cm" svg:width="0.591cm" svg:height="0.531cm" draw:z-index="408"><draw:object xlink:href="./Object 409" xlink:type="simple" xlink:show="embed" xlink:actuate="onLoad"/><draw:image xlink:href="./ObjectReplacements/Object 409" xlink:type="simple" xlink:show="embed" xlink:actuate="onLoad"/></draw:frame></text:p>
          </table:table-cell>
          <table:table-cell table:style-name="Table18.B11" office:value-type="string">
            <text:p text:style-name="P133">Marker variable</text:p>
          </table:table-cell>
          <table:table-cell table:style-name="Table18.C11" office:value-type="string">
            <text:p text:style-name="P134">Unique new <draw:frame draw:style-name="fr1" draw:name="Object410" text:anchor-type="as-char" svg:y="-0.377cm" svg:width="0.527cm" svg:height="0.467cm" draw:z-index="409"><draw:object xlink:href="./Object 410" xlink:type="simple" xlink:show="embed" xlink:actuate="onLoad"/><draw:image xlink:href="./ObjectReplacements/Object 410" xlink:type="simple" xlink:show="embed" xlink:actuate="onLoad"/></draw:frame><text:s/>variable added into <draw:frame draw:style-name="fr1" draw:name="Object411" text:anchor-type="as-char" svg:y="-0.377cm" svg:width="0.584cm" svg:height="0.531cm" draw:z-index="410"><draw:object xlink:href="./Object 411" xlink:type="simple" xlink:show="embed" xlink:actuate="onLoad"/><draw:image xlink:href="./ObjectReplacements/Object 411" xlink:type="simple" xlink:show="embed" xlink:actuate="onLoad"/></draw:frame><text:s/>so that <draw:frame draw:style-name="fr1" draw:name="Object412" text:anchor-type="as-char" svg:y="-0.377cm" svg:width="1.152cm" svg:height="0.531cm" draw:z-index="411"><draw:object xlink:href="./Object 412" xlink:type="simple" xlink:show="embed" xlink:actuate="onLoad"/><draw:image xlink:href="./ObjectReplacements/Object 412" xlink:type="simple" xlink:show="embed" xlink:actuate="onLoad"/></draw:frame><text:s/>is unique.</text:p>
          </table:table-cell>
        </table:table-row>
        <table:table-row table:style-name="Table18.5">
          <table:table-cell table:style-name="Table18.A2" office:value-type="string">
            <text:p text:style-name="P135"><draw:frame draw:style-name="fr1" draw:name="Object413" text:anchor-type="as-char" svg:y="-0.386cm" svg:width="3.491cm" svg:height="0.508cm" draw:z-index="412"><draw:object xlink:href="./Object 413" xlink:type="simple" xlink:show="embed" xlink:actuate="onLoad"/><draw:image xlink:href="./ObjectReplacements/Object 413" xlink:type="simple" xlink:show="embed" xlink:actuate="onLoad"/></draw:frame></text:p>
          </table:table-cell>
          <table:table-cell table:style-name="Table18.B12" office:value-type="string">
            <text:p text:style-name="P135">Projection of a CNF</text:p>
          </table:table-cell>
          <table:table-cell table:style-name="Table18.C12" office:value-type="string">
            <text:p text:style-name="P136">CNF obtained by removing <draw:frame draw:style-name="fr1" draw:name="Object414" text:anchor-type="as-char" svg:y="-0.377cm" svg:width="0.494cm" svg:height="0.467cm" draw:z-index="413"><draw:object xlink:href="./Object 414" xlink:type="simple" xlink:show="embed" xlink:actuate="onLoad"/><draw:image xlink:href="./ObjectReplacements/Object 414" xlink:type="simple" xlink:show="embed" xlink:actuate="onLoad"/></draw:frame><text:s/>variables from all clauses <draw:frame draw:style-name="fr1" draw:name="Object415" text:anchor-type="as-char" svg:y="-0.298cm" svg:width="0.439cm" svg:height="0.404cm" draw:z-index="414"><draw:object xlink:href="./Object 415" xlink:type="simple" xlink:show="embed" xlink:actuate="onLoad"/><draw:image xlink:href="./ObjectReplacements/Object 415" xlink:type="simple" xlink:show="embed" xlink:actuate="onLoad"/></draw:frame>. I.e., <text:s/><draw:frame draw:style-name="fr1" draw:name="Object416" text:anchor-type="as-char" svg:y="-0.377cm" svg:width="2.392cm" svg:height="0.61cm" draw:z-index="415"><draw:object xlink:href="./Object 416" xlink:type="simple" xlink:show="embed" xlink:actuate="onLoad"/><draw:image xlink:href="./ObjectReplacements/Object 416" xlink:type="simple" xlink:show="embed" xlink:actuate="onLoad"/></draw:frame></text:p>
          </table:table-cell>
        </table:table-row>
        <table:table-row table:style-name="Table18.5">
          <table:table-cell table:style-name="Table18.A3" office:value-type="string">
            <text:p text:style-name="P135"><draw:frame draw:style-name="fr1" draw:name="Object417" text:anchor-type="as-char" svg:y="-0.21cm" svg:width="0.457cm" svg:height="0.316cm" draw:z-index="416"><draw:object xlink:href="./Object 417" xlink:type="simple" xlink:show="embed" xlink:actuate="onLoad"/><draw:image xlink:href="./ObjectReplacements/Object 417" xlink:type="simple" xlink:show="embed" xlink:actuate="onLoad"/></draw:frame></text:p>
          </table:table-cell>
          <table:table-cell table:style-name="Table18.B13" office:value-type="string">
            <text:p text:style-name="P135">A MUC: minimal unsatisfiable core</text:p>
          </table:table-cell>
          <table:table-cell table:style-name="Table18.C13" office:value-type="string">
            <text:p text:style-name="P136">A set of clauses whose conjunction is unsatisfiable, but <text:span text:style-name="T232">for each strict </text:span>subset of clauses, <text:span text:style-name="T232">the conjunction </text:span>is satisfiable.</text:p>
          </table:table-cell>
        </table:table-row>
        <table:table-row table:style-name="Table18.5">
          <table:table-cell table:style-name="Table18.A2" office:value-type="string">
            <text:p text:style-name="P138"><draw:frame draw:style-name="fr1" draw:name="Object418" text:anchor-type="as-char" svg:y="-0.222cm" svg:width="0.457cm" svg:height="0.247cm" draw:z-index="417"><draw:object xlink:href="./Object 418" xlink:type="simple" xlink:show="embed" xlink:actuate="onLoad"/><draw:image xlink:href="./ObjectReplacements/Object 418" xlink:type="simple" xlink:show="embed" xlink:actuate="onLoad"/></draw:frame></text:p>
          </table:table-cell>
          <table:table-cell table:style-name="Table18.B14" office:value-type="string">
            <text:p text:style-name="P142"><text:span text:style-name="T102">fi</text:span><text:span text:style-name="T105">nd_preserver</text:span></text:p>
          </table:table-cell>
          <table:table-cell table:style-name="Table18.C14" office:value-type="string">
            <text:p text:style-name="P137"><text:span text:style-name="T232">For a clause </text:span><text:span text:style-name="T232"><draw:frame draw:style-name="fr1" draw:name="Object420" text:anchor-type="as-char" svg:y="-0.377cm" svg:width="0.506cm" svg:height="0.467cm" draw:z-index="418"><draw:object xlink:href="./Object 420" xlink:type="simple" xlink:show="embed" xlink:actuate="onLoad"/><draw:image xlink:href="./ObjectReplacements/Object 420" xlink:type="simple" xlink:show="embed" xlink:actuate="onLoad"/></draw:frame></text:span><text:span text:style-name="T232">, </text:span><draw:frame draw:style-name="fr1" draw:name="Object419" text:anchor-type="as-char" svg:y="-0.386cm" svg:width="3.471cm" svg:height="0.508cm" draw:z-index="419"><draw:object xlink:href="./Object 419" xlink:type="simple" xlink:show="embed" xlink:actuate="onLoad"/><draw:image xlink:href="./ObjectReplacements/Object 419" xlink:type="simple" xlink:show="embed" xlink:actuate="onLoad"/></draw:frame><text:s/><text:span text:style-name="T232">is the partial assignment that </text:span><text:span text:style-name="T37">preserves</text:span><text:span text:style-name="T232"> </text:span><text:span text:style-name="T232"><draw:frame draw:style-name="fr1" draw:name="Object421" text:anchor-type="as-char" svg:y="-0.377cm" svg:width="0.506cm" svg:height="0.467cm" draw:z-index="420"><draw:object xlink:href="./Object 421" xlink:type="simple" xlink:show="embed" xlink:actuate="onLoad"/><draw:image xlink:href="./ObjectReplacements/Object 421" xlink:type="simple" xlink:show="embed" xlink:actuate="onLoad"/></draw:frame></text:span><text:span text:style-name="T232">. </text:span></text:p>
            <text:p text:style-name="P137"><text:span text:style-name="T232">A full assignment a_Y of Y variables preserves C </text:span><text:span text:style-name="T11">iff</text:span><text:span text:style-name="T232"> </text:span><text:span text:style-name="T232"><draw:frame draw:style-name="fr1" draw:name="Object422" text:anchor-type="as-char" svg:y="-0.386cm" svg:width="3.039cm" svg:height="0.542cm" draw:z-index="421"><draw:object xlink:href="./Object 422" xlink:type="simple" xlink:show="embed" xlink:actuate="onLoad"/><draw:image xlink:href="./ObjectReplacements/Object 422" xlink:type="simple" xlink:show="embed" xlink:actuate="onLoad"/></draw:frame></text:span><text:span text:style-name="T232">.</text:span></text:p>
            <text:p text:style-name="P139">If <draw:frame draw:style-name="fr1" draw:name="Object423" text:anchor-type="as-char" svg:y="-0.377cm" svg:width="1.109cm" svg:height="0.467cm" draw:z-index="422"><draw:object xlink:href="./Object 423" xlink:type="simple" xlink:show="embed" xlink:actuate="onLoad"/><draw:image xlink:href="./ObjectReplacements/Object 423" xlink:type="simple" xlink:show="embed" xlink:actuate="onLoad"/></draw:frame><text:s/>is empty then <draw:frame draw:style-name="fr1" draw:name="Object425" text:anchor-type="as-char" svg:y="-0.386cm" svg:width="1.637cm" svg:height="0.508cm" draw:z-index="423"><draw:object xlink:href="./Object 425" xlink:type="simple" xlink:show="embed" xlink:actuate="onLoad"/><draw:image xlink:href="./ObjectReplacements/Object 425" xlink:type="simple" xlink:show="embed" xlink:actuate="onLoad"/></draw:frame><text:s/>is defined as <draw:frame draw:style-name="fr1" draw:name="Object424" text:anchor-type="as-char" svg:y="-0.302cm" svg:width="0.506cm" svg:height="0.325cm" draw:z-index="424"><draw:object xlink:href="./Object 424" xlink:type="simple" xlink:show="embed" xlink:actuate="onLoad"/><draw:image xlink:href="./ObjectReplacements/Object 424" xlink:type="simple" xlink:show="embed" xlink:actuate="onLoad"/></draw:frame>.</text:p>
          </table:table-cell>
        </table:table-row>
        <table:table-row table:style-name="Table18.5">
          <table:table-cell table:style-name="Table18.A2" office:value-type="string">
            <text:p text:style-name="P138"><draw:frame draw:style-name="fr1" draw:name="Object426" text:anchor-type="as-char" svg:y="-0.22cm" svg:width="0.476cm" svg:height="0.326cm" draw:z-index="425"><draw:object xlink:href="./Object 426" xlink:type="simple" xlink:show="embed" xlink:actuate="onLoad"/><draw:image xlink:href="./ObjectReplacements/Object 426" xlink:type="simple" xlink:show="embed" xlink:actuate="onLoad"/></draw:frame></text:p>
          </table:table-cell>
          <table:table-cell table:style-name="Table18.B15" office:value-type="string">
            <text:p text:style-name="P142"><text:span text:style-name="T102">fi</text:span><text:span text:style-name="T105">nd_</text:span><text:span text:style-name="T102">generator</text:span></text:p>
          </table:table-cell>
          <table:table-cell table:style-name="Table18.C15">
            <text:p text:style-name="P137"/>
          </table:table-cell>
        </table:table-row>
        <table:table-row>
          <table:table-cell table:style-name="Table18.A16" office:value-type="string">
            <text:p text:style-name="P128"/>
          </table:table-cell>
          <table:table-cell table:style-name="Table18.B16" office:value-type="string">
            <text:p text:style-name="P128"/>
          </table:table-cell>
          <table:table-cell table:style-name="Table18.C16" office:value-type="string">
            <text:p text:style-name="P127"/>
          </table:table-cell>
        </table:table-row>
      </table:table>
      <text:p text:style-name="P1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2T19:54:46.069613926</meta:creation-date>
    <dc:date>2023-04-09T15:24:26.196279228</dc:date>
    <meta:editing-duration>P6DT3H26M23S</meta:editing-duration>
    <meta:editing-cycles>122</meta:editing-cycles>
    <meta:generator>LibreOffice/7.3.7.2$Linux_X86_64 LibreOffice_project/30$Build-2</meta:generator>
    <meta:document-statistic meta:table-count="18" meta:image-count="0" meta:object-count="426" meta:page-count="8" meta:paragraph-count="196" meta:word-count="2882" meta:character-count="16693" meta:non-whitespace-character-count="13536"/>
  </office:meta>
</office:document-meta>
</file>

<file path=Object 1/content.xml><?xml version="1.0" encoding="utf-8"?>
<math xmlns="http://www.w3.org/1998/Math/MathML" display="block">
  <semantics>
    <mrow>
      <msub>
        <mo stretchy="false">∃</mo>
        <mi>X</mi>
      </msub>
      <mi>ϕ</mi>
      <mrow>
        <mrow>
          <mo fence="true" form="prefix" stretchy="false">(</mo>
          <mrow>
            <mrow>
              <mi>X</mi>
              <mi>,</mi>
              <mi>Y</mi>
            </mrow>
          </mrow>
          <mo fence="true" form="postfix" stretchy="false">)</mo>
        </mrow>
        <mo stretchy="false">∧</mo>
        <mi>α</mi>
      </mrow>
      <mrow>
        <mrow>
          <mo fence="true" form="prefix" stretchy="false">(</mo>
          <mrow>
            <mi>Y</mi>
          </mrow>
          <mo fence="true" form="postfix" stretchy="false">)</mo>
        </mrow>
        <mo stretchy="false">=</mo>
        <mrow>
          <mrow>
            <mo fence="true" form="prefix" stretchy="false">[</mo>
            <mrow>
              <mrow>
                <msub>
                  <mo stretchy="false">∃</mo>
                  <mi>X</mi>
                </msub>
                <mi>ϕ</mi>
                <mrow>
                  <mo fence="true" form="prefix" stretchy="false">(</mo>
                  <mrow>
                    <mrow>
                      <mi>X</mi>
                      <mi>,</mi>
                      <mi>Y</mi>
                    </mrow>
                  </mrow>
                  <mo fence="true" form="postfix" stretchy="false">)</mo>
                </mrow>
              </mrow>
            </mrow>
            <mo fence="true" form="postfix" stretchy="false">]</mo>
          </mrow>
          <mo stretchy="false">∧</mo>
          <mi>α</mi>
        </mrow>
      </mrow>
      <mrow>
        <mo fence="true" form="prefix" stretchy="false">(</mo>
        <mrow>
          <mi>Y</mi>
        </mrow>
        <mo fence="true" form="postfix" stretchy="false">)</mo>
      </mrow>
    </mrow>
    <annotation encoding="StarMath 5.0">exists _ X %phi  (X, Y  ) and %alpha ( Y )
= [ exists_X %phi(X, Y) ] and %alpha( Y )</annotation>
  </semantics>
</math>
</file>

<file path=Object 10/content.xml><?xml version="1.0" encoding="utf-8"?>
<math xmlns="http://www.w3.org/1998/Math/MathML" display="block">
  <semantics>
    <mi>ϕ</mi>
    <annotation encoding="StarMath 5.0">%phi</annotation>
  </semantics>
</math>
</file>

<file path=Object 100/content.xml><?xml version="1.0" encoding="utf-8"?>
<math xmlns="http://www.w3.org/1998/Math/MathML" display="block">
  <semantics>
    <mi>X</mi>
    <annotation encoding="StarMath 5.0">X</annotation>
  </semantics>
</math>
</file>

<file path=Object 101/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102/content.xml><?xml version="1.0" encoding="utf-8"?>
<math xmlns="http://www.w3.org/1998/Math/MathML" display="block">
  <semantics>
    <mrow>
      <mi>ϕ</mi>
      <mrow>
        <mrow>
          <mo fence="true" form="prefix" stretchy="false">(</mo>
          <mrow>
            <mrow>
              <mi>X</mi>
              <mi>,</mi>
              <mi>Y</mi>
            </mrow>
          </mrow>
          <mo fence="true" form="postfix" stretchy="false">)</mo>
        </mrow>
        <mo stretchy="false">=</mo>
        <mrow>
          <mo stretchy="false">∧</mo>
          <msub>
            <mi>C</mi>
            <mi>i</mi>
          </msub>
        </mrow>
      </mrow>
      <mrow>
        <mo fence="true" form="prefix" stretchy="false">(</mo>
        <mrow>
          <mrow>
            <mi>X</mi>
            <mi>,</mi>
            <mi>Y</mi>
          </mrow>
        </mrow>
        <mo fence="true" form="postfix" stretchy="false">)</mo>
      </mrow>
    </mrow>
    <annotation encoding="StarMath 5.0">%phi(X, Y) = oper %and C_i(X, Y)</annotation>
  </semantics>
</math>
</file>

<file path=Object 103/content.xml><?xml version="1.0" encoding="utf-8"?>
<math xmlns="http://www.w3.org/1998/Math/MathML" display="block">
  <semantics>
    <msub>
      <mi>a</mi>
      <mi>Y</mi>
    </msub>
    <annotation encoding="StarMath 5.0">a_Y</annotation>
  </semantics>
</math>
</file>

<file path=Object 104/content.xml><?xml version="1.0" encoding="utf-8"?>
<math xmlns="http://www.w3.org/1998/Math/MathML" display="block">
  <semantics>
    <mi>C</mi>
    <annotation encoding="StarMath 5.0">C</annotation>
  </semantics>
</math>
</file>

<file path=Object 105/content.xml><?xml version="1.0" encoding="utf-8"?>
<math xmlns="http://www.w3.org/1998/Math/MathML" display="block">
  <semantics>
    <msub>
      <mi>y</mi>
      <mn>2</mn>
    </msub>
    <annotation encoding="StarMath 5.0">y_2</annotation>
  </semantics>
</math>
</file>

<file path=Object 106/content.xml><?xml version="1.0" encoding="utf-8"?>
<math xmlns="http://www.w3.org/1998/Math/MathML" display="block">
  <semantics>
    <mrow>
      <mrow>
        <mrow>
          <mi>C</mi>
          <mo stretchy="false">∖</mo>
          <mi>Y</mi>
        </mrow>
        <mo stretchy="false">=</mo>
        <msub>
          <mo stretchy="false">∀</mo>
          <mi>Y</mi>
        </msub>
      </mrow>
      <mi>C</mi>
    </mrow>
    <annotation encoding="StarMath 5.0">C setminus Y = forall_Y C</annotation>
  </semantics>
</math>
</file>

<file path=Object 107/content.xml><?xml version="1.0" encoding="utf-8"?>
<math xmlns="http://www.w3.org/1998/Math/MathML" display="block">
  <semantics>
    <msub>
      <mi>y</mi>
      <mn>1</mn>
    </msub>
    <annotation encoding="StarMath 5.0">y_1</annotation>
  </semantics>
</math>
</file>

<file path=Object 108/content.xml><?xml version="1.0" encoding="utf-8"?>
<math xmlns="http://www.w3.org/1998/Math/MathML" display="block">
  <semantics>
    <mrow>
      <mi>ϕ</mi>
      <mo stretchy="false">=</mo>
      <mrow>
        <msub>
          <mo stretchy="false">∧</mo>
          <mi>i</mi>
        </msub>
        <msub>
          <mi>C</mi>
          <mi>i</mi>
        </msub>
      </mrow>
    </mrow>
    <annotation encoding="StarMath 5.0">%phi = oper %and_i C_i</annotation>
  </semantics>
</math>
</file>

<file path=Object 109/content.xml><?xml version="1.0" encoding="utf-8"?>
<math xmlns="http://www.w3.org/1998/Math/MathML" display="block">
  <semantics>
    <msub>
      <mi>a</mi>
      <mi>Y</mi>
    </msub>
    <annotation encoding="StarMath 5.0">a_Y</annotation>
  </semantics>
</math>
</file>

<file path=Object 11/content.xml><?xml version="1.0" encoding="utf-8"?>
<math xmlns="http://www.w3.org/1998/Math/MathML" display="block">
  <semantics>
    <mrow>
      <mi>ϕ</mi>
      <mi>'</mi>
      <mrow>
        <mo fence="true" form="prefix" stretchy="false">(</mo>
        <mrow>
          <mi>Y</mi>
        </mrow>
        <mo fence="true" form="postfix" stretchy="false">)</mo>
      </mrow>
    </mrow>
    <annotation encoding="StarMath 5.0">%phi' (Y)</annotation>
  </semantics>
</math>
</file>

<file path=Object 110/content.xml><?xml version="1.0" encoding="utf-8"?>
<math xmlns="http://www.w3.org/1998/Math/MathML" display="block">
  <semantics>
    <mi>Y</mi>
    <annotation encoding="StarMath 5.0">Y</annotation>
  </semantics>
</math>
</file>

<file path=Object 111/content.xml><?xml version="1.0" encoding="utf-8"?>
<math xmlns="http://www.w3.org/1998/Math/MathML" display="block">
  <semantics>
    <mi>X</mi>
    <annotation encoding="StarMath 5.0">X</annotation>
  </semantics>
</math>
</file>

<file path=Object 112/content.xml><?xml version="1.0" encoding="utf-8"?>
<math xmlns="http://www.w3.org/1998/Math/MathML" display="block">
  <semantics>
    <mi>α</mi>
    <annotation encoding="StarMath 5.0">%alpha</annotation>
  </semantics>
</math>
</file>

<file path=Object 113/content.xml><?xml version="1.0" encoding="utf-8"?>
<math xmlns="http://www.w3.org/1998/Math/MathML" display="block">
  <semantics>
    <mrow>
      <mrow>
        <mi>ϕ</mi>
        <mo stretchy="false">∖</mo>
        <mi>Y</mi>
      </mrow>
      <mo stretchy="false">=</mo>
      <mrow>
        <msub>
          <mo stretchy="false">∧</mo>
          <mi>i</mi>
        </msub>
        <mrow>
          <mo fence="true" form="prefix" stretchy="false">(</mo>
          <mrow>
            <mrow>
              <msub>
                <mi>C</mi>
                <mi>i</mi>
              </msub>
              <mo stretchy="false">∖</mo>
              <mi>Y</mi>
            </mrow>
          </mrow>
          <mo fence="true" form="postfix" stretchy="false">)</mo>
        </mrow>
      </mrow>
    </mrow>
    <annotation encoding="StarMath 5.0">%phi setminus Y = oper %and_i (C_i setminus Y)</annotation>
  </semantics>
</math>
</file>

<file path=Object 114/content.xml><?xml version="1.0" encoding="utf-8"?>
<math xmlns="http://www.w3.org/1998/Math/MathML" display="block">
  <semantics>
    <mi>C</mi>
    <annotation encoding="StarMath 5.0">C</annotation>
  </semantics>
</math>
</file>

<file path=Object 115/content.xml><?xml version="1.0" encoding="utf-8"?>
<math xmlns="http://www.w3.org/1998/Math/MathML" display="block">
  <semantics>
    <mi>Y</mi>
    <annotation encoding="StarMath 5.0">Y</annotation>
  </semantics>
</math>
</file>

<file path=Object 116/content.xml><?xml version="1.0" encoding="utf-8"?>
<math xmlns="http://www.w3.org/1998/Math/MathML" display="block">
  <semantics>
    <msub>
      <mi>C</mi>
      <mi>i</mi>
    </msub>
    <annotation encoding="StarMath 5.0">C_i</annotation>
  </semantics>
</math>
</file>

<file path=Object 117/content.xml><?xml version="1.0" encoding="utf-8"?>
<math xmlns="http://www.w3.org/1998/Math/MathML" display="block">
  <semantics>
    <msub>
      <mi>a</mi>
      <mi>Y</mi>
    </msub>
    <annotation encoding="StarMath 5.0">a_Y</annotation>
  </semantics>
</math>
</file>

<file path=Object 118/content.xml><?xml version="1.0" encoding="utf-8"?>
<math xmlns="http://www.w3.org/1998/Math/MathML" display="block">
  <semantics>
    <msub>
      <mi>C</mi>
      <mi>i</mi>
    </msub>
    <annotation encoding="StarMath 5.0">C_i</annotation>
  </semantics>
</math>
</file>

<file path=Object 119/content.xml><?xml version="1.0" encoding="utf-8"?>
<math xmlns="http://www.w3.org/1998/Math/MathML" display="block">
  <semantics>
    <mrow>
      <msub>
        <mi>C</mi>
        <mi>i</mi>
      </msub>
      <mrow>
        <mrow>
          <mo fence="true" form="prefix" stretchy="false">(</mo>
          <mrow>
            <mrow>
              <mi>X</mi>
              <mi>,</mi>
              <msub>
                <mi>a</mi>
                <mi>Y</mi>
              </msub>
            </mrow>
          </mrow>
          <mo fence="true" form="postfix" stretchy="false">)</mo>
        </mrow>
        <mo stretchy="false">=</mo>
        <mi mathvariant="normal">⊤</mi>
      </mrow>
    </mrow>
    <annotation encoding="StarMath 5.0">C_i(X, a_Y) = %top</annotation>
  </semantics>
</math>
</file>

<file path=Object 12/content.xml><?xml version="1.0" encoding="utf-8"?>
<math xmlns="http://www.w3.org/1998/Math/MathML" display="block">
  <semantics>
    <msub>
      <mi>a</mi>
      <mi>Y</mi>
    </msub>
    <annotation encoding="StarMath 5.0">a_Y</annotation>
  </semantics>
</math>
</file>

<file path=Object 120/content.xml><?xml version="1.0" encoding="utf-8"?>
<math xmlns="http://www.w3.org/1998/Math/MathML" display="block">
  <semantics>
    <msub>
      <mi>C</mi>
      <mi>i</mi>
    </msub>
    <annotation encoding="StarMath 5.0">C_i</annotation>
  </semantics>
</math>
</file>

<file path=Object 121/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122/content.xml><?xml version="1.0" encoding="utf-8"?>
<math xmlns="http://www.w3.org/1998/Math/MathML" display="block">
  <semantics>
    <msub>
      <mi>a</mi>
      <mi>Y</mi>
    </msub>
    <annotation encoding="StarMath 5.0">a_Y</annotation>
  </semantics>
</math>
</file>

<file path=Object 123/content.xml><?xml version="1.0" encoding="utf-8"?>
<math xmlns="http://www.w3.org/1998/Math/MathML" display="block">
  <semantics>
    <msub>
      <mi>C</mi>
      <mi>i</mi>
    </msub>
    <annotation encoding="StarMath 5.0">C_i</annotation>
  </semantics>
</math>
</file>

<file path=Object 124/content.xml><?xml version="1.0" encoding="utf-8"?>
<math xmlns="http://www.w3.org/1998/Math/MathML" display="block">
  <semantics>
    <mrow>
      <msub>
        <mi>C</mi>
        <mi>i</mi>
      </msub>
      <mrow>
        <mo fence="true" form="prefix" stretchy="false">(</mo>
        <mrow>
          <mrow>
            <mi>X</mi>
            <mi>,</mi>
            <msub>
              <mi>a</mi>
              <mi>Y</mi>
            </msub>
          </mrow>
        </mrow>
        <mo fence="true" form="postfix" stretchy="false">)</mo>
      </mrow>
    </mrow>
    <annotation encoding="StarMath 5.0">C_i(X, a_Y)</annotation>
  </semantics>
</math>
</file>

<file path=Object 125/content.xml><?xml version="1.0" encoding="utf-8"?>
<math xmlns="http://www.w3.org/1998/Math/MathML" display="block">
  <semantics>
    <mi>ϕ</mi>
    <annotation encoding="StarMath 5.0">%phi</annotation>
  </semantics>
</math>
</file>

<file path=Object 126/content.xml><?xml version="1.0" encoding="utf-8"?>
<math xmlns="http://www.w3.org/1998/Math/MathML" display="block">
  <semantics>
    <mrow>
      <mi>ϕ</mi>
      <mo stretchy="false">∖</mo>
      <mi>Y</mi>
    </mrow>
    <annotation encoding="StarMath 5.0">%phi setminus Y</annotation>
  </semantics>
</math>
</file>

<file path=Object 127/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28/content.xml><?xml version="1.0" encoding="utf-8"?>
<math xmlns="http://www.w3.org/1998/Math/MathML" display="block">
  <semantics>
    <msub>
      <mi>a</mi>
      <mi>Y</mi>
    </msub>
    <annotation encoding="StarMath 5.0">a_Y</annotation>
  </semantics>
</math>
</file>

<file path=Object 129/content.xml><?xml version="1.0" encoding="utf-8"?>
<math xmlns="http://www.w3.org/1998/Math/MathML" display="block">
  <semantics>
    <mrow>
      <mi>C</mi>
      <mo stretchy="false">∖</mo>
      <mi>Y</mi>
    </mrow>
    <annotation encoding="StarMath 5.0">C setminus Y </annotation>
  </semantics>
</math>
</file>

<file path=Object 13/content.xml><?xml version="1.0" encoding="utf-8"?>
<math xmlns="http://www.w3.org/1998/Math/MathML" display="block">
  <semantics>
    <mrow>
      <mi>ϕ</mi>
      <mi>'</mi>
      <mrow>
        <mrow>
          <mo fence="true" form="prefix" stretchy="false">(</mo>
          <mrow>
            <msub>
              <mi>a</mi>
              <mi>Y</mi>
            </msub>
          </mrow>
          <mo fence="true" form="postfix" stretchy="false">)</mo>
        </mrow>
        <mo stretchy="false">=</mo>
        <mi mathvariant="normal">⊤</mi>
      </mrow>
    </mrow>
    <annotation encoding="StarMath 5.0"> %phi'(a_Y) = %top</annotation>
  </semantics>
</math>
</file>

<file path=Object 130/content.xml><?xml version="1.0" encoding="utf-8"?>
<math xmlns="http://www.w3.org/1998/Math/MathML" display="block">
  <semantics>
    <msub>
      <mi>a</mi>
      <mi>Y</mi>
    </msub>
    <annotation encoding="StarMath 5.0">a_Y</annotation>
  </semantics>
</math>
</file>

<file path=Object 131/content.xml><?xml version="1.0" encoding="utf-8"?>
<math xmlns="http://www.w3.org/1998/Math/MathML" display="block">
  <semantics>
    <mrow>
      <mi>ϕ</mi>
      <mo stretchy="false">∖</mo>
      <mi>Y</mi>
    </mrow>
    <annotation encoding="StarMath 5.0">%phi setminus Y</annotation>
  </semantics>
</math>
</file>

<file path=Object 132/content.xml><?xml version="1.0" encoding="utf-8"?>
<math xmlns="http://www.w3.org/1998/Math/MathML" display="block">
  <semantics>
    <msub>
      <mi>a</mi>
      <mi>Y</mi>
    </msub>
    <annotation encoding="StarMath 5.0">a_Y</annotation>
  </semantics>
</math>
</file>

<file path=Object 133/content.xml><?xml version="1.0" encoding="utf-8"?>
<math xmlns="http://www.w3.org/1998/Math/MathML" display="block">
  <semantics>
    <mi>i</mi>
    <annotation encoding="StarMath 5.0">i</annotation>
  </semantics>
</math>
</file>

<file path=Object 134/content.xml><?xml version="1.0" encoding="utf-8"?>
<math xmlns="http://www.w3.org/1998/Math/MathML" display="block">
  <semantics>
    <mrow>
      <msub>
        <mi>C</mi>
        <mi>i</mi>
      </msub>
      <mo stretchy="false">∖</mo>
      <mi>Y</mi>
    </mrow>
    <annotation encoding="StarMath 5.0">C_i setminus Y</annotation>
  </semantics>
</math>
</file>

<file path=Object 135/content.xml><?xml version="1.0" encoding="utf-8"?>
<math xmlns="http://www.w3.org/1998/Math/MathML" display="block">
  <semantics>
    <mrow>
      <mi>C</mi>
      <mrow>
        <mrow>
          <mo fence="true" form="prefix" stretchy="false">(</mo>
          <mrow>
            <mrow>
              <mi>X</mi>
              <mi>,</mi>
              <mi>Y</mi>
            </mrow>
          </mrow>
          <mo fence="true" form="postfix" stretchy="false">)</mo>
        </mrow>
        <mo stretchy="false">=</mo>
        <mrow>
          <msub>
            <mi>x</mi>
            <mn>1</mn>
          </msub>
          <mo stretchy="false">∨</mo>
          <mrow>
            <mo stretchy="false">¬</mo>
            <msub>
              <mi>x</mi>
              <mn>2</mn>
            </msub>
          </mrow>
          <mo stretchy="false">∨</mo>
          <msub>
            <mi>y</mi>
            <mn>1</mn>
          </msub>
          <mo stretchy="false">∨</mo>
          <mrow>
            <mo stretchy="false">¬</mo>
            <msub>
              <mi>y</mi>
              <mn>2</mn>
            </msub>
          </mrow>
        </mrow>
      </mrow>
    </mrow>
    <annotation encoding="StarMath 5.0">C(X, Y) = x_1 or neg x_2 or y_1 or neg y_2</annotation>
  </semantics>
</math>
</file>

<file path=Object 136/content.xml><?xml version="1.0" encoding="utf-8"?>
<math xmlns="http://www.w3.org/1998/Math/MathML" display="block">
  <semantics>
    <mi>C</mi>
    <annotation encoding="StarMath 5.0">C</annotation>
  </semantics>
</math>
</file>

<file path=Object 137/content.xml><?xml version="1.0" encoding="utf-8"?>
<math xmlns="http://www.w3.org/1998/Math/MathML" display="block">
  <semantics>
    <msub>
      <mi>y</mi>
      <mn>2</mn>
    </msub>
    <annotation encoding="StarMath 5.0">y_2</annotation>
  </semantics>
</math>
</file>

<file path=Object 138/content.xml><?xml version="1.0" encoding="utf-8"?>
<math xmlns="http://www.w3.org/1998/Math/MathML" display="block">
  <semantics>
    <mrow>
      <mo stretchy="false">¬</mo>
      <msub>
        <mi>y</mi>
        <mn>1</mn>
      </msub>
    </mrow>
    <annotation encoding="StarMath 5.0">neg y_1</annotation>
  </semantics>
</math>
</file>

<file path=Object 139/content.xml><?xml version="1.0" encoding="utf-8"?>
<math xmlns="http://www.w3.org/1998/Math/MathML" display="block">
  <semantics>
    <mrow>
      <mrow>
        <mo stretchy="false">¬</mo>
        <msub>
          <mi>y</mi>
          <mn>1</mn>
        </msub>
      </mrow>
      <mo stretchy="false">∧</mo>
      <msub>
        <mi>y</mi>
        <mn>2</mn>
      </msub>
    </mrow>
    <annotation encoding="StarMath 5.0">neg y_1 and y_2</annotation>
  </semantics>
</math>
</file>

<file path=Object 14/content.xml><?xml version="1.0" encoding="utf-8"?>
<math xmlns="http://www.w3.org/1998/Math/MathML" display="block">
  <semantics>
    <mrow>
      <mi>Y</mi>
      <mo stretchy="false">=</mo>
      <msub>
        <mi>a</mi>
        <mi>Y</mi>
      </msub>
    </mrow>
    <annotation encoding="StarMath 5.0">Y = a_Y</annotation>
  </semantics>
</math>
</file>

<file path=Object 140/content.xml><?xml version="1.0" encoding="utf-8"?>
<math xmlns="http://www.w3.org/1998/Math/MathML" display="block">
  <semantics>
    <mrow>
      <mrow>
        <mo stretchy="false">¬</mo>
        <mrow>
          <mo fence="true" form="prefix" stretchy="false">(</mo>
          <mrow>
            <mrow>
              <mi>C</mi>
              <mo stretchy="false">∖</mo>
              <mi>X</mi>
            </mrow>
          </mrow>
          <mo fence="true" form="postfix" stretchy="false">)</mo>
        </mrow>
      </mrow>
      <mo stretchy="false">=</mo>
      <mrow>
        <mo stretchy="false">¬</mo>
        <mrow>
          <mo fence="true" form="prefix" stretchy="false">(</mo>
          <mrow>
            <mrow>
              <msub>
                <mi>y</mi>
                <mn>1</mn>
              </msub>
              <mo stretchy="false">∨</mo>
              <mrow>
                <mo stretchy="false">¬</mo>
                <msub>
                  <mi>y</mi>
                  <mn>2</mn>
                </msub>
              </mrow>
            </mrow>
          </mrow>
          <mo fence="true" form="postfix" stretchy="false">)</mo>
        </mrow>
      </mrow>
      <mo stretchy="false">=</mo>
      <mrow>
        <mrow>
          <mo stretchy="false">¬</mo>
          <msub>
            <mi>y</mi>
            <mn>1</mn>
          </msub>
        </mrow>
        <mo stretchy="false">∧</mo>
        <msub>
          <mi>y</mi>
          <mn>2</mn>
        </msub>
      </mrow>
    </mrow>
    <annotation encoding="StarMath 5.0">neg (C setminus X) = neg (y_1 or neg y_2) = neg y_1 and y_2</annotation>
  </semantics>
</math>
</file>

<file path=Object 141/content.xml><?xml version="1.0" encoding="utf-8"?>
<math xmlns="http://www.w3.org/1998/Math/MathML" display="block">
  <semantics>
    <mrow>
      <mi>π</mi>
      <mrow>
        <mrow>
          <mo fence="true" form="prefix" stretchy="false">(</mo>
          <mrow>
            <mrow>
              <mi>C</mi>
              <mi>,</mi>
              <mi>X</mi>
            </mrow>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X) = neg(C setminus X)</annotation>
  </semantics>
</math>
</file>

<file path=Object 142/content.xml><?xml version="1.0" encoding="utf-8"?>
<math xmlns="http://www.w3.org/1998/Math/MathML" display="block">
  <semantics>
    <mrow>
      <mrow>
        <msub>
          <mi>a</mi>
          <mi>Y</mi>
        </msub>
        <mo stretchy="false">∧</mo>
        <mi>π</mi>
      </mrow>
      <mrow>
        <mrow>
          <mo fence="true" form="prefix" stretchy="false">(</mo>
          <mrow>
            <mrow>
              <mi>C</mi>
              <mi>,</mi>
              <mi>X</mi>
            </mrow>
          </mrow>
          <mo fence="true" form="postfix" stretchy="false">)</mo>
        </mrow>
        <mo stretchy="false">≠</mo>
        <mi mathvariant="normal">@</mi>
      </mrow>
    </mrow>
    <annotation encoding="StarMath 5.0">a_Y and %pi(C, X) &lt;&gt; %bottom</annotation>
  </semantics>
</math>
</file>

<file path=Object 143/content.xml><?xml version="1.0" encoding="utf-8"?>
<math xmlns="http://www.w3.org/1998/Math/MathML" display="block">
  <semantics>
    <mi>π</mi>
    <annotation encoding="StarMath 5.0">%pi</annotation>
  </semantics>
</math>
</file>

<file path=Object 144/content.xml><?xml version="1.0" encoding="utf-8"?>
<math xmlns="http://www.w3.org/1998/Math/MathML" display="block">
  <semantics>
    <mi>C</mi>
    <annotation encoding="StarMath 5.0">C</annotation>
  </semantics>
</math>
</file>

<file path=Object 145/content.xml><?xml version="1.0" encoding="utf-8"?>
<math xmlns="http://www.w3.org/1998/Math/MathML" display="block">
  <semantics>
    <msub>
      <mi>a</mi>
      <mi>Y</mi>
    </msub>
    <annotation encoding="StarMath 5.0">a_Y</annotation>
  </semantics>
</math>
</file>

<file path=Object 146/content.xml><?xml version="1.0" encoding="utf-8"?>
<math xmlns="http://www.w3.org/1998/Math/MathML" display="block">
  <semantics>
    <mrow>
      <mi>C</mi>
      <mo stretchy="false">∖</mo>
      <mi>Y</mi>
    </mrow>
    <annotation encoding="StarMath 5.0">C setminus Y</annotation>
  </semantics>
</math>
</file>

<file path=Object 147/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148/content.xml><?xml version="1.0" encoding="utf-8"?>
<math xmlns="http://www.w3.org/1998/Math/MathML" display="block">
  <semantics>
    <mrow>
      <mi>C</mi>
      <mo stretchy="false">∖</mo>
      <mi>Y</mi>
    </mrow>
    <annotation encoding="StarMath 5.0">C setminus Y</annotation>
  </semantics>
</math>
</file>

<file path=Object 149/content.xml><?xml version="1.0" encoding="utf-8"?>
<math xmlns="http://www.w3.org/1998/Math/MathML" display="block">
  <semantics>
    <mi>π</mi>
    <annotation encoding="StarMath 5.0">%pi</annotation>
  </semantics>
</math>
</file>

<file path=Object 15/content.xml><?xml version="1.0" encoding="utf-8"?>
<math xmlns="http://www.w3.org/1998/Math/MathML" display="block">
  <semantics>
    <mi>Y</mi>
    <annotation encoding="StarMath 5.0">Y</annotation>
  </semantics>
</math>
</file>

<file path=Object 150/content.xml><?xml version="1.0" encoding="utf-8"?>
<math xmlns="http://www.w3.org/1998/Math/MathML" display="block">
  <semantics>
    <mrow>
      <mi>C</mi>
      <mrow>
        <mo fence="true" form="prefix" stretchy="false">(</mo>
        <mrow>
          <mrow>
            <mi>X</mi>
            <mi>,</mi>
            <mi>Y</mi>
          </mrow>
        </mrow>
        <mo fence="true" form="postfix" stretchy="false">)</mo>
      </mrow>
    </mrow>
    <annotation encoding="StarMath 5.0">C(X, Y)</annotation>
  </semantics>
</math>
</file>

<file path=Object 151/content.xml><?xml version="1.0" encoding="utf-8"?>
<math xmlns="http://www.w3.org/1998/Math/MathML" display="block">
  <semantics>
    <mrow>
      <msub>
        <mi>x</mi>
        <mn>1</mn>
      </msub>
      <mo stretchy="false">∨</mo>
      <mrow>
        <mo stretchy="false">¬</mo>
        <msub>
          <mi>x</mi>
          <mn>2</mn>
        </msub>
      </mrow>
      <mo stretchy="false">∨</mo>
      <mrow>
        <mo stretchy="false">¬</mo>
        <msub>
          <mi>y</mi>
          <mn>2</mn>
        </msub>
      </mrow>
    </mrow>
    <annotation encoding="StarMath 5.0">x_1 or neg x_2 or neg y_2</annotation>
  </semantics>
</math>
</file>

<file path=Object 152/content.xml><?xml version="1.0" encoding="utf-8"?>
<math xmlns="http://www.w3.org/1998/Math/MathML" display="block">
  <semantics>
    <mrow>
      <msub>
        <mi>x</mi>
        <mn>1</mn>
      </msub>
      <mo stretchy="false">∨</mo>
      <mrow>
        <mo stretchy="false">¬</mo>
        <msub>
          <mi>x</mi>
          <mn>2</mn>
        </msub>
      </mrow>
      <mo stretchy="false">∨</mo>
      <mrow>
        <mo stretchy="false">¬</mo>
        <msub>
          <mi>y</mi>
          <mn>1</mn>
        </msub>
      </mrow>
    </mrow>
    <annotation encoding="StarMath 5.0">x_1 or neg x_2 or neg y_1</annotation>
  </semantics>
</math>
</file>

<file path=Object 153/content.xml><?xml version="1.0" encoding="utf-8"?>
<math xmlns="http://www.w3.org/1998/Math/MathML" display="block">
  <semantics>
    <mrow>
      <msub>
        <mi>x</mi>
        <mn>1</mn>
      </msub>
      <mo stretchy="false">∨</mo>
      <mrow>
        <mo stretchy="false">¬</mo>
        <msub>
          <mi>x</mi>
          <mn>2</mn>
        </msub>
      </mrow>
    </mrow>
    <annotation encoding="StarMath 5.0">x_1 or neg x_2</annotation>
  </semantics>
</math>
</file>

<file path=Object 154/content.xml><?xml version="1.0" encoding="utf-8"?>
<math xmlns="http://www.w3.org/1998/Math/MathML" display="block">
  <semantics>
    <mrow>
      <msub>
        <mi>y</mi>
        <mn>1</mn>
      </msub>
      <mo stretchy="false">∧</mo>
      <msub>
        <mi>y</mi>
        <mn>2</mn>
      </msub>
    </mrow>
    <annotation encoding="StarMath 5.0">y_1 and y_2</annotation>
  </semantics>
</math>
</file>

<file path=Object 155/content.xml><?xml version="1.0" encoding="utf-8"?>
<math xmlns="http://www.w3.org/1998/Math/MathML" display="block">
  <semantics>
    <mi>π</mi>
    <annotation encoding="StarMath 5.0">%pi</annotation>
  </semantics>
</math>
</file>

<file path=Object 156/content.xml><?xml version="1.0" encoding="utf-8"?>
<math xmlns="http://www.w3.org/1998/Math/MathML" display="block">
  <semantics>
    <mrow>
      <mi>ϕ</mi>
      <mo stretchy="false">=</mo>
      <mrow>
        <msub>
          <mo stretchy="false">∧</mo>
          <mi>i</mi>
        </msub>
        <msub>
          <mi>D</mi>
          <mi>i</mi>
        </msub>
      </mrow>
    </mrow>
    <annotation encoding="StarMath 5.0">%phi = oper %and_i D_i</annotation>
  </semantics>
</math>
</file>

<file path=Object 157/content.xml><?xml version="1.0" encoding="utf-8"?>
<math xmlns="http://www.w3.org/1998/Math/MathML" display="block">
  <semantics>
    <mi>C</mi>
    <annotation encoding="StarMath 5.0">C</annotation>
  </semantics>
</math>
</file>

<file path=Object 158/content.xml><?xml version="1.0" encoding="utf-8"?>
<math xmlns="http://www.w3.org/1998/Math/MathML" display="block">
  <semantics>
    <msub>
      <mi>m</mi>
      <mi>i</mi>
    </msub>
    <annotation encoding="StarMath 5.0">m_i</annotation>
  </semantics>
</math>
</file>

<file path=Object 159/content.xml><?xml version="1.0" encoding="utf-8"?>
<math xmlns="http://www.w3.org/1998/Math/MathML" display="block">
  <semantics>
    <mrow>
      <mi>π</mi>
      <mrow>
        <mo fence="true" form="prefix" stretchy="false">(</mo>
        <mrow>
          <mrow>
            <msub>
              <mi>D</mi>
              <mi>i</mi>
            </msub>
            <mi>,</mi>
            <mi>X</mi>
          </mrow>
        </mrow>
        <mo fence="true" form="postfix" stretchy="false">)</mo>
      </mrow>
    </mrow>
    <annotation encoding="StarMath 5.0">%pi(D_i, X)</annotation>
  </semantics>
</math>
</file>

<file path=Object 16/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160/content.xml><?xml version="1.0" encoding="utf-8"?>
<math xmlns="http://www.w3.org/1998/Math/MathML" display="block">
  <semantics>
    <msub>
      <mi>D</mi>
      <mi>i</mi>
    </msub>
    <annotation encoding="StarMath 5.0">D_i</annotation>
  </semantics>
</math>
</file>

<file path=Object 161/content.xml><?xml version="1.0" encoding="utf-8"?>
<math xmlns="http://www.w3.org/1998/Math/MathML" display="block">
  <semantics>
    <mi>ϕ</mi>
    <annotation encoding="StarMath 5.0">%phi</annotation>
  </semantics>
</math>
</file>

<file path=Object 162/content.xml><?xml version="1.0" encoding="utf-8"?>
<math xmlns="http://www.w3.org/1998/Math/MathML" display="block">
  <semantics>
    <mrow>
      <msub>
        <mi>D</mi>
        <mi>i</mi>
      </msub>
      <mo stretchy="false">∖</mo>
      <mi>Y</mi>
    </mrow>
    <annotation encoding="StarMath 5.0">D_i setminus Y</annotation>
  </semantics>
</math>
</file>

<file path=Object 163/content.xml><?xml version="1.0" encoding="utf-8"?>
<math xmlns="http://www.w3.org/1998/Math/MathML" display="block">
  <semantics>
    <mi>C</mi>
    <annotation encoding="StarMath 5.0">C</annotation>
  </semantics>
</math>
</file>

<file path=Object 164/content.xml><?xml version="1.0" encoding="utf-8"?>
<math xmlns="http://www.w3.org/1998/Math/MathML" display="block">
  <semantics>
    <msub>
      <mi>D</mi>
      <mi>i</mi>
    </msub>
    <annotation encoding="StarMath 5.0">D_i</annotation>
  </semantics>
</math>
</file>

<file path=Object 165/content.xml><?xml version="1.0" encoding="utf-8"?>
<math xmlns="http://www.w3.org/1998/Math/MathML" display="block">
  <semantics>
    <mi>ϕ</mi>
    <annotation encoding="StarMath 5.0">%phi</annotation>
  </semantics>
</math>
</file>

<file path=Object 166/content.xml><?xml version="1.0" encoding="utf-8"?>
<math xmlns="http://www.w3.org/1998/Math/MathML" display="block">
  <semantics>
    <msub>
      <mi>m</mi>
      <mi>i</mi>
    </msub>
    <annotation encoding="StarMath 5.0">m_i</annotation>
  </semantics>
</math>
</file>

<file path=Object 167/content.xml><?xml version="1.0" encoding="utf-8"?>
<math xmlns="http://www.w3.org/1998/Math/MathML" display="block">
  <semantics>
    <msub>
      <mi>D</mi>
      <mi>i</mi>
    </msub>
    <annotation encoding="StarMath 5.0">D_i</annotation>
  </semantics>
</math>
</file>

<file path=Object 168/content.xml><?xml version="1.0" encoding="utf-8"?>
<math xmlns="http://www.w3.org/1998/Math/MathML" display="block">
  <semantics>
    <mrow>
      <msub>
        <mi>D</mi>
        <mi>i</mi>
      </msub>
      <mo stretchy="false">∖</mo>
      <mi>Y</mi>
    </mrow>
    <annotation encoding="StarMath 5.0">D_i setminus Y</annotation>
  </semantics>
</math>
</file>

<file path=Object 169/content.xml><?xml version="1.0" encoding="utf-8"?>
<math xmlns="http://www.w3.org/1998/Math/MathML" display="block">
  <semantics>
    <msub>
      <mi>m</mi>
      <mi>i</mi>
    </msub>
    <annotation encoding="StarMath 5.0">m_i</annotation>
  </semantics>
</math>
</file>

<file path=Object 17/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170/content.xml><?xml version="1.0" encoding="utf-8"?>
<math xmlns="http://www.w3.org/1998/Math/MathML" display="block">
  <semantics>
    <mi>ϕ</mi>
    <annotation encoding="StarMath 5.0">%phi</annotation>
  </semantics>
</math>
</file>

<file path=Object 171/content.xml><?xml version="1.0" encoding="utf-8"?>
<math xmlns="http://www.w3.org/1998/Math/MathML" display="block">
  <semantics>
    <mrow>
      <msub>
        <mi>D</mi>
        <mi>i</mi>
      </msub>
      <mo stretchy="false">∖</mo>
      <mi>Y</mi>
    </mrow>
    <annotation encoding="StarMath 5.0">D_i setminus Y</annotation>
  </semantics>
</math>
</file>

<file path=Object 172/content.xml><?xml version="1.0" encoding="utf-8"?>
<math xmlns="http://www.w3.org/1998/Math/MathML" display="block">
  <semantics>
    <msub>
      <mi>D</mi>
      <mi>i</mi>
    </msub>
    <annotation encoding="StarMath 5.0">D_i</annotation>
  </semantics>
</math>
</file>

<file path=Object 173/content.xml><?xml version="1.0" encoding="utf-8"?>
<math xmlns="http://www.w3.org/1998/Math/MathML" display="block">
  <semantics>
    <msub>
      <mi>m</mi>
      <mi>i</mi>
    </msub>
    <annotation encoding="StarMath 5.0">m_i</annotation>
  </semantics>
</math>
</file>

<file path=Object 174/content.xml><?xml version="1.0" encoding="utf-8"?>
<math xmlns="http://www.w3.org/1998/Math/MathML" display="block">
  <semantics>
    <mi>X</mi>
    <annotation encoding="StarMath 5.0">X</annotation>
  </semantics>
</math>
</file>

<file path=Object 175/content.xml><?xml version="1.0" encoding="utf-8"?>
<math xmlns="http://www.w3.org/1998/Math/MathML" display="block">
  <semantics>
    <msub>
      <mi>m</mi>
      <mi>i</mi>
    </msub>
    <annotation encoding="StarMath 5.0">m_i</annotation>
  </semantics>
</math>
</file>

<file path=Object 176/content.xml><?xml version="1.0" encoding="utf-8"?>
<math xmlns="http://www.w3.org/1998/Math/MathML" display="block">
  <semantics>
    <msub>
      <mi>m</mi>
      <mi>i</mi>
    </msub>
    <annotation encoding="StarMath 5.0">m_i</annotation>
  </semantics>
</math>
</file>

<file path=Object 177/content.xml><?xml version="1.0" encoding="utf-8"?>
<math xmlns="http://www.w3.org/1998/Math/MathML" display="block">
  <semantics>
    <mi>ϕ</mi>
    <annotation encoding="StarMath 5.0">%phi</annotation>
  </semantics>
</math>
</file>

<file path=Object 178/content.xml><?xml version="1.0" encoding="utf-8"?>
<math xmlns="http://www.w3.org/1998/Math/MathML" display="block">
  <semantics>
    <mrow>
      <mo stretchy="false">¬</mo>
      <msub>
        <mi>m</mi>
        <mi>i</mi>
      </msub>
    </mrow>
    <annotation encoding="StarMath 5.0">neg m_i</annotation>
  </semantics>
</math>
</file>

<file path=Object 179/content.xml><?xml version="1.0" encoding="utf-8"?>
<math xmlns="http://www.w3.org/1998/Math/MathML" display="block">
  <semantics>
    <msub>
      <mi>D</mi>
      <mi>i</mi>
    </msub>
    <annotation encoding="StarMath 5.0">D_i</annotation>
  </semantics>
</math>
</file>

<file path=Object 18/content.xml><?xml version="1.0" encoding="utf-8"?>
<math xmlns="http://www.w3.org/1998/Math/MathML" display="block">
  <semantics>
    <mrow>
      <mi>ψ</mi>
      <mrow>
        <mrow>
          <mo fence="true" form="prefix" stretchy="false">(</mo>
          <mrow>
            <mi>X</mi>
          </mrow>
          <mo fence="true" form="postfix" stretchy="false">)</mo>
        </mrow>
        <mo stretchy="false">=</mo>
        <mi>ϕ</mi>
      </mrow>
      <mrow>
        <mrow>
          <mo fence="true" form="prefix" stretchy="false">(</mo>
          <mrow>
            <mrow>
              <mi>X</mi>
              <mi>,</mi>
              <mi>Y</mi>
            </mrow>
          </mrow>
          <mo fence="true" form="postfix" stretchy="false">)</mo>
        </mrow>
        <mo stretchy="false">∖</mo>
        <mi>Y</mi>
      </mrow>
    </mrow>
    <annotation encoding="StarMath 5.0">%psi(X) = %phi(X, Y) setminus Y</annotation>
  </semantics>
</math>
</file>

<file path=Object 180/content.xml><?xml version="1.0" encoding="utf-8"?>
<math xmlns="http://www.w3.org/1998/Math/MathML" display="block">
  <semantics>
    <mi mathvariant="normal">@</mi>
    <annotation encoding="StarMath 5.0">%bottom</annotation>
  </semantics>
</math>
</file>

<file path=Object 181/content.xml><?xml version="1.0" encoding="utf-8"?>
<math xmlns="http://www.w3.org/1998/Math/MathML" display="block">
  <semantics>
    <msub>
      <mi>m</mi>
      <mi>i</mi>
    </msub>
    <annotation encoding="StarMath 5.0">m_i</annotation>
  </semantics>
</math>
</file>

<file path=Object 182/content.xml><?xml version="1.0" encoding="utf-8"?>
<math xmlns="http://www.w3.org/1998/Math/MathML" display="block">
  <semantics>
    <mi>γ</mi>
    <annotation encoding="StarMath 5.0">%gamma</annotation>
  </semantics>
</math>
</file>

<file path=Object 183/content.xml><?xml version="1.0" encoding="utf-8"?>
<math xmlns="http://www.w3.org/1998/Math/MathML" display="block">
  <semantics>
    <mrow>
      <mi>ϕ</mi>
      <mo stretchy="false">=</mo>
      <mrow>
        <msub>
          <mo stretchy="false">∧</mo>
          <mi>i</mi>
        </msub>
        <msub>
          <mi>D</mi>
          <mi>i</mi>
        </msub>
      </mrow>
    </mrow>
    <annotation encoding="StarMath 5.0">%phi = oper %and_i D_i</annotation>
  </semantics>
</math>
</file>

<file path=Object 184/content.xml><?xml version="1.0" encoding="utf-8"?>
<math xmlns="http://www.w3.org/1998/Math/MathML" display="block">
  <semantics>
    <mi>C</mi>
    <annotation encoding="StarMath 5.0">C</annotation>
  </semantics>
</math>
</file>

<file path=Object 185/content.xml><?xml version="1.0" encoding="utf-8"?>
<math xmlns="http://www.w3.org/1998/Math/MathML" display="block">
  <semantics>
    <msub>
      <mi>D</mi>
      <mi>i</mi>
    </msub>
    <annotation encoding="StarMath 5.0">D_i</annotation>
  </semantics>
</math>
</file>

<file path=Object 186/content.xml><?xml version="1.0" encoding="utf-8"?>
<math xmlns="http://www.w3.org/1998/Math/MathML" display="block">
  <semantics>
    <mi>ϕ</mi>
    <annotation encoding="StarMath 5.0">%phi</annotation>
  </semantics>
</math>
</file>

<file path=Object 187/content.xml><?xml version="1.0" encoding="utf-8"?>
<math xmlns="http://www.w3.org/1998/Math/MathML" display="block">
  <semantics>
    <mrow>
      <msub>
        <mi>D</mi>
        <mi>i</mi>
      </msub>
      <mo stretchy="false">∖</mo>
      <mi>Y</mi>
    </mrow>
    <annotation encoding="StarMath 5.0">D_i setminus Y</annotation>
  </semantics>
</math>
</file>

<file path=Object 188/content.xml><?xml version="1.0" encoding="utf-8"?>
<math xmlns="http://www.w3.org/1998/Math/MathML" display="block">
  <semantics>
    <mi>C</mi>
    <annotation encoding="StarMath 5.0">C</annotation>
  </semantics>
</math>
</file>

<file path=Object 189/content.xml><?xml version="1.0" encoding="utf-8"?>
<math xmlns="http://www.w3.org/1998/Math/MathML" display="block">
  <semantics>
    <mrow>
      <mi>π</mi>
      <mrow>
        <mo fence="true" form="prefix" stretchy="false">(</mo>
        <mrow>
          <mrow>
            <msub>
              <mi>D</mi>
              <mi>i</mi>
            </msub>
            <mi>,</mi>
            <mi>X</mi>
          </mrow>
        </mrow>
        <mo fence="true" form="postfix" stretchy="false">)</mo>
      </mrow>
    </mrow>
    <annotation encoding="StarMath 5.0">%pi(D_i, X)</annotation>
  </semantics>
</math>
</file>

<file path=Object 19/content.xml><?xml version="1.0" encoding="utf-8"?>
<math xmlns="http://www.w3.org/1998/Math/MathML" display="block">
  <semantics>
    <mi>Y</mi>
    <annotation encoding="StarMath 5.0">Y
</annotation>
  </semantics>
</math>
</file>

<file path=Object 190/content.xml><?xml version="1.0" encoding="utf-8"?>
<math xmlns="http://www.w3.org/1998/Math/MathML" display="block">
  <semantics>
    <mi>γ</mi>
    <annotation encoding="StarMath 5.0">%gamma</annotation>
  </semantics>
</math>
</file>

<file path=Object 191/content.xml><?xml version="1.0" encoding="utf-8"?>
<math xmlns="http://www.w3.org/1998/Math/MathML" display="block">
  <semantics>
    <mrow>
      <msub>
        <mi>D</mi>
        <mn>2</mn>
      </msub>
      <mo stretchy="false">=</mo>
      <mrow>
        <msub>
          <mi>x</mi>
          <mn>1</mn>
        </msub>
        <mo stretchy="false">∨</mo>
        <mrow>
          <mo stretchy="false">¬</mo>
          <msub>
            <mi>x</mi>
            <mn>2</mn>
          </msub>
        </mrow>
        <mo stretchy="false">∨</mo>
        <mrow>
          <mo stretchy="false">¬</mo>
          <msub>
            <mi>y</mi>
            <mn>2</mn>
          </msub>
        </mrow>
      </mrow>
    </mrow>
    <annotation encoding="StarMath 5.0">D_2 = x_1 or neg x_2 or neg y_2</annotation>
  </semantics>
</math>
</file>

<file path=Object 192/content.xml><?xml version="1.0" encoding="utf-8"?>
<math xmlns="http://www.w3.org/1998/Math/MathML" display="block">
  <semantics>
    <mrow>
      <msub>
        <mi>D</mi>
        <mn>1</mn>
      </msub>
      <mo stretchy="false">=</mo>
      <mrow>
        <msub>
          <mi>x</mi>
          <mn>1</mn>
        </msub>
        <mo stretchy="false">∨</mo>
        <mrow>
          <mo stretchy="false">¬</mo>
          <msub>
            <mi>x</mi>
            <mn>2</mn>
          </msub>
        </mrow>
        <mo stretchy="false">∨</mo>
        <mrow>
          <mo stretchy="false">¬</mo>
          <msub>
            <mi>y</mi>
            <mn>1</mn>
          </msub>
        </mrow>
      </mrow>
    </mrow>
    <annotation encoding="StarMath 5.0">D_1 = x_1 or neg x_2 or neg y_1</annotation>
  </semantics>
</math>
</file>

<file path=Object 193/content.xml><?xml version="1.0" encoding="utf-8"?>
<math xmlns="http://www.w3.org/1998/Math/MathML" display="block">
  <semantics>
    <mi>ϕ</mi>
    <annotation encoding="StarMath 5.0">%phi</annotation>
  </semantics>
</math>
</file>

<file path=Object 194/content.xml><?xml version="1.0" encoding="utf-8"?>
<math xmlns="http://www.w3.org/1998/Math/MathML" display="block">
  <semantics>
    <mrow>
      <mi>ϕ</mi>
      <mo stretchy="false">=</mo>
      <mrow>
        <mrow>
          <mo fence="true" form="prefix" stretchy="false">(</mo>
          <mrow>
            <mrow>
              <msub>
                <mi>x</mi>
                <mn>1</mn>
              </msub>
              <mo stretchy="false">∨</mo>
              <mrow>
                <mo stretchy="false">¬</mo>
                <msub>
                  <mi>x</mi>
                  <mn>2</mn>
                </msub>
              </mrow>
              <mo stretchy="false">∨</mo>
              <mrow>
                <mo stretchy="false">¬</mo>
                <msub>
                  <mi>y</mi>
                  <mn>1</mn>
                </msub>
              </mrow>
              <mo stretchy="false">∨</mo>
              <msub>
                <mi>m</mi>
                <mn>1</mn>
              </msub>
            </mrow>
          </mrow>
          <mo fence="true" form="postfix" stretchy="false">)</mo>
        </mrow>
        <mo stretchy="false">∧</mo>
        <mrow>
          <mo fence="true" form="prefix" stretchy="false">(</mo>
          <mrow>
            <mrow>
              <msub>
                <mi>x</mi>
                <mn>1</mn>
              </msub>
              <mo stretchy="false">∨</mo>
              <mrow>
                <mo stretchy="false">¬</mo>
                <msub>
                  <mi>x</mi>
                  <mn>2</mn>
                </msub>
              </mrow>
              <mo stretchy="false">∨</mo>
              <mrow>
                <mo stretchy="false">¬</mo>
                <msub>
                  <mi>y</mi>
                  <mn>2</mn>
                </msub>
              </mrow>
              <mo stretchy="false">∨</mo>
              <msub>
                <mi>m</mi>
                <mn>2</mn>
              </msub>
            </mrow>
          </mrow>
          <mo fence="true" form="postfix" stretchy="false">)</mo>
        </mrow>
        <mo stretchy="false">∧</mo>
        <mrow>
          <mo stretchy="false">¬</mo>
          <msub>
            <mi>m</mi>
            <mn>1</mn>
          </msub>
        </mrow>
        <mo stretchy="false">∧</mo>
        <mrow>
          <mo stretchy="false">¬</mo>
          <msub>
            <mi>m</mi>
            <mn>2</mn>
          </msub>
        </mrow>
      </mrow>
    </mrow>
    <annotation encoding="StarMath 5.0">%phi = (x_1 or neg x_2 or neg y_1 or m_1) and (x_1 or neg x_2 or neg y_2 or m_2) and neg m_1 and neg m_2</annotation>
  </semantics>
</math>
</file>

<file path=Object 195/content.xml><?xml version="1.0" encoding="utf-8"?>
<math xmlns="http://www.w3.org/1998/Math/MathML" display="block">
  <semantics>
    <msub>
      <mi>y</mi>
      <mn>2</mn>
    </msub>
    <annotation encoding="StarMath 5.0">y_2</annotation>
  </semantics>
</math>
</file>

<file path=Object 196/content.xml><?xml version="1.0" encoding="utf-8"?>
<math xmlns="http://www.w3.org/1998/Math/MathML" display="block">
  <semantics>
    <mrow>
      <msub>
        <mi>x</mi>
        <mn>1</mn>
      </msub>
      <mo stretchy="false">∨</mo>
      <mrow>
        <mo stretchy="false">¬</mo>
        <msub>
          <mi>x</mi>
          <mn>2</mn>
        </msub>
      </mrow>
      <mo stretchy="false">∨</mo>
      <msub>
        <mi>m</mi>
        <mn>2</mn>
      </msub>
    </mrow>
    <annotation encoding="StarMath 5.0">x_1 or neg x_2 or m_2</annotation>
  </semantics>
</math>
</file>

<file path=Object 197/content.xml><?xml version="1.0" encoding="utf-8"?>
<math xmlns="http://www.w3.org/1998/Math/MathML" display="block">
  <semantics>
    <msub>
      <mi>y</mi>
      <mn>1</mn>
    </msub>
    <annotation encoding="StarMath 5.0">y_1</annotation>
  </semantics>
</math>
</file>

<file path=Object 198/content.xml><?xml version="1.0" encoding="utf-8"?>
<math xmlns="http://www.w3.org/1998/Math/MathML" display="block">
  <semantics>
    <mrow>
      <msub>
        <mi>x</mi>
        <mn>1</mn>
      </msub>
      <mo stretchy="false">∨</mo>
      <mrow>
        <mo stretchy="false">¬</mo>
        <msub>
          <mi>x</mi>
          <mn>2</mn>
        </msub>
      </mrow>
      <mo stretchy="false">∨</mo>
      <msub>
        <mi>m</mi>
        <mn>1</mn>
      </msub>
    </mrow>
    <annotation encoding="StarMath 5.0">x_1 or neg x_2 or m_1</annotation>
  </semantics>
</math>
</file>

<file path=Object 199/content.xml><?xml version="1.0" encoding="utf-8"?>
<math xmlns="http://www.w3.org/1998/Math/MathML" display="block">
  <semantics>
    <msub>
      <mi>y</mi>
      <mn>2</mn>
    </msub>
    <annotation encoding="StarMath 5.0">y_2</annotation>
  </semantics>
</math>
</file>

<file path=Object 2/content.xml><?xml version="1.0" encoding="utf-8"?>
<math xmlns="http://www.w3.org/1998/Math/MathML" display="block">
  <semantics>
    <mi>α</mi>
    <annotation encoding="StarMath 5.0">%alpha</annotation>
  </semantics>
</math>
</file>

<file path=Object 20/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200/content.xml><?xml version="1.0" encoding="utf-8"?>
<math xmlns="http://www.w3.org/1998/Math/MathML" display="block">
  <semantics>
    <msub>
      <mi>y</mi>
      <mn>1</mn>
    </msub>
    <annotation encoding="StarMath 5.0">y_1</annotation>
  </semantics>
</math>
</file>

<file path=Object 201/content.xml><?xml version="1.0" encoding="utf-8"?>
<math xmlns="http://www.w3.org/1998/Math/MathML" display="block">
  <semantics>
    <mrow>
      <msub>
        <mi>x</mi>
        <mn>1</mn>
      </msub>
      <mo stretchy="false">∨</mo>
      <mrow>
        <mo stretchy="false">¬</mo>
        <msub>
          <mi>x</mi>
          <mn>2</mn>
        </msub>
      </mrow>
    </mrow>
    <annotation encoding="StarMath 5.0">x_1 or neg x_2</annotation>
  </semantics>
</math>
</file>

<file path=Object 202/content.xml><?xml version="1.0" encoding="utf-8"?>
<math xmlns="http://www.w3.org/1998/Math/MathML" display="block">
  <semantics>
    <msub>
      <mi>m</mi>
      <mn>1</mn>
    </msub>
    <annotation encoding="StarMath 5.0">m_1</annotation>
  </semantics>
</math>
</file>

<file path=Object 203/content.xml><?xml version="1.0" encoding="utf-8"?>
<math xmlns="http://www.w3.org/1998/Math/MathML" display="block">
  <semantics>
    <msub>
      <mi>D</mi>
      <mn>1</mn>
    </msub>
    <annotation encoding="StarMath 5.0">D_1</annotation>
  </semantics>
</math>
</file>

<file path=Object 204/content.xml><?xml version="1.0" encoding="utf-8"?>
<math xmlns="http://www.w3.org/1998/Math/MathML" display="block">
  <semantics>
    <msub>
      <mi>m</mi>
      <mn>2</mn>
    </msub>
    <annotation encoding="StarMath 5.0">m_2</annotation>
  </semantics>
</math>
</file>

<file path=Object 205/content.xml><?xml version="1.0" encoding="utf-8"?>
<math xmlns="http://www.w3.org/1998/Math/MathML" display="block">
  <semantics>
    <msub>
      <mi>D</mi>
      <mn>2</mn>
    </msub>
    <annotation encoding="StarMath 5.0">D_2</annotation>
  </semantics>
</math>
</file>

<file path=Object 206/content.xml><?xml version="1.0" encoding="utf-8"?>
<math xmlns="http://www.w3.org/1998/Math/MathML" display="block">
  <semantics>
    <mi>γ</mi>
    <annotation encoding="StarMath 5.0">%gamma</annotation>
  </semantics>
</math>
</file>

<file path=Object 207/content.xml><?xml version="1.0" encoding="utf-8"?>
<math xmlns="http://www.w3.org/1998/Math/MathML" display="block">
  <semantics>
    <mi mathvariant="normal">⊤</mi>
    <annotation encoding="StarMath 5.0">%top</annotation>
  </semantics>
</math>
</file>

<file path=Object 208/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209/content.xml><?xml version="1.0" encoding="utf-8"?>
<math xmlns="http://www.w3.org/1998/Math/MathML" display="block">
  <semantics>
    <mrow>
      <mi>C</mi>
      <mo stretchy="false">∖</mo>
      <mi>X</mi>
    </mrow>
    <annotation encoding="StarMath 5.0">C setminus X</annotation>
  </semantics>
</math>
</file>

<file path=Object 21/content.xml><?xml version="1.0" encoding="utf-8"?>
<math xmlns="http://www.w3.org/1998/Math/MathML" display="block">
  <semantics>
    <mi>ϕ</mi>
    <annotation encoding="StarMath 5.0">%phi</annotation>
  </semantics>
</math>
</file>

<file path=Object 210/content.xml><?xml version="1.0" encoding="utf-8"?>
<math xmlns="http://www.w3.org/1998/Math/MathML" display="block">
  <semantics>
    <mi>π</mi>
    <annotation encoding="StarMath 5.0">%pi</annotation>
  </semantics>
</math>
</file>

<file path=Object 211/content.xml><?xml version="1.0" encoding="utf-8"?>
<math xmlns="http://www.w3.org/1998/Math/MathML" display="block">
  <semantics>
    <mi mathvariant="normal">Π</mi>
    <annotation encoding="StarMath 5.0">%PI</annotation>
  </semantics>
</math>
</file>

<file path=Object 212/content.xml><?xml version="1.0" encoding="utf-8"?>
<math xmlns="http://www.w3.org/1998/Math/MathML" display="block">
  <semantics>
    <mrow>
      <mi>ϕ</mi>
      <mo stretchy="false">=</mo>
      <mrow>
        <mo fence="true" form="prefix" stretchy="false">{</mo>
        <mrow>
          <mrow>
            <msub>
              <mi>C</mi>
              <mn>1</mn>
            </msub>
            <mi>,</mi>
            <msub>
              <mi>C</mi>
              <mn>2</mn>
            </msub>
            <mi>,</mi>
            <mn>...</mn>
          </mrow>
        </mrow>
        <mo fence="true" form="postfix" stretchy="false">}</mo>
      </mrow>
    </mrow>
    <annotation encoding="StarMath 5.0">%phi = lbrace C_1, C_2, ... rbrace</annotation>
  </semantics>
</math>
</file>

<file path=Object 213/content.xml><?xml version="1.0" encoding="utf-8"?>
<math xmlns="http://www.w3.org/1998/Math/MathML" display="block">
  <semantics>
    <mrow>
      <mi mathvariant="normal">Π</mi>
      <mrow>
        <mrow>
          <mo fence="true" form="prefix" stretchy="false">(</mo>
          <mrow>
            <mrow>
              <mi>ϕ</mi>
              <mi>,</mi>
              <mi>X</mi>
            </mrow>
          </mrow>
          <mo fence="true" form="postfix" stretchy="false">)</mo>
        </mrow>
        <mo stretchy="false">=</mo>
        <mrow>
          <msub>
            <mo stretchy="false">∧</mo>
            <mi>i</mi>
          </msub>
          <mi>π</mi>
        </mrow>
      </mrow>
      <mrow>
        <mo fence="true" form="prefix" stretchy="false">(</mo>
        <mrow>
          <mrow>
            <msub>
              <mi>C</mi>
              <mi>i</mi>
            </msub>
            <mi>,</mi>
            <mi>X</mi>
          </mrow>
        </mrow>
        <mo fence="true" form="postfix" stretchy="false">)</mo>
      </mrow>
    </mrow>
    <annotation encoding="StarMath 5.0">%PI(%phi, X) = oper %and_i %pi(C_i, X)</annotation>
  </semantics>
</math>
</file>

<file path=Object 214/content.xml><?xml version="1.0" encoding="utf-8"?>
<math xmlns="http://www.w3.org/1998/Math/MathML" display="block">
  <semantics>
    <msub>
      <mi>a</mi>
      <mi>Y</mi>
    </msub>
    <annotation encoding="StarMath 5.0">a_Y</annotation>
  </semantics>
</math>
</file>

<file path=Object 215/content.xml><?xml version="1.0" encoding="utf-8"?>
<math xmlns="http://www.w3.org/1998/Math/MathML" display="block">
  <semantics>
    <mrow>
      <mi>ϕ</mi>
      <mo stretchy="false">=</mo>
      <mrow>
        <mo fence="true" form="prefix" stretchy="false">{</mo>
        <mrow>
          <mrow>
            <msub>
              <mi>C</mi>
              <mn>1</mn>
            </msub>
            <mi>,</mi>
            <msub>
              <mi>C</mi>
              <mn>2</mn>
            </msub>
            <mi>,</mi>
            <mn>...</mn>
          </mrow>
        </mrow>
        <mo fence="true" form="postfix" stretchy="false">}</mo>
      </mrow>
    </mrow>
    <annotation encoding="StarMath 5.0">%phi = lbrace C_1, C_2, ... rbrace</annotation>
  </semantics>
</math>
</file>

<file path=Object 216/content.xml><?xml version="1.0" encoding="utf-8"?>
<math xmlns="http://www.w3.org/1998/Math/MathML" display="block">
  <semantics>
    <mrow>
      <mi>ϕ</mi>
      <mo stretchy="false">=</mo>
      <mrow>
        <mo fence="true" form="prefix" stretchy="false">{</mo>
        <mrow>
          <mrow>
            <msub>
              <mi>C</mi>
              <mn>1</mn>
            </msub>
            <mi>,</mi>
            <msub>
              <mi>C</mi>
              <mn>2</mn>
            </msub>
            <mi>,</mi>
            <mn>...</mn>
          </mrow>
        </mrow>
        <mo fence="true" form="postfix" stretchy="false">}</mo>
      </mrow>
    </mrow>
    <annotation encoding="StarMath 5.0">%phi = lbrace C_1, C_2, ... rbrace</annotation>
  </semantics>
</math>
</file>

<file path=Object 217/content.xml><?xml version="1.0" encoding="utf-8"?>
<math xmlns="http://www.w3.org/1998/Math/MathML" display="block">
  <semantics>
    <mrow>
      <msub>
        <mo stretchy="false">∀</mo>
        <mi>i</mi>
      </msub>
      <mrow>
        <mo fence="true" form="prefix" stretchy="false">[</mo>
        <mrow>
          <mrow>
            <mrow>
              <msub>
                <mi>a</mi>
                <mi>Y</mi>
              </msub>
              <mo stretchy="false">∧</mo>
              <mi>π</mi>
            </mrow>
            <mrow>
              <mrow>
                <mo fence="true" form="prefix" stretchy="false">(</mo>
                <mrow>
                  <mrow>
                    <msub>
                      <mi>C</mi>
                      <mi>i</mi>
                    </msub>
                    <mi>,</mi>
                    <mi>X</mi>
                  </mrow>
                </mrow>
                <mo fence="true" form="postfix" stretchy="false">)</mo>
              </mrow>
              <mo stretchy="false">≠</mo>
              <mi mathvariant="normal">@</mi>
            </mrow>
          </mrow>
        </mrow>
        <mo fence="true" form="postfix" stretchy="false">]</mo>
      </mrow>
    </mrow>
    <annotation encoding="StarMath 5.0">forall_i [a_Y and %pi(C_i, X) &lt;&gt; %bottom]</annotation>
  </semantics>
</math>
</file>

<file path=Object 218/content.xml><?xml version="1.0" encoding="utf-8"?>
<math xmlns="http://www.w3.org/1998/Math/MathML" display="block">
  <semantics>
    <mrow>
      <mrow>
        <msub>
          <mi>a</mi>
          <mi>Y</mi>
        </msub>
        <mo stretchy="false">∧</mo>
        <mi mathvariant="normal">Π</mi>
      </mrow>
      <mrow>
        <mrow>
          <mo fence="true" form="prefix" stretchy="false">(</mo>
          <mrow>
            <mrow>
              <mi>ϕ</mi>
              <mi>,</mi>
              <mi>X</mi>
            </mrow>
          </mrow>
          <mo fence="true" form="postfix" stretchy="false">)</mo>
        </mrow>
        <mo stretchy="false">≠</mo>
        <mi mathvariant="normal">@</mi>
      </mrow>
    </mrow>
    <annotation encoding="StarMath 5.0">a_Y and %PI(%phi, X) &lt;&gt; %bottom</annotation>
  </semantics>
</math>
</file>

<file path=Object 219/content.xml><?xml version="1.0" encoding="utf-8"?>
<math xmlns="http://www.w3.org/1998/Math/MathML" display="block">
  <semantics>
    <msub>
      <mi>a</mi>
      <mi>Y</mi>
    </msub>
    <annotation encoding="StarMath 5.0">a_Y</annotation>
  </semantics>
</math>
</file>

<file path=Object 22/content.xml><?xml version="1.0" encoding="utf-8"?>
<math xmlns="http://www.w3.org/1998/Math/MathML" display="block">
  <semantics>
    <mi>X</mi>
    <annotation encoding="StarMath 5.0">X</annotation>
  </semantics>
</math>
</file>

<file path=Object 220/content.xml><?xml version="1.0" encoding="utf-8"?>
<math xmlns="http://www.w3.org/1998/Math/MathML" display="block">
  <semantics>
    <mi>Y</mi>
    <annotation encoding="StarMath 5.0">Y</annotation>
  </semantics>
</math>
</file>

<file path=Object 221/content.xml><?xml version="1.0" encoding="utf-8"?>
<math xmlns="http://www.w3.org/1998/Math/MathML" display="block">
  <semantics>
    <mrow>
      <mi>π</mi>
      <mrow>
        <mrow>
          <mrow>
            <mo fence="true" form="prefix" stretchy="false">(</mo>
            <mrow>
              <mrow>
                <msub>
                  <mi>C</mi>
                  <mi>i</mi>
                </msub>
                <mi>,</mi>
                <mi>X</mi>
              </mrow>
            </mrow>
            <mo fence="true" form="postfix" stretchy="false">)</mo>
          </mrow>
          <mo stretchy="false">∧</mo>
          <msub>
            <mi>a</mi>
            <mi>Y</mi>
          </msub>
        </mrow>
        <mo stretchy="false">≠</mo>
        <mi mathvariant="normal">@</mi>
      </mrow>
    </mrow>
    <annotation encoding="StarMath 5.0">%pi(C_i, X) and a_Y &lt;&gt; %bottom</annotation>
  </semantics>
</math>
</file>

<file path=Object 222/content.xml><?xml version="1.0" encoding="utf-8"?>
<math xmlns="http://www.w3.org/1998/Math/MathML" display="block">
  <semantics>
    <msub>
      <mi>C</mi>
      <mi>i</mi>
    </msub>
    <annotation encoding="StarMath 5.0">C_i</annotation>
  </semantics>
</math>
</file>

<file path=Object 223/content.xml><?xml version="1.0" encoding="utf-8"?>
<math xmlns="http://www.w3.org/1998/Math/MathML" display="block">
  <semantics>
    <mrow>
      <mi>π</mi>
      <mrow>
        <mo fence="true" form="prefix" stretchy="false">(</mo>
        <mrow>
          <mrow>
            <msub>
              <mi>C</mi>
              <mi>i</mi>
            </msub>
            <mi>,</mi>
            <mi>X</mi>
          </mrow>
        </mrow>
        <mo fence="true" form="postfix" stretchy="false">)</mo>
      </mrow>
    </mrow>
    <annotation encoding="StarMath 5.0">%pi(C_i, X)</annotation>
  </semantics>
</math>
</file>

<file path=Object 224/content.xml><?xml version="1.0" encoding="utf-8"?>
<math xmlns="http://www.w3.org/1998/Math/MathML" display="block">
  <semantics>
    <msub>
      <mi>a</mi>
      <mi>Y</mi>
    </msub>
    <annotation encoding="StarMath 5.0">a_Y</annotation>
  </semantics>
</math>
</file>

<file path=Object 225/content.xml><?xml version="1.0" encoding="utf-8"?>
<math xmlns="http://www.w3.org/1998/Math/MathML" display="block">
  <semantics>
    <msub>
      <mi>C</mi>
      <mi>i</mi>
    </msub>
    <annotation encoding="StarMath 5.0">C_i</annotation>
  </semantics>
</math>
</file>

<file path=Object 226/content.xml><?xml version="1.0" encoding="utf-8"?>
<math xmlns="http://www.w3.org/1998/Math/MathML" display="block">
  <semantics>
    <mi>ϕ</mi>
    <annotation encoding="StarMath 5.0">%phi</annotation>
  </semantics>
</math>
</file>

<file path=Object 227/content.xml><?xml version="1.0" encoding="utf-8"?>
<math xmlns="http://www.w3.org/1998/Math/MathML" display="block">
  <semantics>
    <mrow>
      <msub>
        <mo stretchy="false">∀</mo>
        <mi>i</mi>
      </msub>
      <mrow>
        <mo fence="true" form="prefix" stretchy="false">[</mo>
        <mrow>
          <mrow>
            <mrow>
              <msub>
                <mi>a</mi>
                <mi>Y</mi>
              </msub>
              <mo stretchy="false">∧</mo>
              <mi>π</mi>
            </mrow>
            <mrow>
              <mrow>
                <mo fence="true" form="prefix" stretchy="false">(</mo>
                <mrow>
                  <mrow>
                    <msub>
                      <mi>C</mi>
                      <mi>i</mi>
                    </msub>
                    <mi>,</mi>
                    <mi>X</mi>
                  </mrow>
                </mrow>
                <mo fence="true" form="postfix" stretchy="false">)</mo>
              </mrow>
              <mo stretchy="false">≠</mo>
              <mi mathvariant="normal">@</mi>
            </mrow>
          </mrow>
        </mrow>
        <mo fence="true" form="postfix" stretchy="false">]</mo>
      </mrow>
      <mo stretchy="false">⇔</mo>
      <mrow>
        <mo fence="true" form="prefix" stretchy="false">[</mo>
        <mrow>
          <mrow>
            <mrow>
              <mo fence="true" form="prefix" stretchy="false">(</mo>
              <mrow>
                <mrow>
                  <mrow>
                    <msub>
                      <mi>a</mi>
                      <mi>Y</mi>
                    </msub>
                    <mo stretchy="false">∧</mo>
                    <mrow>
                      <msub>
                        <mo stretchy="false">∧</mo>
                        <mi>i</mi>
                      </msub>
                      <mi>π</mi>
                    </mrow>
                  </mrow>
                  <mrow>
                    <mo fence="true" form="prefix" stretchy="false">(</mo>
                    <mrow>
                      <mrow>
                        <msub>
                          <mi>C</mi>
                          <mi>i</mi>
                        </msub>
                        <mi>,</mi>
                        <mi>X</mi>
                      </mrow>
                    </mrow>
                    <mo fence="true" form="postfix" stretchy="false">)</mo>
                  </mrow>
                </mrow>
              </mrow>
              <mo fence="true" form="postfix" stretchy="false">)</mo>
            </mrow>
            <mo stretchy="false">≠</mo>
            <mi mathvariant="normal">@</mi>
          </mrow>
        </mrow>
        <mo fence="true" form="postfix" stretchy="false">]</mo>
      </mrow>
    </mrow>
    <annotation encoding="StarMath 5.0">forall_i [a_Y and %pi(C_i, X) neq %bottom] dlrarrow [(a_Y and oper %and_i %pi(C_i, X)) &lt;&gt; %bottom]</annotation>
  </semantics>
</math>
</file>

<file path=Object 228/content.xml><?xml version="1.0" encoding="utf-8"?>
<math xmlns="http://www.w3.org/1998/Math/MathML" display="block">
  <semantics>
    <mrow>
      <mi mathvariant="normal">Γ</mi>
      <mrow>
        <mrow>
          <mo fence="true" form="prefix" stretchy="false">(</mo>
          <mrow>
            <mi>μ</mi>
          </mrow>
          <mo fence="true" form="postfix" stretchy="false">)</mo>
        </mrow>
        <mo stretchy="false">=</mo>
        <mrow>
          <msub>
            <mo stretchy="false">∧</mo>
            <mi>i</mi>
          </msub>
          <mi>γ</mi>
        </mrow>
      </mrow>
      <mrow>
        <mo fence="true" form="prefix" stretchy="false">(</mo>
        <mrow>
          <msub>
            <mi>μ</mi>
            <mi>i</mi>
          </msub>
        </mrow>
        <mo fence="true" form="postfix" stretchy="false">)</mo>
      </mrow>
    </mrow>
    <annotation encoding="StarMath 5.0">%GAMMA(%mu) = oper %and_i %gamma(%mu_i)</annotation>
  </semantics>
</math>
</file>

<file path=Object 229/content.xml><?xml version="1.0" encoding="utf-8"?>
<math xmlns="http://www.w3.org/1998/Math/MathML" display="block">
  <semantics>
    <mrow>
      <mi>μ</mi>
      <mo stretchy="false">=</mo>
      <mrow>
        <mo fence="true" form="prefix" stretchy="false">{</mo>
        <mrow>
          <mrow>
            <msub>
              <mi>μ</mi>
              <mn>1</mn>
            </msub>
            <mi>,</mi>
            <msub>
              <mi>μ</mi>
              <mn>2</mn>
            </msub>
            <mi>,</mi>
            <mi>…</mi>
          </mrow>
        </mrow>
        <mo fence="true" form="postfix" stretchy="false">}</mo>
      </mrow>
    </mrow>
    <annotation encoding="StarMath 5.0">%mu = lbrace %mu_1, %mu_2, … rbrace</annotation>
  </semantics>
</math>
</file>

<file path=Object 23/content.xml><?xml version="1.0" encoding="utf-8"?>
<math xmlns="http://www.w3.org/1998/Math/MathML" display="block">
  <semantics>
    <msub>
      <mi>a</mi>
      <mi>Y</mi>
    </msub>
    <annotation encoding="StarMath 5.0">a_Y</annotation>
  </semantics>
</math>
</file>

<file path=Object 230/content.xml><?xml version="1.0" encoding="utf-8"?>
<math xmlns="http://www.w3.org/1998/Math/MathML" display="block">
  <semantics>
    <mi mathvariant="normal">Γ</mi>
    <annotation encoding="StarMath 5.0">%GAMMA</annotation>
  </semantics>
</math>
</file>

<file path=Object 231/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 %bottom</annotation>
  </semantics>
</math>
</file>

<file path=Object 232/content.xml><?xml version="1.0" encoding="utf-8"?>
<math xmlns="http://www.w3.org/1998/Math/MathML" display="block">
  <semantics>
    <mi>μ</mi>
    <annotation encoding="StarMath 5.0">%mu</annotation>
  </semantics>
</math>
</file>

<file path=Object 233/content.xml><?xml version="1.0" encoding="utf-8"?>
<math xmlns="http://www.w3.org/1998/Math/MathML" display="block">
  <semantics>
    <mrow>
      <mi mathvariant="normal">Γ</mi>
      <mrow>
        <mrow>
          <mrow>
            <mo fence="true" form="prefix" stretchy="false">(</mo>
            <mrow>
              <mi>μ</mi>
            </mrow>
            <mo fence="true" form="postfix" stretchy="false">)</mo>
          </mrow>
          <mo stretchy="false">∧</mo>
          <msub>
            <mi>a</mi>
            <mi>Y</mi>
          </msub>
        </mrow>
        <mo stretchy="false">≠</mo>
        <mi mathvariant="normal">@</mi>
      </mrow>
    </mrow>
    <annotation encoding="StarMath 5.0">%GAMMA(%mu) and a_Y &lt;&gt; %bottom</annotation>
  </semantics>
</math>
</file>

<file path=Object 234/content.xml><?xml version="1.0" encoding="utf-8"?>
<math xmlns="http://www.w3.org/1998/Math/MathML" display="block">
  <semantics>
    <msub>
      <mi>a</mi>
      <mi>Y</mi>
    </msub>
    <annotation encoding="StarMath 5.0">a_Y</annotation>
  </semantics>
</math>
</file>

<file path=Object 235/content.xml><?xml version="1.0" encoding="utf-8"?>
<math xmlns="http://www.w3.org/1998/Math/MathML" display="block">
  <semantics>
    <mrow>
      <mi>ψ</mi>
      <mo stretchy="false">=</mo>
      <mrow>
        <msub>
          <mo stretchy="false">∧</mo>
          <mi>i</mi>
        </msub>
        <mrow>
          <mo fence="true" form="prefix" stretchy="false">(</mo>
          <mrow>
            <mrow>
              <msub>
                <mi>C</mi>
                <mi>i</mi>
              </msub>
              <mo stretchy="false">∖</mo>
              <mi>Y</mi>
            </mrow>
          </mrow>
          <mo fence="true" form="postfix" stretchy="false">)</mo>
        </mrow>
      </mrow>
    </mrow>
    <annotation encoding="StarMath 5.0">%psi = oper %and_i (C_i setminus Y)</annotation>
  </semantics>
</math>
</file>

<file path=Object 236/content.xml><?xml version="1.0" encoding="utf-8"?>
<math xmlns="http://www.w3.org/1998/Math/MathML" display="block">
  <semantics>
    <mi>Y</mi>
    <annotation encoding="StarMath 5.0">Y</annotation>
  </semantics>
</math>
</file>

<file path=Object 237/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lt;&gt; %bottom</annotation>
  </semantics>
</math>
</file>

<file path=Object 238/content.xml><?xml version="1.0" encoding="utf-8"?>
<math xmlns="http://www.w3.org/1998/Math/MathML" display="block">
  <semantics>
    <mrow>
      <mi>ψ</mi>
      <mrow>
        <mrow>
          <mo fence="true" form="prefix" stretchy="false">(</mo>
          <mrow>
            <mi>X</mi>
          </mrow>
          <mo fence="true" form="postfix" stretchy="false">)</mo>
        </mrow>
        <mo stretchy="false">=</mo>
        <mi>ϕ</mi>
      </mrow>
      <mrow>
        <mrow>
          <mo fence="true" form="prefix" stretchy="false">(</mo>
          <mrow>
            <mrow>
              <mi>X</mi>
              <mi>,</mi>
              <mi>Y</mi>
            </mrow>
          </mrow>
          <mo fence="true" form="postfix" stretchy="false">)</mo>
        </mrow>
        <mo stretchy="false">∖</mo>
        <mi>Y</mi>
      </mrow>
    </mrow>
    <annotation encoding="StarMath 5.0">%psi(X) = %phi(X, Y) setminus Y</annotation>
  </semantics>
</math>
</file>

<file path=Object 239/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24/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240/content.xml><?xml version="1.0" encoding="utf-8"?>
<math xmlns="http://www.w3.org/1998/Math/MathML" display="block">
  <semantics>
    <mi>κ</mi>
    <annotation encoding="StarMath 5.0">%kappa</annotation>
  </semantics>
</math>
</file>

<file path=Object 241/content.xml><?xml version="1.0" encoding="utf-8"?>
<math xmlns="http://www.w3.org/1998/Math/MathML" display="block">
  <semantics>
    <mrow>
      <mrow>
        <msub>
          <mi>κ</mi>
          <mi>i</mi>
        </msub>
        <mo stretchy="false">∖</mo>
        <mi>Y</mi>
      </mrow>
      <mo stretchy="false">=</mo>
      <msub>
        <mi>ψ</mi>
        <mi>i</mi>
      </msub>
    </mrow>
    <annotation encoding="StarMath 5.0">%kappa_i setminus Y = %psi_i</annotation>
  </semantics>
</math>
</file>

<file path=Object 242/content.xml><?xml version="1.0" encoding="utf-8"?>
<math xmlns="http://www.w3.org/1998/Math/MathML" display="block">
  <semantics>
    <msub>
      <mi>ψ</mi>
      <mi>i</mi>
    </msub>
    <annotation encoding="StarMath 5.0">%psi_i</annotation>
  </semantics>
</math>
</file>

<file path=Object 243/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lt;&gt; %bottom</annotation>
  </semantics>
</math>
</file>

<file path=Object 244/content.xml><?xml version="1.0" encoding="utf-8"?>
<math xmlns="http://www.w3.org/1998/Math/MathML" display="block">
  <semantics>
    <mi>μ</mi>
    <annotation encoding="StarMath 5.0">%mu</annotation>
  </semantics>
</math>
</file>

<file path=Object 245/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lt;&gt; %bottom</annotation>
  </semantics>
</math>
</file>

<file path=Object 246/content.xml><?xml version="1.0" encoding="utf-8"?>
<math xmlns="http://www.w3.org/1998/Math/MathML" display="block">
  <semantics>
    <mrow>
      <mo stretchy="false">⇔</mo>
      <mrow>
        <mrow>
          <mo fence="true" form="prefix" stretchy="false">(</mo>
          <mrow>
            <mrow>
              <mrow>
                <msub>
                  <mo stretchy="false">∧</mo>
                  <mi>i</mi>
                </msub>
                <mi>γ</mi>
              </mrow>
              <mrow>
                <mo fence="true" form="prefix" stretchy="false">(</mo>
                <mrow>
                  <msub>
                    <mi>μ</mi>
                    <mi>i</mi>
                  </msub>
                </mrow>
                <mo fence="true" form="postfix" stretchy="false">)</mo>
              </mrow>
            </mrow>
          </mrow>
          <mo fence="true" form="postfix" stretchy="false">)</mo>
        </mrow>
        <mo stretchy="false">≠</mo>
        <mi mathvariant="normal">@</mi>
      </mrow>
    </mrow>
    <annotation encoding="StarMath 5.0">dlrarrow (oper %and_i %gamma(%mu_i)) &lt;&gt; %bottom</annotation>
  </semantics>
</math>
</file>

<file path=Object 247/content.xml><?xml version="1.0" encoding="utf-8"?>
<math xmlns="http://www.w3.org/1998/Math/MathML" display="block">
  <semantics>
    <mrow>
      <mo stretchy="false">⇔</mo>
      <mrow>
        <mrow>
          <mo fence="true" form="prefix" stretchy="false">(</mo>
          <mrow>
            <mrow>
              <mrow>
                <msub>
                  <mo stretchy="false">∧</mo>
                  <mi>i</mi>
                </msub>
                <mi>π</mi>
              </mrow>
              <mrow>
                <mo fence="true" form="prefix" stretchy="false">(</mo>
                <mrow>
                  <msub>
                    <mi>κ</mi>
                    <mi>i</mi>
                  </msub>
                </mrow>
                <mo fence="true" form="postfix" stretchy="false">)</mo>
              </mrow>
            </mrow>
          </mrow>
          <mo fence="true" form="postfix" stretchy="false">)</mo>
        </mrow>
        <mo stretchy="false">≠</mo>
        <mi mathvariant="normal">@</mi>
      </mrow>
    </mrow>
    <annotation encoding="StarMath 5.0">dlrarrow (oper %and_i %pi(%kappa_i)) &lt;&gt; %bottom</annotation>
  </semantics>
</math>
</file>

<file path=Object 248/content.xml><?xml version="1.0" encoding="utf-8"?>
<math xmlns="http://www.w3.org/1998/Math/MathML" display="block">
  <semantics>
    <mrow>
      <mi>ψ</mi>
      <mo stretchy="false">=</mo>
      <mrow>
        <mi>ϕ</mi>
        <mo stretchy="false">∖</mo>
        <mi>Y</mi>
      </mrow>
    </mrow>
    <annotation encoding="StarMath 5.0">%psi = %phi setminus Y</annotation>
  </semantics>
</math>
</file>

<file path=Object 249/content.xml><?xml version="1.0" encoding="utf-8"?>
<math xmlns="http://www.w3.org/1998/Math/MathML" display="block">
  <semantics>
    <msub>
      <mi>κ</mi>
      <mi>i</mi>
    </msub>
    <annotation encoding="StarMath 5.0">%kappa_i</annotation>
  </semantics>
</math>
</file>

<file path=Object 25/content.xml><?xml version="1.0" encoding="utf-8"?>
<math xmlns="http://www.w3.org/1998/Math/MathML" display="block">
  <semantics>
    <mrow>
      <mi>ψ</mi>
      <mrow>
        <mo fence="true" stretchy="false">(</mo>
        <mrow>
          <mi>X</mi>
        </mrow>
        <mo fence="true" stretchy="false">)</mo>
      </mrow>
    </mrow>
    <annotation encoding="StarMath 5.0">%psi( X )</annotation>
  </semantics>
</math>
</file>

<file path=Object 250/content.xml><?xml version="1.0" encoding="utf-8"?>
<math xmlns="http://www.w3.org/1998/Math/MathML" display="block">
  <semantics>
    <mrow>
      <mo stretchy="false">⇔</mo>
      <msub>
        <mo stretchy="false">∀</mo>
        <mrow>
          <mi>i</mi>
          <mo stretchy="false">≠</mo>
          <mi>j</mi>
        </mrow>
      </msub>
      <mi>π</mi>
      <mrow>
        <mrow>
          <mo fence="true" form="prefix" stretchy="false">(</mo>
          <mrow>
            <msub>
              <mi>κ</mi>
              <mi>i</mi>
            </msub>
          </mrow>
          <mo fence="true" form="postfix" stretchy="false">)</mo>
        </mrow>
        <mo stretchy="false">∧</mo>
        <mi>π</mi>
      </mrow>
      <mrow>
        <mrow>
          <mo fence="true" form="prefix" stretchy="false">(</mo>
          <mrow>
            <msub>
              <mi>κ</mi>
              <mi>j</mi>
            </msub>
          </mrow>
          <mo fence="true" form="postfix" stretchy="false">)</mo>
        </mrow>
        <mo stretchy="false">≠</mo>
        <mi mathvariant="normal">@</mi>
      </mrow>
    </mrow>
    <annotation encoding="StarMath 5.0">dlrarrow forall_{i &lt;&gt; j} %pi(%kappa_i) and %pi(%kappa_j) &lt;&gt; %bottom</annotation>
  </semantics>
</math>
</file>

<file path=Object 251/content.xml><?xml version="1.0" encoding="utf-8"?>
<math xmlns="http://www.w3.org/1998/Math/MathML" display="block">
  <semantics>
    <mrow>
      <mo stretchy="false">⇔</mo>
      <msub>
        <mo stretchy="false">∀</mo>
        <mrow>
          <mi>i</mi>
          <mo stretchy="false">≠</mo>
          <mi>j</mi>
        </mrow>
      </msub>
      <mrow>
        <mrow>
          <mrow>
            <mo stretchy="false">¬</mo>
            <mrow>
              <mo fence="true" form="prefix" stretchy="false">(</mo>
              <mrow>
                <mrow>
                  <msub>
                    <mi>κ</mi>
                    <mi>i</mi>
                  </msub>
                  <mo stretchy="false">∖</mo>
                  <mi>X</mi>
                </mrow>
              </mrow>
              <mo fence="true" form="postfix" stretchy="false">)</mo>
            </mrow>
          </mrow>
          <mo stretchy="false">∧</mo>
          <mrow>
            <mo stretchy="false">¬</mo>
            <mrow>
              <mo fence="true" form="prefix" stretchy="false">(</mo>
              <mrow>
                <mrow>
                  <msub>
                    <mi>κ</mi>
                    <mi>j</mi>
                  </msub>
                  <mo stretchy="false">∖</mo>
                  <mi>X</mi>
                </mrow>
              </mrow>
              <mo fence="true" form="postfix" stretchy="false">)</mo>
            </mrow>
          </mrow>
        </mrow>
        <mo stretchy="false">≠</mo>
        <mi mathvariant="normal">@</mi>
      </mrow>
    </mrow>
    <annotation encoding="StarMath 5.0">dlrarrow forall_{i &lt;&gt; j} neg(%kappa_i setminus X) and neg(%kappa_j setminus X) &lt;&gt; %bottom</annotation>
  </semantics>
</math>
</file>

<file path=Object 252/content.xml><?xml version="1.0" encoding="utf-8"?>
<math xmlns="http://www.w3.org/1998/Math/MathML" display="block">
  <semantics>
    <mrow>
      <mi>.</mi>
      <mo stretchy="false">∖</mo>
      <mi>Y</mi>
    </mrow>
    <annotation encoding="StarMath 5.0">. setminus Y</annotation>
  </semantics>
</math>
</file>

<file path=Object 253/content.xml><?xml version="1.0" encoding="utf-8"?>
<math xmlns="http://www.w3.org/1998/Math/MathML" display="block">
  <semantics>
    <mi>ϕ</mi>
    <annotation encoding="StarMath 5.0">%phi</annotation>
  </semantics>
</math>
</file>

<file path=Object 254/content.xml><?xml version="1.0" encoding="utf-8"?>
<math xmlns="http://www.w3.org/1998/Math/MathML" display="block">
  <semantics>
    <mrow>
      <mi>μ</mi>
      <mo stretchy="false">=</mo>
      <mrow>
        <mo fence="true" form="prefix" stretchy="false">{</mo>
        <mrow>
          <mrow>
            <msub>
              <mi>μ</mi>
              <mn>1</mn>
            </msub>
            <mi>,</mi>
            <msub>
              <mi>μ</mi>
              <mn>2</mn>
            </msub>
            <mi>,</mi>
            <mi>…</mi>
          </mrow>
        </mrow>
        <mo fence="true" form="postfix" stretchy="false">}</mo>
      </mrow>
    </mrow>
    <annotation encoding="StarMath 5.0">%mu = lbrace %mu_1, %mu_2, … rbrace</annotation>
  </semantics>
</math>
</file>

<file path=Object 255/content.xml><?xml version="1.0" encoding="utf-8"?>
<math xmlns="http://www.w3.org/1998/Math/MathML" display="block">
  <semantics>
    <mrow>
      <mo fence="true" form="prefix" stretchy="false">{</mo>
      <mrow>
        <mrow>
          <msub>
            <mi>κ</mi>
            <mn>1</mn>
          </msub>
          <mi>,</mi>
          <msub>
            <mi>κ</mi>
            <mn>2</mn>
          </msub>
          <mi>,</mi>
          <mi>…</mi>
        </mrow>
      </mrow>
      <mo fence="true" form="postfix" stretchy="false">}</mo>
    </mrow>
    <annotation encoding="StarMath 5.0">lbrace %kappa_1, %kappa_2, … rbrace</annotation>
  </semantics>
</math>
</file>

<file path=Object 256/content.xml><?xml version="1.0" encoding="utf-8"?>
<math xmlns="http://www.w3.org/1998/Math/MathML" display="block">
  <semantics>
    <mo stretchy="false">⇔</mo>
    <annotation encoding="StarMath 5.0">dlrarrow</annotation>
  </semantics>
</math>
</file>

<file path=Object 257/content.xml><?xml version="1.0" encoding="utf-8"?>
<math xmlns="http://www.w3.org/1998/Math/MathML" display="block">
  <semantics>
    <mrow>
      <msub>
        <mi>κ</mi>
        <mi>i</mi>
      </msub>
      <mo stretchy="false">∖</mo>
      <mi>X</mi>
    </mrow>
    <annotation encoding="StarMath 5.0">%kappa_i setminus X</annotation>
  </semantics>
</math>
</file>

<file path=Object 258/content.xml><?xml version="1.0" encoding="utf-8"?>
<math xmlns="http://www.w3.org/1998/Math/MathML" display="block">
  <semantics>
    <mrow>
      <msub>
        <mi>κ</mi>
        <mi>j</mi>
      </msub>
      <mo stretchy="false">∖</mo>
      <mi>X</mi>
    </mrow>
    <annotation encoding="StarMath 5.0">%kappa_j setminus X</annotation>
  </semantics>
</math>
</file>

<file path=Object 259/content.xml><?xml version="1.0" encoding="utf-8"?>
<math xmlns="http://www.w3.org/1998/Math/MathML" display="block">
  <semantics>
    <msub>
      <mo stretchy="false">∀</mo>
      <mrow>
        <mi>i</mi>
        <mo stretchy="false">≠</mo>
        <mi>j</mi>
      </mrow>
    </msub>
    <annotation encoding="StarMath 5.0">forall_{i &lt;&gt;j}</annotation>
  </semantics>
</math>
</file>

<file path=Object 26/content.xml><?xml version="1.0" encoding="utf-8"?>
<math xmlns="http://www.w3.org/1998/Math/MathML" display="block">
  <semantics>
    <mrow>
      <mi>ψ</mi>
      <mrow>
        <mo fence="true" form="prefix" stretchy="false">(</mo>
        <mrow>
          <mi>X</mi>
        </mrow>
        <mo fence="true" form="postfix" stretchy="false">)</mo>
      </mrow>
      <mo stretchy="false">⇒</mo>
      <mi>ϕ</mi>
      <mrow>
        <mo fence="true" form="prefix" stretchy="false">(</mo>
        <mrow>
          <mrow>
            <mi>X</mi>
            <mi>,</mi>
            <msub>
              <mi>a</mi>
              <mi>Y</mi>
            </msub>
          </mrow>
        </mrow>
        <mo fence="true" form="postfix" stretchy="false">)</mo>
      </mrow>
    </mrow>
    <annotation encoding="StarMath 5.0">%psi(X) drarrow %phi(X, a_Y)</annotation>
  </semantics>
</math>
</file>

<file path=Object 260/content.xml><?xml version="1.0" encoding="utf-8"?>
<math xmlns="http://www.w3.org/1998/Math/MathML" display="block">
  <semantics>
    <mo stretchy="false">⇔</mo>
    <annotation encoding="StarMath 5.0">dlrarrow</annotation>
  </semantics>
</math>
</file>

<file path=Object 261/content.xml><?xml version="1.0" encoding="utf-8"?>
<math xmlns="http://www.w3.org/1998/Math/MathML" display="block">
  <semantics>
    <msub>
      <mo stretchy="false">∀</mo>
      <mrow>
        <mi>i</mi>
        <mo stretchy="false">≠</mo>
        <mi>j</mi>
      </mrow>
    </msub>
    <annotation encoding="StarMath 5.0">forall_{i&lt;&gt;j}</annotation>
  </semantics>
</math>
</file>

<file path=Object 262/content.xml><?xml version="1.0" encoding="utf-8"?>
<math xmlns="http://www.w3.org/1998/Math/MathML" display="block">
  <semantics>
    <msub>
      <mi>κ</mi>
      <mi>i</mi>
    </msub>
    <annotation encoding="StarMath 5.0">%kappa_i</annotation>
  </semantics>
</math>
</file>

<file path=Object 263/content.xml><?xml version="1.0" encoding="utf-8"?>
<math xmlns="http://www.w3.org/1998/Math/MathML" display="block">
  <semantics>
    <msub>
      <mi>κ</mi>
      <mi>j</mi>
    </msub>
    <annotation encoding="StarMath 5.0">%kappa_j</annotation>
  </semantics>
</math>
</file>

<file path=Object 264/content.xml><?xml version="1.0" encoding="utf-8"?>
<math xmlns="http://www.w3.org/1998/Math/MathML" display="block">
  <semantics>
    <mi>Y</mi>
    <annotation encoding="StarMath 5.0">Y</annotation>
  </semantics>
</math>
</file>

<file path=Object 265/content.xml><?xml version="1.0" encoding="utf-8"?>
<math xmlns="http://www.w3.org/1998/Math/MathML" display="block">
  <semantics>
    <mi>Y</mi>
    <annotation encoding="StarMath 5.0">Y</annotation>
  </semantics>
</math>
</file>

<file path=Object 266/content.xml><?xml version="1.0" encoding="utf-8"?>
<math xmlns="http://www.w3.org/1998/Math/MathML" display="block">
  <semantics>
    <mrow>
      <mi>π</mi>
      <mrow>
        <mo fence="true" form="prefix" stretchy="false">(</mo>
        <mrow>
          <msub>
            <mi>κ</mi>
            <mi>i</mi>
          </msub>
        </mrow>
        <mo fence="true" form="postfix" stretchy="false">)</mo>
      </mrow>
    </mrow>
    <annotation encoding="StarMath 5.0">%pi(%kappa_i)</annotation>
  </semantics>
</math>
</file>

<file path=Object 267/content.xml><?xml version="1.0" encoding="utf-8"?>
<math xmlns="http://www.w3.org/1998/Math/MathML" display="block">
  <semantics>
    <mrow>
      <mi>ϕ</mi>
      <mi>'</mi>
      <mrow>
        <mrow>
          <mo fence="true" form="prefix" stretchy="false">(</mo>
          <mrow>
            <mi>Y</mi>
          </mrow>
          <mo fence="true" form="postfix" stretchy="false">)</mo>
        </mrow>
        <mo stretchy="false">∧</mo>
        <msub>
          <mo stretchy="false">∀</mo>
          <mi>X</mi>
        </msub>
      </mrow>
      <mrow>
        <mo stretchy="false">¬</mo>
        <mi>ϕ</mi>
      </mrow>
      <mrow>
        <mo fence="true" form="prefix" stretchy="false">(</mo>
        <mrow>
          <mrow>
            <mi>X</mi>
            <mi>,</mi>
            <mi>Y</mi>
          </mrow>
        </mrow>
        <mo fence="true" form="postfix" stretchy="false">)</mo>
      </mrow>
    </mrow>
    <annotation encoding="StarMath 5.0">%phi'(Y) and forall_X neg %phi(X, Y)</annotation>
  </semantics>
</math>
</file>

<file path=Object 268/content.xml><?xml version="1.0" encoding="utf-8"?>
<math xmlns="http://www.w3.org/1998/Math/MathML" display="block">
  <semantics>
    <msub>
      <mi>a</mi>
      <mi>Y</mi>
    </msub>
    <annotation encoding="StarMath 5.0">a_Y</annotation>
  </semantics>
</math>
</file>

<file path=Object 269/content.xml><?xml version="1.0" encoding="utf-8"?>
<math xmlns="http://www.w3.org/1998/Math/MathML" display="block">
  <semantics>
    <mrow>
      <mi>ϕ</mi>
      <mi>'</mi>
      <mi>'</mi>
      <mrow>
        <mrow>
          <mo fence="true" form="prefix" stretchy="false">(</mo>
          <mrow>
            <mi>Y</mi>
          </mrow>
          <mo fence="true" form="postfix" stretchy="false">)</mo>
        </mrow>
        <mo stretchy="false">=</mo>
        <mi>ϕ</mi>
      </mrow>
      <mi>'</mi>
      <mrow>
        <mrow>
          <mo fence="true" form="prefix" stretchy="false">(</mo>
          <mrow>
            <mi>Y</mi>
          </mrow>
          <mo fence="true" form="postfix" stretchy="false">)</mo>
        </mrow>
        <mo stretchy="false">∧</mo>
        <mrow>
          <mo stretchy="false">¬</mo>
          <msub>
            <mi>a</mi>
            <mi>Y</mi>
          </msub>
        </mrow>
      </mrow>
    </mrow>
    <annotation encoding="StarMath 5.0">%phi''(Y) = %phi'(Y) and neg a_Y</annotation>
  </semantics>
</math>
</file>

<file path=Object 27/content.xml><?xml version="1.0" encoding="utf-8"?>
<math xmlns="http://www.w3.org/1998/Math/MathML" display="block">
  <semantics>
    <mrow>
      <mi>ψ</mi>
      <mrow>
        <mo fence="true" stretchy="false">(</mo>
        <mrow>
          <mi>X</mi>
        </mrow>
        <mo fence="true" stretchy="false">)</mo>
      </mrow>
    </mrow>
    <annotation encoding="StarMath 5.0"> %psi(X)</annotation>
  </semantics>
</math>
</file>

<file path=Object 270/content.xml><?xml version="1.0" encoding="utf-8"?>
<math xmlns="http://www.w3.org/1998/Math/MathML" display="block">
  <semantics>
    <mi>ϕ</mi>
    <annotation encoding="StarMath 5.0">%phi</annotation>
  </semantics>
</math>
</file>

<file path=Object 271/content.xml><?xml version="1.0" encoding="utf-8"?>
<math xmlns="http://www.w3.org/1998/Math/MathML" display="block">
  <semantics>
    <mi>ϕ</mi>
    <annotation encoding="StarMath 5.0">%phi</annotation>
  </semantics>
</math>
</file>

<file path=Object 272/content.xml><?xml version="1.0" encoding="utf-8"?>
<math xmlns="http://www.w3.org/1998/Math/MathML" display="block">
  <semantics>
    <mi>Y</mi>
    <annotation encoding="StarMath 5.0">Y</annotation>
  </semantics>
</math>
</file>

<file path=Object 273/content.xml><?xml version="1.0" encoding="utf-8"?>
<math xmlns="http://www.w3.org/1998/Math/MathML" display="block">
  <semantics>
    <mi>ϕ</mi>
    <annotation encoding="StarMath 5.0">%phi</annotation>
  </semantics>
</math>
</file>

<file path=Object 274/content.xml><?xml version="1.0" encoding="utf-8"?>
<math xmlns="http://www.w3.org/1998/Math/MathML" display="block">
  <semantics>
    <mi>Y</mi>
    <annotation encoding="StarMath 5.0">Y</annotation>
  </semantics>
</math>
</file>

<file path=Object 275/content.xml><?xml version="1.0" encoding="utf-8"?>
<math xmlns="http://www.w3.org/1998/Math/MathML" display="block">
  <semantics>
    <msub>
      <mi>c</mi>
      <mn>1</mn>
    </msub>
    <annotation encoding="StarMath 5.0">c_1</annotation>
  </semantics>
</math>
</file>

<file path=Object 276/content.xml><?xml version="1.0" encoding="utf-8"?>
<math xmlns="http://www.w3.org/1998/Math/MathML" display="block">
  <semantics>
    <msub>
      <mi>c</mi>
      <mn>2</mn>
    </msub>
    <annotation encoding="StarMath 5.0">c_2</annotation>
  </semantics>
</math>
</file>

<file path=Object 277/content.xml><?xml version="1.0" encoding="utf-8"?>
<math xmlns="http://www.w3.org/1998/Math/MathML" display="block">
  <semantics>
    <msub>
      <mi>c</mi>
      <mn>1</mn>
    </msub>
    <annotation encoding="StarMath 5.0">c_1</annotation>
  </semantics>
</math>
</file>

<file path=Object 278/content.xml><?xml version="1.0" encoding="utf-8"?>
<math xmlns="http://www.w3.org/1998/Math/MathML" display="block">
  <semantics>
    <msub>
      <mi>c</mi>
      <mn>2</mn>
    </msub>
    <annotation encoding="StarMath 5.0">c_2</annotation>
  </semantics>
</math>
</file>

<file path=Object 279/content.xml><?xml version="1.0" encoding="utf-8"?>
<math xmlns="http://www.w3.org/1998/Math/MathML" display="block">
  <semantics>
    <mi>ψ</mi>
    <annotation encoding="StarMath 5.0">%psi</annotation>
  </semantics>
</math>
</file>

<file path=Object 2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280/content.xml><?xml version="1.0" encoding="utf-8"?>
<math xmlns="http://www.w3.org/1998/Math/MathML" display="block">
  <semantics>
    <mi>μ</mi>
    <annotation encoding="StarMath 5.0">%mu</annotation>
  </semantics>
</math>
</file>

<file path=Object 281/content.xml><?xml version="1.0" encoding="utf-8"?>
<math xmlns="http://www.w3.org/1998/Math/MathML" display="block">
  <semantics>
    <msub>
      <mi>a</mi>
      <mi>Y</mi>
    </msub>
    <annotation encoding="StarMath 5.0">a_Y</annotation>
  </semantics>
</math>
</file>

<file path=Object 282/content.xml><?xml version="1.0" encoding="utf-8"?>
<math xmlns="http://www.w3.org/1998/Math/MathML" display="block">
  <semantics>
    <mi>Y</mi>
    <annotation encoding="StarMath 5.0">Y</annotation>
  </semantics>
</math>
</file>

<file path=Object 283/content.xml><?xml version="1.0" encoding="utf-8"?>
<math xmlns="http://www.w3.org/1998/Math/MathML" display="block">
  <semantics>
    <msub>
      <mi>a</mi>
      <mi>Y</mi>
    </msub>
    <annotation encoding="StarMath 5.0">a_Y</annotation>
  </semantics>
</math>
</file>

<file path=Object 284/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285/content.xml><?xml version="1.0" encoding="utf-8"?>
<math xmlns="http://www.w3.org/1998/Math/MathML" display="block">
  <semantics>
    <msub>
      <mi>a</mi>
      <mi>Y</mi>
    </msub>
    <annotation encoding="StarMath 5.0">a_Y</annotation>
  </semantics>
</math>
</file>

<file path=Object 286/content.xml><?xml version="1.0" encoding="utf-8"?>
<math xmlns="http://www.w3.org/1998/Math/MathML" display="block">
  <semantics>
    <mi>ϕ</mi>
    <annotation encoding="StarMath 5.0">%phi</annotation>
  </semantics>
</math>
</file>

<file path=Object 287/content.xml><?xml version="1.0" encoding="utf-8"?>
<math xmlns="http://www.w3.org/1998/Math/MathML" display="block">
  <semantics>
    <mi>α</mi>
    <annotation encoding="StarMath 5.0">%alpha</annotation>
  </semantics>
</math>
</file>

<file path=Object 288/content.xml><?xml version="1.0" encoding="utf-8"?>
<math xmlns="http://www.w3.org/1998/Math/MathML" display="block">
  <semantics>
    <mi>X</mi>
    <annotation encoding="StarMath 5.0">X</annotation>
  </semantics>
</math>
</file>

<file path=Object 289/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290/content.xml><?xml version="1.0" encoding="utf-8"?>
<math xmlns="http://www.w3.org/1998/Math/MathML" display="block">
  <semantics>
    <mrow>
      <mo fence="true" form="prefix" stretchy="false">(</mo>
      <mrow>
        <mrow>
          <mi>ϕ</mi>
          <mi>,</mi>
          <mi>α</mi>
          <mi>,</mi>
          <mi>X</mi>
          <mi>,</mi>
          <mi>Y</mi>
        </mrow>
      </mrow>
      <mo fence="true" form="postfix" stretchy="false">)</mo>
    </mrow>
    <annotation encoding="StarMath 5.0">(%phi, %alpha, X, Y)</annotation>
  </semantics>
</math>
</file>

<file path=Object 291/content.xml><?xml version="1.0" encoding="utf-8"?>
<math xmlns="http://www.w3.org/1998/Math/MathML" display="block">
  <semantics>
    <mi>ϕ</mi>
    <annotation encoding="StarMath 5.0">%phi</annotation>
  </semantics>
</math>
</file>

<file path=Object 292/content.xml><?xml version="1.0" encoding="utf-8"?>
<math xmlns="http://www.w3.org/1998/Math/MathML" display="block">
  <semantics>
    <mi>α</mi>
    <annotation encoding="StarMath 5.0">%alpha</annotation>
  </semantics>
</math>
</file>

<file path=Object 293/content.xml><?xml version="1.0" encoding="utf-8"?>
<math xmlns="http://www.w3.org/1998/Math/MathML" display="block">
  <semantics>
    <mi>X</mi>
    <annotation encoding="StarMath 5.0">X</annotation>
  </semantics>
</math>
</file>

<file path=Object 294/content.xml><?xml version="1.0" encoding="utf-8"?>
<math xmlns="http://www.w3.org/1998/Math/MathML" display="block">
  <semantics>
    <mi>Y</mi>
    <annotation encoding="StarMath 5.0">Y</annotation>
  </semantics>
</math>
</file>

<file path=Object 295/content.xml><?xml version="1.0" encoding="utf-8"?>
<math xmlns="http://www.w3.org/1998/Math/MathML" display="block">
  <semantics>
    <mrow>
      <mi>ϕ</mi>
      <mi>'</mi>
    </mrow>
    <annotation encoding="StarMath 5.0">%phi'</annotation>
  </semantics>
</math>
</file>

<file path=Object 296/content.xml><?xml version="1.0" encoding="utf-8"?>
<math xmlns="http://www.w3.org/1998/Math/MathML" display="block">
  <semantics>
    <mrow>
      <mi>ϕ</mi>
      <mo stretchy="false">∧</mo>
      <mi>α</mi>
    </mrow>
    <annotation encoding="StarMath 5.0">%phi and %alpha</annotation>
  </semantics>
</math>
</file>

<file path=Object 297/content.xml><?xml version="1.0" encoding="utf-8"?>
<math xmlns="http://www.w3.org/1998/Math/MathML" display="block">
  <semantics>
    <mi>X</mi>
    <annotation encoding="StarMath 5.0">X</annotation>
  </semantics>
</math>
</file>

<file path=Object 298/content.xml><?xml version="1.0" encoding="utf-8"?>
<math xmlns="http://www.w3.org/1998/Math/MathML" display="block">
  <semantics>
    <mi>ψ</mi>
    <annotation encoding="StarMath 5.0">%psi</annotation>
  </semantics>
</math>
</file>

<file path=Object 299/content.xml><?xml version="1.0" encoding="utf-8"?>
<math xmlns="http://www.w3.org/1998/Math/MathML" display="block">
  <semantics>
    <mrow>
      <mi>ϕ</mi>
      <mo stretchy="false">∖</mo>
      <mi>Y</mi>
    </mrow>
    <annotation encoding="StarMath 5.0">%phi setminus Y</annotation>
  </semantics>
</math>
</file>

<file path=Object 3/content.xml><?xml version="1.0" encoding="utf-8"?>
<math xmlns="http://www.w3.org/1998/Math/MathML" display="block">
  <semantics>
    <mi>ϕ</mi>
    <annotation encoding="StarMath 5.0">%phi</annotation>
  </semantics>
</math>
</file>

<file path=Object 30/content.xml><?xml version="1.0" encoding="utf-8"?>
<math xmlns="http://www.w3.org/1998/Math/MathML" display="block">
  <semantics>
    <mi>p</mi>
    <annotation encoding="StarMath 5.0">p</annotation>
  </semantics>
</math>
</file>

<file path=Object 300/content.xml><?xml version="1.0" encoding="utf-8"?>
<math xmlns="http://www.w3.org/1998/Math/MathML" display="block">
  <semantics>
    <mi>μ</mi>
    <annotation encoding="StarMath 5.0">%mu</annotation>
  </semantics>
</math>
</file>

<file path=Object 301/content.xml><?xml version="1.0" encoding="utf-8"?>
<math xmlns="http://www.w3.org/1998/Math/MathML" display="block">
  <semantics>
    <mi>ψ</mi>
    <annotation encoding="StarMath 5.0">%psi</annotation>
  </semantics>
</math>
</file>

<file path=Object 302/content.xml><?xml version="1.0" encoding="utf-8"?>
<math xmlns="http://www.w3.org/1998/Math/MathML" display="block">
  <semantics>
    <mi>μ</mi>
    <annotation encoding="StarMath 5.0">%mu</annotation>
  </semantics>
</math>
</file>

<file path=Object 303/content.xml><?xml version="1.0" encoding="utf-8"?>
<math xmlns="http://www.w3.org/1998/Math/MathML" display="block">
  <semantics>
    <msub>
      <mi>a</mi>
      <mi>Y</mi>
    </msub>
    <annotation encoding="StarMath 5.0">a_Y</annotation>
  </semantics>
</math>
</file>

<file path=Object 304/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05/content.xml><?xml version="1.0" encoding="utf-8"?>
<math xmlns="http://www.w3.org/1998/Math/MathML" display="block">
  <semantics>
    <mrow>
      <msub>
        <mi>a</mi>
        <mi>Y</mi>
      </msub>
      <mo stretchy="false">=</mo>
      <mi mathvariant="normal">@</mi>
    </mrow>
    <annotation encoding="StarMath 5.0">a_Y = %bottom</annotation>
  </semantics>
</math>
</file>

<file path=Object 306/content.xml><?xml version="1.0" encoding="utf-8"?>
<math xmlns="http://www.w3.org/1998/Math/MathML" display="block">
  <semantics>
    <mrow>
      <mi>ϕ</mi>
      <mi>'</mi>
    </mrow>
    <annotation encoding="StarMath 5.0">%phi'</annotation>
  </semantics>
</math>
</file>

<file path=Object 307/content.xml><?xml version="1.0" encoding="utf-8"?>
<math xmlns="http://www.w3.org/1998/Math/MathML" display="block">
  <semantics>
    <mrow>
      <mi>ϕ</mi>
      <mi>'</mi>
    </mrow>
    <annotation encoding="StarMath 5.0">%phi'</annotation>
  </semantics>
</math>
</file>

<file path=Object 308/content.xml><?xml version="1.0" encoding="utf-8"?>
<math xmlns="http://www.w3.org/1998/Math/MathML" display="block">
  <semantics>
    <mrow>
      <mi>ϕ</mi>
      <mrow>
        <mi>'</mi>
        <mo stretchy="false">∧</mo>
        <mrow>
          <mo stretchy="false">¬</mo>
          <msub>
            <mi>a</mi>
            <mi>Y</mi>
          </msub>
        </mrow>
      </mrow>
    </mrow>
    <annotation encoding="StarMath 5.0">%phi' and neg a_Y</annotation>
  </semantics>
</math>
</file>

<file path=Object 309/content.xml><?xml version="1.0" encoding="utf-8"?>
<math xmlns="http://www.w3.org/1998/Math/MathML" display="block">
  <semantics>
    <mrow>
      <mi>ϕ</mi>
      <mi>'</mi>
    </mrow>
    <annotation encoding="StarMath 5.0">%phi'</annotation>
  </semantics>
</math>
</file>

<file path=Object 31/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310/content.xml><?xml version="1.0" encoding="utf-8"?>
<math xmlns="http://www.w3.org/1998/Math/MathML" display="block">
  <semantics>
    <mrow>
      <msub>
        <mo stretchy="false">∃</mo>
        <mi>X</mi>
      </msub>
      <mi>ϕ</mi>
      <mrow>
        <mrow>
          <mo fence="true" form="prefix" stretchy="false">(</mo>
          <mrow>
            <mrow>
              <mi>X</mi>
              <mi>,</mi>
              <mi>Y</mi>
            </mrow>
          </mrow>
          <mo fence="true" form="postfix" stretchy="false">)</mo>
        </mrow>
        <mo stretchy="false">∧</mo>
        <mi>α</mi>
      </mrow>
      <mrow>
        <mo fence="true" form="prefix" stretchy="false">(</mo>
        <mrow>
          <mi>Y</mi>
        </mrow>
        <mo fence="true" form="postfix" stretchy="false">)</mo>
      </mrow>
    </mrow>
    <annotation encoding="StarMath 5.0">exists _ X %phi  (X, Y  ) and %alpha ( Y )</annotation>
  </semantics>
</math>
</file>

<file path=Object 311/content.xml><?xml version="1.0" encoding="utf-8"?>
<math xmlns="http://www.w3.org/1998/Math/MathML" display="block">
  <semantics>
    <msub>
      <mi>a</mi>
      <mi>Y</mi>
    </msub>
    <annotation encoding="StarMath 5.0">a_Y</annotation>
  </semantics>
</math>
</file>

<file path=Object 312/content.xml><?xml version="1.0" encoding="utf-8"?>
<math xmlns="http://www.w3.org/1998/Math/MathML" display="block">
  <semantics>
    <mrow>
      <mi>ϕ</mi>
      <mi>'</mi>
      <mrow>
        <mrow>
          <mo fence="true" form="prefix" stretchy="false">(</mo>
          <mrow>
            <msub>
              <mi>a</mi>
              <mi>Y</mi>
            </msub>
          </mrow>
          <mo fence="true" form="postfix" stretchy="false">)</mo>
        </mrow>
        <mo stretchy="false">=</mo>
        <mi mathvariant="normal">@</mi>
      </mrow>
    </mrow>
    <annotation encoding="StarMath 5.0">%phi'(a_Y) = %bottom</annotation>
  </semantics>
</math>
</file>

<file path=Object 313/content.xml><?xml version="1.0" encoding="utf-8"?>
<math xmlns="http://www.w3.org/1998/Math/MathML" display="block">
  <semantics>
    <mrow>
      <msub>
        <mi>y</mi>
        <mn>1</mn>
      </msub>
      <mo stretchy="false">∧</mo>
      <msub>
        <mi>y</mi>
        <mn>2</mn>
      </msub>
      <mo stretchy="false">∧</mo>
      <mrow>
        <mo stretchy="false">¬</mo>
        <msub>
          <mi>y</mi>
          <mn>3</mn>
        </msub>
      </mrow>
    </mrow>
    <annotation encoding="StarMath 5.0">y_1 and y_2 and neg y_3</annotation>
  </semantics>
</math>
</file>

<file path=Object 314/content.xml><?xml version="1.0" encoding="utf-8"?>
<math xmlns="http://www.w3.org/1998/Math/MathML" display="block">
  <semantics>
    <mrow>
      <msub>
        <mi>a</mi>
        <mn>1</mn>
      </msub>
      <mo stretchy="false">=</mo>
      <mrow>
        <msub>
          <mi>y</mi>
          <mn>1</mn>
        </msub>
        <mo stretchy="false">∧</mo>
        <msub>
          <mi>y</mi>
          <mn>2</mn>
        </msub>
        <mo stretchy="false">∧</mo>
        <msub>
          <mi>y</mi>
          <mn>3</mn>
        </msub>
      </mrow>
    </mrow>
    <annotation encoding="StarMath 5.0">a_1 = y_1 and y_2 and y_3</annotation>
  </semantics>
</math>
</file>

<file path=Object 315/content.xml><?xml version="1.0" encoding="utf-8"?>
<math xmlns="http://www.w3.org/1998/Math/MathML" display="block">
  <semantics>
    <mrow>
      <msub>
        <mi>a</mi>
        <mn>2</mn>
      </msub>
      <mo stretchy="false">=</mo>
      <mrow>
        <msub>
          <mi>y</mi>
          <mn>1</mn>
        </msub>
        <mo stretchy="false">∧</mo>
        <msub>
          <mi>y</mi>
          <mn>2</mn>
        </msub>
      </mrow>
    </mrow>
    <annotation encoding="StarMath 5.0">a_2 = y_1 and y_2</annotation>
  </semantics>
</math>
</file>

<file path=Object 316/content.xml><?xml version="1.0" encoding="utf-8"?>
<math xmlns="http://www.w3.org/1998/Math/MathML" display="block">
  <semantics>
    <msub>
      <mi>a</mi>
      <mn>1</mn>
    </msub>
    <annotation encoding="StarMath 5.0">a_1</annotation>
  </semantics>
</math>
</file>

<file path=Object 317/content.xml><?xml version="1.0" encoding="utf-8"?>
<math xmlns="http://www.w3.org/1998/Math/MathML" display="block">
  <semantics>
    <msub>
      <mi>a</mi>
      <mn>2</mn>
    </msub>
    <annotation encoding="StarMath 5.0">a_2</annotation>
  </semantics>
</math>
</file>

<file path=Object 318/content.xml><?xml version="1.0" encoding="utf-8"?>
<math xmlns="http://www.w3.org/1998/Math/MathML" display="block">
  <semantics>
    <mrow>
      <mi>ϕ</mi>
      <mrow>
        <mi>'</mi>
        <mo stretchy="false">∧</mo>
        <mrow>
          <mo stretchy="false">¬</mo>
          <msub>
            <mi>a</mi>
            <mn>2</mn>
          </msub>
        </mrow>
      </mrow>
      <mo stretchy="false">⇒</mo>
      <mi>ϕ</mi>
      <mrow>
        <mi>'</mi>
        <mo stretchy="false">∧</mo>
        <mrow>
          <mo stretchy="false">¬</mo>
          <msub>
            <mi>a</mi>
            <mn>1</mn>
          </msub>
        </mrow>
      </mrow>
    </mrow>
    <annotation encoding="StarMath 5.0">%phi' and neg a_2 drarrow %phi' and neg a_1</annotation>
  </semantics>
</math>
</file>

<file path=Object 319/content.xml><?xml version="1.0" encoding="utf-8"?>
<math xmlns="http://www.w3.org/1998/Math/MathML" display="block">
  <semantics>
    <mi>p</mi>
    <annotation encoding="StarMath 5.0">p</annotation>
  </semantics>
</math>
</file>

<file path=Object 32/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20/content.xml><?xml version="1.0" encoding="utf-8"?>
<math xmlns="http://www.w3.org/1998/Math/MathML" display="block">
  <semantics>
    <mi>ψ</mi>
    <annotation encoding="StarMath 5.0">%psi</annotation>
  </semantics>
</math>
</file>

<file path=Object 321/content.xml><?xml version="1.0" encoding="utf-8"?>
<math xmlns="http://www.w3.org/1998/Math/MathML" display="block">
  <semantics>
    <mi>D</mi>
    <annotation encoding="StarMath 5.0">D</annotation>
  </semantics>
</math>
</file>

<file path=Object 322/content.xml><?xml version="1.0" encoding="utf-8"?>
<math xmlns="http://www.w3.org/1998/Math/MathML" display="block">
  <semantics>
    <mi>D</mi>
    <annotation encoding="StarMath 5.0">D</annotation>
  </semantics>
</math>
</file>

<file path=Object 323/content.xml><?xml version="1.0" encoding="utf-8"?>
<math xmlns="http://www.w3.org/1998/Math/MathML" display="block">
  <semantics>
    <mi>ψ</mi>
    <annotation encoding="StarMath 5.0">%psi</annotation>
  </semantics>
</math>
</file>

<file path=Object 324/content.xml><?xml version="1.0" encoding="utf-8"?>
<math xmlns="http://www.w3.org/1998/Math/MathML" display="block">
  <semantics>
    <mi>p</mi>
    <annotation encoding="StarMath 5.0">p</annotation>
  </semantics>
</math>
</file>

<file path=Object 325/content.xml><?xml version="1.0" encoding="utf-8"?>
<math xmlns="http://www.w3.org/1998/Math/MathML" display="block">
  <semantics>
    <mi>p</mi>
    <annotation encoding="StarMath 5.0">p</annotation>
  </semantics>
</math>
</file>

<file path=Object 326/content.xml><?xml version="1.0" encoding="utf-8"?>
<math xmlns="http://www.w3.org/1998/Math/MathML" display="block">
  <semantics>
    <mi>p</mi>
    <annotation encoding="StarMath 5.0">p</annotation>
  </semantics>
</math>
</file>

<file path=Object 327/content.xml><?xml version="1.0" encoding="utf-8"?>
<math xmlns="http://www.w3.org/1998/Math/MathML" display="block">
  <semantics>
    <mrow>
      <mi>b</mi>
      <mo stretchy="false">=</mo>
      <mrow>
        <mo stretchy="false">∧</mo>
        <msub>
          <mi>m</mi>
          <mi>i</mi>
        </msub>
      </mrow>
    </mrow>
    <annotation encoding="StarMath 5.0">b = oper %and m_i</annotation>
  </semantics>
</math>
</file>

<file path=Object 328/content.xml><?xml version="1.0" encoding="utf-8"?>
<math xmlns="http://www.w3.org/1998/Math/MathML" display="block">
  <semantics>
    <mrow>
      <mi>a</mi>
      <mo stretchy="false">=</mo>
      <mrow>
        <mo stretchy="false">∧</mo>
        <msub>
          <mi>l</mi>
          <mi>i</mi>
        </msub>
      </mrow>
    </mrow>
    <annotation encoding="StarMath 5.0">a = oper %and l_i</annotation>
  </semantics>
</math>
</file>

<file path=Object 329/content.xml><?xml version="1.0" encoding="utf-8"?>
<math xmlns="http://www.w3.org/1998/Math/MathML" display="block">
  <semantics>
    <msub>
      <mi>m</mi>
      <mi>i</mi>
    </msub>
    <annotation encoding="StarMath 5.0">m_i</annotation>
  </semantics>
</math>
</file>

<file path=Object 33/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330/content.xml><?xml version="1.0" encoding="utf-8"?>
<math xmlns="http://www.w3.org/1998/Math/MathML" display="block">
  <semantics>
    <msub>
      <mi>l</mi>
      <mi>i</mi>
    </msub>
    <annotation encoding="StarMath 5.0">l_i</annotation>
  </semantics>
</math>
</file>

<file path=Object 331/content.xml><?xml version="1.0" encoding="utf-8"?>
<math xmlns="http://www.w3.org/1998/Math/MathML" display="block">
  <semantics>
    <mi>b</mi>
    <annotation encoding="StarMath 5.0">b</annotation>
  </semantics>
</math>
</file>

<file path=Object 332/content.xml><?xml version="1.0" encoding="utf-8"?>
<math xmlns="http://www.w3.org/1998/Math/MathML" display="block">
  <semantics>
    <mi>a</mi>
    <annotation encoding="StarMath 5.0">a</annotation>
  </semantics>
</math>
</file>

<file path=Object 333/content.xml><?xml version="1.0" encoding="utf-8"?>
<math xmlns="http://www.w3.org/1998/Math/MathML" display="block">
  <semantics>
    <mrow>
      <mrow>
        <mo fence="true" form="prefix" stretchy="false">{</mo>
        <mrow>
          <msub>
            <mi>l</mi>
            <mi>i</mi>
          </msub>
        </mrow>
        <mo fence="true" form="postfix" stretchy="false">}</mo>
      </mrow>
      <mo stretchy="false">⊇</mo>
      <mrow>
        <mo fence="true" form="prefix" stretchy="false">{</mo>
        <mrow>
          <msub>
            <mi>m</mi>
            <mi>i</mi>
          </msub>
        </mrow>
        <mo fence="true" form="postfix" stretchy="false">}</mo>
      </mrow>
    </mrow>
    <annotation encoding="StarMath 5.0">lbrace l_i rbrace supseteq lbrace m_i rbrace</annotation>
  </semantics>
</math>
</file>

<file path=Object 334/content.xml><?xml version="1.0" encoding="utf-8"?>
<math xmlns="http://www.w3.org/1998/Math/MathML" display="block">
  <semantics>
    <mi>b</mi>
    <annotation encoding="StarMath 5.0">b</annotation>
  </semantics>
</math>
</file>

<file path=Object 335/content.xml><?xml version="1.0" encoding="utf-8"?>
<math xmlns="http://www.w3.org/1998/Math/MathML" display="block">
  <semantics>
    <mi>Y</mi>
    <annotation encoding="StarMath 5.0">Y</annotation>
  </semantics>
</math>
</file>

<file path=Object 336/content.xml><?xml version="1.0" encoding="utf-8"?>
<math xmlns="http://www.w3.org/1998/Math/MathML" display="block">
  <semantics>
    <mi>p</mi>
    <annotation encoding="StarMath 5.0">p</annotation>
  </semantics>
</math>
</file>

<file path=Object 337/content.xml><?xml version="1.0" encoding="utf-8"?>
<math xmlns="http://www.w3.org/1998/Math/MathML" display="block">
  <semantics>
    <mi>a</mi>
    <annotation encoding="StarMath 5.0">a</annotation>
  </semantics>
</math>
</file>

<file path=Object 338/content.xml><?xml version="1.0" encoding="utf-8"?>
<math xmlns="http://www.w3.org/1998/Math/MathML" display="block">
  <semantics>
    <mrow>
      <mi>a</mi>
      <mo stretchy="false">≠</mo>
      <mi mathvariant="normal">@</mi>
    </mrow>
    <annotation encoding="StarMath 5.0">a neq %bottom</annotation>
  </semantics>
</math>
</file>

<file path=Object 339/content.xml><?xml version="1.0" encoding="utf-8"?>
<math xmlns="http://www.w3.org/1998/Math/MathML" display="block">
  <semantics>
    <mrow>
      <mi>b</mi>
      <mo stretchy="false">≠</mo>
      <mi mathvariant="normal">@</mi>
    </mrow>
    <annotation encoding="StarMath 5.0">b neq %bottom</annotation>
  </semantics>
</math>
</file>

<file path=Object 34/content.xml><?xml version="1.0" encoding="utf-8"?>
<math xmlns="http://www.w3.org/1998/Math/MathML" display="block">
  <semantics>
    <msub>
      <mi>a</mi>
      <mi>Y</mi>
    </msub>
    <annotation encoding="StarMath 5.0">a_Y</annotation>
  </semantics>
</math>
</file>

<file path=Object 340/content.xml><?xml version="1.0" encoding="utf-8"?>
<math xmlns="http://www.w3.org/1998/Math/MathML" display="block">
  <semantics>
    <mrow>
      <msub>
        <mo stretchy="false">∀</mo>
        <mrow>
          <mi>i</mi>
          <mi>,</mi>
          <mi>j</mi>
        </mrow>
      </msub>
      <mrow>
        <msub>
          <mi>l</mi>
          <mi>i</mi>
        </msub>
        <mo stretchy="false">≠</mo>
        <mrow>
          <mo stretchy="false">¬</mo>
          <msub>
            <mi>l</mi>
            <mi>j</mi>
          </msub>
        </mrow>
      </mrow>
    </mrow>
    <annotation encoding="StarMath 5.0">forall_{i, j} l_i neq neg l_j</annotation>
  </semantics>
</math>
</file>

<file path=Object 341/content.xml><?xml version="1.0" encoding="utf-8"?>
<math xmlns="http://www.w3.org/1998/Math/MathML" display="block">
  <semantics>
    <mrow>
      <msub>
        <mo stretchy="false">∀</mo>
        <mrow>
          <mi>i</mi>
          <mi>,</mi>
          <mi>j</mi>
        </mrow>
      </msub>
      <mrow>
        <msub>
          <mi>m</mi>
          <mi>i</mi>
        </msub>
        <mo stretchy="false">≠</mo>
        <mrow>
          <mo stretchy="false">¬</mo>
          <msub>
            <mi>m</mi>
            <mi>j</mi>
          </msub>
        </mrow>
      </mrow>
    </mrow>
    <annotation encoding="StarMath 5.0">forall_{i, j} m_i neq neg m_j</annotation>
  </semantics>
</math>
</file>

<file path=Object 342/content.xml><?xml version="1.0" encoding="utf-8"?>
<math xmlns="http://www.w3.org/1998/Math/MathML" display="block">
  <semantics>
    <mrow>
      <mi>a</mi>
      <mo stretchy="false">⇒</mo>
      <mi>b</mi>
    </mrow>
    <annotation encoding="StarMath 5.0">a drarrow b</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row>
      <mi>γ</mi>
      <mrow>
        <mo fence="true" form="prefix" stretchy="false">(</mo>
        <mrow>
          <mi>D</mi>
        </mrow>
        <mo fence="true" form="postfix" stretchy="false">)</mo>
      </mrow>
    </mrow>
    <annotation encoding="StarMath 5.0">%gamma(D)</annotation>
  </semantics>
</math>
</file>

<file path=Object 345/content.xml><?xml version="1.0" encoding="utf-8"?>
<math xmlns="http://www.w3.org/1998/Math/MathML" display="block">
  <semantics>
    <mrow>
      <mi>p</mi>
      <mo stretchy="false">≠</mo>
      <mi mathvariant="normal">@</mi>
    </mrow>
    <annotation encoding="StarMath 5.0">p neq %bottom</annotation>
  </semantics>
</math>
</file>

<file path=Object 346/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47/content.xml><?xml version="1.0" encoding="utf-8"?>
<math xmlns="http://www.w3.org/1998/Math/MathML" display="block">
  <semantics>
    <mi>p</mi>
    <annotation encoding="StarMath 5.0">p</annotation>
  </semantics>
</math>
</file>

<file path=Object 348/content.xml><?xml version="1.0" encoding="utf-8"?>
<math xmlns="http://www.w3.org/1998/Math/MathML" display="block">
  <semantics>
    <mi>μ</mi>
    <annotation encoding="StarMath 5.0">%mu</annotation>
  </semantics>
</math>
</file>

<file path=Object 349/content.xml><?xml version="1.0" encoding="utf-8"?>
<math xmlns="http://www.w3.org/1998/Math/MathML" display="block">
  <semantics>
    <mi>ψ</mi>
    <annotation encoding="StarMath 5.0">%psi</annotation>
  </semantics>
</math>
</file>

<file path=Object 35/content.xml><?xml version="1.0" encoding="utf-8"?>
<math xmlns="http://www.w3.org/1998/Math/MathML" display="block">
  <semantics>
    <msub>
      <mi>a</mi>
      <mi>Y</mi>
    </msub>
    <annotation encoding="StarMath 5.0">a_Y</annotation>
  </semantics>
</math>
</file>

<file path=Object 350/content.xml><?xml version="1.0" encoding="utf-8"?>
<math xmlns="http://www.w3.org/1998/Math/MathML" display="block">
  <semantics>
    <mi>ρ</mi>
    <annotation encoding="StarMath 5.0">%rho</annotation>
  </semantics>
</math>
</file>

<file path=Object 351/content.xml><?xml version="1.0" encoding="utf-8"?>
<math xmlns="http://www.w3.org/1998/Math/MathML" display="block">
  <semantics>
    <mi>p</mi>
    <annotation encoding="StarMath 5.0">p</annotation>
  </semantics>
</math>
</file>

<file path=Object 352/content.xml><?xml version="1.0" encoding="utf-8"?>
<math xmlns="http://www.w3.org/1998/Math/MathML" display="block">
  <semantics>
    <mi>ψ</mi>
    <annotation encoding="StarMath 5.0">%psi</annotation>
  </semantics>
</math>
</file>

<file path=Object 353/content.xml><?xml version="1.0" encoding="utf-8"?>
<math xmlns="http://www.w3.org/1998/Math/MathML" display="block">
  <semantics>
    <mi>ρ</mi>
    <annotation encoding="StarMath 5.0">%rho</annotation>
  </semantics>
</math>
</file>

<file path=Object 354/content.xml><?xml version="1.0" encoding="utf-8"?>
<math xmlns="http://www.w3.org/1998/Math/MathML" display="block">
  <semantics>
    <mi>μ</mi>
    <annotation encoding="StarMath 5.0">%mu</annotation>
  </semantics>
</math>
</file>

<file path=Object 355/content.xml><?xml version="1.0" encoding="utf-8"?>
<math xmlns="http://www.w3.org/1998/Math/MathML" display="block">
  <semantics>
    <mrow>
      <mi>μ</mi>
      <mo stretchy="false">⊆</mo>
      <mi>ρ</mi>
      <mo stretchy="false">⊆</mo>
      <mi>ψ</mi>
    </mrow>
    <annotation encoding="StarMath 5.0">%mu subseteq %rho subseteq %psi</annotation>
  </semantics>
</math>
</file>

<file path=Object 356/content.xml><?xml version="1.0" encoding="utf-8"?>
<math xmlns="http://www.w3.org/1998/Math/MathML" display="block">
  <semantics>
    <mi>ψ</mi>
    <annotation encoding="StarMath 5.0">%psi</annotation>
  </semantics>
</math>
</file>

<file path=Object 357/content.xml><?xml version="1.0" encoding="utf-8"?>
<math xmlns="http://www.w3.org/1998/Math/MathML" display="block">
  <semantics>
    <mi>μ</mi>
    <annotation encoding="StarMath 5.0">%mu</annotation>
  </semantics>
</math>
</file>

<file path=Object 358/content.xml><?xml version="1.0" encoding="utf-8"?>
<math xmlns="http://www.w3.org/1998/Math/MathML" display="block">
  <semantics>
    <mrow>
      <mi mathvariant="normal">Γ</mi>
      <mrow>
        <mo fence="true" form="prefix" stretchy="false">(</mo>
        <mrow>
          <mi>ρ</mi>
        </mrow>
        <mo fence="true" form="postfix" stretchy="false">)</mo>
      </mrow>
    </mrow>
    <annotation encoding="StarMath 5.0">%GAMMA(%rho)</annotation>
  </semantics>
</math>
</file>

<file path=Object 359/content.xml><?xml version="1.0" encoding="utf-8"?>
<math xmlns="http://www.w3.org/1998/Math/MathML" display="block">
  <semantics>
    <mi>p</mi>
    <annotation encoding="StarMath 5.0">p</annotation>
  </semantics>
</math>
</file>

<file path=Object 36/content.xml><?xml version="1.0" encoding="utf-8"?>
<math xmlns="http://www.w3.org/1998/Math/MathML" display="block">
  <semantics>
    <mi>μ</mi>
    <annotation encoding="StarMath 5.0">%mu</annotation>
  </semantics>
</math>
</file>

<file path=Object 360/content.xml><?xml version="1.0" encoding="utf-8"?>
<math xmlns="http://www.w3.org/1998/Math/MathML" display="block">
  <semantics>
    <mrow>
      <mi mathvariant="normal">Γ</mi>
      <mrow>
        <mo fence="true" form="prefix" stretchy="false">(</mo>
        <mrow>
          <mi>μ</mi>
        </mrow>
        <mo fence="true" form="postfix" stretchy="false">)</mo>
      </mrow>
    </mrow>
    <annotation encoding="StarMath 5.0"> %GAMMA(%mu)</annotation>
  </semantics>
</math>
</file>

<file path=Object 361/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62/content.xml><?xml version="1.0" encoding="utf-8"?>
<math xmlns="http://www.w3.org/1998/Math/MathML" display="block">
  <semantics>
    <mi>p</mi>
    <annotation encoding="StarMath 5.0">p</annotation>
  </semantics>
</math>
</file>

<file path=Object 363/content.xml><?xml version="1.0" encoding="utf-8"?>
<math xmlns="http://www.w3.org/1998/Math/MathML" display="block">
  <semantics>
    <mi>μ</mi>
    <annotation encoding="StarMath 5.0">%mu</annotation>
  </semantics>
</math>
</file>

<file path=Object 364/content.xml><?xml version="1.0" encoding="utf-8"?>
<math xmlns="http://www.w3.org/1998/Math/MathML" display="block">
  <semantics>
    <mi>ψ</mi>
    <annotation encoding="StarMath 5.0">%psi</annotation>
  </semantics>
</math>
</file>

<file path=Object 365/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66/content.xml><?xml version="1.0" encoding="utf-8"?>
<math xmlns="http://www.w3.org/1998/Math/MathML" display="block">
  <semantics>
    <mi>p</mi>
    <annotation encoding="StarMath 5.0">p</annotation>
  </semantics>
</math>
</file>

<file path=Object 367/content.xml><?xml version="1.0" encoding="utf-8"?>
<math xmlns="http://www.w3.org/1998/Math/MathML" display="block">
  <semantics>
    <mrow>
      <mo stretchy="false">∀</mo>
      <mrow>
        <msub>
          <mi>μ</mi>
          <mi>i</mi>
        </msub>
        <mo stretchy="false">∈</mo>
        <mi>μ</mi>
      </mrow>
    </mrow>
    <annotation encoding="StarMath 5.0">forall %mu_i in %mu</annotation>
  </semantics>
</math>
</file>

<file path=Object 368/content.xml><?xml version="1.0" encoding="utf-8"?>
<math xmlns="http://www.w3.org/1998/Math/MathML" display="block">
  <semantics>
    <mrow>
      <mi>γ</mi>
      <mrow>
        <mo fence="true" form="prefix" stretchy="false">(</mo>
        <mrow>
          <msub>
            <mi>μ</mi>
            <mi>i</mi>
          </msub>
        </mrow>
        <mo fence="true" form="postfix" stretchy="false">)</mo>
      </mrow>
    </mrow>
    <annotation encoding="StarMath 5.0">%gamma(%mu_i)</annotation>
  </semantics>
</math>
</file>

<file path=Object 369/content.xml><?xml version="1.0" encoding="utf-8"?>
<math xmlns="http://www.w3.org/1998/Math/MathML" display="block">
  <semantics>
    <mi>p</mi>
    <annotation encoding="StarMath 5.0">p</annotation>
  </semantics>
</math>
</file>

<file path=Object 37/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370/content.xml><?xml version="1.0" encoding="utf-8"?>
<math xmlns="http://www.w3.org/1998/Math/MathML" display="block">
  <semantics>
    <mi>ρ</mi>
    <annotation encoding="StarMath 5.0">%rho</annotation>
  </semantics>
</math>
</file>

<file path=Object 371/content.xml><?xml version="1.0" encoding="utf-8"?>
<math xmlns="http://www.w3.org/1998/Math/MathML" display="block">
  <semantics>
    <mi>ρ</mi>
    <annotation encoding="StarMath 5.0">%rho</annotation>
  </semantics>
</math>
</file>

<file path=Object 372/content.xml><?xml version="1.0" encoding="utf-8"?>
<math xmlns="http://www.w3.org/1998/Math/MathML" display="block">
  <semantics>
    <msub>
      <mi>a</mi>
      <mi>Y</mi>
    </msub>
    <annotation encoding="StarMath 5.0">a_Y</annotation>
  </semantics>
</math>
</file>

<file path=Object 373/content.xml><?xml version="1.0" encoding="utf-8"?>
<math xmlns="http://www.w3.org/1998/Math/MathML" display="block">
  <semantics>
    <mi>μ</mi>
    <annotation encoding="StarMath 5.0">%mu</annotation>
  </semantics>
</math>
</file>

<file path=Object 374/content.xml><?xml version="1.0" encoding="utf-8"?>
<math xmlns="http://www.w3.org/1998/Math/MathML" display="block">
  <semantics>
    <mi>μ</mi>
    <annotation encoding="StarMath 5.0">%mu</annotation>
  </semantics>
</math>
</file>

<file path=Object 375/content.xml><?xml version="1.0" encoding="utf-8"?>
<math xmlns="http://www.w3.org/1998/Math/MathML" display="block">
  <semantics>
    <mi>μ</mi>
    <annotation encoding="StarMath 5.0">%mu</annotation>
  </semantics>
</math>
</file>

<file path=Object 376/content.xml><?xml version="1.0" encoding="utf-8"?>
<math xmlns="http://www.w3.org/1998/Math/MathML" display="block">
  <semantics>
    <mi>ρ</mi>
    <annotation encoding="StarMath 5.0">%rho</annotation>
  </semantics>
</math>
</file>

<file path=Object 377/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378/content.xml><?xml version="1.0" encoding="utf-8"?>
<math xmlns="http://www.w3.org/1998/Math/MathML" display="block">
  <semantics>
    <mi>X</mi>
    <annotation encoding="StarMath 5.0">X</annotation>
  </semantics>
</math>
</file>

<file path=Object 379/content.xml><?xml version="1.0" encoding="utf-8"?>
<math xmlns="http://www.w3.org/1998/Math/MathML" display="block">
  <semantics>
    <mi>Y</mi>
    <annotation encoding="StarMath 5.0">Y</annotation>
  </semantics>
</math>
</file>

<file path=Object 38/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380/content.xml><?xml version="1.0" encoding="utf-8"?>
<math xmlns="http://www.w3.org/1998/Math/MathML" display="block">
  <semantics>
    <mrow>
      <msub>
        <mo stretchy="false">∃</mo>
        <mi>X</mi>
      </msub>
      <mi>ϕ</mi>
      <mrow>
        <mo fence="true" form="prefix" stretchy="false">(</mo>
        <mrow>
          <mrow>
            <mi>X</mi>
            <mi>,</mi>
            <mi>Y</mi>
          </mrow>
        </mrow>
        <mo fence="true" form="postfix" stretchy="false">)</mo>
      </mrow>
    </mrow>
    <annotation encoding="StarMath 5.0">exists_X %phi(X, Y)</annotation>
  </semantics>
</math>
</file>

<file path=Object 381/content.xml><?xml version="1.0" encoding="utf-8"?>
<math xmlns="http://www.w3.org/1998/Math/MathML" display="block">
  <semantics>
    <mrow>
      <msub>
        <mo stretchy="false">∃</mo>
        <mi>X</mi>
      </msub>
      <mi>ϕ</mi>
      <mrow>
        <mo fence="true" form="prefix" stretchy="false">(</mo>
        <mrow>
          <mrow>
            <mi>X</mi>
            <mi>,</mi>
            <mi>Y</mi>
          </mrow>
        </mrow>
        <mo fence="true" form="postfix" stretchy="false">)</mo>
      </mrow>
    </mrow>
    <annotation encoding="StarMath 5.0">exists_X %phi(X, Y)

</annotation>
  </semantics>
</math>
</file>

<file path=Object 382/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383/content.xml><?xml version="1.0" encoding="utf-8"?>
<math xmlns="http://www.w3.org/1998/Math/MathML" display="block">
  <semantics>
    <mrow>
      <mi>ϕ</mi>
      <mi>'</mi>
      <mrow>
        <mo fence="true" form="prefix" stretchy="false">(</mo>
        <mrow>
          <mi>Y</mi>
        </mrow>
        <mo fence="true" form="postfix" stretchy="false">)</mo>
      </mrow>
      <mo stretchy="false">⇐</mo>
      <msub>
        <mo stretchy="false">∃</mo>
        <mi>X</mi>
      </msub>
      <mi>ϕ</mi>
      <mrow>
        <mo fence="true" form="prefix" stretchy="false">(</mo>
        <mrow>
          <mrow>
            <mi>X</mi>
            <mi>,</mi>
            <mi>Y</mi>
          </mrow>
        </mrow>
        <mo fence="true" form="postfix" stretchy="false">)</mo>
      </mrow>
    </mrow>
    <annotation encoding="StarMath 5.0">%phi'(Y) dlarrow exists_X %phi(X, Y)</annotation>
  </semantics>
</math>
</file>

<file path=Object 384/content.xml><?xml version="1.0" encoding="utf-8"?>
<math xmlns="http://www.w3.org/1998/Math/MathML" display="block">
  <semantics>
    <msub>
      <mi>a</mi>
      <mi>Y</mi>
    </msub>
    <annotation encoding="StarMath 5.0">a_Y</annotation>
  </semantics>
</math>
</file>

<file path=Object 385/content.xml><?xml version="1.0" encoding="utf-8"?>
<math xmlns="http://www.w3.org/1998/Math/MathML" display="block">
  <semantics>
    <mi>Y</mi>
    <annotation encoding="StarMath 5.0">Y</annotation>
  </semantics>
</math>
</file>

<file path=Object 386/content.xml><?xml version="1.0" encoding="utf-8"?>
<math xmlns="http://www.w3.org/1998/Math/MathML" display="block">
  <semantics>
    <mrow>
      <msub>
        <mi>a</mi>
        <mi>Y</mi>
      </msub>
      <mo stretchy="false">=</mo>
      <mrow>
        <msub>
          <mo stretchy="false">∧</mo>
          <mi>i</mi>
        </msub>
        <msub>
          <mi>l</mi>
          <mi>i</mi>
        </msub>
      </mrow>
    </mrow>
    <annotation encoding="StarMath 5.0">a_Y = oper %and_i l_i</annotation>
  </semantics>
</math>
</file>

<file path=Object 387/content.xml><?xml version="1.0" encoding="utf-8"?>
<math xmlns="http://www.w3.org/1998/Math/MathML" display="block">
  <semantics>
    <mrow>
      <msub>
        <mi>y</mi>
        <mi>i</mi>
      </msub>
      <mo stretchy="false">∈</mo>
      <mi>Y</mi>
    </mrow>
    <annotation encoding="StarMath 5.0">y_i in Y</annotation>
  </semantics>
</math>
</file>

<file path=Object 388/content.xml><?xml version="1.0" encoding="utf-8"?>
<math xmlns="http://www.w3.org/1998/Math/MathML" display="block">
  <semantics>
    <msub>
      <mi>l</mi>
      <mi>i</mi>
    </msub>
    <annotation encoding="StarMath 5.0">l_i</annotation>
  </semantics>
</math>
</file>

<file path=Object 389/content.xml><?xml version="1.0" encoding="utf-8"?>
<math xmlns="http://www.w3.org/1998/Math/MathML" display="block">
  <semantics>
    <msub>
      <mi>y</mi>
      <mi>i</mi>
    </msub>
    <annotation encoding="StarMath 5.0">y_i</annotation>
  </semantics>
</math>
</file>

<file path=Object 39/content.xml><?xml version="1.0" encoding="utf-8"?>
<math xmlns="http://www.w3.org/1998/Math/MathML" display="block">
  <semantics>
    <mi>μ</mi>
    <annotation encoding="StarMath 5.0">%mu</annotation>
  </semantics>
</math>
</file>

<file path=Object 390/content.xml><?xml version="1.0" encoding="utf-8"?>
<math xmlns="http://www.w3.org/1998/Math/MathML" display="block">
  <semantics>
    <mrow>
      <mo stretchy="false">¬</mo>
      <msub>
        <mi>y</mi>
        <mi>i</mi>
      </msub>
    </mrow>
    <annotation encoding="StarMath 5.0">neg y_i</annotation>
  </semantics>
</math>
</file>

<file path=Object 391/content.xml><?xml version="1.0" encoding="utf-8"?>
<math xmlns="http://www.w3.org/1998/Math/MathML" display="block">
  <semantics>
    <msub>
      <mi>a</mi>
      <mi>Y</mi>
    </msub>
    <annotation encoding="StarMath 5.0">a_Y</annotation>
  </semantics>
</math>
</file>

<file path=Object 392/content.xml><?xml version="1.0" encoding="utf-8"?>
<math xmlns="http://www.w3.org/1998/Math/MathML" display="block">
  <semantics>
    <mi>C</mi>
    <annotation encoding="StarMath 5.0">C</annotation>
  </semantics>
</math>
</file>

<file path=Object 393/content.xml><?xml version="1.0" encoding="utf-8"?>
<math xmlns="http://www.w3.org/1998/Math/MathML" display="block">
  <semantics>
    <mi>ϕ</mi>
    <annotation encoding="StarMath 5.0">%phi</annotation>
  </semantics>
</math>
</file>

<file path=Object 394/content.xml><?xml version="1.0" encoding="utf-8"?>
<math xmlns="http://www.w3.org/1998/Math/MathML" display="block">
  <semantics>
    <msub>
      <mi>C</mi>
      <mi>i</mi>
    </msub>
    <annotation encoding="StarMath 5.0">C_i</annotation>
  </semantics>
</math>
</file>

<file path=Object 395/content.xml><?xml version="1.0" encoding="utf-8"?>
<math xmlns="http://www.w3.org/1998/Math/MathML" display="block">
  <semantics>
    <mi>ϕ</mi>
    <annotation encoding="StarMath 5.0">%phi</annotation>
  </semantics>
</math>
</file>

<file path=Object 396/content.xml><?xml version="1.0" encoding="utf-8"?>
<math xmlns="http://www.w3.org/1998/Math/MathML" display="block">
  <semantics>
    <mrow>
      <mi>ϕ</mi>
      <mo stretchy="false">=</mo>
      <mrow>
        <msub>
          <mo stretchy="false">∧</mo>
          <mi>i</mi>
        </msub>
        <msub>
          <mi>C</mi>
          <mi>i</mi>
        </msub>
      </mrow>
    </mrow>
    <annotation encoding="StarMath 5.0">%phi = oper %and_i C_i</annotation>
  </semantics>
</math>
</file>

<file path=Object 397/content.xml><?xml version="1.0" encoding="utf-8"?>
<math xmlns="http://www.w3.org/1998/Math/MathML" display="block">
  <semantics>
    <mi>i</mi>
    <annotation encoding="StarMath 5.0">i</annotation>
  </semantics>
</math>
</file>

<file path=Object 398/content.xml><?xml version="1.0" encoding="utf-8"?>
<math xmlns="http://www.w3.org/1998/Math/MathML" display="block">
  <semantics>
    <msub>
      <mi>a</mi>
      <mi>Y</mi>
    </msub>
    <annotation encoding="StarMath 5.0">a_Y</annotation>
  </semantics>
</math>
</file>

<file path=Object 39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i>α</mi>
    <annotation encoding="StarMath 5.0">%alpha </annotation>
  </semantics>
</math>
</file>

<file path=Object 40/content.xml><?xml version="1.0" encoding="utf-8"?>
<math xmlns="http://www.w3.org/1998/Math/MathML" display="block">
  <semantics>
    <msub>
      <mi>a</mi>
      <mi>Y</mi>
    </msub>
    <annotation encoding="StarMath 5.0">a_Y</annotation>
  </semantics>
</math>
</file>

<file path=Object 400/content.xml><?xml version="1.0" encoding="utf-8"?>
<math xmlns="http://www.w3.org/1998/Math/MathML" display="block">
  <semantics>
    <mrow>
      <mi>C</mi>
      <mrow>
        <mrow>
          <mo fence="true" form="prefix" stretchy="false">(</mo>
          <mrow>
            <msub>
              <mi>a</mi>
              <mi>Y</mi>
            </msub>
          </mrow>
          <mo fence="true" form="postfix" stretchy="false">)</mo>
        </mrow>
        <mo stretchy="false">=</mo>
        <mrow>
          <mi>C</mi>
          <mo stretchy="false">∖</mo>
          <mi>Y</mi>
        </mrow>
      </mrow>
    </mrow>
    <annotation encoding="StarMath 5.0">C(a_Y) = C setminus Y</annotation>
  </semantics>
</math>
</file>

<file path=Object 401/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02/content.xml><?xml version="1.0" encoding="utf-8"?>
<math xmlns="http://www.w3.org/1998/Math/MathML" display="block">
  <semantics>
    <mrow>
      <mi>C</mi>
      <mo stretchy="false">∖</mo>
      <mi>Y</mi>
    </mrow>
    <annotation encoding="StarMath 5.0">C setminus Y</annotation>
  </semantics>
</math>
</file>

<file path=Object 403/content.xml><?xml version="1.0" encoding="utf-8"?>
<math xmlns="http://www.w3.org/1998/Math/MathML" display="block">
  <semantics>
    <mrow>
      <mi>C</mi>
      <mo stretchy="false">∖</mo>
      <mi>Y</mi>
    </mrow>
    <annotation encoding="StarMath 5.0">C setminus Y</annotation>
  </semantics>
</math>
</file>

<file path=Object 404/content.xml><?xml version="1.0" encoding="utf-8"?>
<math xmlns="http://www.w3.org/1998/Math/MathML" display="block">
  <semantics>
    <mi>C</mi>
    <annotation encoding="StarMath 5.0">C</annotation>
  </semantics>
</math>
</file>

<file path=Object 405/content.xml><?xml version="1.0" encoding="utf-8"?>
<math xmlns="http://www.w3.org/1998/Math/MathML" display="block">
  <semantics>
    <mi>Y</mi>
    <annotation encoding="StarMath 5.0">Y</annotation>
  </semantics>
</math>
</file>

<file path=Object 406/content.xml><?xml version="1.0" encoding="utf-8"?>
<math xmlns="http://www.w3.org/1998/Math/MathML" display="block">
  <semantics>
    <mrow>
      <msub>
        <mo stretchy="false">∀</mo>
        <mi>Y</mi>
      </msub>
      <mi>C</mi>
    </mrow>
    <annotation encoding="StarMath 5.0">forall_Y C</annotation>
  </semantics>
</math>
</file>

<file path=Object 407/content.xml><?xml version="1.0" encoding="utf-8"?>
<math xmlns="http://www.w3.org/1998/Math/MathML" display="block">
  <semantics>
    <msub>
      <mi>a</mi>
      <mi>Y</mi>
    </msub>
    <annotation encoding="StarMath 5.0">a_Y</annotation>
  </semantics>
</math>
</file>

<file path=Object 408/content.xml><?xml version="1.0" encoding="utf-8"?>
<math xmlns="http://www.w3.org/1998/Math/MathML" display="block">
  <semantics>
    <mrow>
      <mi>C</mi>
      <mo stretchy="false">∖</mo>
      <mi>Y</mi>
    </mrow>
    <annotation encoding="StarMath 5.0">C setminus Y</annotation>
  </semantics>
</math>
</file>

<file path=Object 409/content.xml><?xml version="1.0" encoding="utf-8"?>
<math xmlns="http://www.w3.org/1998/Math/MathML" display="block">
  <semantics>
    <msub>
      <mi>m</mi>
      <mi>i</mi>
    </msub>
    <annotation encoding="StarMath 5.0">m_i</annotation>
  </semantics>
</math>
</file>

<file path=Object 41/content.xml><?xml version="1.0" encoding="utf-8"?>
<math xmlns="http://www.w3.org/1998/Math/MathML" display="block">
  <semantics>
    <mi>μ</mi>
    <annotation encoding="StarMath 5.0">%mu</annotation>
  </semantics>
</math>
</file>

<file path=Object 410/content.xml><?xml version="1.0" encoding="utf-8"?>
<math xmlns="http://www.w3.org/1998/Math/MathML" display="block">
  <semantics>
    <mi>X</mi>
    <annotation encoding="StarMath 5.0">X</annotation>
  </semantics>
</math>
</file>

<file path=Object 411/content.xml><?xml version="1.0" encoding="utf-8"?>
<math xmlns="http://www.w3.org/1998/Math/MathML" display="block">
  <semantics>
    <msub>
      <mi>C</mi>
      <mi>i</mi>
    </msub>
    <annotation encoding="StarMath 5.0">C_i</annotation>
  </semantics>
</math>
</file>

<file path=Object 412/content.xml><?xml version="1.0" encoding="utf-8"?>
<math xmlns="http://www.w3.org/1998/Math/MathML" display="block">
  <semantics>
    <mrow>
      <msub>
        <mi>C</mi>
        <mi>i</mi>
      </msub>
      <mo stretchy="false">∖</mo>
      <mi>Y</mi>
    </mrow>
    <annotation encoding="StarMath 5.0">C_i setminus Y</annotation>
  </semantics>
</math>
</file>

<file path=Object 413/content.xml><?xml version="1.0" encoding="utf-8"?>
<math xmlns="http://www.w3.org/1998/Math/MathML" display="block">
  <semantics>
    <mrow>
      <mi>ψ</mi>
      <mrow>
        <mrow>
          <mo fence="true" form="prefix" stretchy="false">(</mo>
          <mrow>
            <mi>X</mi>
          </mrow>
          <mo fence="true" form="postfix" stretchy="false">)</mo>
        </mrow>
        <mo stretchy="false">=</mo>
        <mi>ϕ</mi>
      </mrow>
      <mrow>
        <mrow>
          <mo fence="true" form="prefix" stretchy="false">(</mo>
          <mrow>
            <mrow>
              <mi>X</mi>
              <mi>,</mi>
              <mi>Y</mi>
            </mrow>
          </mrow>
          <mo fence="true" form="postfix" stretchy="false">)</mo>
        </mrow>
        <mo stretchy="false">∖</mo>
        <mi>Y</mi>
      </mrow>
    </mrow>
    <annotation encoding="StarMath 5.0">%psi(X) = %phi(X, Y) setminus Y</annotation>
  </semantics>
</math>
</file>

<file path=Object 414/content.xml><?xml version="1.0" encoding="utf-8"?>
<math xmlns="http://www.w3.org/1998/Math/MathML" display="block">
  <semantics>
    <mi>Y</mi>
    <annotation encoding="StarMath 5.0">Y</annotation>
  </semantics>
</math>
</file>

<file path=Object 415/content.xml><?xml version="1.0" encoding="utf-8"?>
<math xmlns="http://www.w3.org/1998/Math/MathML" display="block">
  <semantics>
    <mi>ϕ</mi>
    <annotation encoding="StarMath 5.0">%phi</annotation>
  </semantics>
</math>
</file>

<file path=Object 416/content.xml><?xml version="1.0" encoding="utf-8"?>
<math xmlns="http://www.w3.org/1998/Math/MathML" display="block">
  <semantics>
    <mrow>
      <mi>ψ</mi>
      <mo stretchy="false">=</mo>
      <mrow>
        <mrow>
          <msub>
            <mo stretchy="false">∧</mo>
            <mi>i</mi>
          </msub>
          <msub>
            <mi>C</mi>
            <mi>i</mi>
          </msub>
        </mrow>
        <mo stretchy="false">∖</mo>
        <mi>Y</mi>
      </mrow>
    </mrow>
    <annotation encoding="StarMath 5.0">%psi = oper %and_i C_i setminus Y</annotation>
  </semantics>
</math>
</file>

<file path=Object 417/content.xml><?xml version="1.0" encoding="utf-8"?>
<math xmlns="http://www.w3.org/1998/Math/MathML" display="block">
  <semantics>
    <mi>μ</mi>
    <annotation encoding="StarMath 5.0">%mu</annotation>
  </semantics>
</math>
</file>

<file path=Object 418/content.xml><?xml version="1.0" encoding="utf-8"?>
<math xmlns="http://www.w3.org/1998/Math/MathML" display="block">
  <semantics>
    <mi>π</mi>
    <annotation encoding="StarMath 5.0">%pi</annotation>
  </semantics>
</math>
</file>

<file path=Object 419/content.xml><?xml version="1.0" encoding="utf-8"?>
<math xmlns="http://www.w3.org/1998/Math/MathML" display="block">
  <semantics>
    <mrow>
      <mi>π</mi>
      <mrow>
        <mrow>
          <mo fence="true" form="prefix" stretchy="false">(</mo>
          <mrow>
            <mrow>
              <mi>C</mi>
              <mi>,</mi>
              <mi>X</mi>
            </mrow>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X) = neg(C setminus X)</annotation>
  </semantics>
</math>
</file>

<file path=Object 42/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20/content.xml><?xml version="1.0" encoding="utf-8"?>
<math xmlns="http://www.w3.org/1998/Math/MathML" display="block">
  <semantics>
    <mi>C</mi>
    <annotation encoding="StarMath 5.0">C</annotation>
  </semantics>
</math>
</file>

<file path=Object 421/content.xml><?xml version="1.0" encoding="utf-8"?>
<math xmlns="http://www.w3.org/1998/Math/MathML" display="block">
  <semantics>
    <mi>C</mi>
    <annotation encoding="StarMath 5.0">C</annotation>
  </semantics>
</math>
</file>

<file path=Object 422/content.xml><?xml version="1.0" encoding="utf-8"?>
<math xmlns="http://www.w3.org/1998/Math/MathML" display="block">
  <semantics>
    <mrow>
      <mrow>
        <msub>
          <mi>a</mi>
          <mi>Y</mi>
        </msub>
        <mo stretchy="false">∧</mo>
        <mi>π</mi>
      </mrow>
      <mrow>
        <mrow>
          <mo fence="true" form="prefix" stretchy="false">(</mo>
          <mrow>
            <mrow>
              <mi>C</mi>
              <mi>,</mi>
              <mi>X</mi>
            </mrow>
          </mrow>
          <mo fence="true" form="postfix" stretchy="false">)</mo>
        </mrow>
        <mo stretchy="false">≠</mo>
        <mi mathvariant="normal">@</mi>
      </mrow>
    </mrow>
    <annotation encoding="StarMath 5.0">a_Y and %pi(C, X) &lt;&gt; %bottom</annotation>
  </semantics>
</math>
</file>

<file path=Object 423/content.xml><?xml version="1.0" encoding="utf-8"?>
<math xmlns="http://www.w3.org/1998/Math/MathML" display="block">
  <semantics>
    <mrow>
      <mi>C</mi>
      <mo stretchy="false">∖</mo>
      <mi>X</mi>
    </mrow>
    <annotation encoding="StarMath 5.0">C setminus X</annotation>
  </semantics>
</math>
</file>

<file path=Object 424/content.xml><?xml version="1.0" encoding="utf-8"?>
<math xmlns="http://www.w3.org/1998/Math/MathML" display="block">
  <semantics>
    <mi mathvariant="normal">⊤</mi>
    <annotation encoding="StarMath 5.0">%top</annotation>
  </semantics>
</math>
</file>

<file path=Object 425/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426/content.xml><?xml version="1.0" encoding="utf-8"?>
<math xmlns="http://www.w3.org/1998/Math/MathML" display="block">
  <semantics>
    <mi>γ</mi>
    <annotation encoding="StarMath 5.0">%gamma</annotation>
  </semantics>
</math>
</file>

<file path=Object 43/content.xml><?xml version="1.0" encoding="utf-8"?>
<math xmlns="http://www.w3.org/1998/Math/MathML" display="block">
  <semantics>
    <mrow>
      <mi>ψ</mi>
      <mrow>
        <mo fence="true" stretchy="false">(</mo>
        <mrow>
          <mi>X</mi>
        </mrow>
        <mo fence="true" stretchy="false">)</mo>
      </mrow>
    </mrow>
    <annotation encoding="StarMath 5.0">%psi(X)</annotation>
  </semantics>
</math>
</file>

<file path=Object 44/content.xml><?xml version="1.0" encoding="utf-8"?>
<math xmlns="http://www.w3.org/1998/Math/MathML" display="block">
  <semantics>
    <mi>ψ</mi>
    <annotation encoding="StarMath 5.0">%psi</annotation>
  </semantics>
</math>
</file>

<file path=Object 45/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6/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7/content.xml><?xml version="1.0" encoding="utf-8"?>
<math xmlns="http://www.w3.org/1998/Math/MathML" display="block">
  <semantics>
    <mrow>
      <mi>ϕ</mi>
      <mrow>
        <mo fence="true" form="prefix" stretchy="false">(</mo>
        <mrow>
          <mrow>
            <mi>X</mi>
            <mi>,</mi>
            <msub>
              <mi>a</mi>
              <mi>Y</mi>
            </msub>
          </mrow>
        </mrow>
        <mo fence="true" form="postfix" stretchy="false">)</mo>
      </mrow>
      <mo stretchy="false">⇒</mo>
      <mi>μ</mi>
    </mrow>
    <annotation encoding="StarMath 5.0">%phi(X, a_Y) drarrow %mu</annotation>
  </semantics>
</math>
</file>

<file path=Object 4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9/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5/content.xml><?xml version="1.0" encoding="utf-8"?>
<math xmlns="http://www.w3.org/1998/Math/MathML" display="block">
  <semantics>
    <mi>X</mi>
    <annotation encoding="StarMath 5.0">X</annotation>
  </semantics>
</math>
</file>

<file path=Object 50/content.xml><?xml version="1.0" encoding="utf-8"?>
<math xmlns="http://www.w3.org/1998/Math/MathML" display="block">
  <semantics>
    <mrow>
      <mi>C</mi>
      <mrow>
        <mrow>
          <mo fence="true" form="prefix" stretchy="false">(</mo>
          <mrow>
            <mrow>
              <mi>X</mi>
              <mi>,</mi>
              <mi>Y</mi>
            </mrow>
          </mrow>
          <mo fence="true" form="postfix" stretchy="false">)</mo>
        </mrow>
        <mo stretchy="false">=</mo>
        <mrow>
          <msub>
            <mi>x</mi>
            <mn>1</mn>
          </msub>
          <mo stretchy="false">∨</mo>
          <msub>
            <mi>x</mi>
            <mn>2</mn>
          </msub>
          <mo stretchy="false">∨</mo>
          <mrow>
            <mo stretchy="false">¬</mo>
            <msub>
              <mi>x</mi>
              <mn>3</mn>
            </msub>
          </mrow>
          <mo stretchy="false">∨</mo>
          <msub>
            <mi>y</mi>
            <mn>1</mn>
          </msub>
          <mo stretchy="false">∨</mo>
          <mrow>
            <mo stretchy="false">¬</mo>
            <msub>
              <mi>y</mi>
              <mn>2</mn>
            </msub>
          </mrow>
        </mrow>
      </mrow>
    </mrow>
    <annotation encoding="StarMath 5.0">C(X, Y) = x_1 or x_2 or neg x_3 or y_1 or neg y_2</annotation>
  </semantics>
</math>
</file>

<file path=Object 51/content.xml><?xml version="1.0" encoding="utf-8"?>
<math xmlns="http://www.w3.org/1998/Math/MathML" display="block">
  <semantics>
    <msub>
      <mi>a</mi>
      <mi>Y</mi>
    </msub>
    <annotation encoding="StarMath 5.0">a_Y</annotation>
  </semantics>
</math>
</file>

<file path=Object 52/content.xml><?xml version="1.0" encoding="utf-8"?>
<math xmlns="http://www.w3.org/1998/Math/MathML" display="block">
  <semantics>
    <mi>C</mi>
    <annotation encoding="StarMath 5.0">C</annotation>
  </semantics>
</math>
</file>

<file path=Object 53/content.xml><?xml version="1.0" encoding="utf-8"?>
<math xmlns="http://www.w3.org/1998/Math/MathML" display="block">
  <semantics>
    <mi>Y</mi>
    <annotation encoding="StarMath 5.0">Y</annotation>
  </semantics>
</math>
</file>

<file path=Object 54/content.xml><?xml version="1.0" encoding="utf-8"?>
<math xmlns="http://www.w3.org/1998/Math/MathML" display="block">
  <semantics>
    <msub>
      <mi>a</mi>
      <mi>Y</mi>
    </msub>
    <annotation encoding="StarMath 5.0">a_Y</annotation>
  </semantics>
</math>
</file>

<file path=Object 55/content.xml><?xml version="1.0" encoding="utf-8"?>
<math xmlns="http://www.w3.org/1998/Math/MathML" display="block">
  <semantics>
    <mrow>
      <msub>
        <mi>y</mi>
        <mn>2</mn>
      </msub>
      <mrow>
        <mrow>
          <mo fence="true" form="prefix" stretchy="false">(</mo>
          <mrow>
            <msub>
              <mi>a</mi>
              <mi>Y</mi>
            </msub>
          </mrow>
          <mo fence="true" form="postfix" stretchy="false">)</mo>
        </mrow>
        <mo stretchy="false">=</mo>
        <mi mathvariant="normal">@</mi>
      </mrow>
    </mrow>
    <annotation encoding="StarMath 5.0">y_2(a_Y) = %bottom</annotation>
  </semantics>
</math>
</file>

<file path=Object 56/content.xml><?xml version="1.0" encoding="utf-8"?>
<math xmlns="http://www.w3.org/1998/Math/MathML" display="block">
  <semantics>
    <mrow>
      <msub>
        <mi>y</mi>
        <mn>1</mn>
      </msub>
      <mrow>
        <mrow>
          <mo fence="true" form="prefix" stretchy="false">(</mo>
          <mrow>
            <msub>
              <mi>a</mi>
              <mi>Y</mi>
            </msub>
          </mrow>
          <mo fence="true" form="postfix" stretchy="false">)</mo>
        </mrow>
        <mo stretchy="false">=</mo>
        <mi mathvariant="normal">⊤</mi>
      </mrow>
    </mrow>
    <annotation encoding="StarMath 5.0">y_1(a_Y) = %top</annotation>
  </semantics>
</math>
</file>

<file path=Object 57/content.xml><?xml version="1.0" encoding="utf-8"?>
<math xmlns="http://www.w3.org/1998/Math/MathML" display="block">
  <semantics>
    <mi>μ</mi>
    <annotation encoding="StarMath 5.0">%mu</annotation>
  </semantics>
</math>
</file>

<file path=Object 5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59/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content.xml><?xml version="1.0" encoding="utf-8"?>
<math xmlns="http://www.w3.org/1998/Math/MathML" display="block">
  <semantics>
    <mi>Y</mi>
    <annotation encoding="StarMath 5.0">Y</annotation>
  </semantics>
</math>
</file>

<file path=Object 60/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61/content.xml><?xml version="1.0" encoding="utf-8"?>
<math xmlns="http://www.w3.org/1998/Math/MathML" display="block">
  <semantics>
    <msub>
      <mi>a</mi>
      <mi>Y</mi>
    </msub>
    <annotation encoding="StarMath 5.0">a_Y</annotation>
  </semantics>
</math>
</file>

<file path=Object 62/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3/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4/content.xml><?xml version="1.0" encoding="utf-8"?>
<math xmlns="http://www.w3.org/1998/Math/MathML" display="block">
  <semantics>
    <mi>μ</mi>
    <annotation encoding="StarMath 5.0">%mu</annotation>
  </semantics>
</math>
</file>

<file path=Object 65/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66/content.xml><?xml version="1.0" encoding="utf-8"?>
<math xmlns="http://www.w3.org/1998/Math/MathML" display="block">
  <semantics>
    <mi>μ</mi>
    <annotation encoding="StarMath 5.0">%mu</annotation>
  </semantics>
</math>
</file>

<file path=Object 67/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8/content.xml><?xml version="1.0" encoding="utf-8"?>
<math xmlns="http://www.w3.org/1998/Math/MathML" display="block">
  <semantics>
    <msub>
      <mi>a</mi>
      <mi>Y</mi>
    </msub>
    <annotation encoding="StarMath 5.0">a_Y</annotation>
  </semantics>
</math>
</file>

<file path=Object 69/content.xml><?xml version="1.0" encoding="utf-8"?>
<math xmlns="http://www.w3.org/1998/Math/MathML" display="block">
  <semantics>
    <mi>μ</mi>
    <annotation encoding="StarMath 5.0">%mu</annotation>
  </semantics>
</math>
</file>

<file path=Object 7/content.xml><?xml version="1.0" encoding="utf-8"?>
<math xmlns="http://www.w3.org/1998/Math/MathML" display="block">
  <semantics>
    <mi>X</mi>
    <annotation encoding="StarMath 5.0">X</annotation>
  </semantics>
</math>
</file>

<file path=Object 70/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71/content.xml><?xml version="1.0" encoding="utf-8"?>
<math xmlns="http://www.w3.org/1998/Math/MathML" display="block">
  <semantics>
    <mrow>
      <mi>C</mi>
      <mrow>
        <mrow>
          <mo fence="true" form="prefix" stretchy="false">(</mo>
          <mrow>
            <mrow>
              <mi>X</mi>
              <mi>,</mi>
              <msub>
                <mi>a</mi>
                <mi>Y</mi>
              </msub>
            </mrow>
          </mrow>
          <mo fence="true" form="postfix" stretchy="false">)</mo>
        </mrow>
        <mo stretchy="false">=</mo>
        <mi mathvariant="normal">⊤</mi>
      </mrow>
    </mrow>
    <annotation encoding="StarMath 5.0">C(X, a_Y) = %top</annotation>
  </semantics>
</math>
</file>

<file path=Object 72/content.xml><?xml version="1.0" encoding="utf-8"?>
<math xmlns="http://www.w3.org/1998/Math/MathML" display="block">
  <semantics>
    <mrow>
      <mi>C</mi>
      <mrow>
        <mrow>
          <mo fence="true" form="prefix" stretchy="false">(</mo>
          <mrow>
            <mrow>
              <mi>X</mi>
              <mi>,</mi>
              <msub>
                <mi>a</mi>
                <mi>Y</mi>
              </msub>
            </mrow>
          </mrow>
          <mo fence="true" form="postfix" stretchy="false">)</mo>
        </mrow>
        <mo stretchy="false">=</mo>
        <mrow>
          <msub>
            <mi>x</mi>
            <mn>1</mn>
          </msub>
          <mo stretchy="false">∨</mo>
          <msub>
            <mi>x</mi>
            <mn>2</mn>
          </msub>
          <mo stretchy="false">∨</mo>
          <mrow>
            <mo stretchy="false">¬</mo>
            <msub>
              <mi>x</mi>
              <mn>3</mn>
            </msub>
          </mrow>
        </mrow>
      </mrow>
    </mrow>
    <annotation encoding="StarMath 5.0">C(X, a_Y) = x_1 or x_2 or neg x_3</annotation>
  </semantics>
</math>
</file>

<file path=Object 73/content.xml><?xml version="1.0" encoding="utf-8"?>
<math xmlns="http://www.w3.org/1998/Math/MathML" display="block">
  <semantics>
    <msub>
      <mi>a</mi>
      <mi>Y</mi>
    </msub>
    <annotation encoding="StarMath 5.0">a_Y</annotation>
  </semantics>
</math>
</file>

<file path=Object 74/content.xml><?xml version="1.0" encoding="utf-8"?>
<math xmlns="http://www.w3.org/1998/Math/MathML" display="block">
  <semantics>
    <mi>Y</mi>
    <annotation encoding="StarMath 5.0">Y</annotation>
  </semantics>
</math>
</file>

<file path=Object 75/content.xml><?xml version="1.0" encoding="utf-8"?>
<math xmlns="http://www.w3.org/1998/Math/MathML" display="block">
  <semantics>
    <mi>C</mi>
    <annotation encoding="StarMath 5.0">C</annotation>
  </semantics>
</math>
</file>

<file path=Object 76/content.xml><?xml version="1.0" encoding="utf-8"?>
<math xmlns="http://www.w3.org/1998/Math/MathML" display="block">
  <semantics>
    <mrow>
      <msub>
        <mi>a</mi>
        <mi>Y</mi>
      </msub>
      <mo stretchy="false">=</mo>
      <mrow>
        <mrow>
          <mo stretchy="false">¬</mo>
          <msub>
            <mi>y</mi>
            <mn>1</mn>
          </msub>
        </mrow>
        <mo stretchy="false">∧</mo>
        <msub>
          <mi>y</mi>
          <mn>2</mn>
        </msub>
      </mrow>
    </mrow>
    <annotation encoding="StarMath 5.0">a_Y = neg y_1 and y_2</annotation>
  </semantics>
</math>
</file>

<file path=Object 77/content.xml><?xml version="1.0" encoding="utf-8"?>
<math xmlns="http://www.w3.org/1998/Math/MathML" display="block">
  <semantics>
    <msub>
      <mi>a</mi>
      <mi>Y</mi>
    </msub>
    <annotation encoding="StarMath 5.0">a_Y</annotation>
  </semantics>
</math>
</file>

<file path=Object 78/content.xml><?xml version="1.0" encoding="utf-8"?>
<math xmlns="http://www.w3.org/1998/Math/MathML" display="block">
  <semantics>
    <mi>Y</mi>
    <annotation encoding="StarMath 5.0">Y</annotation>
  </semantics>
</math>
</file>

<file path=Object 79/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80/content.xml><?xml version="1.0" encoding="utf-8"?>
<math xmlns="http://www.w3.org/1998/Math/MathML" display="block">
  <semantics>
    <msub>
      <mi>a</mi>
      <mi>Y</mi>
    </msub>
    <annotation encoding="StarMath 5.0">a_Y</annotation>
  </semantics>
</math>
</file>

<file path=Object 81/content.xml><?xml version="1.0" encoding="utf-8"?>
<math xmlns="http://www.w3.org/1998/Math/MathML" display="block">
  <semantics>
    <mi>C</mi>
    <annotation encoding="StarMath 5.0">C</annotation>
  </semantics>
</math>
</file>

<file path=Object 82/content.xml><?xml version="1.0" encoding="utf-8"?>
<math xmlns="http://www.w3.org/1998/Math/MathML" display="block">
  <semantics>
    <mi>C</mi>
    <annotation encoding="StarMath 5.0">C</annotation>
  </semantics>
</math>
</file>

<file path=Object 83/content.xml><?xml version="1.0" encoding="utf-8"?>
<math xmlns="http://www.w3.org/1998/Math/MathML" display="block">
  <semantics>
    <msub>
      <mi>a</mi>
      <mi>Y</mi>
    </msub>
    <annotation encoding="StarMath 5.0">a_Y</annotation>
  </semantics>
</math>
</file>

<file path=Object 84/content.xml><?xml version="1.0" encoding="utf-8"?>
<math xmlns="http://www.w3.org/1998/Math/MathML" display="block">
  <semantics>
    <msub>
      <mi>a</mi>
      <mi>Y</mi>
    </msub>
    <annotation encoding="StarMath 5.0">a_Y</annotation>
  </semantics>
</math>
</file>

<file path=Object 85/content.xml><?xml version="1.0" encoding="utf-8"?>
<math xmlns="http://www.w3.org/1998/Math/MathML" display="block">
  <semantics>
    <mi>C</mi>
    <annotation encoding="StarMath 5.0">C</annotation>
  </semantics>
</math>
</file>

<file path=Object 86/content.xml><?xml version="1.0" encoding="utf-8"?>
<math xmlns="http://www.w3.org/1998/Math/MathML" display="block">
  <semantics>
    <mrow>
      <mi>C</mi>
      <mo stretchy="false">∖</mo>
      <mi>Y</mi>
    </mrow>
    <annotation encoding="StarMath 5.0">C setminus Y</annotation>
  </semantics>
</math>
</file>

<file path=Object 87/content.xml><?xml version="1.0" encoding="utf-8"?>
<math xmlns="http://www.w3.org/1998/Math/MathML" display="block">
  <semantics>
    <mi>C</mi>
    <annotation encoding="StarMath 5.0">C</annotation>
  </semantics>
</math>
</file>

<file path=Object 88/content.xml><?xml version="1.0" encoding="utf-8"?>
<math xmlns="http://www.w3.org/1998/Math/MathML" display="block">
  <semantics>
    <mi>C</mi>
    <annotation encoding="StarMath 5.0">C</annotation>
  </semantics>
</math>
</file>

<file path=Object 89/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ϕ</mi>
      <mi>'</mi>
      <mrow>
        <mrow>
          <mo fence="true" form="prefix" stretchy="false">(</mo>
          <mrow>
            <mi>Y</mi>
          </mrow>
          <mo fence="true" form="postfix" stretchy="false">)</mo>
        </mrow>
        <mo stretchy="false">∧</mo>
        <mrow>
          <mo stretchy="false">¬</mo>
          <msub>
            <mo stretchy="false">∃</mo>
            <mi>X</mi>
          </msub>
        </mrow>
      </mrow>
      <mi>ϕ</mi>
      <mrow>
        <mo fence="true" form="prefix" stretchy="false">(</mo>
        <mrow>
          <mrow>
            <mi>X</mi>
            <mi>,</mi>
            <mi>Y</mi>
          </mrow>
        </mrow>
        <mo fence="true" form="postfix" stretchy="false">)</mo>
      </mrow>
    </mrow>
    <annotation encoding="StarMath 5.0">%phi'(Y) and neg exists_X %phi(X, Y)</annotation>
  </semantics>
</math>
</file>

<file path=Object 90/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91/content.xml><?xml version="1.0" encoding="utf-8"?>
<math xmlns="http://www.w3.org/1998/Math/MathML" display="block">
  <semantics>
    <msub>
      <mi>a</mi>
      <mi>Y</mi>
    </msub>
    <annotation encoding="StarMath 5.0">a_Y </annotation>
  </semantics>
</math>
</file>

<file path=Object 92/content.xml><?xml version="1.0" encoding="utf-8"?>
<math xmlns="http://www.w3.org/1998/Math/MathML" display="block">
  <semantics>
    <mi>ϕ</mi>
    <annotation encoding="StarMath 5.0">%phi</annotation>
  </semantics>
</math>
</file>

<file path=Object 93/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94/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95/content.xml><?xml version="1.0" encoding="utf-8"?>
<math xmlns="http://www.w3.org/1998/Math/MathML" display="block">
  <semantics>
    <msub>
      <mi>a</mi>
      <mi>Y</mi>
    </msub>
    <annotation encoding="StarMath 5.0">a_Y</annotation>
  </semantics>
</math>
</file>

<file path=Object 96/content.xml><?xml version="1.0" encoding="utf-8"?>
<math xmlns="http://www.w3.org/1998/Math/MathML" display="block">
  <semantics>
    <mi>X</mi>
    <annotation encoding="StarMath 5.0">X</annotation>
  </semantics>
</math>
</file>

<file path=Object 97/content.xml><?xml version="1.0" encoding="utf-8"?>
<math xmlns="http://www.w3.org/1998/Math/MathML" display="block">
  <semantics>
    <mi>α</mi>
    <annotation encoding="StarMath 5.0">%alpha</annotation>
  </semantics>
</math>
</file>

<file path=Object 98/content.xml><?xml version="1.0" encoding="utf-8"?>
<math xmlns="http://www.w3.org/1998/Math/MathML" display="block">
  <semantics>
    <mi>X</mi>
    <annotation encoding="StarMath 5.0">X</annotation>
  </semantics>
</math>
</file>

<file path=Object 99/content.xml><?xml version="1.0" encoding="utf-8"?>
<math xmlns="http://www.w3.org/1998/Math/MathML" display="block">
  <semantics>
    <mi>ϕ</mi>
    <annotation encoding="StarMath 5.0">%phi</annotation>
  </semantics>
</math>
</file>